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15cm"/>
    </style:style>
    <style:style style:name="co3" style:family="table-column">
      <style:table-column-properties fo:break-before="auto" style:column-width="1.191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0.497cm"/>
    </style:style>
    <style:style style:name="co6" style:family="table-column">
      <style:table-column-properties fo:break-before="auto" style:column-width="0.9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ffcbdf"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ff98f6"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ffa6a6"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ffffa6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b66c"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b3cac7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 style:data-style-name="N2">
      <style:table-cell-properties fo:background-color="#ffcbdf"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 style:data-style-name="N2">
      <style:table-cell-properties fo:background-color="#ff98f6"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 style:data-style-name="N2">
      <style:table-cell-properties fo:background-color="#ffa6a6"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 style:data-style-name="N2">
      <style:table-cell-properties fo:background-color="#ffffa6"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 style:data-style-name="N2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20" style:family="table-cell" style:parent-style-name="Default" style:data-style-name="N2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 style:data-style-name="N2">
      <style:table-cell-properties fo:background-color="#ffb66c"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 style:data-style-name="N2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 style:data-style-name="N2">
      <style:table-cell-properties fo:background-color="#808080"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 style:data-style-name="N2">
      <style:table-cell-properties fo:background-color="#b3cac7" style:text-align-source="fix" style:repeat-content="false" style:vertical-align="middle"/>
      <style:paragraph-properties fo:text-align="center" fo:margin-left="0cm"/>
    </style:style>
    <style:style style:name="ce25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</style:style>
    <style:style style:name="ce26" style:family="table-cell" style:parent-style-name="Default" style:data-style-name="N2">
      <style:table-cell-properties fo:background-color="#dddddd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5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28" style:family="table-cell" style:parent-style-name="Default">
      <style:text-properties style:use-window-font-color="true"/>
    </style:style>
    <style:style style:name="ce29" style:family="table-cell" style:parent-style-name="Default">
      <style:table-cell-properties fo:background-color="#dddddd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1" table:default-cell-style-name="ce1"/>
        <table:table-column table:style-name="co1" table:number-columns-repeated="16360" table:default-cell-style-name="Default"/>
        <table:table-row table:style-name="ro1">
          <table:table-cell table:number-columns-repeated="3"/>
          <table:table-cell table:style-name="ce14" office:value-type="percentage" office:value="1" calcext:value-type="percentage">
            <text:p>100%</text:p>
          </table:table-cell>
          <table:table-cell table:style-name="ce14" office:value-type="percentage" office:value="0.95" calcext:value-type="percentage">
            <text:p>95%</text:p>
          </table:table-cell>
          <table:table-cell table:style-name="ce14" office:value-type="percentage" office:value="0.9" calcext:value-type="percentage">
            <text:p>90%</text:p>
          </table:table-cell>
          <table:table-cell table:style-name="ce14" office:value-type="percentage" office:value="0.85" calcext:value-type="percentage">
            <text:p>85%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14" office:value-type="percentage" office:value="0.45" calcext:value-type="percentage">
            <text:p>45%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14" office:value-type="percentage" office:value="0.35" calcext:value-type="percentage">
            <text:p>35%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14" office:value-type="percentage" office:value="0.25" calcext:value-type="percentage">
            <text:p>25%</text:p>
          </table:table-cell>
          <table:table-cell table:style-name="ce14" office:value-type="percentage" office:value="0.2" calcext:value-type="percentage">
            <text:p>20%</text:p>
          </table:table-cell>
          <table:table-cell table:style-name="ce14" office:value-type="percentage" office:value="0.15" calcext:value-type="percentage">
            <text:p>15%</text:p>
          </table:table-cell>
          <table:table-cell table:style-name="ce14" office:value-type="percentage" office:value="0.1" calcext:value-type="percentage">
            <text:p>10%</text:p>
          </table:table-cell>
          <table:table-cell table:style-name="ce14" office:value-type="percentage" office:value="0.0499999999999999" calcext:value-type="percentage">
            <text:p>5%</text:p>
          </table:table-cell>
          <table:table-cell table:style-name="ce14" office:value-type="percentage" office:value="0" calcext:value-type="percentage">
            <text:p>0%</text:p>
          </table:table-cell>
          <table:table-cell table:number-columns-repeated="16360"/>
        </table:table-row>
        <table:table-row table:style-name="ro1">
          <table:table-cell table:style-name="ce2" office:value-type="string" calcext:value-type="string">
            <text:p>HYPER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urning</text:p>
          </table:table-cell>
          <table:table-cell table:style-name="ce15" table:formula="of:=IF([.D5]=&quot;&quot;;&quot;&quot;;[.D5]+([.D5]-[.D8])*0.75)" office:value-type="float" office:value="1.546875" calcext:value-type="float">
            <text:p>1.55</text:p>
          </table:table-cell>
          <table:table-cell table:style-name="ce15" table:formula="of:=IF([.E5]=&quot;&quot;;&quot;&quot;;[.E5]+([.E5]-[.E8])*0.75)" office:value-type="float" office:value="1.308125" calcext:value-type="float">
            <text:p>1.31</text:p>
          </table:table-cell>
          <table:table-cell table:style-name="ce15" table:formula="of:=IF([.F5]=&quot;&quot;;&quot;&quot;;[.F5]+([.F5]-[.F8])*0.75)" office:value-type="float" office:value="1.03203125" calcext:value-type="float">
            <text:p>1.03</text:p>
          </table:table-cell>
          <table:table-cell table:style-name="ce15" table:formula="of:=IF([.G5]=&quot;&quot;;&quot;&quot;;[.G5]+([.G5]-[.G8])*0.75)" office:value-type="float" office:value="1.04140625" calcext:value-type="float">
            <text:p>1.04</text:p>
          </table:table-cell>
          <table:table-cell table:style-name="ce15" table:formula="of:=IF([.H5]=&quot;&quot;;&quot;&quot;;[.H5]+([.H5]-[.H8])*0.75)">
            <text:p/>
          </table:table-cell>
          <table:table-cell table:style-name="ce15" table:formula="of:=IF([.I5]=&quot;&quot;;&quot;&quot;;[.I5]+([.I5]-[.I8])*0.75)">
            <text:p/>
          </table:table-cell>
          <table:table-cell table:style-name="ce15" table:formula="of:=IF([.J5]=&quot;&quot;;&quot;&quot;;[.J5]+([.J5]-[.J8])*0.75)" office:value-type="float" office:value="1.33359375" calcext:value-type="float">
            <text:p>1.33</text:p>
          </table:table-cell>
          <table:table-cell table:style-name="ce15" table:formula="of:=IF([.K5]=&quot;&quot;;&quot;&quot;;[.K5]+([.K5]-[.K8])*0.75)">
            <text:p/>
          </table:table-cell>
          <table:table-cell table:style-name="ce15" table:formula="of:=IF([.L5]=&quot;&quot;;&quot;&quot;;[.L5]+([.L5]-[.L8])*0.75)" office:value-type="float" office:value="1.3703125" calcext:value-type="float">
            <text:p>1.37</text:p>
          </table:table-cell>
          <table:table-cell table:style-name="ce15" table:formula="of:=IF([.M5]=&quot;&quot;;&quot;&quot;;[.M5]+([.M5]-[.M8])*0.75)">
            <text:p/>
          </table:table-cell>
          <table:table-cell table:style-name="ce15" table:formula="of:=IF([.N5]=&quot;&quot;;&quot;&quot;;[.N5]+([.N5]-[.N8])*0.75)" office:value-type="float" office:value="0.7734375" calcext:value-type="float">
            <text:p>0.77</text:p>
          </table:table-cell>
          <table:table-cell table:style-name="ce15" table:formula="of:=IF([.O5]=&quot;&quot;;&quot;&quot;;[.O5]+([.O5]-[.O8])*0.75)">
            <text:p/>
          </table:table-cell>
          <table:table-cell table:style-name="ce15" table:formula="of:=IF([.P5]=&quot;&quot;;&quot;&quot;;[.P5]+([.P5]-[.P8])*0.75)" office:value-type="float" office:value="0.6734375" calcext:value-type="float">
            <text:p>0.67</text:p>
          </table:table-cell>
          <table:table-cell table:style-name="ce15" table:formula="of:=IF([.Q5]=&quot;&quot;;&quot;&quot;;[.Q5]+([.Q5]-[.Q8])*0.75)">
            <text:p/>
          </table:table-cell>
          <table:table-cell table:style-name="ce15" table:formula="of:=IF([.R5]=&quot;&quot;;&quot;&quot;;[.R5]+([.R5]-[.R8])*0.75)" office:value-type="float" office:value="0.35" calcext:value-type="float">
            <text:p>0.35</text:p>
          </table:table-cell>
          <table:table-cell table:style-name="ce15" table:formula="of:=IF([.S5]=&quot;&quot;;&quot;&quot;;[.S5]+([.S5]-[.S8])*0.75)">
            <text:p/>
          </table:table-cell>
          <table:table-cell table:style-name="ce15" table:formula="of:=IF([.T5]=&quot;&quot;;&quot;&quot;;[.T5]+([.T5]-[.T8])*0.75)">
            <text:p/>
          </table:table-cell>
          <table:table-cell table:style-name="ce15" table:formula="of:=IF([.U5]=&quot;&quot;;&quot;&quot;;[.U5]+([.U5]-[.U8])*0.75)">
            <text:p/>
          </table:table-cell>
          <table:table-cell table:style-name="ce15" table:formula="of:=IF([.V5]=&quot;&quot;;&quot;&quot;;[.V5]+([.V5]-[.V8])*0.75)">
            <text:p/>
          </table:table-cell>
          <table:table-cell table:style-name="ce15" table:formula="of:=IF([.W5]=&quot;&quot;;&quot;&quot;;[.W5]+([.W5]-[.W8])*0.75)">
            <text:p/>
          </table:table-cell>
          <table:table-cell table:style-name="ce15" table:formula="of:=IF([.X5]=&quot;&quot;;&quot;&quot;;[.X5]+([.X5]-[.X8])*0.75)" office:value-type="float" office:value="0.3" calcext:value-type="float">
            <text:p>0.30</text:p>
          </table:table-cell>
          <table:table-cell office:value-type="string" calcext:value-type="string">
            <text:p>A placeholder originally made by kimden from extrapolation of the three main compounds</text:p>
          </table:table-cell>
          <table:table-cell table:number-columns-repeated="16359"/>
        </table:table-row>
        <table:table-row table:style-name="ro1">
          <table:table-cell table:style-name="ce2" office:value-type="string" calcext:value-type="string">
            <text:p>HYPER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action</text:p>
          </table:table-cell>
          <table:table-cell table:style-name="ce15" table:formula="of:=IF([.D6]=&quot;&quot;;&quot;&quot;;[.D6]+([.D6]-[.D9])*0.75)" office:value-type="float" office:value="1.546875" calcext:value-type="float">
            <text:p>1.55</text:p>
          </table:table-cell>
          <table:table-cell table:style-name="ce15" table:formula="of:=IF([.E6]=&quot;&quot;;&quot;&quot;;[.E6]+([.E6]-[.E9])*0.75)" office:value-type="float" office:value="2.3671875" calcext:value-type="float">
            <text:p>2.37</text:p>
          </table:table-cell>
          <table:table-cell table:style-name="ce15" table:formula="of:=IF([.F6]=&quot;&quot;;&quot;&quot;;[.F6]+([.F6]-[.F9])*0.75)" office:value-type="float" office:value="0.95" calcext:value-type="float">
            <text:p>0.95</text:p>
          </table:table-cell>
          <table:table-cell table:style-name="ce15" table:formula="of:=IF([.G6]=&quot;&quot;;&quot;&quot;;[.G6]+([.G6]-[.G9])*0.75)">
            <text:p/>
          </table:table-cell>
          <table:table-cell table:style-name="ce15" table:formula="of:=IF([.H6]=&quot;&quot;;&quot;&quot;;[.H6]+([.H6]-[.H9])*0.75)" office:value-type="float" office:value="0.98671875" calcext:value-type="float">
            <text:p>0.99</text:p>
          </table:table-cell>
          <table:table-cell table:style-name="ce15" table:formula="of:=IF([.I6]=&quot;&quot;;&quot;&quot;;[.I6]+([.I6]-[.I9])*0.75)">
            <text:p/>
          </table:table-cell>
          <table:table-cell table:style-name="ce15" table:formula="of:=IF([.J6]=&quot;&quot;;&quot;&quot;;[.J6]+([.J6]-[.J9])*0.75)" office:value-type="float" office:value="0.93671875" calcext:value-type="float">
            <text:p>0.94</text:p>
          </table:table-cell>
          <table:table-cell table:style-name="ce15" table:formula="of:=IF([.K6]=&quot;&quot;;&quot;&quot;;[.K6]+([.K6]-[.K9])*0.75)">
            <text:p/>
          </table:table-cell>
          <table:table-cell table:style-name="ce15" table:formula="of:=IF([.L6]=&quot;&quot;;&quot;&quot;;[.L6]+([.L6]-[.L9])*0.75)" office:value-type="float" office:value="0.73671875" calcext:value-type="float">
            <text:p>0.74</text:p>
          </table:table-cell>
          <table:table-cell table:style-name="ce15" table:formula="of:=IF([.M6]=&quot;&quot;;&quot;&quot;;[.M6]+([.M6]-[.M9])*0.75)">
            <text:p/>
          </table:table-cell>
          <table:table-cell table:style-name="ce15" table:formula="of:=IF([.N6]=&quot;&quot;;&quot;&quot;;[.N6]+([.N6]-[.N9])*0.75)" office:value-type="float" office:value="0.5" calcext:value-type="float">
            <text:p>0.50</text:p>
          </table:table-cell>
          <table:table-cell table:style-name="ce15" table:formula="of:=IF([.O6]=&quot;&quot;;&quot;&quot;;[.O6]+([.O6]-[.O9])*0.75)">
            <text:p/>
          </table:table-cell>
          <table:table-cell table:style-name="ce15" table:formula="of:=IF([.P6]=&quot;&quot;;&quot;&quot;;[.P6]+([.P6]-[.P9])*0.75)" office:value-type="float" office:value="0.4" calcext:value-type="float">
            <text:p>0.40</text:p>
          </table:table-cell>
          <table:table-cell table:style-name="ce15" table:formula="of:=IF([.Q6]=&quot;&quot;;&quot;&quot;;[.Q6]+([.Q6]-[.Q9])*0.75)">
            <text:p/>
          </table:table-cell>
          <table:table-cell table:style-name="ce15" table:formula="of:=IF([.R6]=&quot;&quot;;&quot;&quot;;[.R6]+([.R6]-[.R9])*0.75)" office:value-type="float" office:value="0.3" calcext:value-type="float">
            <text:p>0.30</text:p>
          </table:table-cell>
          <table:table-cell table:style-name="ce15" table:formula="of:=IF([.S6]=&quot;&quot;;&quot;&quot;;[.S6]+([.S6]-[.S9])*0.75)">
            <text:p/>
          </table:table-cell>
          <table:table-cell table:style-name="ce15" table:formula="of:=IF([.T6]=&quot;&quot;;&quot;&quot;;[.T6]+([.T6]-[.T9])*0.75)">
            <text:p/>
          </table:table-cell>
          <table:table-cell table:style-name="ce15" table:formula="of:=IF([.U6]=&quot;&quot;;&quot;&quot;;[.U6]+([.U6]-[.U9])*0.75)">
            <text:p/>
          </table:table-cell>
          <table:table-cell table:style-name="ce15" table:formula="of:=IF([.V6]=&quot;&quot;;&quot;&quot;;[.V6]+([.V6]-[.V9])*0.75)">
            <text:p/>
          </table:table-cell>
          <table:table-cell table:style-name="ce15" table:formula="of:=IF([.W6]=&quot;&quot;;&quot;&quot;;[.W6]+([.W6]-[.W9])*0.75)">
            <text:p/>
          </table:table-cell>
          <table:table-cell table:style-name="ce15" table:formula="of:=IF([.X6]=&quot;&quot;;&quot;&quot;;[.X6]+([.X6]-[.X9])*0.75)" office:value-type="float" office:value="0.2" calcext:value-type="float">
            <text:p>0.20</text:p>
          </table:table-cell>
          <table:table-cell table:number-columns-repeated="16360"/>
        </table:table-row>
        <table:table-row table:style-name="ro1">
          <table:table-cell table:style-name="ce2" office:value-type="string" calcext:value-type="string">
            <text:p>HYPER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opspeed</text:p>
          </table:table-cell>
          <table:table-cell table:style-name="ce15" table:formula="of:=IF([.D7]=&quot;&quot;;&quot;&quot;;[.D7]+([.D7]-[.D10])*0.75)" office:value-type="float" office:value="1.546875" calcext:value-type="float">
            <text:p>1.55</text:p>
          </table:table-cell>
          <table:table-cell table:style-name="ce15" table:formula="of:=IF([.E7]=&quot;&quot;;&quot;&quot;;[.E7]+([.E7]-[.E10])*0.75)">
            <text:p/>
          </table:table-cell>
          <table:table-cell table:style-name="ce15" table:formula="of:=IF([.F7]=&quot;&quot;;&quot;&quot;;[.F7]+([.F7]-[.F10])*0.75)" office:value-type="float" office:value="1.31015625" calcext:value-type="float">
            <text:p>1.31</text:p>
          </table:table-cell>
          <table:table-cell table:style-name="ce15" table:formula="of:=IF([.G7]=&quot;&quot;;&quot;&quot;;[.G7]+([.G7]-[.G10])*0.75)">
            <text:p/>
          </table:table-cell>
          <table:table-cell table:style-name="ce15" table:formula="of:=IF([.H7]=&quot;&quot;;&quot;&quot;;[.H7]+([.H7]-[.H10])*0.75)" office:value-type="float" office:value="0.9046875" calcext:value-type="float">
            <text:p>0.90</text:p>
          </table:table-cell>
          <table:table-cell table:style-name="ce15" table:formula="of:=IF([.I7]=&quot;&quot;;&quot;&quot;;[.I7]+([.I7]-[.I10])*0.75)">
            <text:p/>
          </table:table-cell>
          <table:table-cell table:style-name="ce15" table:formula="of:=IF([.J7]=&quot;&quot;;&quot;&quot;;[.J7]+([.J7]-[.J10])*0.75)">
            <text:p/>
          </table:table-cell>
          <table:table-cell table:style-name="ce15" table:formula="of:=IF([.K7]=&quot;&quot;;&quot;&quot;;[.K7]+([.K7]-[.K10])*0.75)">
            <text:p/>
          </table:table-cell>
          <table:table-cell table:style-name="ce15" table:formula="of:=IF([.L7]=&quot;&quot;;&quot;&quot;;[.L7]+([.L7]-[.L10])*0.75)" office:value-type="float" office:value="0.83671875" calcext:value-type="float">
            <text:p>0.84</text:p>
          </table:table-cell>
          <table:table-cell table:style-name="ce15" table:formula="of:=IF([.M7]=&quot;&quot;;&quot;&quot;;[.M7]+([.M7]-[.M10])*0.75)">
            <text:p/>
          </table:table-cell>
          <table:table-cell table:style-name="ce15" table:formula="of:=IF([.N7]=&quot;&quot;;&quot;&quot;;[.N7]+([.N7]-[.N10])*0.75)" office:value-type="float" office:value="0.36328125" calcext:value-type="float">
            <text:p>0.36</text:p>
          </table:table-cell>
          <table:table-cell table:style-name="ce15" table:formula="of:=IF([.O7]=&quot;&quot;;&quot;&quot;;[.O7]+([.O7]-[.O10])*0.75)">
            <text:p/>
          </table:table-cell>
          <table:table-cell table:style-name="ce15" table:formula="of:=IF([.P7]=&quot;&quot;;&quot;&quot;;[.P7]+([.P7]-[.P10])*0.75)">
            <text:p/>
          </table:table-cell>
          <table:table-cell table:style-name="ce15" table:formula="of:=IF([.Q7]=&quot;&quot;;&quot;&quot;;[.Q7]+([.Q7]-[.Q10])*0.75)">
            <text:p/>
          </table:table-cell>
          <table:table-cell table:style-name="ce15" table:formula="of:=IF([.R7]=&quot;&quot;;&quot;&quot;;[.R7]+([.R7]-[.R10])*0.75)">
            <text:p/>
          </table:table-cell>
          <table:table-cell table:style-name="ce15" table:formula="of:=IF([.S7]=&quot;&quot;;&quot;&quot;;[.S7]+([.S7]-[.S10])*0.75)">
            <text:p/>
          </table:table-cell>
          <table:table-cell table:style-name="ce15" table:formula="of:=IF([.T7]=&quot;&quot;;&quot;&quot;;[.T7]+([.T7]-[.T10])*0.75)">
            <text:p/>
          </table:table-cell>
          <table:table-cell table:style-name="ce15" table:formula="of:=IF([.U7]=&quot;&quot;;&quot;&quot;;[.U7]+([.U7]-[.U10])*0.75)">
            <text:p/>
          </table:table-cell>
          <table:table-cell table:style-name="ce15" table:formula="of:=IF([.V7]=&quot;&quot;;&quot;&quot;;[.V7]+([.V7]-[.V10])*0.75)">
            <text:p/>
          </table:table-cell>
          <table:table-cell table:style-name="ce15" table:formula="of:=IF([.W7]=&quot;&quot;;&quot;&quot;;[.W7]+([.W7]-[.W10])*0.75)">
            <text:p/>
          </table:table-cell>
          <table:table-cell table:style-name="ce15" table:formula="of:=IF([.X7]=&quot;&quot;;&quot;&quot;;[.X7]+([.X7]-[.X10])*0.75)" office:value-type="float" office:value="0.2265625" calcext:value-type="float">
            <text:p>0.23</text:p>
          </table:table-cell>
          <table:table-cell table:number-columns-repeated="16360"/>
        </table:table-row>
        <table:table-row table:style-name="ro1">
          <table:table-cell table:style-name="ce3" office:value-type="string" calcext:value-type="string">
            <text:p>ULTRA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turning</text:p>
          </table:table-cell>
          <table:table-cell table:style-name="ce16" table:formula="of:=IF([.D8]=&quot;&quot;;&quot;&quot;;[.D8]+([.D8]-[.D11])*0.75)" office:value-type="float" office:value="1.4625" calcext:value-type="float">
            <text:p>1.46</text:p>
          </table:table-cell>
          <table:table-cell table:style-name="ce16" table:formula="of:=IF([.E8]=&quot;&quot;;&quot;&quot;;[.E8]+([.E8]-[.E11])*0.75)" office:value-type="float" office:value="1.2575" calcext:value-type="float">
            <text:p>1.26</text:p>
          </table:table-cell>
          <table:table-cell table:style-name="ce16" table:formula="of:=IF([.F8]=&quot;&quot;;&quot;&quot;;[.F8]+([.F8]-[.F11])*0.75)" office:value-type="float" office:value="1.019375" calcext:value-type="float">
            <text:p>1.02</text:p>
          </table:table-cell>
          <table:table-cell table:style-name="ce16" table:formula="of:=IF([.G8]=&quot;&quot;;&quot;&quot;;[.G8]+([.G8]-[.G11])*0.75)" office:value-type="float" office:value="1.011875" calcext:value-type="float">
            <text:p>1.01</text:p>
          </table:table-cell>
          <table:table-cell table:style-name="ce16" table:formula="of:=IF([.H8]=&quot;&quot;;&quot;&quot;;[.H8]+([.H8]-[.H11])*0.75)">
            <text:p/>
          </table:table-cell>
          <table:table-cell table:style-name="ce16" table:formula="of:=IF([.I8]=&quot;&quot;;&quot;&quot;;[.I8]+([.I8]-[.I11])*0.75)">
            <text:p/>
          </table:table-cell>
          <table:table-cell table:style-name="ce16" table:formula="of:=IF([.J8]=&quot;&quot;;&quot;&quot;;[.J8]+([.J8]-[.J11])*0.75)" office:value-type="float" office:value="1.228125" calcext:value-type="float">
            <text:p>1.23</text:p>
          </table:table-cell>
          <table:table-cell table:style-name="ce16" table:formula="of:=IF([.K8]=&quot;&quot;;&quot;&quot;;[.K8]+([.K8]-[.K11])*0.75)">
            <text:p/>
          </table:table-cell>
          <table:table-cell table:style-name="ce16" table:formula="of:=IF([.L8]=&quot;&quot;;&quot;&quot;;[.L8]+([.L8]-[.L11])*0.75)" office:value-type="float" office:value="1.24375" calcext:value-type="float">
            <text:p>1.24</text:p>
          </table:table-cell>
          <table:table-cell table:style-name="ce16" table:formula="of:=IF([.M8]=&quot;&quot;;&quot;&quot;;[.M8]+([.M8]-[.M11])*0.75)">
            <text:p/>
          </table:table-cell>
          <table:table-cell table:style-name="ce16" table:formula="of:=IF([.N8]=&quot;&quot;;&quot;&quot;;[.N8]+([.N8]-[.N11])*0.75)" office:value-type="float" office:value="0.73125" calcext:value-type="float">
            <text:p>0.73</text:p>
          </table:table-cell>
          <table:table-cell table:style-name="ce16" table:formula="of:=IF([.O8]=&quot;&quot;;&quot;&quot;;[.O8]+([.O8]-[.O11])*0.75)">
            <text:p/>
          </table:table-cell>
          <table:table-cell table:style-name="ce16" table:formula="of:=IF([.P8]=&quot;&quot;;&quot;&quot;;[.P8]+([.P8]-[.P11])*0.75)" office:value-type="float" office:value="0.63125" calcext:value-type="float">
            <text:p>0.63</text:p>
          </table:table-cell>
          <table:table-cell table:style-name="ce16" table:formula="of:=IF([.Q8]=&quot;&quot;;&quot;&quot;;[.Q8]+([.Q8]-[.Q11])*0.75)">
            <text:p/>
          </table:table-cell>
          <table:table-cell table:style-name="ce16" table:formula="of:=IF([.R8]=&quot;&quot;;&quot;&quot;;[.R8]+([.R8]-[.R11])*0.75)" office:value-type="float" office:value="0.35" calcext:value-type="float">
            <text:p>0.35</text:p>
          </table:table-cell>
          <table:table-cell table:style-name="ce16" table:formula="of:=IF([.S8]=&quot;&quot;;&quot;&quot;;[.S8]+([.S8]-[.S11])*0.75)">
            <text:p/>
          </table:table-cell>
          <table:table-cell table:style-name="ce16" table:formula="of:=IF([.T8]=&quot;&quot;;&quot;&quot;;[.T8]+([.T8]-[.T11])*0.75)">
            <text:p/>
          </table:table-cell>
          <table:table-cell table:style-name="ce16" table:formula="of:=IF([.U8]=&quot;&quot;;&quot;&quot;;[.U8]+([.U8]-[.U11])*0.75)">
            <text:p/>
          </table:table-cell>
          <table:table-cell table:style-name="ce16" table:formula="of:=IF([.V8]=&quot;&quot;;&quot;&quot;;[.V8]+([.V8]-[.V11])*0.75)">
            <text:p/>
          </table:table-cell>
          <table:table-cell table:style-name="ce16" table:formula="of:=IF([.W8]=&quot;&quot;;&quot;&quot;;[.W8]+([.W8]-[.W11])*0.75)">
            <text:p/>
          </table:table-cell>
          <table:table-cell table:style-name="ce16" table:formula="of:=IF([.X8]=&quot;&quot;;&quot;&quot;;[.X8]+([.X8]-[.X11])*0.75)" office:value-type="float" office:value="0.3" calcext:value-type="float">
            <text:p>0.30</text:p>
          </table:table-cell>
          <table:table-cell office:value-type="string" calcext:value-type="string">
            <text:p>A placeholder originally made by kimden from extrapolation of the three main compounds</text:p>
          </table:table-cell>
          <table:table-cell table:number-columns-repeated="16359"/>
        </table:table-row>
        <table:table-row table:style-name="ro1">
          <table:table-cell table:style-name="ce3" office:value-type="string" calcext:value-type="string">
            <text:p>ULTRA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traction</text:p>
          </table:table-cell>
          <table:table-cell table:style-name="ce16" table:formula="of:=IF([.D9]=&quot;&quot;;&quot;&quot;;[.D9]+([.D9]-[.D12])*0.75)" office:value-type="float" office:value="1.4625" calcext:value-type="float">
            <text:p>1.46</text:p>
          </table:table-cell>
          <table:table-cell table:style-name="ce16" table:formula="of:=IF([.E9]=&quot;&quot;;&quot;&quot;;[.E9]+([.E9]-[.E12])*0.75)" office:value-type="float" office:value="2.15625" calcext:value-type="float">
            <text:p>2.16</text:p>
          </table:table-cell>
          <table:table-cell table:style-name="ce16" table:formula="of:=IF([.F9]=&quot;&quot;;&quot;&quot;;[.F9]+([.F9]-[.F12])*0.75)" office:value-type="float" office:value="0.95" calcext:value-type="float">
            <text:p>0.95</text:p>
          </table:table-cell>
          <table:table-cell table:style-name="ce16" table:formula="of:=IF([.G9]=&quot;&quot;;&quot;&quot;;[.G9]+([.G9]-[.G12])*0.75)">
            <text:p/>
          </table:table-cell>
          <table:table-cell table:style-name="ce16" table:formula="of:=IF([.H9]=&quot;&quot;;&quot;&quot;;[.H9]+([.H9]-[.H12])*0.75)" office:value-type="float" office:value="0.965625" calcext:value-type="float">
            <text:p>0.97</text:p>
          </table:table-cell>
          <table:table-cell table:style-name="ce16" table:formula="of:=IF([.I9]=&quot;&quot;;&quot;&quot;;[.I9]+([.I9]-[.I12])*0.75)">
            <text:p/>
          </table:table-cell>
          <table:table-cell table:style-name="ce16" table:formula="of:=IF([.J9]=&quot;&quot;;&quot;&quot;;[.J9]+([.J9]-[.J12])*0.75)" office:value-type="float" office:value="0.915625" calcext:value-type="float">
            <text:p>0.92</text:p>
          </table:table-cell>
          <table:table-cell table:style-name="ce16" table:formula="of:=IF([.K9]=&quot;&quot;;&quot;&quot;;[.K9]+([.K9]-[.K12])*0.75)">
            <text:p/>
          </table:table-cell>
          <table:table-cell table:style-name="ce16" table:formula="of:=IF([.L9]=&quot;&quot;;&quot;&quot;;[.L9]+([.L9]-[.L12])*0.75)" office:value-type="float" office:value="0.715625" calcext:value-type="float">
            <text:p>0.72</text:p>
          </table:table-cell>
          <table:table-cell table:style-name="ce16" table:formula="of:=IF([.M9]=&quot;&quot;;&quot;&quot;;[.M9]+([.M9]-[.M12])*0.75)">
            <text:p/>
          </table:table-cell>
          <table:table-cell table:style-name="ce16" table:formula="of:=IF([.N9]=&quot;&quot;;&quot;&quot;;[.N9]+([.N9]-[.N12])*0.75)" office:value-type="float" office:value="0.5" calcext:value-type="float">
            <text:p>0.50</text:p>
          </table:table-cell>
          <table:table-cell table:style-name="ce16" table:formula="of:=IF([.O9]=&quot;&quot;;&quot;&quot;;[.O9]+([.O9]-[.O12])*0.75)">
            <text:p/>
          </table:table-cell>
          <table:table-cell table:style-name="ce16" table:formula="of:=IF([.P9]=&quot;&quot;;&quot;&quot;;[.P9]+([.P9]-[.P12])*0.75)" office:value-type="float" office:value="0.4" calcext:value-type="float">
            <text:p>0.40</text:p>
          </table:table-cell>
          <table:table-cell table:style-name="ce16" table:formula="of:=IF([.Q9]=&quot;&quot;;&quot;&quot;;[.Q9]+([.Q9]-[.Q12])*0.75)">
            <text:p/>
          </table:table-cell>
          <table:table-cell table:style-name="ce16" table:formula="of:=IF([.R9]=&quot;&quot;;&quot;&quot;;[.R9]+([.R9]-[.R12])*0.75)" office:value-type="float" office:value="0.3" calcext:value-type="float">
            <text:p>0.30</text:p>
          </table:table-cell>
          <table:table-cell table:style-name="ce16" table:formula="of:=IF([.S9]=&quot;&quot;;&quot;&quot;;[.S9]+([.S9]-[.S12])*0.75)">
            <text:p/>
          </table:table-cell>
          <table:table-cell table:style-name="ce16" table:formula="of:=IF([.T9]=&quot;&quot;;&quot;&quot;;[.T9]+([.T9]-[.T12])*0.75)">
            <text:p/>
          </table:table-cell>
          <table:table-cell table:style-name="ce16" table:formula="of:=IF([.U9]=&quot;&quot;;&quot;&quot;;[.U9]+([.U9]-[.U12])*0.75)">
            <text:p/>
          </table:table-cell>
          <table:table-cell table:style-name="ce16" table:formula="of:=IF([.V9]=&quot;&quot;;&quot;&quot;;[.V9]+([.V9]-[.V12])*0.75)">
            <text:p/>
          </table:table-cell>
          <table:table-cell table:style-name="ce16" table:formula="of:=IF([.W9]=&quot;&quot;;&quot;&quot;;[.W9]+([.W9]-[.W12])*0.75)">
            <text:p/>
          </table:table-cell>
          <table:table-cell table:style-name="ce16" table:formula="of:=IF([.X9]=&quot;&quot;;&quot;&quot;;[.X9]+([.X9]-[.X12])*0.75)" office:value-type="float" office:value="0.2" calcext:value-type="float">
            <text:p>0.20</text:p>
          </table:table-cell>
          <table:table-cell table:number-columns-repeated="16360"/>
        </table:table-row>
        <table:table-row table:style-name="ro1">
          <table:table-cell table:style-name="ce3" office:value-type="string" calcext:value-type="string">
            <text:p>ULTRA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topspeed</text:p>
          </table:table-cell>
          <table:table-cell table:style-name="ce16" table:formula="of:=IF([.D10]=&quot;&quot;;&quot;&quot;;[.D10]+([.D10]-[.D13])*0.75)" office:value-type="float" office:value="1.4625" calcext:value-type="float">
            <text:p>1.46</text:p>
          </table:table-cell>
          <table:table-cell table:style-name="ce16" table:formula="of:=IF([.E10]=&quot;&quot;;&quot;&quot;;[.E10]+([.E10]-[.E13])*0.75)">
            <text:p/>
          </table:table-cell>
          <table:table-cell table:style-name="ce16" table:formula="of:=IF([.F10]=&quot;&quot;;&quot;&quot;;[.F10]+([.F10]-[.F13])*0.75)" office:value-type="float" office:value="1.246875" calcext:value-type="float">
            <text:p>1.25</text:p>
          </table:table-cell>
          <table:table-cell table:style-name="ce16" table:formula="of:=IF([.G10]=&quot;&quot;;&quot;&quot;;[.G10]+([.G10]-[.G13])*0.75)">
            <text:p/>
          </table:table-cell>
          <table:table-cell table:style-name="ce16" table:formula="of:=IF([.H10]=&quot;&quot;;&quot;&quot;;[.H10]+([.H10]-[.H13])*0.75)" office:value-type="float" office:value="0.89625" calcext:value-type="float">
            <text:p>0.90</text:p>
          </table:table-cell>
          <table:table-cell table:style-name="ce16" table:formula="of:=IF([.I10]=&quot;&quot;;&quot;&quot;;[.I10]+([.I10]-[.I13])*0.75)">
            <text:p/>
          </table:table-cell>
          <table:table-cell table:style-name="ce16" table:formula="of:=IF([.J10]=&quot;&quot;;&quot;&quot;;[.J10]+([.J10]-[.J13])*0.75)">
            <text:p/>
          </table:table-cell>
          <table:table-cell table:style-name="ce16" table:formula="of:=IF([.K10]=&quot;&quot;;&quot;&quot;;[.K10]+([.K10]-[.K13])*0.75)">
            <text:p/>
          </table:table-cell>
          <table:table-cell table:style-name="ce16" table:formula="of:=IF([.L10]=&quot;&quot;;&quot;&quot;;[.L10]+([.L10]-[.L13])*0.75)" office:value-type="float" office:value="0.815625" calcext:value-type="float">
            <text:p>0.82</text:p>
          </table:table-cell>
          <table:table-cell table:style-name="ce16" table:formula="of:=IF([.M10]=&quot;&quot;;&quot;&quot;;[.M10]+([.M10]-[.M13])*0.75)">
            <text:p/>
          </table:table-cell>
          <table:table-cell table:style-name="ce16" table:formula="of:=IF([.N10]=&quot;&quot;;&quot;&quot;;[.N10]+([.N10]-[.N13])*0.75)" office:value-type="float" office:value="0.384375" calcext:value-type="float">
            <text:p>0.38</text:p>
          </table:table-cell>
          <table:table-cell table:style-name="ce16" table:formula="of:=IF([.O10]=&quot;&quot;;&quot;&quot;;[.O10]+([.O10]-[.O13])*0.75)">
            <text:p/>
          </table:table-cell>
          <table:table-cell table:style-name="ce16" table:formula="of:=IF([.P10]=&quot;&quot;;&quot;&quot;;[.P10]+([.P10]-[.P13])*0.75)">
            <text:p/>
          </table:table-cell>
          <table:table-cell table:style-name="ce16" table:formula="of:=IF([.Q10]=&quot;&quot;;&quot;&quot;;[.Q10]+([.Q10]-[.Q13])*0.75)">
            <text:p/>
          </table:table-cell>
          <table:table-cell table:style-name="ce16" table:formula="of:=IF([.R10]=&quot;&quot;;&quot;&quot;;[.R10]+([.R10]-[.R13])*0.75)">
            <text:p/>
          </table:table-cell>
          <table:table-cell table:style-name="ce16" table:formula="of:=IF([.S10]=&quot;&quot;;&quot;&quot;;[.S10]+([.S10]-[.S13])*0.75)">
            <text:p/>
          </table:table-cell>
          <table:table-cell table:style-name="ce16" table:formula="of:=IF([.T10]=&quot;&quot;;&quot;&quot;;[.T10]+([.T10]-[.T13])*0.75)">
            <text:p/>
          </table:table-cell>
          <table:table-cell table:style-name="ce16" table:formula="of:=IF([.U10]=&quot;&quot;;&quot;&quot;;[.U10]+([.U10]-[.U13])*0.75)">
            <text:p/>
          </table:table-cell>
          <table:table-cell table:style-name="ce16" table:formula="of:=IF([.V10]=&quot;&quot;;&quot;&quot;;[.V10]+([.V10]-[.V13])*0.75)">
            <text:p/>
          </table:table-cell>
          <table:table-cell table:style-name="ce16" table:formula="of:=IF([.W10]=&quot;&quot;;&quot;&quot;;[.W10]+([.W10]-[.W13])*0.75)">
            <text:p/>
          </table:table-cell>
          <table:table-cell table:style-name="ce16" table:formula="of:=IF([.X10]=&quot;&quot;;&quot;&quot;;[.X10]+([.X10]-[.X13])*0.75)" office:value-type="float" office:value="0.26875" calcext:value-type="float">
            <text:p>0.27</text:p>
          </table:table-cell>
          <table:table-cell table:number-columns-repeated="16360"/>
        </table:table-row>
        <table:table-row table:style-name="ro1">
          <table:table-cell table:style-name="ce4" office:value-type="string" calcext:value-type="string">
            <text:p>SUSOF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turning</text:p>
          </table:table-cell>
          <table:table-cell table:style-name="ce17" table:formula="of:=IF([.D11]=&quot;&quot;;&quot;&quot;;[.D11]+([.D11]-[.D14])*0.75)" office:value-type="float" office:value="1.35" calcext:value-type="float">
            <text:p>1.35</text:p>
          </table:table-cell>
          <table:table-cell table:style-name="ce17" table:formula="of:=IF([.E11]=&quot;&quot;;&quot;&quot;;[.E11]+([.E11]-[.E14])*0.75)" office:value-type="float" office:value="1.19" calcext:value-type="float">
            <text:p>1.19</text:p>
          </table:table-cell>
          <table:table-cell table:style-name="ce17" table:formula="of:=IF([.F11]=&quot;&quot;;&quot;&quot;;[.F11]+([.F11]-[.F14])*0.75)" office:value-type="float" office:value="1.0025" calcext:value-type="float">
            <text:p>1.00</text:p>
          </table:table-cell>
          <table:table-cell table:style-name="ce17" table:formula="of:=IF([.G11]=&quot;&quot;;&quot;&quot;;[.G11]+([.G11]-[.G14])*0.75)" office:value-type="float" office:value="0.9725" calcext:value-type="float">
            <text:p>0.97</text:p>
          </table:table-cell>
          <table:table-cell table:style-name="ce17" table:formula="of:=IF([.H11]=&quot;&quot;;&quot;&quot;;[.H11]+([.H11]-[.H14])*0.75)">
            <text:p/>
          </table:table-cell>
          <table:table-cell table:style-name="ce17" table:formula="of:=IF([.I11]=&quot;&quot;;&quot;&quot;;[.I11]+([.I11]-[.I14])*0.75)">
            <text:p/>
          </table:table-cell>
          <table:table-cell table:style-name="ce17" table:formula="of:=IF([.J11]=&quot;&quot;;&quot;&quot;;[.J11]+([.J11]-[.J14])*0.75)" office:value-type="float" office:value="1.0875" calcext:value-type="float">
            <text:p>1.09</text:p>
          </table:table-cell>
          <table:table-cell table:style-name="ce17" table:formula="of:=IF([.K11]=&quot;&quot;;&quot;&quot;;[.K11]+([.K11]-[.K14])*0.75)">
            <text:p/>
          </table:table-cell>
          <table:table-cell table:style-name="ce17" table:formula="of:=IF([.L11]=&quot;&quot;;&quot;&quot;;[.L11]+([.L11]-[.L14])*0.75)" office:value-type="float" office:value="1.075" calcext:value-type="float">
            <text:p>1.08</text:p>
          </table:table-cell>
          <table:table-cell table:style-name="ce17" table:formula="of:=IF([.M11]=&quot;&quot;;&quot;&quot;;[.M11]+([.M11]-[.M14])*0.75)">
            <text:p/>
          </table:table-cell>
          <table:table-cell table:style-name="ce17" table:formula="of:=IF([.N11]=&quot;&quot;;&quot;&quot;;[.N11]+([.N11]-[.N14])*0.75)" office:value-type="float" office:value="0.675" calcext:value-type="float">
            <text:p>0.67</text:p>
          </table:table-cell>
          <table:table-cell table:style-name="ce17" table:formula="of:=IF([.O11]=&quot;&quot;;&quot;&quot;;[.O11]+([.O11]-[.O14])*0.75)">
            <text:p/>
          </table:table-cell>
          <table:table-cell table:style-name="ce17" table:formula="of:=IF([.P11]=&quot;&quot;;&quot;&quot;;[.P11]+([.P11]-[.P14])*0.75)" office:value-type="float" office:value="0.575" calcext:value-type="float">
            <text:p>0.58</text:p>
          </table:table-cell>
          <table:table-cell table:style-name="ce17" table:formula="of:=IF([.Q11]=&quot;&quot;;&quot;&quot;;[.Q11]+([.Q11]-[.Q14])*0.75)">
            <text:p/>
          </table:table-cell>
          <table:table-cell table:style-name="ce17" table:formula="of:=IF([.R11]=&quot;&quot;;&quot;&quot;;[.R11]+([.R11]-[.R14])*0.75)" office:value-type="float" office:value="0.35" calcext:value-type="float">
            <text:p>0.35</text:p>
          </table:table-cell>
          <table:table-cell table:style-name="ce17" table:formula="of:=IF([.S11]=&quot;&quot;;&quot;&quot;;[.S11]+([.S11]-[.S14])*0.75)">
            <text:p/>
          </table:table-cell>
          <table:table-cell table:style-name="ce17" table:formula="of:=IF([.T11]=&quot;&quot;;&quot;&quot;;[.T11]+([.T11]-[.T14])*0.75)">
            <text:p/>
          </table:table-cell>
          <table:table-cell table:style-name="ce17" table:formula="of:=IF([.U11]=&quot;&quot;;&quot;&quot;;[.U11]+([.U11]-[.U14])*0.75)">
            <text:p/>
          </table:table-cell>
          <table:table-cell table:style-name="ce17" table:formula="of:=IF([.V11]=&quot;&quot;;&quot;&quot;;[.V11]+([.V11]-[.V14])*0.75)">
            <text:p/>
          </table:table-cell>
          <table:table-cell table:style-name="ce17" table:formula="of:=IF([.W11]=&quot;&quot;;&quot;&quot;;[.W11]+([.W11]-[.W14])*0.75)">
            <text:p/>
          </table:table-cell>
          <table:table-cell table:style-name="ce17" table:formula="of:=IF([.X11]=&quot;&quot;;&quot;&quot;;[.X11]+([.X11]-[.X14])*0.75)" office:value-type="float" office:value="0.3" calcext:value-type="float">
            <text:p>0.30</text:p>
          </table:table-cell>
          <table:table-cell office:value-type="string" calcext:value-type="string">
            <text:p>A placeholder originally made by kimden from extrapolation of the three main compounds</text:p>
          </table:table-cell>
          <table:table-cell table:number-columns-repeated="16359"/>
        </table:table-row>
        <table:table-row table:style-name="ro1">
          <table:table-cell table:style-name="ce4" office:value-type="string" calcext:value-type="string">
            <text:p>SUSOF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traction</text:p>
          </table:table-cell>
          <table:table-cell table:style-name="ce17" table:formula="of:=IF([.D12]=&quot;&quot;;&quot;&quot;;[.D12]+([.D12]-[.D15])*0.75)" office:value-type="float" office:value="1.35" calcext:value-type="float">
            <text:p>1.35</text:p>
          </table:table-cell>
          <table:table-cell table:style-name="ce17" table:formula="of:=IF([.E12]=&quot;&quot;;&quot;&quot;;[.E12]+([.E12]-[.E15])*0.75)" office:value-type="float" office:value="1.875" calcext:value-type="float">
            <text:p>1.88</text:p>
          </table:table-cell>
          <table:table-cell table:style-name="ce17" table:formula="of:=IF([.F12]=&quot;&quot;;&quot;&quot;;[.F12]+([.F12]-[.F15])*0.75)" office:value-type="float" office:value="0.95" calcext:value-type="float">
            <text:p>0.95</text:p>
          </table:table-cell>
          <table:table-cell table:style-name="ce17" table:formula="of:=IF([.G12]=&quot;&quot;;&quot;&quot;;[.G12]+([.G12]-[.G15])*0.75)">
            <text:p/>
          </table:table-cell>
          <table:table-cell table:style-name="ce17" table:formula="of:=IF([.H12]=&quot;&quot;;&quot;&quot;;[.H12]+([.H12]-[.H15])*0.75)" office:value-type="float" office:value="0.9375" calcext:value-type="float">
            <text:p>0.94</text:p>
          </table:table-cell>
          <table:table-cell table:style-name="ce17" table:formula="of:=IF([.I12]=&quot;&quot;;&quot;&quot;;[.I12]+([.I12]-[.I15])*0.75)">
            <text:p/>
          </table:table-cell>
          <table:table-cell table:style-name="ce17" table:formula="of:=IF([.J12]=&quot;&quot;;&quot;&quot;;[.J12]+([.J12]-[.J15])*0.75)" office:value-type="float" office:value="0.8875" calcext:value-type="float">
            <text:p>0.89</text:p>
          </table:table-cell>
          <table:table-cell table:style-name="ce17" table:formula="of:=IF([.K12]=&quot;&quot;;&quot;&quot;;[.K12]+([.K12]-[.K15])*0.75)">
            <text:p/>
          </table:table-cell>
          <table:table-cell table:style-name="ce17" table:formula="of:=IF([.L12]=&quot;&quot;;&quot;&quot;;[.L12]+([.L12]-[.L15])*0.75)" office:value-type="float" office:value="0.6875" calcext:value-type="float">
            <text:p>0.69</text:p>
          </table:table-cell>
          <table:table-cell table:style-name="ce17" table:formula="of:=IF([.M12]=&quot;&quot;;&quot;&quot;;[.M12]+([.M12]-[.M15])*0.75)">
            <text:p/>
          </table:table-cell>
          <table:table-cell table:style-name="ce17" table:formula="of:=IF([.N12]=&quot;&quot;;&quot;&quot;;[.N12]+([.N12]-[.N15])*0.75)" office:value-type="float" office:value="0.5" calcext:value-type="float">
            <text:p>0.50</text:p>
          </table:table-cell>
          <table:table-cell table:style-name="ce17" table:formula="of:=IF([.O12]=&quot;&quot;;&quot;&quot;;[.O12]+([.O12]-[.O15])*0.75)">
            <text:p/>
          </table:table-cell>
          <table:table-cell table:style-name="ce17" table:formula="of:=IF([.P12]=&quot;&quot;;&quot;&quot;;[.P12]+([.P12]-[.P15])*0.75)" office:value-type="float" office:value="0.4" calcext:value-type="float">
            <text:p>0.40</text:p>
          </table:table-cell>
          <table:table-cell table:style-name="ce17" table:formula="of:=IF([.Q12]=&quot;&quot;;&quot;&quot;;[.Q12]+([.Q12]-[.Q15])*0.75)">
            <text:p/>
          </table:table-cell>
          <table:table-cell table:style-name="ce17" table:formula="of:=IF([.R12]=&quot;&quot;;&quot;&quot;;[.R12]+([.R12]-[.R15])*0.75)" office:value-type="float" office:value="0.3" calcext:value-type="float">
            <text:p>0.30</text:p>
          </table:table-cell>
          <table:table-cell table:style-name="ce17" table:formula="of:=IF([.S12]=&quot;&quot;;&quot;&quot;;[.S12]+([.S12]-[.S15])*0.75)">
            <text:p/>
          </table:table-cell>
          <table:table-cell table:style-name="ce17" table:formula="of:=IF([.T12]=&quot;&quot;;&quot;&quot;;[.T12]+([.T12]-[.T15])*0.75)">
            <text:p/>
          </table:table-cell>
          <table:table-cell table:style-name="ce17" table:formula="of:=IF([.U12]=&quot;&quot;;&quot;&quot;;[.U12]+([.U12]-[.U15])*0.75)">
            <text:p/>
          </table:table-cell>
          <table:table-cell table:style-name="ce17" table:formula="of:=IF([.V12]=&quot;&quot;;&quot;&quot;;[.V12]+([.V12]-[.V15])*0.75)">
            <text:p/>
          </table:table-cell>
          <table:table-cell table:style-name="ce17" table:formula="of:=IF([.W12]=&quot;&quot;;&quot;&quot;;[.W12]+([.W12]-[.W15])*0.75)">
            <text:p/>
          </table:table-cell>
          <table:table-cell table:style-name="ce17" table:formula="of:=IF([.X12]=&quot;&quot;;&quot;&quot;;[.X12]+([.X12]-[.X15])*0.75)" office:value-type="float" office:value="0.2" calcext:value-type="float">
            <text:p>0.20</text:p>
          </table:table-cell>
          <table:table-cell table:number-columns-repeated="16360"/>
        </table:table-row>
        <table:table-row table:style-name="ro1">
          <table:table-cell table:style-name="ce4" office:value-type="string" calcext:value-type="string">
            <text:p>SUSOF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topspeed</text:p>
          </table:table-cell>
          <table:table-cell table:style-name="ce17" table:formula="of:=IF([.D13]=&quot;&quot;;&quot;&quot;;[.D13]+([.D13]-[.D16])*0.75)" office:value-type="float" office:value="1.35" calcext:value-type="float">
            <text:p>1.35</text:p>
          </table:table-cell>
          <table:table-cell table:style-name="ce17" table:formula="of:=IF([.E13]=&quot;&quot;;&quot;&quot;;[.E13]+([.E13]-[.E16])*0.75)">
            <text:p/>
          </table:table-cell>
          <table:table-cell table:style-name="ce17" table:formula="of:=IF([.F13]=&quot;&quot;;&quot;&quot;;[.F13]+([.F13]-[.F16])*0.75)" office:value-type="float" office:value="1.1625" calcext:value-type="float">
            <text:p>1.16</text:p>
          </table:table-cell>
          <table:table-cell table:style-name="ce17" table:formula="of:=IF([.G13]=&quot;&quot;;&quot;&quot;;[.G13]+([.G13]-[.G16])*0.75)">
            <text:p/>
          </table:table-cell>
          <table:table-cell table:style-name="ce17" table:formula="of:=IF([.H13]=&quot;&quot;;&quot;&quot;;[.H13]+([.H13]-[.H16])*0.75)" office:value-type="float" office:value="0.885" calcext:value-type="float">
            <text:p>0.89</text:p>
          </table:table-cell>
          <table:table-cell table:style-name="ce17" table:formula="of:=IF([.I13]=&quot;&quot;;&quot;&quot;;[.I13]+([.I13]-[.I16])*0.75)">
            <text:p/>
          </table:table-cell>
          <table:table-cell table:style-name="ce17" table:formula="of:=IF([.J13]=&quot;&quot;;&quot;&quot;;[.J13]+([.J13]-[.J16])*0.75)">
            <text:p/>
          </table:table-cell>
          <table:table-cell table:style-name="ce17" table:formula="of:=IF([.K13]=&quot;&quot;;&quot;&quot;;[.K13]+([.K13]-[.K16])*0.75)">
            <text:p/>
          </table:table-cell>
          <table:table-cell table:style-name="ce17" table:formula="of:=IF([.L13]=&quot;&quot;;&quot;&quot;;[.L13]+([.L13]-[.L16])*0.75)" office:value-type="float" office:value="0.7875" calcext:value-type="float">
            <text:p>0.79</text:p>
          </table:table-cell>
          <table:table-cell table:style-name="ce17" table:formula="of:=IF([.M13]=&quot;&quot;;&quot;&quot;;[.M13]+([.M13]-[.M16])*0.75)">
            <text:p/>
          </table:table-cell>
          <table:table-cell table:style-name="ce17" table:formula="of:=IF([.N13]=&quot;&quot;;&quot;&quot;;[.N13]+([.N13]-[.N16])*0.75)" office:value-type="float" office:value="0.4125" calcext:value-type="float">
            <text:p>0.41</text:p>
          </table:table-cell>
          <table:table-cell table:style-name="ce17" table:formula="of:=IF([.O13]=&quot;&quot;;&quot;&quot;;[.O13]+([.O13]-[.O16])*0.75)">
            <text:p/>
          </table:table-cell>
          <table:table-cell table:style-name="ce17" table:formula="of:=IF([.P13]=&quot;&quot;;&quot;&quot;;[.P13]+([.P13]-[.P16])*0.75)">
            <text:p/>
          </table:table-cell>
          <table:table-cell table:style-name="ce17" table:formula="of:=IF([.Q13]=&quot;&quot;;&quot;&quot;;[.Q13]+([.Q13]-[.Q16])*0.75)">
            <text:p/>
          </table:table-cell>
          <table:table-cell table:style-name="ce17" table:formula="of:=IF([.R13]=&quot;&quot;;&quot;&quot;;[.R13]+([.R13]-[.R16])*0.75)">
            <text:p/>
          </table:table-cell>
          <table:table-cell table:style-name="ce17" table:formula="of:=IF([.S13]=&quot;&quot;;&quot;&quot;;[.S13]+([.S13]-[.S16])*0.75)">
            <text:p/>
          </table:table-cell>
          <table:table-cell table:style-name="ce17" table:formula="of:=IF([.T13]=&quot;&quot;;&quot;&quot;;[.T13]+([.T13]-[.T16])*0.75)">
            <text:p/>
          </table:table-cell>
          <table:table-cell table:style-name="ce17" table:formula="of:=IF([.U13]=&quot;&quot;;&quot;&quot;;[.U13]+([.U13]-[.U16])*0.75)">
            <text:p/>
          </table:table-cell>
          <table:table-cell table:style-name="ce17" table:formula="of:=IF([.V13]=&quot;&quot;;&quot;&quot;;[.V13]+([.V13]-[.V16])*0.75)">
            <text:p/>
          </table:table-cell>
          <table:table-cell table:style-name="ce17" table:formula="of:=IF([.W13]=&quot;&quot;;&quot;&quot;;[.W13]+([.W13]-[.W16])*0.75)">
            <text:p/>
          </table:table-cell>
          <table:table-cell table:style-name="ce17" table:formula="of:=IF([.X13]=&quot;&quot;;&quot;&quot;;[.X13]+([.X13]-[.X16])*0.75)" office:value-type="float" office:value="0.325" calcext:value-type="float">
            <text:p>0.33</text:p>
          </table:table-cell>
          <table:table-cell table:number-columns-repeated="16360"/>
        </table:table-row>
        <table:table-row table:style-name="ro1">
          <table:table-cell table:style-name="ce5" office:value-type="string" calcext:value-type="string">
            <text:p>SOFT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turning</text:p>
          </table:table-cell>
          <table:table-cell table:style-name="ce18" office:value-type="float" office:value="1.2" calcext:value-type="float">
            <text:p>1.20</text:p>
          </table:table-cell>
          <table:table-cell table:style-name="ce18" office:value-type="float" office:value="1.1" calcext:value-type="float">
            <text:p>1.10</text:p>
          </table:table-cell>
          <table:table-cell table:style-name="ce18" office:value-type="float" office:value="0.98" calcext:value-type="float">
            <text:p>0.98</text:p>
          </table:table-cell>
          <table:table-cell table:style-name="ce18" office:value-type="float" office:value="0.92" calcext:value-type="float">
            <text:p>0.92</text:p>
          </table:table-cell>
          <table:table-cell table:style-name="ce18" table:number-columns-repeated="2"/>
          <table:table-cell table:style-name="ce18" office:value-type="float" office:value="0.9" calcext:value-type="float">
            <text:p>0.90</text:p>
          </table:table-cell>
          <table:table-cell table:style-name="ce18"/>
          <table:table-cell table:style-name="ce18" office:value-type="float" office:value="0.85" calcext:value-type="float">
            <text:p>0.85</text:p>
          </table:table-cell>
          <table:table-cell table:style-name="ce18"/>
          <table:table-cell table:style-name="ce18" office:value-type="float" office:value="0.6" calcext:value-type="float">
            <text:p>0.60</text:p>
          </table:table-cell>
          <table:table-cell table:style-name="ce18"/>
          <table:table-cell table:style-name="ce18" office:value-type="float" office:value="0.5" calcext:value-type="float">
            <text:p>0.50</text:p>
          </table:table-cell>
          <table:table-cell table:style-name="ce18"/>
          <table:table-cell table:style-name="ce18" office:value-type="float" office:value="0.35" calcext:value-type="float">
            <text:p>0.35</text:p>
          </table:table-cell>
          <table:table-cell table:style-name="ce18" table:number-columns-repeated="5"/>
          <table:table-cell table:style-name="ce18" office:value-type="float" office:value="0.3" calcext:value-type="float">
            <text:p>0.30</text:p>
          </table:table-cell>
          <table:table-cell office:value-type="string" calcext:value-type="string">
            <text:p>One of the three main compounds designed by nomagno, still WIP</text:p>
          </table:table-cell>
          <table:table-cell table:number-columns-repeated="16359"/>
        </table:table-row>
        <table:table-row table:style-name="ro1">
          <table:table-cell table:style-name="ce5" office:value-type="string" calcext:value-type="string">
            <text:p>SOFT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traction</text:p>
          </table:table-cell>
          <table:table-cell table:style-name="ce18" office:value-type="float" office:value="1.2" calcext:value-type="float">
            <text:p>1.20</text:p>
          </table:table-cell>
          <table:table-cell table:style-name="ce18" office:value-type="float" office:value="1.5" calcext:value-type="float">
            <text:p>1.50</text:p>
          </table:table-cell>
          <table:table-cell table:style-name="ce18" office:value-type="float" office:value="0.95" calcext:value-type="float">
            <text:p>0.95</text:p>
          </table:table-cell>
          <table:table-cell table:style-name="ce18"/>
          <table:table-cell table:style-name="ce18" office:value-type="float" office:value="0.9" calcext:value-type="float">
            <text:p>0.90</text:p>
          </table:table-cell>
          <table:table-cell table:style-name="ce18"/>
          <table:table-cell table:style-name="ce18" office:value-type="float" office:value="0.85" calcext:value-type="float">
            <text:p>0.85</text:p>
          </table:table-cell>
          <table:table-cell table:style-name="ce18"/>
          <table:table-cell table:style-name="ce18" office:value-type="float" office:value="0.65" calcext:value-type="float">
            <text:p>0.65</text:p>
          </table:table-cell>
          <table:table-cell table:style-name="ce18"/>
          <table:table-cell table:style-name="ce18" office:value-type="float" office:value="0.5" calcext:value-type="float">
            <text:p>0.50</text:p>
          </table:table-cell>
          <table:table-cell table:style-name="ce18"/>
          <table:table-cell table:style-name="ce18" office:value-type="float" office:value="0.4" calcext:value-type="float">
            <text:p>0.40</text:p>
          </table:table-cell>
          <table:table-cell table:style-name="ce18"/>
          <table:table-cell table:style-name="ce18" office:value-type="float" office:value="0.3" calcext:value-type="float">
            <text:p>0.30</text:p>
          </table:table-cell>
          <table:table-cell table:style-name="ce18" table:number-columns-repeated="5"/>
          <table:table-cell table:style-name="ce18" office:value-type="float" office:value="0.2" calcext:value-type="float">
            <text:p>0.20</text:p>
          </table:table-cell>
          <table:table-cell table:number-columns-repeated="16360"/>
        </table:table-row>
        <table:table-row table:style-name="ro1">
          <table:table-cell table:style-name="ce5" office:value-type="string" calcext:value-type="string">
            <text:p>SOFT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topspeed</text:p>
          </table:table-cell>
          <table:table-cell table:style-name="ce18" office:value-type="float" office:value="1.2" calcext:value-type="float">
            <text:p>1.20</text:p>
          </table:table-cell>
          <table:table-cell table:style-name="ce18"/>
          <table:table-cell table:style-name="ce18" office:value-type="float" office:value="1.05" calcext:value-type="float">
            <text:p>1.05</text:p>
          </table:table-cell>
          <table:table-cell table:style-name="ce18"/>
          <table:table-cell table:style-name="ce18" office:value-type="float" office:value="0.87" calcext:value-type="float">
            <text:p>0.87</text:p>
          </table:table-cell>
          <table:table-cell table:style-name="ce18" table:number-columns-repeated="3"/>
          <table:table-cell table:style-name="ce18" office:value-type="float" office:value="0.75" calcext:value-type="float">
            <text:p>0.75</text:p>
          </table:table-cell>
          <table:table-cell table:style-name="ce18"/>
          <table:table-cell table:style-name="ce18" office:value-type="float" office:value="0.45" calcext:value-type="float">
            <text:p>0.45</text:p>
          </table:table-cell>
          <table:table-cell table:style-name="ce18" table:number-columns-repeated="9"/>
          <table:table-cell table:style-name="ce18" office:value-type="float" office:value="0.4" calcext:value-type="float">
            <text:p>0.40</text:p>
          </table:table-cell>
          <table:table-cell table:number-columns-repeated="16360"/>
        </table:table-row>
        <table:table-row table:style-name="ro1">
          <table:table-cell table:style-name="ce6" office:value-type="string" calcext:value-type="string">
            <text:p>MEDIUM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turning</text:p>
          </table:table-cell>
          <table:table-cell table:style-name="ce19" office:value-type="float" office:value="1" calcext:value-type="float">
            <text:p>1.00</text:p>
          </table:table-cell>
          <table:table-cell table:style-name="ce19" office:value-type="float" office:value="0.98" calcext:value-type="float">
            <text:p>0.98</text:p>
          </table:table-cell>
          <table:table-cell table:style-name="ce19" office:value-type="float" office:value="0.95" calcext:value-type="float">
            <text:p>0.95</text:p>
          </table:table-cell>
          <table:table-cell table:style-name="ce19" office:value-type="float" office:value="0.85" calcext:value-type="float">
            <text:p>0.85</text:p>
          </table:table-cell>
          <table:table-cell table:style-name="ce19" table:number-columns-repeated="2"/>
          <table:table-cell table:style-name="ce19" office:value-type="float" office:value="0.65" calcext:value-type="float">
            <text:p>0.65</text:p>
          </table:table-cell>
          <table:table-cell table:style-name="ce19"/>
          <table:table-cell table:style-name="ce19" office:value-type="float" office:value="0.55" calcext:value-type="float">
            <text:p>0.55</text:p>
          </table:table-cell>
          <table:table-cell table:style-name="ce19"/>
          <table:table-cell table:style-name="ce19" office:value-type="float" office:value="0.5" calcext:value-type="float">
            <text:p>0.50</text:p>
          </table:table-cell>
          <table:table-cell table:style-name="ce19"/>
          <table:table-cell table:style-name="ce19" office:value-type="float" office:value="0.4" calcext:value-type="float">
            <text:p>0.40</text:p>
          </table:table-cell>
          <table:table-cell table:style-name="ce19"/>
          <table:table-cell table:style-name="ce19" office:value-type="float" office:value="0.35" calcext:value-type="float">
            <text:p>0.35</text:p>
          </table:table-cell>
          <table:table-cell table:style-name="ce19" table:number-columns-repeated="5"/>
          <table:table-cell table:style-name="ce19" office:value-type="float" office:value="0.3" calcext:value-type="float">
            <text:p>0.30</text:p>
          </table:table-cell>
          <table:table-cell office:value-type="string" calcext:value-type="string">
            <text:p>One of the three main compounds designed by nomagno, still WIP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MEDIUM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traction</text:p>
          </table:table-cell>
          <table:table-cell table:number-columns-repeated="2" table:style-name="ce19" office:value-type="float" office:value="1" calcext:value-type="float">
            <text:p>1.00</text:p>
          </table:table-cell>
          <table:table-cell table:style-name="ce19" office:value-type="float" office:value="0.95" calcext:value-type="float">
            <text:p>0.95</text:p>
          </table:table-cell>
          <table:table-cell table:style-name="ce19"/>
          <table:table-cell table:style-name="ce19" office:value-type="float" office:value="0.85" calcext:value-type="float">
            <text:p>0.85</text:p>
          </table:table-cell>
          <table:table-cell table:style-name="ce19"/>
          <table:table-cell table:style-name="ce19" office:value-type="float" office:value="0.8" calcext:value-type="float">
            <text:p>0.80</text:p>
          </table:table-cell>
          <table:table-cell table:style-name="ce19"/>
          <table:table-cell table:style-name="ce19" office:value-type="float" office:value="0.6" calcext:value-type="float">
            <text:p>0.60</text:p>
          </table:table-cell>
          <table:table-cell table:style-name="ce19"/>
          <table:table-cell table:style-name="ce19" office:value-type="float" office:value="0.5" calcext:value-type="float">
            <text:p>0.50</text:p>
          </table:table-cell>
          <table:table-cell table:style-name="ce19"/>
          <table:table-cell table:style-name="ce19" office:value-type="float" office:value="0.4" calcext:value-type="float">
            <text:p>0.40</text:p>
          </table:table-cell>
          <table:table-cell table:style-name="ce19"/>
          <table:table-cell table:style-name="ce19" office:value-type="float" office:value="0.3" calcext:value-type="float">
            <text:p>0.30</text:p>
          </table:table-cell>
          <table:table-cell table:style-name="ce19" table:number-columns-repeated="5"/>
          <table:table-cell table:style-name="ce19" office:value-type="float" office:value="0.2" calcext:value-type="float">
            <text:p>0.20</text:p>
          </table:table-cell>
          <table:table-cell table:number-columns-repeated="16360"/>
        </table:table-row>
        <table:table-row table:style-name="ro1">
          <table:table-cell table:style-name="ce6" office:value-type="string" calcext:value-type="string">
            <text:p>MEDIUM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topspeed</text:p>
          </table:table-cell>
          <table:table-cell table:style-name="ce19" office:value-type="float" office:value="1" calcext:value-type="float">
            <text:p>1.00</text:p>
          </table:table-cell>
          <table:table-cell table:style-name="ce19"/>
          <table:table-cell table:style-name="ce19" office:value-type="float" office:value="0.9" calcext:value-type="float">
            <text:p>0.90</text:p>
          </table:table-cell>
          <table:table-cell table:style-name="ce19"/>
          <table:table-cell table:style-name="ce19" office:value-type="float" office:value="0.85" calcext:value-type="float">
            <text:p>0.85</text:p>
          </table:table-cell>
          <table:table-cell table:style-name="ce19" table:number-columns-repeated="3"/>
          <table:table-cell table:style-name="ce19" office:value-type="float" office:value="0.7" calcext:value-type="float">
            <text:p>0.70</text:p>
          </table:table-cell>
          <table:table-cell table:style-name="ce19"/>
          <table:table-cell table:style-name="ce19" office:value-type="float" office:value="0.5" calcext:value-type="float">
            <text:p>0.50</text:p>
          </table:table-cell>
          <table:table-cell table:style-name="ce19" table:number-columns-repeated="9"/>
          <table:table-cell table:style-name="ce19" office:value-type="float" office:value="0.5" calcext:value-type="float">
            <text:p>0.50</text:p>
          </table:table-cell>
          <table:table-cell table:number-columns-repeated="16360"/>
        </table:table-row>
        <table:table-row table:style-name="ro1">
          <table:table-cell table:style-name="ce7" office:value-type="string" calcext:value-type="string">
            <text:p>HARD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turning</text:p>
          </table:table-cell>
          <table:table-cell table:style-name="ce20" office:value-type="float" office:value="0.85" calcext:value-type="float">
            <text:p>0.85</text:p>
          </table:table-cell>
          <table:table-cell table:style-name="ce20" office:value-type="float" office:value="0.93" calcext:value-type="float">
            <text:p>0.93</text:p>
          </table:table-cell>
          <table:table-cell table:style-name="ce20" office:value-type="float" office:value="0.83" calcext:value-type="float">
            <text:p>0.83</text:p>
          </table:table-cell>
          <table:table-cell table:style-name="ce20" office:value-type="float" office:value="0.78" calcext:value-type="float">
            <text:p>0.78</text:p>
          </table:table-cell>
          <table:table-cell table:style-name="ce20" table:number-columns-repeated="2"/>
          <table:table-cell table:style-name="ce20" office:value-type="float" office:value="0.6" calcext:value-type="float">
            <text:p>0.60</text:p>
          </table:table-cell>
          <table:table-cell table:style-name="ce20"/>
          <table:table-cell table:style-name="ce20" office:value-type="float" office:value="0.5" calcext:value-type="float">
            <text:p>0.50</text:p>
          </table:table-cell>
          <table:table-cell table:style-name="ce20"/>
          <table:table-cell table:style-name="ce20" office:value-type="float" office:value="0.45" calcext:value-type="float">
            <text:p>0.45</text:p>
          </table:table-cell>
          <table:table-cell table:style-name="ce20"/>
          <table:table-cell table:style-name="ce20" office:value-type="float" office:value="0.4" calcext:value-type="float">
            <text:p>0.40</text:p>
          </table:table-cell>
          <table:table-cell table:style-name="ce20"/>
          <table:table-cell table:style-name="ce20" office:value-type="float" office:value="0.35" calcext:value-type="float">
            <text:p>0.35</text:p>
          </table:table-cell>
          <table:table-cell table:style-name="ce20" table:number-columns-repeated="5"/>
          <table:table-cell table:style-name="ce20" office:value-type="float" office:value="0.3" calcext:value-type="float">
            <text:p>0.30</text:p>
          </table:table-cell>
          <table:table-cell office:value-type="string" calcext:value-type="string">
            <text:p>One of the three main compounds designed by nomagno, still WIP</text:p>
          </table:table-cell>
          <table:table-cell table:number-columns-repeated="16359"/>
        </table:table-row>
        <table:table-row table:style-name="ro1">
          <table:table-cell table:style-name="ce7" office:value-type="string" calcext:value-type="string">
            <text:p>HARD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traction</text:p>
          </table:table-cell>
          <table:table-cell table:style-name="ce20" office:value-type="float" office:value="0.85" calcext:value-type="float">
            <text:p>0.85</text:p>
          </table:table-cell>
          <table:table-cell table:style-name="ce20" office:value-type="float" office:value="0.9" calcext:value-type="float">
            <text:p>0.90</text:p>
          </table:table-cell>
          <table:table-cell table:style-name="ce20" office:value-type="float" office:value="0.8" calcext:value-type="float">
            <text:p>0.80</text:p>
          </table:table-cell>
          <table:table-cell table:style-name="ce20"/>
          <table:table-cell table:style-name="ce20" office:value-type="float" office:value="0.8" calcext:value-type="float">
            <text:p>0.80</text:p>
          </table:table-cell>
          <table:table-cell table:style-name="ce20"/>
          <table:table-cell table:style-name="ce20" office:value-type="float" office:value="0.75" calcext:value-type="float">
            <text:p>0.75</text:p>
          </table:table-cell>
          <table:table-cell table:style-name="ce20"/>
          <table:table-cell table:style-name="ce20" office:value-type="float" office:value="0.67" calcext:value-type="float">
            <text:p>0.67</text:p>
          </table:table-cell>
          <table:table-cell table:style-name="ce20"/>
          <table:table-cell table:style-name="ce20" office:value-type="float" office:value="0.53" calcext:value-type="float">
            <text:p>0.53</text:p>
          </table:table-cell>
          <table:table-cell table:style-name="ce20"/>
          <table:table-cell table:style-name="ce20" office:value-type="float" office:value="0.4" calcext:value-type="float">
            <text:p>0.40</text:p>
          </table:table-cell>
          <table:table-cell table:style-name="ce20"/>
          <table:table-cell table:style-name="ce20" office:value-type="float" office:value="0.35" calcext:value-type="float">
            <text:p>0.35</text:p>
          </table:table-cell>
          <table:table-cell table:style-name="ce20" table:number-columns-repeated="5"/>
          <table:table-cell table:style-name="ce20" office:value-type="float" office:value="0.2" calcext:value-type="float">
            <text:p>0.20</text:p>
          </table:table-cell>
          <table:table-cell table:number-columns-repeated="16360"/>
        </table:table-row>
        <table:table-row table:style-name="ro1">
          <table:table-cell table:style-name="ce7" office:value-type="string" calcext:value-type="string">
            <text:p>HARD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topspeed</text:p>
          </table:table-cell>
          <table:table-cell table:style-name="ce20" office:value-type="float" office:value="0.8" calcext:value-type="float">
            <text:p>0.80</text:p>
          </table:table-cell>
          <table:table-cell table:style-name="ce20"/>
          <table:table-cell table:style-name="ce20" office:value-type="float" office:value="0.8" calcext:value-type="float">
            <text:p>0.80</text:p>
          </table:table-cell>
          <table:table-cell table:style-name="ce20"/>
          <table:table-cell table:style-name="ce20" office:value-type="float" office:value="0.75" calcext:value-type="float">
            <text:p>0.75</text:p>
          </table:table-cell>
          <table:table-cell table:style-name="ce20" table:number-columns-repeated="3"/>
          <table:table-cell table:style-name="ce20" office:value-type="float" office:value="0.65" calcext:value-type="float">
            <text:p>0.65</text:p>
          </table:table-cell>
          <table:table-cell table:style-name="ce20"/>
          <table:table-cell table:style-name="ce20" office:value-type="float" office:value="0.6" calcext:value-type="float">
            <text:p>0.60</text:p>
          </table:table-cell>
          <table:table-cell table:style-name="ce20" table:number-columns-repeated="9"/>
          <table:table-cell table:style-name="ce20" office:value-type="float" office:value="0.4" calcext:value-type="float">
            <text:p>0.40</text:p>
          </table:table-cell>
          <table:table-cell table:number-columns-repeated="16360"/>
        </table:table-row>
        <table:table-row table:style-name="ro1">
          <table:table-cell table:style-name="ce8" office:value-type="string" calcext:value-type="string">
            <text:p>SUHARD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turning</text:p>
          </table:table-cell>
          <table:table-cell table:style-name="ce21" table:formula="of:=IF([.D11]=&quot;&quot;;&quot;&quot;;[.D17]+([.D17]-[.D14])*0.75)" office:value-type="float" office:value="0.7375" calcext:value-type="float">
            <text:p>0.74</text:p>
          </table:table-cell>
          <table:table-cell table:style-name="ce21" table:formula="of:=IF([.E11]=&quot;&quot;;&quot;&quot;;[.E17]+([.E17]-[.E14])*0.75)" office:value-type="float" office:value="0.8925" calcext:value-type="float">
            <text:p>0.89</text:p>
          </table:table-cell>
          <table:table-cell table:style-name="ce21" table:formula="of:=IF([.F11]=&quot;&quot;;&quot;&quot;;[.F17]+([.F17]-[.F14])*0.75)" office:value-type="float" office:value="0.74" calcext:value-type="float">
            <text:p>0.74</text:p>
          </table:table-cell>
          <table:table-cell table:style-name="ce21" table:formula="of:=IF([.G11]=&quot;&quot;;&quot;&quot;;[.G17]+([.G17]-[.G14])*0.75)" office:value-type="float" office:value="0.7275" calcext:value-type="float">
            <text:p>0.73</text:p>
          </table:table-cell>
          <table:table-cell table:style-name="ce21" table:formula="of:=IF([.H11]=&quot;&quot;;&quot;&quot;;[.H17]+([.H17]-[.H14])*0.75)">
            <text:p/>
          </table:table-cell>
          <table:table-cell table:style-name="ce21" table:formula="of:=IF([.I11]=&quot;&quot;;&quot;&quot;;[.I17]+([.I17]-[.I14])*0.75)">
            <text:p/>
          </table:table-cell>
          <table:table-cell table:style-name="ce21" table:formula="of:=IF([.J11]=&quot;&quot;;&quot;&quot;;[.J17]+([.J17]-[.J14])*0.75)" office:value-type="float" office:value="0.5625" calcext:value-type="float">
            <text:p>0.56</text:p>
          </table:table-cell>
          <table:table-cell table:style-name="ce21" table:formula="of:=IF([.K11]=&quot;&quot;;&quot;&quot;;[.K17]+([.K17]-[.K14])*0.75)">
            <text:p/>
          </table:table-cell>
          <table:table-cell table:style-name="ce21" table:formula="of:=IF([.L11]=&quot;&quot;;&quot;&quot;;[.L17]+([.L17]-[.L14])*0.75)" office:value-type="float" office:value="0.4625" calcext:value-type="float">
            <text:p>0.46</text:p>
          </table:table-cell>
          <table:table-cell table:style-name="ce21" table:formula="of:=IF([.M11]=&quot;&quot;;&quot;&quot;;[.M17]+([.M17]-[.M14])*0.75)">
            <text:p/>
          </table:table-cell>
          <table:table-cell table:style-name="ce21" table:formula="of:=IF([.N11]=&quot;&quot;;&quot;&quot;;[.N17]+([.N17]-[.N14])*0.75)" office:value-type="float" office:value="0.4125" calcext:value-type="float">
            <text:p>0.41</text:p>
          </table:table-cell>
          <table:table-cell table:style-name="ce21" table:formula="of:=IF([.O11]=&quot;&quot;;&quot;&quot;;[.O17]+([.O17]-[.O14])*0.75)">
            <text:p/>
          </table:table-cell>
          <table:table-cell table:style-name="ce21" table:formula="of:=IF([.P11]=&quot;&quot;;&quot;&quot;;[.P17]+([.P17]-[.P14])*0.75)" office:value-type="float" office:value="0.4" calcext:value-type="float">
            <text:p>0.40</text:p>
          </table:table-cell>
          <table:table-cell table:style-name="ce21" table:formula="of:=IF([.Q11]=&quot;&quot;;&quot;&quot;;[.Q17]+([.Q17]-[.Q14])*0.75)">
            <text:p/>
          </table:table-cell>
          <table:table-cell table:style-name="ce21" table:formula="of:=IF([.R11]=&quot;&quot;;&quot;&quot;;[.R17]+([.R17]-[.R14])*0.75)" office:value-type="float" office:value="0.35" calcext:value-type="float">
            <text:p>0.35</text:p>
          </table:table-cell>
          <table:table-cell table:style-name="ce21" table:formula="of:=IF([.S11]=&quot;&quot;;&quot;&quot;;[.S17]+([.S17]-[.S14])*0.75)">
            <text:p/>
          </table:table-cell>
          <table:table-cell table:style-name="ce21" table:formula="of:=IF([.T11]=&quot;&quot;;&quot;&quot;;[.T17]+([.T17]-[.T14])*0.75)">
            <text:p/>
          </table:table-cell>
          <table:table-cell table:style-name="ce21" table:formula="of:=IF([.U11]=&quot;&quot;;&quot;&quot;;[.U17]+([.U17]-[.U14])*0.75)">
            <text:p/>
          </table:table-cell>
          <table:table-cell table:style-name="ce21" table:formula="of:=IF([.V11]=&quot;&quot;;&quot;&quot;;[.V17]+([.V17]-[.V14])*0.75)">
            <text:p/>
          </table:table-cell>
          <table:table-cell table:style-name="ce21" table:formula="of:=IF([.W11]=&quot;&quot;;&quot;&quot;;[.W17]+([.W17]-[.W14])*0.75)">
            <text:p/>
          </table:table-cell>
          <table:table-cell table:style-name="ce21" table:formula="of:=IF([.X11]=&quot;&quot;;&quot;&quot;;[.X17]+([.X17]-[.X14])*0.75)" office:value-type="float" office:value="0.3" calcext:value-type="float">
            <text:p>0.30</text:p>
          </table:table-cell>
          <table:table-cell office:value-type="string" calcext:value-type="string">
            <text:p>A placeholder originally made by kimden from extrapolation of the three main compounds</text:p>
          </table:table-cell>
          <table:table-cell table:number-columns-repeated="16359"/>
        </table:table-row>
        <table:table-row table:style-name="ro1">
          <table:table-cell table:style-name="ce8" office:value-type="string" calcext:value-type="string">
            <text:p>SUHARD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traction</text:p>
          </table:table-cell>
          <table:table-cell table:style-name="ce21" table:formula="of:=IF([.D12]=&quot;&quot;;&quot;&quot;;[.D18]+([.D18]-[.D15])*0.75)" office:value-type="float" office:value="0.7375" calcext:value-type="float">
            <text:p>0.74</text:p>
          </table:table-cell>
          <table:table-cell table:style-name="ce21" table:formula="of:=IF([.E12]=&quot;&quot;;&quot;&quot;;[.E18]+([.E18]-[.E15])*0.75)" office:value-type="float" office:value="0.825" calcext:value-type="float">
            <text:p>0.83</text:p>
          </table:table-cell>
          <table:table-cell table:style-name="ce21" table:formula="of:=IF([.F12]=&quot;&quot;;&quot;&quot;;[.F18]+([.F18]-[.F15])*0.75)" office:value-type="float" office:value="0.6875" calcext:value-type="float">
            <text:p>0.69</text:p>
          </table:table-cell>
          <table:table-cell table:style-name="ce21" table:formula="of:=IF([.G12]=&quot;&quot;;&quot;&quot;;[.G18]+([.G18]-[.G15])*0.75)">
            <text:p/>
          </table:table-cell>
          <table:table-cell table:style-name="ce21" table:formula="of:=IF([.H12]=&quot;&quot;;&quot;&quot;;[.H18]+([.H18]-[.H15])*0.75)" office:value-type="float" office:value="0.7625" calcext:value-type="float">
            <text:p>0.76</text:p>
          </table:table-cell>
          <table:table-cell table:style-name="ce21" table:formula="of:=IF([.I12]=&quot;&quot;;&quot;&quot;;[.I18]+([.I18]-[.I15])*0.75)">
            <text:p/>
          </table:table-cell>
          <table:table-cell table:style-name="ce21" table:formula="of:=IF([.J12]=&quot;&quot;;&quot;&quot;;[.J18]+([.J18]-[.J15])*0.75)" office:value-type="float" office:value="0.7125" calcext:value-type="float">
            <text:p>0.71</text:p>
          </table:table-cell>
          <table:table-cell table:style-name="ce21" table:formula="of:=IF([.K12]=&quot;&quot;;&quot;&quot;;[.K18]+([.K18]-[.K15])*0.75)">
            <text:p/>
          </table:table-cell>
          <table:table-cell table:style-name="ce21" table:formula="of:=IF([.L12]=&quot;&quot;;&quot;&quot;;[.L18]+([.L18]-[.L15])*0.75)" office:value-type="float" office:value="0.7225" calcext:value-type="float">
            <text:p>0.72</text:p>
          </table:table-cell>
          <table:table-cell table:style-name="ce21" table:formula="of:=IF([.M12]=&quot;&quot;;&quot;&quot;;[.M18]+([.M18]-[.M15])*0.75)">
            <text:p/>
          </table:table-cell>
          <table:table-cell table:style-name="ce21" table:formula="of:=IF([.N12]=&quot;&quot;;&quot;&quot;;[.N18]+([.N18]-[.N15])*0.75)" office:value-type="float" office:value="0.5525" calcext:value-type="float">
            <text:p>0.55</text:p>
          </table:table-cell>
          <table:table-cell table:style-name="ce21" table:formula="of:=IF([.O12]=&quot;&quot;;&quot;&quot;;[.O18]+([.O18]-[.O15])*0.75)">
            <text:p/>
          </table:table-cell>
          <table:table-cell table:style-name="ce21" table:formula="of:=IF([.P12]=&quot;&quot;;&quot;&quot;;[.P18]+([.P18]-[.P15])*0.75)" office:value-type="float" office:value="0.4" calcext:value-type="float">
            <text:p>0.40</text:p>
          </table:table-cell>
          <table:table-cell table:style-name="ce21" table:formula="of:=IF([.Q12]=&quot;&quot;;&quot;&quot;;[.Q18]+([.Q18]-[.Q15])*0.75)">
            <text:p/>
          </table:table-cell>
          <table:table-cell table:style-name="ce21" table:formula="of:=IF([.R12]=&quot;&quot;;&quot;&quot;;[.R18]+([.R18]-[.R15])*0.75)" office:value-type="float" office:value="0.3875" calcext:value-type="float">
            <text:p>0.39</text:p>
          </table:table-cell>
          <table:table-cell table:style-name="ce21" table:formula="of:=IF([.S12]=&quot;&quot;;&quot;&quot;;[.S18]+([.S18]-[.S15])*0.75)">
            <text:p/>
          </table:table-cell>
          <table:table-cell table:style-name="ce21" table:formula="of:=IF([.T12]=&quot;&quot;;&quot;&quot;;[.T18]+([.T18]-[.T15])*0.75)">
            <text:p/>
          </table:table-cell>
          <table:table-cell table:style-name="ce21" table:formula="of:=IF([.U12]=&quot;&quot;;&quot;&quot;;[.U18]+([.U18]-[.U15])*0.75)">
            <text:p/>
          </table:table-cell>
          <table:table-cell table:style-name="ce21" table:formula="of:=IF([.V12]=&quot;&quot;;&quot;&quot;;[.V18]+([.V18]-[.V15])*0.75)">
            <text:p/>
          </table:table-cell>
          <table:table-cell table:style-name="ce21" table:formula="of:=IF([.W12]=&quot;&quot;;&quot;&quot;;[.W18]+([.W18]-[.W15])*0.75)">
            <text:p/>
          </table:table-cell>
          <table:table-cell table:style-name="ce21" table:formula="of:=IF([.X12]=&quot;&quot;;&quot;&quot;;[.X18]+([.X18]-[.X15])*0.75)" office:value-type="float" office:value="0.2" calcext:value-type="float">
            <text:p>0.20</text:p>
          </table:table-cell>
          <table:table-cell table:number-columns-repeated="16360"/>
        </table:table-row>
        <table:table-row table:style-name="ro1">
          <table:table-cell table:style-name="ce8" office:value-type="string" calcext:value-type="string">
            <text:p>SUHARD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topspeed</text:p>
          </table:table-cell>
          <table:table-cell table:style-name="ce21" table:formula="of:=IF([.D13]=&quot;&quot;;&quot;&quot;;[.D19]+([.D19]-[.D16])*0.75)" office:value-type="float" office:value="0.65" calcext:value-type="float">
            <text:p>0.65</text:p>
          </table:table-cell>
          <table:table-cell table:style-name="ce21" table:formula="of:=IF([.E13]=&quot;&quot;;&quot;&quot;;[.E19]+([.E19]-[.E16])*0.75)">
            <text:p/>
          </table:table-cell>
          <table:table-cell table:style-name="ce21" table:formula="of:=IF([.F13]=&quot;&quot;;&quot;&quot;;[.F19]+([.F19]-[.F16])*0.75)" office:value-type="float" office:value="0.725" calcext:value-type="float">
            <text:p>0.73</text:p>
          </table:table-cell>
          <table:table-cell table:style-name="ce21" table:formula="of:=IF([.G13]=&quot;&quot;;&quot;&quot;;[.G19]+([.G19]-[.G16])*0.75)">
            <text:p/>
          </table:table-cell>
          <table:table-cell table:style-name="ce21" table:formula="of:=IF([.H13]=&quot;&quot;;&quot;&quot;;[.H19]+([.H19]-[.H16])*0.75)" office:value-type="float" office:value="0.675" calcext:value-type="float">
            <text:p>0.68</text:p>
          </table:table-cell>
          <table:table-cell table:style-name="ce21" table:formula="of:=IF([.I13]=&quot;&quot;;&quot;&quot;;[.I19]+([.I19]-[.I16])*0.75)">
            <text:p/>
          </table:table-cell>
          <table:table-cell table:style-name="ce21" table:formula="of:=IF([.J13]=&quot;&quot;;&quot;&quot;;[.J19]+([.J19]-[.J16])*0.75)">
            <text:p/>
          </table:table-cell>
          <table:table-cell table:style-name="ce21" table:formula="of:=IF([.K13]=&quot;&quot;;&quot;&quot;;[.K19]+([.K19]-[.K16])*0.75)">
            <text:p/>
          </table:table-cell>
          <table:table-cell table:style-name="ce21" table:formula="of:=IF([.L13]=&quot;&quot;;&quot;&quot;;[.L19]+([.L19]-[.L16])*0.75)" office:value-type="float" office:value="0.6125" calcext:value-type="float">
            <text:p>0.61</text:p>
          </table:table-cell>
          <table:table-cell table:style-name="ce21" table:formula="of:=IF([.M13]=&quot;&quot;;&quot;&quot;;[.M19]+([.M19]-[.M16])*0.75)">
            <text:p/>
          </table:table-cell>
          <table:table-cell table:style-name="ce21" table:formula="of:=IF([.N13]=&quot;&quot;;&quot;&quot;;[.N19]+([.N19]-[.N16])*0.75)" office:value-type="float" office:value="0.675" calcext:value-type="float">
            <text:p>0.67</text:p>
          </table:table-cell>
          <table:table-cell table:style-name="ce21" table:formula="of:=IF([.O13]=&quot;&quot;;&quot;&quot;;[.O19]+([.O19]-[.O16])*0.75)">
            <text:p/>
          </table:table-cell>
          <table:table-cell table:style-name="ce21" table:formula="of:=IF([.P13]=&quot;&quot;;&quot;&quot;;[.P19]+([.P19]-[.P16])*0.75)">
            <text:p/>
          </table:table-cell>
          <table:table-cell table:style-name="ce21" table:formula="of:=IF([.Q13]=&quot;&quot;;&quot;&quot;;[.Q19]+([.Q19]-[.Q16])*0.75)">
            <text:p/>
          </table:table-cell>
          <table:table-cell table:style-name="ce21" table:formula="of:=IF([.R13]=&quot;&quot;;&quot;&quot;;[.R19]+([.R19]-[.R16])*0.75)">
            <text:p/>
          </table:table-cell>
          <table:table-cell table:style-name="ce21" table:formula="of:=IF([.S13]=&quot;&quot;;&quot;&quot;;[.S19]+([.S19]-[.S16])*0.75)">
            <text:p/>
          </table:table-cell>
          <table:table-cell table:style-name="ce21" table:formula="of:=IF([.T13]=&quot;&quot;;&quot;&quot;;[.T19]+([.T19]-[.T16])*0.75)">
            <text:p/>
          </table:table-cell>
          <table:table-cell table:style-name="ce21" table:formula="of:=IF([.U13]=&quot;&quot;;&quot;&quot;;[.U19]+([.U19]-[.U16])*0.75)">
            <text:p/>
          </table:table-cell>
          <table:table-cell table:style-name="ce21" table:formula="of:=IF([.V13]=&quot;&quot;;&quot;&quot;;[.V19]+([.V19]-[.V16])*0.75)">
            <text:p/>
          </table:table-cell>
          <table:table-cell table:style-name="ce21" table:formula="of:=IF([.W13]=&quot;&quot;;&quot;&quot;;[.W19]+([.W19]-[.W16])*0.75)">
            <text:p/>
          </table:table-cell>
          <table:table-cell table:style-name="ce21" table:formula="of:=IF([.X13]=&quot;&quot;;&quot;&quot;;[.X19]+([.X19]-[.X16])*0.75)" office:value-type="float" office:value="0.325" calcext:value-type="float">
            <text:p>0.33</text:p>
          </table:table-cell>
          <table:table-cell table:number-columns-repeated="16360"/>
        </table:table-row>
        <table:table-row table:style-name="ro1">
          <table:table-cell table:style-name="ce9" office:value-type="string" calcext:value-type="string">
            <text:p>RANDOM1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turning</text:p>
          </table:table-cell>
          <table:table-cell table:style-name="ce22" table:formula="of:=IF([.D20]=&quot;&quot;;&quot;&quot;;RAND()*([.D8]-[.D20])+[.D20])" office:value-type="float" office:value="1.29383593581475" calcext:value-type="float">
            <text:p>1.29</text:p>
          </table:table-cell>
          <table:table-cell table:style-name="ce22" table:formula="of:=IF([.E20]=&quot;&quot;;&quot;&quot;;RAND()*([.E8]-[.E20])+[.E20])" office:value-type="float" office:value="0.970394190586781" calcext:value-type="float">
            <text:p>0.97</text:p>
          </table:table-cell>
          <table:table-cell table:style-name="ce22" table:formula="of:=IF([.F20]=&quot;&quot;;&quot;&quot;;RAND()*([.F8]-[.F20])+[.F20])" office:value-type="float" office:value="0.878059583980013" calcext:value-type="float">
            <text:p>0.88</text:p>
          </table:table-cell>
          <table:table-cell table:style-name="ce22" table:formula="of:=IF([.G20]=&quot;&quot;;&quot;&quot;;RAND()*([.G8]-[.G20])+[.G20])" office:value-type="float" office:value="0.932713969215008" calcext:value-type="float">
            <text:p>0.93</text:p>
          </table:table-cell>
          <table:table-cell table:style-name="ce22" table:formula="of:=IF([.H20]=&quot;&quot;;&quot;&quot;;RAND()*([.H8]-[.H20])+[.H20])">
            <text:p/>
          </table:table-cell>
          <table:table-cell table:style-name="ce22" table:formula="of:=IF([.I20]=&quot;&quot;;&quot;&quot;;RAND()*([.I8]-[.I20])+[.I20])">
            <text:p/>
          </table:table-cell>
          <table:table-cell table:style-name="ce22" table:formula="of:=IF([.J20]=&quot;&quot;;&quot;&quot;;RAND()*([.J8]-[.J20])+[.J20])" office:value-type="float" office:value="0.66291739512724" calcext:value-type="float">
            <text:p>0.66</text:p>
          </table:table-cell>
          <table:table-cell table:style-name="ce22" table:formula="of:=IF([.K20]=&quot;&quot;;&quot;&quot;;RAND()*([.K8]-[.K20])+[.K20])">
            <text:p/>
          </table:table-cell>
          <table:table-cell table:style-name="ce22" table:formula="of:=IF([.L20]=&quot;&quot;;&quot;&quot;;RAND()*([.L8]-[.L20])+[.L20])" office:value-type="float" office:value="0.568099771398718" calcext:value-type="float">
            <text:p>0.57</text:p>
          </table:table-cell>
          <table:table-cell table:style-name="ce22" table:formula="of:=IF([.M20]=&quot;&quot;;&quot;&quot;;RAND()*([.M8]-[.M20])+[.M20])">
            <text:p/>
          </table:table-cell>
          <table:table-cell table:style-name="ce22" table:formula="of:=IF([.N20]=&quot;&quot;;&quot;&quot;;RAND()*([.N8]-[.N20])+[.N20])" office:value-type="float" office:value="0.418883130598876" calcext:value-type="float">
            <text:p>0.42</text:p>
          </table:table-cell>
          <table:table-cell table:style-name="ce22" table:formula="of:=IF([.O20]=&quot;&quot;;&quot;&quot;;RAND()*([.O8]-[.O20])+[.O20])">
            <text:p/>
          </table:table-cell>
          <table:table-cell table:style-name="ce22" table:formula="of:=IF([.P20]=&quot;&quot;;&quot;&quot;;RAND()*([.P8]-[.P20])+[.P20])" office:value-type="float" office:value="0.424234642128064" calcext:value-type="float">
            <text:p>0.42</text:p>
          </table:table-cell>
          <table:table-cell table:style-name="ce22" table:formula="of:=IF([.Q20]=&quot;&quot;;&quot;&quot;;RAND()*([.Q8]-[.Q20])+[.Q20])">
            <text:p/>
          </table:table-cell>
          <table:table-cell table:style-name="ce22" table:formula="of:=IF([.R20]=&quot;&quot;;&quot;&quot;;RAND()*([.R8]-[.R20])+[.R20])" office:value-type="float" office:value="0.35" calcext:value-type="float">
            <text:p>0.35</text:p>
          </table:table-cell>
          <table:table-cell table:style-name="ce22" table:formula="of:=IF([.S20]=&quot;&quot;;&quot;&quot;;RAND()*([.S8]-[.S20])+[.S20])">
            <text:p/>
          </table:table-cell>
          <table:table-cell table:style-name="ce22" table:formula="of:=IF([.T20]=&quot;&quot;;&quot;&quot;;RAND()*([.T8]-[.T20])+[.T20])">
            <text:p/>
          </table:table-cell>
          <table:table-cell table:style-name="ce22" table:formula="of:=IF([.U20]=&quot;&quot;;&quot;&quot;;RAND()*([.U8]-[.U20])+[.U20])">
            <text:p/>
          </table:table-cell>
          <table:table-cell table:style-name="ce22" table:formula="of:=IF([.V20]=&quot;&quot;;&quot;&quot;;RAND()*([.V8]-[.V20])+[.V20])">
            <text:p/>
          </table:table-cell>
          <table:table-cell table:style-name="ce22" table:formula="of:=IF([.W20]=&quot;&quot;;&quot;&quot;;RAND()*([.W8]-[.W20])+[.W20])">
            <text:p/>
          </table:table-cell>
          <table:table-cell table:style-name="ce22" table:formula="of:=IF([.X20]=&quot;&quot;;&quot;&quot;;RAND()*([.X8]-[.X20])+[.X20])" office:value-type="float" office:value="0.3" calcext:value-type="float">
            <text:p>0.30</text:p>
          </table:table-cell>
          <table:table-cell office:value-type="string" calcext:value-type="string">
            <text:p>A placeholder by kimden, automatically generated from randomly interpolating SUSOFT and SUHARD</text:p>
          </table:table-cell>
          <table:table-cell table:number-columns-repeated="16359"/>
        </table:table-row>
        <table:table-row table:style-name="ro1">
          <table:table-cell table:style-name="ce9" office:value-type="string" calcext:value-type="string">
            <text:p>RANDOM1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traction</text:p>
          </table:table-cell>
          <table:table-cell table:style-name="ce22" table:formula="of:=IF([.D21]=&quot;&quot;;&quot;&quot;;RAND()*([.D9]-[.D21])+[.D21])" office:value-type="float" office:value="0.935361471884147" calcext:value-type="float">
            <text:p>0.94</text:p>
          </table:table-cell>
          <table:table-cell table:style-name="ce22" table:formula="of:=IF([.E21]=&quot;&quot;;&quot;&quot;;RAND()*([.E9]-[.E21])+[.E21])" office:value-type="float" office:value="1.08471250387011" calcext:value-type="float">
            <text:p>1.08</text:p>
          </table:table-cell>
          <table:table-cell table:style-name="ce22" table:formula="of:=IF([.F21]=&quot;&quot;;&quot;&quot;;RAND()*([.F9]-[.F21])+[.F21])" office:value-type="float" office:value="0.721599100879746" calcext:value-type="float">
            <text:p>0.72</text:p>
          </table:table-cell>
          <table:table-cell table:style-name="ce22" table:formula="of:=IF([.G21]=&quot;&quot;;&quot;&quot;;RAND()*([.G9]-[.G21])+[.G21])">
            <text:p/>
          </table:table-cell>
          <table:table-cell table:style-name="ce22" table:formula="of:=IF([.H21]=&quot;&quot;;&quot;&quot;;RAND()*([.H9]-[.H21])+[.H21])" office:value-type="float" office:value="0.866838802457352" calcext:value-type="float">
            <text:p>0.87</text:p>
          </table:table-cell>
          <table:table-cell table:style-name="ce22" table:formula="of:=IF([.I21]=&quot;&quot;;&quot;&quot;;RAND()*([.I9]-[.I21])+[.I21])">
            <text:p/>
          </table:table-cell>
          <table:table-cell table:style-name="ce22" table:formula="of:=IF([.J21]=&quot;&quot;;&quot;&quot;;RAND()*([.J9]-[.J21])+[.J21])" office:value-type="float" office:value="0.857183190730024" calcext:value-type="float">
            <text:p>0.86</text:p>
          </table:table-cell>
          <table:table-cell table:style-name="ce22" table:formula="of:=IF([.K21]=&quot;&quot;;&quot;&quot;;RAND()*([.K9]-[.K21])+[.K21])">
            <text:p/>
          </table:table-cell>
          <table:table-cell table:style-name="ce22" table:formula="of:=IF([.L21]=&quot;&quot;;&quot;&quot;;RAND()*([.L9]-[.L21])+[.L21])" office:value-type="float" office:value="0.702819105335057" calcext:value-type="float">
            <text:p>0.70</text:p>
          </table:table-cell>
          <table:table-cell table:style-name="ce22" table:formula="of:=IF([.M21]=&quot;&quot;;&quot;&quot;;RAND()*([.M9]-[.M21])+[.M21])">
            <text:p/>
          </table:table-cell>
          <table:table-cell table:style-name="ce22" table:formula="of:=IF([.N21]=&quot;&quot;;&quot;&quot;;RAND()*([.N9]-[.N21])+[.N21])" office:value-type="float" office:value="0.515204291165021" calcext:value-type="float">
            <text:p>0.52</text:p>
          </table:table-cell>
          <table:table-cell table:style-name="ce22" table:formula="of:=IF([.O21]=&quot;&quot;;&quot;&quot;;RAND()*([.O9]-[.O21])+[.O21])">
            <text:p/>
          </table:table-cell>
          <table:table-cell table:style-name="ce22" table:formula="of:=IF([.P21]=&quot;&quot;;&quot;&quot;;RAND()*([.P9]-[.P21])+[.P21])" office:value-type="float" office:value="0.4" calcext:value-type="float">
            <text:p>0.40</text:p>
          </table:table-cell>
          <table:table-cell table:style-name="ce22" table:formula="of:=IF([.Q21]=&quot;&quot;;&quot;&quot;;RAND()*([.Q9]-[.Q21])+[.Q21])">
            <text:p/>
          </table:table-cell>
          <table:table-cell table:style-name="ce22" table:formula="of:=IF([.R21]=&quot;&quot;;&quot;&quot;;RAND()*([.R9]-[.R21])+[.R21])" office:value-type="float" office:value="0.314137374651337" calcext:value-type="float">
            <text:p>0.31</text:p>
          </table:table-cell>
          <table:table-cell table:style-name="ce22" table:formula="of:=IF([.S21]=&quot;&quot;;&quot;&quot;;RAND()*([.S9]-[.S21])+[.S21])">
            <text:p/>
          </table:table-cell>
          <table:table-cell table:style-name="ce22" table:formula="of:=IF([.T21]=&quot;&quot;;&quot;&quot;;RAND()*([.T9]-[.T21])+[.T21])">
            <text:p/>
          </table:table-cell>
          <table:table-cell table:style-name="ce22" table:formula="of:=IF([.U21]=&quot;&quot;;&quot;&quot;;RAND()*([.U9]-[.U21])+[.U21])">
            <text:p/>
          </table:table-cell>
          <table:table-cell table:style-name="ce22" table:formula="of:=IF([.V21]=&quot;&quot;;&quot;&quot;;RAND()*([.V9]-[.V21])+[.V21])">
            <text:p/>
          </table:table-cell>
          <table:table-cell table:style-name="ce22" table:formula="of:=IF([.W21]=&quot;&quot;;&quot;&quot;;RAND()*([.W9]-[.W21])+[.W21])">
            <text:p/>
          </table:table-cell>
          <table:table-cell table:style-name="ce22" table:formula="of:=IF([.X21]=&quot;&quot;;&quot;&quot;;RAND()*([.X9]-[.X21])+[.X21])" office:value-type="float" office:value="0.2" calcext:value-type="float">
            <text:p>0.20</text:p>
          </table:table-cell>
          <table:table-cell table:number-columns-repeated="16360"/>
        </table:table-row>
        <table:table-row table:style-name="ro1">
          <table:table-cell table:style-name="ce9" office:value-type="string" calcext:value-type="string">
            <text:p>RANDOM1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topspeed</text:p>
          </table:table-cell>
          <table:table-cell table:style-name="ce22" table:formula="of:=IF([.D22]=&quot;&quot;;&quot;&quot;;RAND()*([.D10]-[.D22])+[.D22])" office:value-type="float" office:value="0.704934285867935" calcext:value-type="float">
            <text:p>0.70</text:p>
          </table:table-cell>
          <table:table-cell table:style-name="ce22" table:formula="of:=IF([.E22]=&quot;&quot;;&quot;&quot;;RAND()*([.E10]-[.E22])+[.E22])">
            <text:p/>
          </table:table-cell>
          <table:table-cell table:style-name="ce22" table:formula="of:=IF([.F22]=&quot;&quot;;&quot;&quot;;RAND()*([.F10]-[.F22])+[.F22])" office:value-type="float" office:value="1.09204483700044" calcext:value-type="float">
            <text:p>1.09</text:p>
          </table:table-cell>
          <table:table-cell table:style-name="ce22" table:formula="of:=IF([.G22]=&quot;&quot;;&quot;&quot;;RAND()*([.G10]-[.G22])+[.G22])">
            <text:p/>
          </table:table-cell>
          <table:table-cell table:style-name="ce22" table:formula="of:=IF([.H22]=&quot;&quot;;&quot;&quot;;RAND()*([.H10]-[.H22])+[.H22])" office:value-type="float" office:value="0.849298671480156" calcext:value-type="float">
            <text:p>0.85</text:p>
          </table:table-cell>
          <table:table-cell table:style-name="ce22" table:formula="of:=IF([.I22]=&quot;&quot;;&quot;&quot;;RAND()*([.I10]-[.I22])+[.I22])">
            <text:p/>
          </table:table-cell>
          <table:table-cell table:style-name="ce22" table:formula="of:=IF([.J22]=&quot;&quot;;&quot;&quot;;RAND()*([.J10]-[.J22])+[.J22])">
            <text:p/>
          </table:table-cell>
          <table:table-cell table:style-name="ce22" table:formula="of:=IF([.K22]=&quot;&quot;;&quot;&quot;;RAND()*([.K10]-[.K22])+[.K22])">
            <text:p/>
          </table:table-cell>
          <table:table-cell table:style-name="ce22" table:formula="of:=IF([.L22]=&quot;&quot;;&quot;&quot;;RAND()*([.L10]-[.L22])+[.L22])" office:value-type="float" office:value="0.721388696684796" calcext:value-type="float">
            <text:p>0.72</text:p>
          </table:table-cell>
          <table:table-cell table:style-name="ce22" table:formula="of:=IF([.M22]=&quot;&quot;;&quot;&quot;;RAND()*([.M10]-[.M22])+[.M22])">
            <text:p/>
          </table:table-cell>
          <table:table-cell table:style-name="ce22" table:formula="of:=IF([.N22]=&quot;&quot;;&quot;&quot;;RAND()*([.N10]-[.N22])+[.N22])" office:value-type="float" office:value="0.534047630607301" calcext:value-type="float">
            <text:p>0.53</text:p>
          </table:table-cell>
          <table:table-cell table:style-name="ce22" table:formula="of:=IF([.O22]=&quot;&quot;;&quot;&quot;;RAND()*([.O10]-[.O22])+[.O22])">
            <text:p/>
          </table:table-cell>
          <table:table-cell table:style-name="ce22" table:formula="of:=IF([.P22]=&quot;&quot;;&quot;&quot;;RAND()*([.P10]-[.P22])+[.P22])">
            <text:p/>
          </table:table-cell>
          <table:table-cell table:style-name="ce22" table:formula="of:=IF([.Q22]=&quot;&quot;;&quot;&quot;;RAND()*([.Q10]-[.Q22])+[.Q22])">
            <text:p/>
          </table:table-cell>
          <table:table-cell table:style-name="ce22" table:formula="of:=IF([.R22]=&quot;&quot;;&quot;&quot;;RAND()*([.R10]-[.R22])+[.R22])">
            <text:p/>
          </table:table-cell>
          <table:table-cell table:style-name="ce22" table:formula="of:=IF([.S22]=&quot;&quot;;&quot;&quot;;RAND()*([.S10]-[.S22])+[.S22])">
            <text:p/>
          </table:table-cell>
          <table:table-cell table:style-name="ce22" table:formula="of:=IF([.T22]=&quot;&quot;;&quot;&quot;;RAND()*([.T10]-[.T22])+[.T22])">
            <text:p/>
          </table:table-cell>
          <table:table-cell table:style-name="ce22" table:formula="of:=IF([.U22]=&quot;&quot;;&quot;&quot;;RAND()*([.U10]-[.U22])+[.U22])">
            <text:p/>
          </table:table-cell>
          <table:table-cell table:style-name="ce22" table:formula="of:=IF([.V22]=&quot;&quot;;&quot;&quot;;RAND()*([.V10]-[.V22])+[.V22])">
            <text:p/>
          </table:table-cell>
          <table:table-cell table:style-name="ce22" table:formula="of:=IF([.W22]=&quot;&quot;;&quot;&quot;;RAND()*([.W10]-[.W22])+[.W22])">
            <text:p/>
          </table:table-cell>
          <table:table-cell table:style-name="ce22" table:formula="of:=IF([.X22]=&quot;&quot;;&quot;&quot;;RAND()*([.X10]-[.X22])+[.X22])" office:value-type="float" office:value="0.325" calcext:value-type="float">
            <text:p>0.33</text:p>
          </table:table-cell>
          <table:table-cell table:number-columns-repeated="16360"/>
        </table:table-row>
        <table:table-row table:style-name="ro1">
          <table:table-cell table:style-name="ce10" office:value-type="string" calcext:value-type="string">
            <text:p>RANDOM2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turning</text:p>
          </table:table-cell>
          <table:table-cell table:style-name="ce23" table:formula="of:=IF([.D23]=&quot;&quot;;&quot;&quot;;RAND()*([.D11]-[.D23])+[.D23])" office:value-type="float" office:value="1.264304074332" calcext:value-type="float">
            <text:p>1.26</text:p>
          </table:table-cell>
          <table:table-cell table:style-name="ce23" table:formula="of:=IF([.E23]=&quot;&quot;;&quot;&quot;;RAND()*([.E11]-[.E23])+[.E23])" office:value-type="float" office:value="1.01748318844583" calcext:value-type="float">
            <text:p>1.02</text:p>
          </table:table-cell>
          <table:table-cell table:style-name="ce23" table:formula="of:=IF([.F23]=&quot;&quot;;&quot;&quot;;RAND()*([.F11]-[.F23])+[.F23])" office:value-type="float" office:value="0.949446070564052" calcext:value-type="float">
            <text:p>0.95</text:p>
          </table:table-cell>
          <table:table-cell table:style-name="ce23" table:formula="of:=IF([.G23]=&quot;&quot;;&quot;&quot;;RAND()*([.G11]-[.G23])+[.G23])" office:value-type="float" office:value="0.923042025661799" calcext:value-type="float">
            <text:p>0.92</text:p>
          </table:table-cell>
          <table:table-cell table:style-name="ce23" table:formula="of:=IF([.H23]=&quot;&quot;;&quot;&quot;;RAND()*([.H11]-[.H23])+[.H23])">
            <text:p/>
          </table:table-cell>
          <table:table-cell table:style-name="ce23" table:formula="of:=IF([.I23]=&quot;&quot;;&quot;&quot;;RAND()*([.I11]-[.I23])+[.I23])">
            <text:p/>
          </table:table-cell>
          <table:table-cell table:style-name="ce23" table:formula="of:=IF([.J23]=&quot;&quot;;&quot;&quot;;RAND()*([.J11]-[.J23])+[.J23])" office:value-type="float" office:value="0.79092148697589" calcext:value-type="float">
            <text:p>0.79</text:p>
          </table:table-cell>
          <table:table-cell table:style-name="ce23" table:formula="of:=IF([.K23]=&quot;&quot;;&quot;&quot;;RAND()*([.K11]-[.K23])+[.K23])">
            <text:p/>
          </table:table-cell>
          <table:table-cell table:style-name="ce23" table:formula="of:=IF([.L23]=&quot;&quot;;&quot;&quot;;RAND()*([.L11]-[.L23])+[.L23])" office:value-type="float" office:value="0.803992793645235" calcext:value-type="float">
            <text:p>0.80</text:p>
          </table:table-cell>
          <table:table-cell table:style-name="ce23" table:formula="of:=IF([.M23]=&quot;&quot;;&quot;&quot;;RAND()*([.M11]-[.M23])+[.M23])">
            <text:p/>
          </table:table-cell>
          <table:table-cell table:style-name="ce23" table:formula="of:=IF([.N23]=&quot;&quot;;&quot;&quot;;RAND()*([.N11]-[.N23])+[.N23])" office:value-type="float" office:value="0.47994240483106" calcext:value-type="float">
            <text:p>0.48</text:p>
          </table:table-cell>
          <table:table-cell table:style-name="ce23" table:formula="of:=IF([.O23]=&quot;&quot;;&quot;&quot;;RAND()*([.O11]-[.O23])+[.O23])">
            <text:p/>
          </table:table-cell>
          <table:table-cell table:style-name="ce23" table:formula="of:=IF([.P23]=&quot;&quot;;&quot;&quot;;RAND()*([.P11]-[.P23])+[.P23])" office:value-type="float" office:value="0.431979298823504" calcext:value-type="float">
            <text:p>0.43</text:p>
          </table:table-cell>
          <table:table-cell table:style-name="ce23" table:formula="of:=IF([.Q23]=&quot;&quot;;&quot;&quot;;RAND()*([.Q11]-[.Q23])+[.Q23])">
            <text:p/>
          </table:table-cell>
          <table:table-cell table:style-name="ce23" table:formula="of:=IF([.R23]=&quot;&quot;;&quot;&quot;;RAND()*([.R11]-[.R23])+[.R23])" office:value-type="float" office:value="0.35" calcext:value-type="float">
            <text:p>0.35</text:p>
          </table:table-cell>
          <table:table-cell table:style-name="ce23" table:formula="of:=IF([.S23]=&quot;&quot;;&quot;&quot;;RAND()*([.S11]-[.S23])+[.S23])">
            <text:p/>
          </table:table-cell>
          <table:table-cell table:style-name="ce23" table:formula="of:=IF([.T23]=&quot;&quot;;&quot;&quot;;RAND()*([.T11]-[.T23])+[.T23])">
            <text:p/>
          </table:table-cell>
          <table:table-cell table:style-name="ce23" table:formula="of:=IF([.U23]=&quot;&quot;;&quot;&quot;;RAND()*([.U11]-[.U23])+[.U23])">
            <text:p/>
          </table:table-cell>
          <table:table-cell table:style-name="ce23" table:formula="of:=IF([.V23]=&quot;&quot;;&quot;&quot;;RAND()*([.V11]-[.V23])+[.V23])">
            <text:p/>
          </table:table-cell>
          <table:table-cell table:style-name="ce23" table:formula="of:=IF([.W23]=&quot;&quot;;&quot;&quot;;RAND()*([.W11]-[.W23])+[.W23])">
            <text:p/>
          </table:table-cell>
          <table:table-cell table:style-name="ce23" table:formula="of:=IF([.X23]=&quot;&quot;;&quot;&quot;;RAND()*([.X11]-[.X23])+[.X23])" office:value-type="float" office:value="0.3" calcext:value-type="float">
            <text:p>0.30</text:p>
          </table:table-cell>
          <table:table-cell office:value-type="string" calcext:value-type="string">
            <text:p>A placeholder by kimden, automatically generated from randomly interpolating SOFT and RANDOM2</text:p>
          </table:table-cell>
          <table:table-cell table:number-columns-repeated="16359"/>
        </table:table-row>
        <table:table-row table:style-name="ro1">
          <table:table-cell table:style-name="ce10" office:value-type="string" calcext:value-type="string">
            <text:p>RANDOM2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traction</text:p>
          </table:table-cell>
          <table:table-cell table:style-name="ce23" table:formula="of:=IF([.D24]=&quot;&quot;;&quot;&quot;;RAND()*([.D12]-[.D24])+[.D24])" office:value-type="float" office:value="0.977859462123543" calcext:value-type="float">
            <text:p>0.98</text:p>
          </table:table-cell>
          <table:table-cell table:style-name="ce23" table:formula="of:=IF([.E24]=&quot;&quot;;&quot;&quot;;RAND()*([.E12]-[.E24])+[.E24])" office:value-type="float" office:value="1.32480704970855" calcext:value-type="float">
            <text:p>1.32</text:p>
          </table:table-cell>
          <table:table-cell table:style-name="ce23" table:formula="of:=IF([.F24]=&quot;&quot;;&quot;&quot;;RAND()*([.F12]-[.F24])+[.F24])" office:value-type="float" office:value="0.809780416380955" calcext:value-type="float">
            <text:p>0.81</text:p>
          </table:table-cell>
          <table:table-cell table:style-name="ce23" table:formula="of:=IF([.G24]=&quot;&quot;;&quot;&quot;;RAND()*([.G12]-[.G24])+[.G24])">
            <text:p/>
          </table:table-cell>
          <table:table-cell table:style-name="ce23" table:formula="of:=IF([.H24]=&quot;&quot;;&quot;&quot;;RAND()*([.H12]-[.H24])+[.H24])" office:value-type="float" office:value="0.873675440446724" calcext:value-type="float">
            <text:p>0.87</text:p>
          </table:table-cell>
          <table:table-cell table:style-name="ce23" table:formula="of:=IF([.I24]=&quot;&quot;;&quot;&quot;;RAND()*([.I12]-[.I24])+[.I24])">
            <text:p/>
          </table:table-cell>
          <table:table-cell table:style-name="ce23" table:formula="of:=IF([.J24]=&quot;&quot;;&quot;&quot;;RAND()*([.J12]-[.J24])+[.J24])" office:value-type="float" office:value="0.85487820052407" calcext:value-type="float">
            <text:p>0.85</text:p>
          </table:table-cell>
          <table:table-cell table:style-name="ce23" table:formula="of:=IF([.K24]=&quot;&quot;;&quot;&quot;;RAND()*([.K12]-[.K24])+[.K24])">
            <text:p/>
          </table:table-cell>
          <table:table-cell table:style-name="ce23" table:formula="of:=IF([.L24]=&quot;&quot;;&quot;&quot;;RAND()*([.L12]-[.L24])+[.L24])" office:value-type="float" office:value="0.689869400422122" calcext:value-type="float">
            <text:p>0.69</text:p>
          </table:table-cell>
          <table:table-cell table:style-name="ce23" table:formula="of:=IF([.M24]=&quot;&quot;;&quot;&quot;;RAND()*([.M12]-[.M24])+[.M24])">
            <text:p/>
          </table:table-cell>
          <table:table-cell table:style-name="ce23" table:formula="of:=IF([.N24]=&quot;&quot;;&quot;&quot;;RAND()*([.N12]-[.N24])+[.N24])" office:value-type="float" office:value="0.513924758773917" calcext:value-type="float">
            <text:p>0.51</text:p>
          </table:table-cell>
          <table:table-cell table:style-name="ce23" table:formula="of:=IF([.O24]=&quot;&quot;;&quot;&quot;;RAND()*([.O12]-[.O24])+[.O24])">
            <text:p/>
          </table:table-cell>
          <table:table-cell table:style-name="ce23" table:formula="of:=IF([.P24]=&quot;&quot;;&quot;&quot;;RAND()*([.P12]-[.P24])+[.P24])" office:value-type="float" office:value="0.4" calcext:value-type="float">
            <text:p>0.40</text:p>
          </table:table-cell>
          <table:table-cell table:style-name="ce23" table:formula="of:=IF([.Q24]=&quot;&quot;;&quot;&quot;;RAND()*([.Q12]-[.Q24])+[.Q24])">
            <text:p/>
          </table:table-cell>
          <table:table-cell table:style-name="ce23" table:formula="of:=IF([.R24]=&quot;&quot;;&quot;&quot;;RAND()*([.R12]-[.R24])+[.R24])" office:value-type="float" office:value="0.30322246410356" calcext:value-type="float">
            <text:p>0.30</text:p>
          </table:table-cell>
          <table:table-cell table:style-name="ce23" table:formula="of:=IF([.S24]=&quot;&quot;;&quot;&quot;;RAND()*([.S12]-[.S24])+[.S24])">
            <text:p/>
          </table:table-cell>
          <table:table-cell table:style-name="ce23" table:formula="of:=IF([.T24]=&quot;&quot;;&quot;&quot;;RAND()*([.T12]-[.T24])+[.T24])">
            <text:p/>
          </table:table-cell>
          <table:table-cell table:style-name="ce23" table:formula="of:=IF([.U24]=&quot;&quot;;&quot;&quot;;RAND()*([.U12]-[.U24])+[.U24])">
            <text:p/>
          </table:table-cell>
          <table:table-cell table:style-name="ce23" table:formula="of:=IF([.V24]=&quot;&quot;;&quot;&quot;;RAND()*([.V12]-[.V24])+[.V24])">
            <text:p/>
          </table:table-cell>
          <table:table-cell table:style-name="ce23" table:formula="of:=IF([.W24]=&quot;&quot;;&quot;&quot;;RAND()*([.W12]-[.W24])+[.W24])">
            <text:p/>
          </table:table-cell>
          <table:table-cell table:style-name="ce23" table:formula="of:=IF([.X24]=&quot;&quot;;&quot;&quot;;RAND()*([.X12]-[.X24])+[.X24])" office:value-type="float" office:value="0.2" calcext:value-type="float">
            <text:p>0.20</text:p>
          </table:table-cell>
          <table:table-cell table:number-columns-repeated="16360"/>
        </table:table-row>
        <table:table-row table:style-name="ro1">
          <table:table-cell table:style-name="ce10" office:value-type="string" calcext:value-type="string">
            <text:p>RANDOM2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topspeed</text:p>
          </table:table-cell>
          <table:table-cell table:style-name="ce23" table:formula="of:=IF([.D25]=&quot;&quot;;&quot;&quot;;RAND()*([.D13]-[.D25])+[.D25])" office:value-type="float" office:value="0.799841702678145" calcext:value-type="float">
            <text:p>0.80</text:p>
          </table:table-cell>
          <table:table-cell table:style-name="ce23" table:formula="of:=IF([.E25]=&quot;&quot;;&quot;&quot;;RAND()*([.E13]-[.E25])+[.E25])">
            <text:p/>
          </table:table-cell>
          <table:table-cell table:style-name="ce23" table:formula="of:=IF([.F25]=&quot;&quot;;&quot;&quot;;RAND()*([.F13]-[.F25])+[.F25])" office:value-type="float" office:value="1.07253570805354" calcext:value-type="float">
            <text:p>1.07</text:p>
          </table:table-cell>
          <table:table-cell table:style-name="ce23" table:formula="of:=IF([.G25]=&quot;&quot;;&quot;&quot;;RAND()*([.G13]-[.G25])+[.G25])">
            <text:p/>
          </table:table-cell>
          <table:table-cell table:style-name="ce23" table:formula="of:=IF([.H25]=&quot;&quot;;&quot;&quot;;RAND()*([.H13]-[.H25])+[.H25])" office:value-type="float" office:value="0.852538413230244" calcext:value-type="float">
            <text:p>0.85</text:p>
          </table:table-cell>
          <table:table-cell table:style-name="ce23" table:formula="of:=IF([.I25]=&quot;&quot;;&quot;&quot;;RAND()*([.I13]-[.I25])+[.I25])">
            <text:p/>
          </table:table-cell>
          <table:table-cell table:style-name="ce23" table:formula="of:=IF([.J25]=&quot;&quot;;&quot;&quot;;RAND()*([.J13]-[.J25])+[.J25])">
            <text:p/>
          </table:table-cell>
          <table:table-cell table:style-name="ce23" table:formula="of:=IF([.K25]=&quot;&quot;;&quot;&quot;;RAND()*([.K13]-[.K25])+[.K25])">
            <text:p/>
          </table:table-cell>
          <table:table-cell table:style-name="ce23" table:formula="of:=IF([.L25]=&quot;&quot;;&quot;&quot;;RAND()*([.L13]-[.L25])+[.L25])" office:value-type="float" office:value="0.725783572791454" calcext:value-type="float">
            <text:p>0.73</text:p>
          </table:table-cell>
          <table:table-cell table:style-name="ce23" table:formula="of:=IF([.M25]=&quot;&quot;;&quot;&quot;;RAND()*([.M13]-[.M25])+[.M25])">
            <text:p/>
          </table:table-cell>
          <table:table-cell table:style-name="ce23" table:formula="of:=IF([.N25]=&quot;&quot;;&quot;&quot;;RAND()*([.N13]-[.N25])+[.N25])" office:value-type="float" office:value="0.524869790270838" calcext:value-type="float">
            <text:p>0.52</text:p>
          </table:table-cell>
          <table:table-cell table:style-name="ce23" table:formula="of:=IF([.O25]=&quot;&quot;;&quot;&quot;;RAND()*([.O13]-[.O25])+[.O25])">
            <text:p/>
          </table:table-cell>
          <table:table-cell table:style-name="ce23" table:formula="of:=IF([.P25]=&quot;&quot;;&quot;&quot;;RAND()*([.P13]-[.P25])+[.P25])">
            <text:p/>
          </table:table-cell>
          <table:table-cell table:style-name="ce23" table:formula="of:=IF([.Q25]=&quot;&quot;;&quot;&quot;;RAND()*([.Q13]-[.Q25])+[.Q25])">
            <text:p/>
          </table:table-cell>
          <table:table-cell table:style-name="ce23" table:formula="of:=IF([.R25]=&quot;&quot;;&quot;&quot;;RAND()*([.R13]-[.R25])+[.R25])">
            <text:p/>
          </table:table-cell>
          <table:table-cell table:style-name="ce23" table:formula="of:=IF([.S25]=&quot;&quot;;&quot;&quot;;RAND()*([.S13]-[.S25])+[.S25])">
            <text:p/>
          </table:table-cell>
          <table:table-cell table:style-name="ce23" table:formula="of:=IF([.T25]=&quot;&quot;;&quot;&quot;;RAND()*([.T13]-[.T25])+[.T25])">
            <text:p/>
          </table:table-cell>
          <table:table-cell table:style-name="ce23" table:formula="of:=IF([.U25]=&quot;&quot;;&quot;&quot;;RAND()*([.U13]-[.U25])+[.U25])">
            <text:p/>
          </table:table-cell>
          <table:table-cell table:style-name="ce23" table:formula="of:=IF([.V25]=&quot;&quot;;&quot;&quot;;RAND()*([.V13]-[.V25])+[.V25])">
            <text:p/>
          </table:table-cell>
          <table:table-cell table:style-name="ce23" table:formula="of:=IF([.W25]=&quot;&quot;;&quot;&quot;;RAND()*([.W13]-[.W25])+[.W25])">
            <text:p/>
          </table:table-cell>
          <table:table-cell table:style-name="ce23" table:formula="of:=IF([.X25]=&quot;&quot;;&quot;&quot;;RAND()*([.X13]-[.X25])+[.X25])" office:value-type="float" office:value="0.385805533576774" calcext:value-type="float">
            <text:p>0.39</text:p>
          </table:table-cell>
          <table:table-cell table:number-columns-repeated="16360"/>
        </table:table-row>
        <table:table-row table:style-name="ro1">
          <table:table-cell table:style-name="ce11" office:value-type="string" calcext:value-type="string">
            <text:p>RANDOM3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turning</text:p>
          </table:table-cell>
          <table:table-cell table:style-name="ce24" table:formula="of:=IF([.D26]=&quot;&quot;;&quot;&quot;;RAND()*([.D14]-[.D26])+[.D26])" office:value-type="float" office:value="1.19954448801401" calcext:value-type="float">
            <text:p>1.20</text:p>
          </table:table-cell>
          <table:table-cell table:style-name="ce24" table:formula="of:=IF([.E26]=&quot;&quot;;&quot;&quot;;RAND()*([.E14]-[.E26])+[.E26])" office:value-type="float" office:value="0.980917295635427" calcext:value-type="float">
            <text:p>0.98</text:p>
          </table:table-cell>
          <table:table-cell table:style-name="ce24" table:formula="of:=IF([.F26]=&quot;&quot;;&quot;&quot;;RAND()*([.F14]-[.F26])+[.F26])" office:value-type="float" office:value="0.949793855932253" calcext:value-type="float">
            <text:p>0.95</text:p>
          </table:table-cell>
          <table:table-cell table:style-name="ce24" table:formula="of:=IF([.G26]=&quot;&quot;;&quot;&quot;;RAND()*([.G14]-[.G26])+[.G26])" office:value-type="float" office:value="0.90721184468873" calcext:value-type="float">
            <text:p>0.91</text:p>
          </table:table-cell>
          <table:table-cell table:style-name="ce24" table:formula="of:=IF([.H26]=&quot;&quot;;&quot;&quot;;RAND()*([.H14]-[.H26])+[.H26])">
            <text:p/>
          </table:table-cell>
          <table:table-cell table:style-name="ce24" table:formula="of:=IF([.I26]=&quot;&quot;;&quot;&quot;;RAND()*([.I14]-[.I26])+[.I26])">
            <text:p/>
          </table:table-cell>
          <table:table-cell table:style-name="ce24" table:formula="of:=IF([.J26]=&quot;&quot;;&quot;&quot;;RAND()*([.J14]-[.J26])+[.J26])" office:value-type="float" office:value="0.781470367196635" calcext:value-type="float">
            <text:p>0.78</text:p>
          </table:table-cell>
          <table:table-cell table:style-name="ce24" table:formula="of:=IF([.K26]=&quot;&quot;;&quot;&quot;;RAND()*([.K14]-[.K26])+[.K26])">
            <text:p/>
          </table:table-cell>
          <table:table-cell table:style-name="ce24" table:formula="of:=IF([.L26]=&quot;&quot;;&quot;&quot;;RAND()*([.L14]-[.L26])+[.L26])" office:value-type="float" office:value="0.712708359647799" calcext:value-type="float">
            <text:p>0.71</text:p>
          </table:table-cell>
          <table:table-cell table:style-name="ce24" table:formula="of:=IF([.M26]=&quot;&quot;;&quot;&quot;;RAND()*([.M14]-[.M26])+[.M26])">
            <text:p/>
          </table:table-cell>
          <table:table-cell table:style-name="ce24" table:formula="of:=IF([.N26]=&quot;&quot;;&quot;&quot;;RAND()*([.N14]-[.N26])+[.N26])" office:value-type="float" office:value="0.496698550583398" calcext:value-type="float">
            <text:p>0.50</text:p>
          </table:table-cell>
          <table:table-cell table:style-name="ce24" table:formula="of:=IF([.O26]=&quot;&quot;;&quot;&quot;;RAND()*([.O14]-[.O26])+[.O26])">
            <text:p/>
          </table:table-cell>
          <table:table-cell table:style-name="ce24" table:formula="of:=IF([.P26]=&quot;&quot;;&quot;&quot;;RAND()*([.P14]-[.P26])+[.P26])" office:value-type="float" office:value="0.418531009812955" calcext:value-type="float">
            <text:p>0.42</text:p>
          </table:table-cell>
          <table:table-cell table:style-name="ce24" table:formula="of:=IF([.Q26]=&quot;&quot;;&quot;&quot;;RAND()*([.Q14]-[.Q26])+[.Q26])">
            <text:p/>
          </table:table-cell>
          <table:table-cell table:style-name="ce24" table:formula="of:=IF([.R26]=&quot;&quot;;&quot;&quot;;RAND()*([.R14]-[.R26])+[.R26])" office:value-type="float" office:value="0.35" calcext:value-type="float">
            <text:p>0.35</text:p>
          </table:table-cell>
          <table:table-cell table:style-name="ce24" table:formula="of:=IF([.S26]=&quot;&quot;;&quot;&quot;;RAND()*([.S14]-[.S26])+[.S26])">
            <text:p/>
          </table:table-cell>
          <table:table-cell table:style-name="ce24" table:formula="of:=IF([.T26]=&quot;&quot;;&quot;&quot;;RAND()*([.T14]-[.T26])+[.T26])">
            <text:p/>
          </table:table-cell>
          <table:table-cell table:style-name="ce24" table:formula="of:=IF([.U26]=&quot;&quot;;&quot;&quot;;RAND()*([.U14]-[.U26])+[.U26])">
            <text:p/>
          </table:table-cell>
          <table:table-cell table:style-name="ce24" table:formula="of:=IF([.V26]=&quot;&quot;;&quot;&quot;;RAND()*([.V14]-[.V26])+[.V26])">
            <text:p/>
          </table:table-cell>
          <table:table-cell table:style-name="ce24" table:formula="of:=IF([.W26]=&quot;&quot;;&quot;&quot;;RAND()*([.W14]-[.W26])+[.W26])">
            <text:p/>
          </table:table-cell>
          <table:table-cell table:style-name="ce24" table:formula="of:=IF([.X26]=&quot;&quot;;&quot;&quot;;RAND()*([.X14]-[.X26])+[.X26])" office:value-type="float" office:value="0.3" calcext:value-type="float">
            <text:p>0.30</text:p>
          </table:table-cell>
          <table:table-cell office:value-type="string" calcext:value-type="string">
            <text:p>A placeholder by kimden, automatically generated from randomly interpolating MEDIUM and RANDOM3</text:p>
          </table:table-cell>
          <table:table-cell table:number-columns-repeated="16359"/>
        </table:table-row>
        <table:table-row table:style-name="ro1">
          <table:table-cell table:style-name="ce11" office:value-type="string" calcext:value-type="string">
            <text:p>RANDOM3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traction</text:p>
          </table:table-cell>
          <table:table-cell table:style-name="ce24" table:formula="of:=IF([.D27]=&quot;&quot;;&quot;&quot;;RAND()*([.D15]-[.D27])+[.D27])" office:value-type="float" office:value="0.985817234923632" calcext:value-type="float">
            <text:p>0.99</text:p>
          </table:table-cell>
          <table:table-cell table:style-name="ce24" table:formula="of:=IF([.E27]=&quot;&quot;;&quot;&quot;;RAND()*([.E15]-[.E27])+[.E27])" office:value-type="float" office:value="1.09460869597618" calcext:value-type="float">
            <text:p>1.09</text:p>
          </table:table-cell>
          <table:table-cell table:style-name="ce24" table:formula="of:=IF([.F27]=&quot;&quot;;&quot;&quot;;RAND()*([.F15]-[.F27])+[.F27])" office:value-type="float" office:value="0.84788042000114" calcext:value-type="float">
            <text:p>0.85</text:p>
          </table:table-cell>
          <table:table-cell table:style-name="ce24" table:formula="of:=IF([.G27]=&quot;&quot;;&quot;&quot;;RAND()*([.G15]-[.G27])+[.G27])">
            <text:p/>
          </table:table-cell>
          <table:table-cell table:style-name="ce24" table:formula="of:=IF([.H27]=&quot;&quot;;&quot;&quot;;RAND()*([.H15]-[.H27])+[.H27])" office:value-type="float" office:value="0.870628742246551" calcext:value-type="float">
            <text:p>0.87</text:p>
          </table:table-cell>
          <table:table-cell table:style-name="ce24" table:formula="of:=IF([.I27]=&quot;&quot;;&quot;&quot;;RAND()*([.I15]-[.I27])+[.I27])">
            <text:p/>
          </table:table-cell>
          <table:table-cell table:style-name="ce24" table:formula="of:=IF([.J27]=&quot;&quot;;&quot;&quot;;RAND()*([.J15]-[.J27])+[.J27])" office:value-type="float" office:value="0.804047399402755" calcext:value-type="float">
            <text:p>0.80</text:p>
          </table:table-cell>
          <table:table-cell table:style-name="ce24" table:formula="of:=IF([.K27]=&quot;&quot;;&quot;&quot;;RAND()*([.K15]-[.K27])+[.K27])">
            <text:p/>
          </table:table-cell>
          <table:table-cell table:style-name="ce24" table:formula="of:=IF([.L27]=&quot;&quot;;&quot;&quot;;RAND()*([.L15]-[.L27])+[.L27])" office:value-type="float" office:value="0.650119632815273" calcext:value-type="float">
            <text:p>0.65</text:p>
          </table:table-cell>
          <table:table-cell table:style-name="ce24" table:formula="of:=IF([.M27]=&quot;&quot;;&quot;&quot;;RAND()*([.M15]-[.M27])+[.M27])">
            <text:p/>
          </table:table-cell>
          <table:table-cell table:style-name="ce24" table:formula="of:=IF([.N27]=&quot;&quot;;&quot;&quot;;RAND()*([.N15]-[.N27])+[.N27])" office:value-type="float" office:value="0.503664400157446" calcext:value-type="float">
            <text:p>0.50</text:p>
          </table:table-cell>
          <table:table-cell table:style-name="ce24" table:formula="of:=IF([.O27]=&quot;&quot;;&quot;&quot;;RAND()*([.O15]-[.O27])+[.O27])">
            <text:p/>
          </table:table-cell>
          <table:table-cell table:style-name="ce24" table:formula="of:=IF([.P27]=&quot;&quot;;&quot;&quot;;RAND()*([.P15]-[.P27])+[.P27])" office:value-type="float" office:value="0.4" calcext:value-type="float">
            <text:p>0.40</text:p>
          </table:table-cell>
          <table:table-cell table:style-name="ce24" table:formula="of:=IF([.Q27]=&quot;&quot;;&quot;&quot;;RAND()*([.Q15]-[.Q27])+[.Q27])">
            <text:p/>
          </table:table-cell>
          <table:table-cell table:style-name="ce24" table:formula="of:=IF([.R27]=&quot;&quot;;&quot;&quot;;RAND()*([.R15]-[.R27])+[.R27])" office:value-type="float" office:value="0.300543244003648" calcext:value-type="float">
            <text:p>0.30</text:p>
          </table:table-cell>
          <table:table-cell table:style-name="ce24" table:formula="of:=IF([.S27]=&quot;&quot;;&quot;&quot;;RAND()*([.S15]-[.S27])+[.S27])">
            <text:p/>
          </table:table-cell>
          <table:table-cell table:style-name="ce24" table:formula="of:=IF([.T27]=&quot;&quot;;&quot;&quot;;RAND()*([.T15]-[.T27])+[.T27])">
            <text:p/>
          </table:table-cell>
          <table:table-cell table:style-name="ce24" table:formula="of:=IF([.U27]=&quot;&quot;;&quot;&quot;;RAND()*([.U15]-[.U27])+[.U27])">
            <text:p/>
          </table:table-cell>
          <table:table-cell table:style-name="ce24" table:formula="of:=IF([.V27]=&quot;&quot;;&quot;&quot;;RAND()*([.V15]-[.V27])+[.V27])">
            <text:p/>
          </table:table-cell>
          <table:table-cell table:style-name="ce24" table:formula="of:=IF([.W27]=&quot;&quot;;&quot;&quot;;RAND()*([.W15]-[.W27])+[.W27])">
            <text:p/>
          </table:table-cell>
          <table:table-cell table:style-name="ce24" table:formula="of:=IF([.X27]=&quot;&quot;;&quot;&quot;;RAND()*([.X15]-[.X27])+[.X27])" office:value-type="float" office:value="0.2" calcext:value-type="float">
            <text:p>0.20</text:p>
          </table:table-cell>
          <table:table-cell table:number-columns-repeated="16360"/>
        </table:table-row>
        <table:table-row table:style-name="ro1">
          <table:table-cell table:style-name="ce11" office:value-type="string" calcext:value-type="string">
            <text:p>RANDOM3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topspeed</text:p>
          </table:table-cell>
          <table:table-cell table:style-name="ce24" table:formula="of:=IF([.D28]=&quot;&quot;;&quot;&quot;;RAND()*([.D16]-[.D28])+[.D28])" office:value-type="float" office:value="0.880170103638403" calcext:value-type="float">
            <text:p>0.88</text:p>
          </table:table-cell>
          <table:table-cell table:style-name="ce24" table:formula="of:=IF([.E28]=&quot;&quot;;&quot;&quot;;RAND()*([.E16]-[.E28])+[.E28])">
            <text:p/>
          </table:table-cell>
          <table:table-cell table:style-name="ce24" table:formula="of:=IF([.F28]=&quot;&quot;;&quot;&quot;;RAND()*([.F16]-[.F28])+[.F28])" office:value-type="float" office:value="0.951423855628395" calcext:value-type="float">
            <text:p>0.95</text:p>
          </table:table-cell>
          <table:table-cell table:style-name="ce24" table:formula="of:=IF([.G28]=&quot;&quot;;&quot;&quot;;RAND()*([.G16]-[.G28])+[.G28])">
            <text:p/>
          </table:table-cell>
          <table:table-cell table:style-name="ce24" table:formula="of:=IF([.H28]=&quot;&quot;;&quot;&quot;;RAND()*([.H16]-[.H28])+[.H28])" office:value-type="float" office:value="0.852267227309993" calcext:value-type="float">
            <text:p>0.85</text:p>
          </table:table-cell>
          <table:table-cell table:style-name="ce24" table:formula="of:=IF([.I28]=&quot;&quot;;&quot;&quot;;RAND()*([.I16]-[.I28])+[.I28])">
            <text:p/>
          </table:table-cell>
          <table:table-cell table:style-name="ce24" table:formula="of:=IF([.J28]=&quot;&quot;;&quot;&quot;;RAND()*([.J16]-[.J28])+[.J28])">
            <text:p/>
          </table:table-cell>
          <table:table-cell table:style-name="ce24" table:formula="of:=IF([.K28]=&quot;&quot;;&quot;&quot;;RAND()*([.K16]-[.K28])+[.K28])">
            <text:p/>
          </table:table-cell>
          <table:table-cell table:style-name="ce24" table:formula="of:=IF([.L28]=&quot;&quot;;&quot;&quot;;RAND()*([.L16]-[.L28])+[.L28])" office:value-type="float" office:value="0.704354425039759" calcext:value-type="float">
            <text:p>0.70</text:p>
          </table:table-cell>
          <table:table-cell table:style-name="ce24" table:formula="of:=IF([.M28]=&quot;&quot;;&quot;&quot;;RAND()*([.M16]-[.M28])+[.M28])">
            <text:p/>
          </table:table-cell>
          <table:table-cell table:style-name="ce24" table:formula="of:=IF([.N28]=&quot;&quot;;&quot;&quot;;RAND()*([.N16]-[.N28])+[.N28])" office:value-type="float" office:value="0.506968572170155" calcext:value-type="float">
            <text:p>0.51</text:p>
          </table:table-cell>
          <table:table-cell table:style-name="ce24" table:formula="of:=IF([.O28]=&quot;&quot;;&quot;&quot;;RAND()*([.O16]-[.O28])+[.O28])">
            <text:p/>
          </table:table-cell>
          <table:table-cell table:style-name="ce24" table:formula="of:=IF([.P28]=&quot;&quot;;&quot;&quot;;RAND()*([.P16]-[.P28])+[.P28])">
            <text:p/>
          </table:table-cell>
          <table:table-cell table:style-name="ce24" table:formula="of:=IF([.Q28]=&quot;&quot;;&quot;&quot;;RAND()*([.Q16]-[.Q28])+[.Q28])">
            <text:p/>
          </table:table-cell>
          <table:table-cell table:style-name="ce24" table:formula="of:=IF([.R28]=&quot;&quot;;&quot;&quot;;RAND()*([.R16]-[.R28])+[.R28])">
            <text:p/>
          </table:table-cell>
          <table:table-cell table:style-name="ce24" table:formula="of:=IF([.S28]=&quot;&quot;;&quot;&quot;;RAND()*([.S16]-[.S28])+[.S28])">
            <text:p/>
          </table:table-cell>
          <table:table-cell table:style-name="ce24" table:formula="of:=IF([.T28]=&quot;&quot;;&quot;&quot;;RAND()*([.T16]-[.T28])+[.T28])">
            <text:p/>
          </table:table-cell>
          <table:table-cell table:style-name="ce24" table:formula="of:=IF([.U28]=&quot;&quot;;&quot;&quot;;RAND()*([.U16]-[.U28])+[.U28])">
            <text:p/>
          </table:table-cell>
          <table:table-cell table:style-name="ce24" table:formula="of:=IF([.V28]=&quot;&quot;;&quot;&quot;;RAND()*([.V16]-[.V28])+[.V28])">
            <text:p/>
          </table:table-cell>
          <table:table-cell table:style-name="ce24" table:formula="of:=IF([.W28]=&quot;&quot;;&quot;&quot;;RAND()*([.W16]-[.W28])+[.W28])">
            <text:p/>
          </table:table-cell>
          <table:table-cell table:style-name="ce24" table:formula="of:=IF([.X28]=&quot;&quot;;&quot;&quot;;RAND()*([.X16]-[.X28])+[.X28])" office:value-type="float" office:value="0.453334022277674" calcext:value-type="float">
            <text:p>0.45</text:p>
          </table:table-cell>
          <table:table-cell table:number-columns-repeated="16360"/>
        </table:table-row>
        <table:table-row table:style-name="ro1">
          <table:table-cell table:number-columns-repeated="3"/>
          <table:table-cell table:style-name="ce25" table:number-columns-repeated="21"/>
          <table:table-cell table:number-columns-repeated="16360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string" calcext:value-type="string">
            <text:p>turning</text:p>
          </table:table-cell>
          <table:table-cell table:style-name="ce26" table:formula="of:=IF([.D2]=&quot;&quot;;&quot;&quot;;COM.MICROSOFT.CONCAT(TEXT([.D$1]*100+101*([.$B2]-1); &quot;000&quot;);&quot;:&quot;;TEXT([.D2];&quot;0.000&quot;);&quot; &quot;))" office:value-type="string" office:string-value="100:1.547 " calcext:value-type="string">
            <text:p>100:1.547 </text:p>
          </table:table-cell>
          <table:table-cell table:style-name="ce26" table:formula="of:=IF([.E2]=&quot;&quot;;&quot;&quot;;COM.MICROSOFT.CONCAT(TEXT([.E$1]*100+101*([.$B2]-1); &quot;000&quot;);&quot;:&quot;;TEXT([.E2];&quot;0.000&quot;);&quot; &quot;))" office:value-type="string" office:string-value="095:1.308 " calcext:value-type="string">
            <text:p>095:1.308 </text:p>
          </table:table-cell>
          <table:table-cell table:style-name="ce26" table:formula="of:=IF([.F2]=&quot;&quot;;&quot;&quot;;COM.MICROSOFT.CONCAT(TEXT([.F$1]*100+101*([.$B2]-1); &quot;000&quot;);&quot;:&quot;;TEXT([.F2];&quot;0.000&quot;);&quot; &quot;))" office:value-type="string" office:string-value="090:1.032 " calcext:value-type="string">
            <text:p>090:1.032 </text:p>
          </table:table-cell>
          <table:table-cell table:style-name="ce26" table:formula="of:=IF([.G2]=&quot;&quot;;&quot;&quot;;COM.MICROSOFT.CONCAT(TEXT([.G$1]*100+101*([.$B2]-1); &quot;000&quot;);&quot;:&quot;;TEXT([.G2];&quot;0.000&quot;);&quot; &quot;))" office:value-type="string" office:string-value="085:1.041 " calcext:value-type="string">
            <text:p>085:1.041 </text:p>
          </table:table-cell>
          <table:table-cell table:style-name="ce26" table:formula="of:=IF([.H2]=&quot;&quot;;&quot;&quot;;COM.MICROSOFT.CONCAT(TEXT([.H$1]*100+101*([.$B2]-1); &quot;000&quot;);&quot;:&quot;;TEXT([.H2];&quot;0.000&quot;);&quot; &quot;))">
            <text:p/>
          </table:table-cell>
          <table:table-cell table:style-name="ce26" table:formula="of:=IF([.I2]=&quot;&quot;;&quot;&quot;;COM.MICROSOFT.CONCAT(TEXT([.I$1]*100+101*([.$B2]-1); &quot;000&quot;);&quot;:&quot;;TEXT([.I2];&quot;0.000&quot;);&quot; &quot;))">
            <text:p/>
          </table:table-cell>
          <table:table-cell table:style-name="ce26" table:formula="of:=IF([.J2]=&quot;&quot;;&quot;&quot;;COM.MICROSOFT.CONCAT(TEXT([.J$1]*100+101*([.$B2]-1); &quot;000&quot;);&quot;:&quot;;TEXT([.J2];&quot;0.000&quot;);&quot; &quot;))" office:value-type="string" office:string-value="070:1.334 " calcext:value-type="string">
            <text:p>070:1.334 </text:p>
          </table:table-cell>
          <table:table-cell table:style-name="ce26" table:formula="of:=IF([.K2]=&quot;&quot;;&quot;&quot;;COM.MICROSOFT.CONCAT(TEXT([.K$1]*100+101*([.$B2]-1); &quot;000&quot;);&quot;:&quot;;TEXT([.K2];&quot;0.000&quot;);&quot; &quot;))">
            <text:p/>
          </table:table-cell>
          <table:table-cell table:style-name="ce26" table:formula="of:=IF([.L2]=&quot;&quot;;&quot;&quot;;COM.MICROSOFT.CONCAT(TEXT([.L$1]*100+101*([.$B2]-1); &quot;000&quot;);&quot;:&quot;;TEXT([.L2];&quot;0.000&quot;);&quot; &quot;))" office:value-type="string" office:string-value="060:1.370 " calcext:value-type="string">
            <text:p>060:1.370 </text:p>
          </table:table-cell>
          <table:table-cell table:style-name="ce26" table:formula="of:=IF([.M2]=&quot;&quot;;&quot;&quot;;COM.MICROSOFT.CONCAT(TEXT([.M$1]*100+101*([.$B2]-1); &quot;000&quot;);&quot;:&quot;;TEXT([.M2];&quot;0.000&quot;);&quot; &quot;))">
            <text:p/>
          </table:table-cell>
          <table:table-cell table:style-name="ce26" table:formula="of:=IF([.N2]=&quot;&quot;;&quot;&quot;;COM.MICROSOFT.CONCAT(TEXT([.N$1]*100+101*([.$B2]-1); &quot;000&quot;);&quot;:&quot;;TEXT([.N2];&quot;0.000&quot;);&quot; &quot;))" office:value-type="string" office:string-value="050:0.773 " calcext:value-type="string">
            <text:p>050:0.773 </text:p>
          </table:table-cell>
          <table:table-cell table:style-name="ce26" table:formula="of:=IF([.O2]=&quot;&quot;;&quot;&quot;;COM.MICROSOFT.CONCAT(TEXT([.O$1]*100+101*([.$B2]-1); &quot;000&quot;);&quot;:&quot;;TEXT([.O2];&quot;0.000&quot;);&quot; &quot;))">
            <text:p/>
          </table:table-cell>
          <table:table-cell table:style-name="ce26" table:formula="of:=IF([.P2]=&quot;&quot;;&quot;&quot;;COM.MICROSOFT.CONCAT(TEXT([.P$1]*100+101*([.$B2]-1); &quot;000&quot;);&quot;:&quot;;TEXT([.P2];&quot;0.000&quot;);&quot; &quot;))" office:value-type="string" office:string-value="040:0.673 " calcext:value-type="string">
            <text:p>040:0.673 </text:p>
          </table:table-cell>
          <table:table-cell table:style-name="ce26" table:formula="of:=IF([.Q2]=&quot;&quot;;&quot;&quot;;COM.MICROSOFT.CONCAT(TEXT([.Q$1]*100+101*([.$B2]-1); &quot;000&quot;);&quot;:&quot;;TEXT([.Q2];&quot;0.000&quot;);&quot; &quot;))">
            <text:p/>
          </table:table-cell>
          <table:table-cell table:style-name="ce26" table:formula="of:=IF([.R2]=&quot;&quot;;&quot;&quot;;COM.MICROSOFT.CONCAT(TEXT([.R$1]*100+101*([.$B2]-1); &quot;000&quot;);&quot;:&quot;;TEXT([.R2];&quot;0.000&quot;);&quot; &quot;))" office:value-type="string" office:string-value="030:0.350 " calcext:value-type="string">
            <text:p>030:0.350 </text:p>
          </table:table-cell>
          <table:table-cell table:style-name="ce26" table:formula="of:=IF([.S2]=&quot;&quot;;&quot;&quot;;COM.MICROSOFT.CONCAT(TEXT([.S$1]*100+101*([.$B2]-1); &quot;000&quot;);&quot;:&quot;;TEXT([.S2];&quot;0.000&quot;);&quot; &quot;))">
            <text:p/>
          </table:table-cell>
          <table:table-cell table:style-name="ce26" table:formula="of:=IF([.T2]=&quot;&quot;;&quot;&quot;;COM.MICROSOFT.CONCAT(TEXT([.T$1]*100+101*([.$B2]-1); &quot;000&quot;);&quot;:&quot;;TEXT([.T2];&quot;0.000&quot;);&quot; &quot;))">
            <text:p/>
          </table:table-cell>
          <table:table-cell table:style-name="ce26" table:formula="of:=IF([.U2]=&quot;&quot;;&quot;&quot;;COM.MICROSOFT.CONCAT(TEXT([.U$1]*100+101*([.$B2]-1); &quot;000&quot;);&quot;:&quot;;TEXT([.U2];&quot;0.000&quot;);&quot; &quot;))">
            <text:p/>
          </table:table-cell>
          <table:table-cell table:style-name="ce26" table:formula="of:=IF([.V2]=&quot;&quot;;&quot;&quot;;COM.MICROSOFT.CONCAT(TEXT([.V$1]*100+101*([.$B2]-1); &quot;000&quot;);&quot;:&quot;;TEXT([.V2];&quot;0.000&quot;);&quot; &quot;))">
            <text:p/>
          </table:table-cell>
          <table:table-cell table:style-name="ce26" table:formula="of:=IF([.W2]=&quot;&quot;;&quot;&quot;;COM.MICROSOFT.CONCAT(TEXT([.W$1]*100+101*([.$B2]-1); &quot;000&quot;);&quot;:&quot;;TEXT([.W2];&quot;0.000&quot;);&quot; &quot;))">
            <text:p/>
          </table:table-cell>
          <table:table-cell table:style-name="ce26" table:formula="of:=IF([.X2]=&quot;&quot;;&quot;&quot;;COM.MICROSOFT.CONCAT(TEXT([.X$1]*100+101*([.$B2]-1); &quot;000&quot;);&quot;:&quot;;TEXT([.X2];&quot;0.000&quot;);&quot; &quot;))" office:value-type="string" office:string-value="000:0.300 " calcext:value-type="string">
            <text:p>000:0.300 </text:p>
          </table:table-cell>
          <table:table-cell table:style-name="ce28"/>
          <table:table-cell table:style-name="ce29" table:formula="of:=COM.MICROSOFT.CONCAT([.X33];[.W33];[.V33];[.U33];[.T33];[.S33];[.R33];[.Q33];[.P33];[.O33];[.N33];[.M33];[.L33];[.K33];[.J33];[.I33];[.H33];[.G33];[.F33];[.E33];[.D33];)" office:value-type="string" office:string-value="000:0.300 030:0.350 040:0.673 050:0.773 060:1.370 070:1.334 085:1.041 090:1.032 095:1.308 100:1.547 " calcext:value-type="string">
            <text:p>000:0.300 030:0.350 040:0.673 050:0.773 060:1.370 070:1.334 085:1.041 090:1.032 095:1.308 100:1.547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string" calcext:value-type="string">
            <text:p>traction</text:p>
          </table:table-cell>
          <table:table-cell table:style-name="ce26" table:formula="of:=IF([.D3]=&quot;&quot;;&quot;&quot;;COM.MICROSOFT.CONCAT(TEXT([.D$1]*100+101*([.$B3]-1); &quot;000&quot;);&quot;:&quot;;TEXT([.D3];&quot;0.000&quot;);&quot; &quot;))" office:value-type="string" office:string-value="100:1.547 " calcext:value-type="string">
            <text:p>100:1.547 </text:p>
          </table:table-cell>
          <table:table-cell table:style-name="ce26" table:formula="of:=IF([.E3]=&quot;&quot;;&quot;&quot;;COM.MICROSOFT.CONCAT(TEXT([.E$1]*100+101*([.$B3]-1); &quot;000&quot;);&quot;:&quot;;TEXT([.E3];&quot;0.000&quot;);&quot; &quot;))" office:value-type="string" office:string-value="095:2.367 " calcext:value-type="string">
            <text:p>095:2.367 </text:p>
          </table:table-cell>
          <table:table-cell table:style-name="ce26" table:formula="of:=IF([.F3]=&quot;&quot;;&quot;&quot;;COM.MICROSOFT.CONCAT(TEXT([.F$1]*100+101*([.$B3]-1); &quot;000&quot;);&quot;:&quot;;TEXT([.F3];&quot;0.000&quot;);&quot; &quot;))" office:value-type="string" office:string-value="090:0.950 " calcext:value-type="string">
            <text:p>090:0.950 </text:p>
          </table:table-cell>
          <table:table-cell table:style-name="ce26" table:formula="of:=IF([.G3]=&quot;&quot;;&quot;&quot;;COM.MICROSOFT.CONCAT(TEXT([.G$1]*100+101*([.$B3]-1); &quot;000&quot;);&quot;:&quot;;TEXT([.G3];&quot;0.000&quot;);&quot; &quot;))">
            <text:p/>
          </table:table-cell>
          <table:table-cell table:style-name="ce26" table:formula="of:=IF([.H3]=&quot;&quot;;&quot;&quot;;COM.MICROSOFT.CONCAT(TEXT([.H$1]*100+101*([.$B3]-1); &quot;000&quot;);&quot;:&quot;;TEXT([.H3];&quot;0.000&quot;);&quot; &quot;))" office:value-type="string" office:string-value="080:0.987 " calcext:value-type="string">
            <text:p>080:0.987 </text:p>
          </table:table-cell>
          <table:table-cell table:style-name="ce26" table:formula="of:=IF([.I3]=&quot;&quot;;&quot;&quot;;COM.MICROSOFT.CONCAT(TEXT([.I$1]*100+101*([.$B3]-1); &quot;000&quot;);&quot;:&quot;;TEXT([.I3];&quot;0.000&quot;);&quot; &quot;))">
            <text:p/>
          </table:table-cell>
          <table:table-cell table:style-name="ce26" table:formula="of:=IF([.J3]=&quot;&quot;;&quot;&quot;;COM.MICROSOFT.CONCAT(TEXT([.J$1]*100+101*([.$B3]-1); &quot;000&quot;);&quot;:&quot;;TEXT([.J3];&quot;0.000&quot;);&quot; &quot;))" office:value-type="string" office:string-value="070:0.937 " calcext:value-type="string">
            <text:p>070:0.937 </text:p>
          </table:table-cell>
          <table:table-cell table:style-name="ce26" table:formula="of:=IF([.K3]=&quot;&quot;;&quot;&quot;;COM.MICROSOFT.CONCAT(TEXT([.K$1]*100+101*([.$B3]-1); &quot;000&quot;);&quot;:&quot;;TEXT([.K3];&quot;0.000&quot;);&quot; &quot;))">
            <text:p/>
          </table:table-cell>
          <table:table-cell table:style-name="ce26" table:formula="of:=IF([.L3]=&quot;&quot;;&quot;&quot;;COM.MICROSOFT.CONCAT(TEXT([.L$1]*100+101*([.$B3]-1); &quot;000&quot;);&quot;:&quot;;TEXT([.L3];&quot;0.000&quot;);&quot; &quot;))" office:value-type="string" office:string-value="060:0.737 " calcext:value-type="string">
            <text:p>060:0.737 </text:p>
          </table:table-cell>
          <table:table-cell table:style-name="ce26" table:formula="of:=IF([.M3]=&quot;&quot;;&quot;&quot;;COM.MICROSOFT.CONCAT(TEXT([.M$1]*100+101*([.$B3]-1); &quot;000&quot;);&quot;:&quot;;TEXT([.M3];&quot;0.000&quot;);&quot; &quot;))">
            <text:p/>
          </table:table-cell>
          <table:table-cell table:style-name="ce26" table:formula="of:=IF([.N3]=&quot;&quot;;&quot;&quot;;COM.MICROSOFT.CONCAT(TEXT([.N$1]*100+101*([.$B3]-1); &quot;000&quot;);&quot;:&quot;;TEXT([.N3];&quot;0.000&quot;);&quot; &quot;))" office:value-type="string" office:string-value="050:0.500 " calcext:value-type="string">
            <text:p>050:0.500 </text:p>
          </table:table-cell>
          <table:table-cell table:style-name="ce26" table:formula="of:=IF([.O3]=&quot;&quot;;&quot;&quot;;COM.MICROSOFT.CONCAT(TEXT([.O$1]*100+101*([.$B3]-1); &quot;000&quot;);&quot;:&quot;;TEXT([.O3];&quot;0.000&quot;);&quot; &quot;))">
            <text:p/>
          </table:table-cell>
          <table:table-cell table:style-name="ce26" table:formula="of:=IF([.P3]=&quot;&quot;;&quot;&quot;;COM.MICROSOFT.CONCAT(TEXT([.P$1]*100+101*([.$B3]-1); &quot;000&quot;);&quot;:&quot;;TEXT([.P3];&quot;0.000&quot;);&quot; &quot;))" office:value-type="string" office:string-value="040:0.400 " calcext:value-type="string">
            <text:p>040:0.400 </text:p>
          </table:table-cell>
          <table:table-cell table:style-name="ce26" table:formula="of:=IF([.Q3]=&quot;&quot;;&quot;&quot;;COM.MICROSOFT.CONCAT(TEXT([.Q$1]*100+101*([.$B3]-1); &quot;000&quot;);&quot;:&quot;;TEXT([.Q3];&quot;0.000&quot;);&quot; &quot;))">
            <text:p/>
          </table:table-cell>
          <table:table-cell table:style-name="ce26" table:formula="of:=IF([.R3]=&quot;&quot;;&quot;&quot;;COM.MICROSOFT.CONCAT(TEXT([.R$1]*100+101*([.$B3]-1); &quot;000&quot;);&quot;:&quot;;TEXT([.R3];&quot;0.000&quot;);&quot; &quot;))" office:value-type="string" office:string-value="030:0.300 " calcext:value-type="string">
            <text:p>030:0.300 </text:p>
          </table:table-cell>
          <table:table-cell table:style-name="ce26" table:formula="of:=IF([.S3]=&quot;&quot;;&quot;&quot;;COM.MICROSOFT.CONCAT(TEXT([.S$1]*100+101*([.$B3]-1); &quot;000&quot;);&quot;:&quot;;TEXT([.S3];&quot;0.000&quot;);&quot; &quot;))">
            <text:p/>
          </table:table-cell>
          <table:table-cell table:style-name="ce26" table:formula="of:=IF([.T3]=&quot;&quot;;&quot;&quot;;COM.MICROSOFT.CONCAT(TEXT([.T$1]*100+101*([.$B3]-1); &quot;000&quot;);&quot;:&quot;;TEXT([.T3];&quot;0.000&quot;);&quot; &quot;))">
            <text:p/>
          </table:table-cell>
          <table:table-cell table:style-name="ce26" table:formula="of:=IF([.U3]=&quot;&quot;;&quot;&quot;;COM.MICROSOFT.CONCAT(TEXT([.U$1]*100+101*([.$B3]-1); &quot;000&quot;);&quot;:&quot;;TEXT([.U3];&quot;0.000&quot;);&quot; &quot;))">
            <text:p/>
          </table:table-cell>
          <table:table-cell table:style-name="ce26" table:formula="of:=IF([.V3]=&quot;&quot;;&quot;&quot;;COM.MICROSOFT.CONCAT(TEXT([.V$1]*100+101*([.$B3]-1); &quot;000&quot;);&quot;:&quot;;TEXT([.V3];&quot;0.000&quot;);&quot; &quot;))">
            <text:p/>
          </table:table-cell>
          <table:table-cell table:style-name="ce26" table:formula="of:=IF([.W3]=&quot;&quot;;&quot;&quot;;COM.MICROSOFT.CONCAT(TEXT([.W$1]*100+101*([.$B3]-1); &quot;000&quot;);&quot;:&quot;;TEXT([.W3];&quot;0.000&quot;);&quot; &quot;))">
            <text:p/>
          </table:table-cell>
          <table:table-cell table:style-name="ce26" table:formula="of:=IF([.X3]=&quot;&quot;;&quot;&quot;;COM.MICROSOFT.CONCAT(TEXT([.X$1]*100+101*([.$B3]-1); &quot;000&quot;);&quot;:&quot;;TEXT([.X3];&quot;0.000&quot;);&quot; &quot;))" office:value-type="string" office:string-value="000:0.200 " calcext:value-type="string">
            <text:p>000:0.200 </text:p>
          </table:table-cell>
          <table:table-cell table:style-name="ce28"/>
          <table:table-cell table:style-name="ce29" table:formula="of:=COM.MICROSOFT.CONCAT([.X34];[.W34];[.V34];[.U34];[.T34];[.S34];[.R34];[.Q34];[.P34];[.O34];[.N34];[.M34];[.L34];[.K34];[.J34];[.I34];[.H34];[.G34];[.F34];[.E34];[.D34];)" office:value-type="string" office:string-value="000:0.200 030:0.300 040:0.400 050:0.500 060:0.737 070:0.937 080:0.987 090:0.950 095:2.367 100:1.547 " calcext:value-type="string">
            <text:p>000:0.200 030:0.300 040:0.400 050:0.500 060:0.737 070:0.937 080:0.987 090:0.950 095:2.367 100:1.547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string" calcext:value-type="string">
            <text:p>topspeed</text:p>
          </table:table-cell>
          <table:table-cell table:style-name="ce26" table:formula="of:=IF([.D4]=&quot;&quot;;&quot;&quot;;COM.MICROSOFT.CONCAT(TEXT([.D$1]*100+101*([.$B4]-1); &quot;000&quot;);&quot;:&quot;;TEXT([.D4];&quot;0.000&quot;);&quot; &quot;))" office:value-type="string" office:string-value="100:1.547 " calcext:value-type="string">
            <text:p>100:1.547 </text:p>
          </table:table-cell>
          <table:table-cell table:style-name="ce26" table:formula="of:=IF([.E4]=&quot;&quot;;&quot;&quot;;COM.MICROSOFT.CONCAT(TEXT([.E$1]*100+101*([.$B4]-1); &quot;000&quot;);&quot;:&quot;;TEXT([.E4];&quot;0.000&quot;);&quot; &quot;))">
            <text:p/>
          </table:table-cell>
          <table:table-cell table:style-name="ce26" table:formula="of:=IF([.F4]=&quot;&quot;;&quot;&quot;;COM.MICROSOFT.CONCAT(TEXT([.F$1]*100+101*([.$B4]-1); &quot;000&quot;);&quot;:&quot;;TEXT([.F4];&quot;0.000&quot;);&quot; &quot;))" office:value-type="string" office:string-value="090:1.310 " calcext:value-type="string">
            <text:p>090:1.310 </text:p>
          </table:table-cell>
          <table:table-cell table:style-name="ce26" table:formula="of:=IF([.G4]=&quot;&quot;;&quot;&quot;;COM.MICROSOFT.CONCAT(TEXT([.G$1]*100+101*([.$B4]-1); &quot;000&quot;);&quot;:&quot;;TEXT([.G4];&quot;0.000&quot;);&quot; &quot;))">
            <text:p/>
          </table:table-cell>
          <table:table-cell table:style-name="ce26" table:formula="of:=IF([.H4]=&quot;&quot;;&quot;&quot;;COM.MICROSOFT.CONCAT(TEXT([.H$1]*100+101*([.$B4]-1); &quot;000&quot;);&quot;:&quot;;TEXT([.H4];&quot;0.000&quot;);&quot; &quot;))" office:value-type="string" office:string-value="080:0.905 " calcext:value-type="string">
            <text:p>080:0.905 </text:p>
          </table:table-cell>
          <table:table-cell table:style-name="ce26" table:formula="of:=IF([.I4]=&quot;&quot;;&quot;&quot;;COM.MICROSOFT.CONCAT(TEXT([.I$1]*100+101*([.$B4]-1); &quot;000&quot;);&quot;:&quot;;TEXT([.I4];&quot;0.000&quot;);&quot; &quot;))">
            <text:p/>
          </table:table-cell>
          <table:table-cell table:style-name="ce26" table:formula="of:=IF([.J4]=&quot;&quot;;&quot;&quot;;COM.MICROSOFT.CONCAT(TEXT([.J$1]*100+101*([.$B4]-1); &quot;000&quot;);&quot;:&quot;;TEXT([.J4];&quot;0.000&quot;);&quot; &quot;))">
            <text:p/>
          </table:table-cell>
          <table:table-cell table:style-name="ce26" table:formula="of:=IF([.K4]=&quot;&quot;;&quot;&quot;;COM.MICROSOFT.CONCAT(TEXT([.K$1]*100+101*([.$B4]-1); &quot;000&quot;);&quot;:&quot;;TEXT([.K4];&quot;0.000&quot;);&quot; &quot;))">
            <text:p/>
          </table:table-cell>
          <table:table-cell table:style-name="ce26" table:formula="of:=IF([.L4]=&quot;&quot;;&quot;&quot;;COM.MICROSOFT.CONCAT(TEXT([.L$1]*100+101*([.$B4]-1); &quot;000&quot;);&quot;:&quot;;TEXT([.L4];&quot;0.000&quot;);&quot; &quot;))" office:value-type="string" office:string-value="060:0.837 " calcext:value-type="string">
            <text:p>060:0.837 </text:p>
          </table:table-cell>
          <table:table-cell table:style-name="ce26" table:formula="of:=IF([.M4]=&quot;&quot;;&quot;&quot;;COM.MICROSOFT.CONCAT(TEXT([.M$1]*100+101*([.$B4]-1); &quot;000&quot;);&quot;:&quot;;TEXT([.M4];&quot;0.000&quot;);&quot; &quot;))">
            <text:p/>
          </table:table-cell>
          <table:table-cell table:style-name="ce26" table:formula="of:=IF([.N4]=&quot;&quot;;&quot;&quot;;COM.MICROSOFT.CONCAT(TEXT([.N$1]*100+101*([.$B4]-1); &quot;000&quot;);&quot;:&quot;;TEXT([.N4];&quot;0.000&quot;);&quot; &quot;))" office:value-type="string" office:string-value="050:0.363 " calcext:value-type="string">
            <text:p>050:0.363 </text:p>
          </table:table-cell>
          <table:table-cell table:style-name="ce26" table:formula="of:=IF([.O4]=&quot;&quot;;&quot;&quot;;COM.MICROSOFT.CONCAT(TEXT([.O$1]*100+101*([.$B4]-1); &quot;000&quot;);&quot;:&quot;;TEXT([.O4];&quot;0.000&quot;);&quot; &quot;))">
            <text:p/>
          </table:table-cell>
          <table:table-cell table:style-name="ce26" table:formula="of:=IF([.P4]=&quot;&quot;;&quot;&quot;;COM.MICROSOFT.CONCAT(TEXT([.P$1]*100+101*([.$B4]-1); &quot;000&quot;);&quot;:&quot;;TEXT([.P4];&quot;0.000&quot;);&quot; &quot;))">
            <text:p/>
          </table:table-cell>
          <table:table-cell table:style-name="ce26" table:formula="of:=IF([.Q4]=&quot;&quot;;&quot;&quot;;COM.MICROSOFT.CONCAT(TEXT([.Q$1]*100+101*([.$B4]-1); &quot;000&quot;);&quot;:&quot;;TEXT([.Q4];&quot;0.000&quot;);&quot; &quot;))">
            <text:p/>
          </table:table-cell>
          <table:table-cell table:style-name="ce26" table:formula="of:=IF([.R4]=&quot;&quot;;&quot;&quot;;COM.MICROSOFT.CONCAT(TEXT([.R$1]*100+101*([.$B4]-1); &quot;000&quot;);&quot;:&quot;;TEXT([.R4];&quot;0.000&quot;);&quot; &quot;))">
            <text:p/>
          </table:table-cell>
          <table:table-cell table:style-name="ce26" table:formula="of:=IF([.S4]=&quot;&quot;;&quot;&quot;;COM.MICROSOFT.CONCAT(TEXT([.S$1]*100+101*([.$B4]-1); &quot;000&quot;);&quot;:&quot;;TEXT([.S4];&quot;0.000&quot;);&quot; &quot;))">
            <text:p/>
          </table:table-cell>
          <table:table-cell table:style-name="ce26" table:formula="of:=IF([.T4]=&quot;&quot;;&quot;&quot;;COM.MICROSOFT.CONCAT(TEXT([.T$1]*100+101*([.$B4]-1); &quot;000&quot;);&quot;:&quot;;TEXT([.T4];&quot;0.000&quot;);&quot; &quot;))">
            <text:p/>
          </table:table-cell>
          <table:table-cell table:style-name="ce26" table:formula="of:=IF([.U4]=&quot;&quot;;&quot;&quot;;COM.MICROSOFT.CONCAT(TEXT([.U$1]*100+101*([.$B4]-1); &quot;000&quot;);&quot;:&quot;;TEXT([.U4];&quot;0.000&quot;);&quot; &quot;))">
            <text:p/>
          </table:table-cell>
          <table:table-cell table:style-name="ce26" table:formula="of:=IF([.V4]=&quot;&quot;;&quot;&quot;;COM.MICROSOFT.CONCAT(TEXT([.V$1]*100+101*([.$B4]-1); &quot;000&quot;);&quot;:&quot;;TEXT([.V4];&quot;0.000&quot;);&quot; &quot;))">
            <text:p/>
          </table:table-cell>
          <table:table-cell table:style-name="ce26" table:formula="of:=IF([.W4]=&quot;&quot;;&quot;&quot;;COM.MICROSOFT.CONCAT(TEXT([.W$1]*100+101*([.$B4]-1); &quot;000&quot;);&quot;:&quot;;TEXT([.W4];&quot;0.000&quot;);&quot; &quot;))">
            <text:p/>
          </table:table-cell>
          <table:table-cell table:style-name="ce26" table:formula="of:=IF([.X4]=&quot;&quot;;&quot;&quot;;COM.MICROSOFT.CONCAT(TEXT([.X$1]*100+101*([.$B4]-1); &quot;000&quot;);&quot;:&quot;;TEXT([.X4];&quot;0.000&quot;);&quot; &quot;))" office:value-type="string" office:string-value="000:0.227 " calcext:value-type="string">
            <text:p>000:0.227 </text:p>
          </table:table-cell>
          <table:table-cell table:style-name="ce28"/>
          <table:table-cell table:style-name="ce29" table:formula="of:=COM.MICROSOFT.CONCAT([.X35];[.W35];[.V35];[.U35];[.T35];[.S35];[.R35];[.Q35];[.P35];[.O35];[.N35];[.M35];[.L35];[.K35];[.J35];[.I35];[.H35];[.G35];[.F35];[.E35];[.D35];)" office:value-type="string" office:string-value="000:0.227 050:0.363 060:0.837 080:0.905 090:1.310 100:1.547 " calcext:value-type="string">
            <text:p>000:0.227 050:0.363 060:0.837 080:0.905 090:1.310 100:1.547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string" calcext:value-type="string">
            <text:p>turning</text:p>
          </table:table-cell>
          <table:table-cell table:style-name="ce26" table:formula="of:=IF([.D5]=&quot;&quot;;&quot;&quot;;COM.MICROSOFT.CONCAT(TEXT([.D$1]*100+101*([.$B5]-1); &quot;000&quot;);&quot;:&quot;;TEXT([.D5];&quot;0.000&quot;);&quot; &quot;))" office:value-type="string" office:string-value="201:1.463 " calcext:value-type="string">
            <text:p>201:1.463 </text:p>
          </table:table-cell>
          <table:table-cell table:style-name="ce26" table:formula="of:=IF([.E5]=&quot;&quot;;&quot;&quot;;COM.MICROSOFT.CONCAT(TEXT([.E$1]*100+101*([.$B5]-1); &quot;000&quot;);&quot;:&quot;;TEXT([.E5];&quot;0.000&quot;);&quot; &quot;))" office:value-type="string" office:string-value="196:1.258 " calcext:value-type="string">
            <text:p>196:1.258 </text:p>
          </table:table-cell>
          <table:table-cell table:style-name="ce26" table:formula="of:=IF([.F5]=&quot;&quot;;&quot;&quot;;COM.MICROSOFT.CONCAT(TEXT([.F$1]*100+101*([.$B5]-1); &quot;000&quot;);&quot;:&quot;;TEXT([.F5];&quot;0.000&quot;);&quot; &quot;))" office:value-type="string" office:string-value="191:1.019 " calcext:value-type="string">
            <text:p>191:1.019 </text:p>
          </table:table-cell>
          <table:table-cell table:style-name="ce26" table:formula="of:=IF([.G5]=&quot;&quot;;&quot;&quot;;COM.MICROSOFT.CONCAT(TEXT([.G$1]*100+101*([.$B5]-1); &quot;000&quot;);&quot;:&quot;;TEXT([.G5];&quot;0.000&quot;);&quot; &quot;))" office:value-type="string" office:string-value="186:1.012 " calcext:value-type="string">
            <text:p>186:1.012 </text:p>
          </table:table-cell>
          <table:table-cell table:style-name="ce26" table:formula="of:=IF([.H5]=&quot;&quot;;&quot;&quot;;COM.MICROSOFT.CONCAT(TEXT([.H$1]*100+101*([.$B5]-1); &quot;000&quot;);&quot;:&quot;;TEXT([.H5];&quot;0.000&quot;);&quot; &quot;))">
            <text:p/>
          </table:table-cell>
          <table:table-cell table:style-name="ce26" table:formula="of:=IF([.I5]=&quot;&quot;;&quot;&quot;;COM.MICROSOFT.CONCAT(TEXT([.I$1]*100+101*([.$B5]-1); &quot;000&quot;);&quot;:&quot;;TEXT([.I5];&quot;0.000&quot;);&quot; &quot;))">
            <text:p/>
          </table:table-cell>
          <table:table-cell table:style-name="ce26" table:formula="of:=IF([.J5]=&quot;&quot;;&quot;&quot;;COM.MICROSOFT.CONCAT(TEXT([.J$1]*100+101*([.$B5]-1); &quot;000&quot;);&quot;:&quot;;TEXT([.J5];&quot;0.000&quot;);&quot; &quot;))" office:value-type="string" office:string-value="171:1.228 " calcext:value-type="string">
            <text:p>171:1.228 </text:p>
          </table:table-cell>
          <table:table-cell table:style-name="ce26" table:formula="of:=IF([.K5]=&quot;&quot;;&quot;&quot;;COM.MICROSOFT.CONCAT(TEXT([.K$1]*100+101*([.$B5]-1); &quot;000&quot;);&quot;:&quot;;TEXT([.K5];&quot;0.000&quot;);&quot; &quot;))">
            <text:p/>
          </table:table-cell>
          <table:table-cell table:style-name="ce26" table:formula="of:=IF([.L5]=&quot;&quot;;&quot;&quot;;COM.MICROSOFT.CONCAT(TEXT([.L$1]*100+101*([.$B5]-1); &quot;000&quot;);&quot;:&quot;;TEXT([.L5];&quot;0.000&quot;);&quot; &quot;))" office:value-type="string" office:string-value="161:1.244 " calcext:value-type="string">
            <text:p>161:1.244 </text:p>
          </table:table-cell>
          <table:table-cell table:style-name="ce26" table:formula="of:=IF([.M5]=&quot;&quot;;&quot;&quot;;COM.MICROSOFT.CONCAT(TEXT([.M$1]*100+101*([.$B5]-1); &quot;000&quot;);&quot;:&quot;;TEXT([.M5];&quot;0.000&quot;);&quot; &quot;))">
            <text:p/>
          </table:table-cell>
          <table:table-cell table:style-name="ce26" table:formula="of:=IF([.N5]=&quot;&quot;;&quot;&quot;;COM.MICROSOFT.CONCAT(TEXT([.N$1]*100+101*([.$B5]-1); &quot;000&quot;);&quot;:&quot;;TEXT([.N5];&quot;0.000&quot;);&quot; &quot;))" office:value-type="string" office:string-value="151:0.731 " calcext:value-type="string">
            <text:p>151:0.731 </text:p>
          </table:table-cell>
          <table:table-cell table:style-name="ce26" table:formula="of:=IF([.O5]=&quot;&quot;;&quot;&quot;;COM.MICROSOFT.CONCAT(TEXT([.O$1]*100+101*([.$B5]-1); &quot;000&quot;);&quot;:&quot;;TEXT([.O5];&quot;0.000&quot;);&quot; &quot;))">
            <text:p/>
          </table:table-cell>
          <table:table-cell table:style-name="ce26" table:formula="of:=IF([.P5]=&quot;&quot;;&quot;&quot;;COM.MICROSOFT.CONCAT(TEXT([.P$1]*100+101*([.$B5]-1); &quot;000&quot;);&quot;:&quot;;TEXT([.P5];&quot;0.000&quot;);&quot; &quot;))" office:value-type="string" office:string-value="141:0.631 " calcext:value-type="string">
            <text:p>141:0.631 </text:p>
          </table:table-cell>
          <table:table-cell table:style-name="ce26" table:formula="of:=IF([.Q5]=&quot;&quot;;&quot;&quot;;COM.MICROSOFT.CONCAT(TEXT([.Q$1]*100+101*([.$B5]-1); &quot;000&quot;);&quot;:&quot;;TEXT([.Q5];&quot;0.000&quot;);&quot; &quot;))">
            <text:p/>
          </table:table-cell>
          <table:table-cell table:style-name="ce26" table:formula="of:=IF([.R5]=&quot;&quot;;&quot;&quot;;COM.MICROSOFT.CONCAT(TEXT([.R$1]*100+101*([.$B5]-1); &quot;000&quot;);&quot;:&quot;;TEXT([.R5];&quot;0.000&quot;);&quot; &quot;))" office:value-type="string" office:string-value="131:0.350 " calcext:value-type="string">
            <text:p>131:0.350 </text:p>
          </table:table-cell>
          <table:table-cell table:style-name="ce26" table:formula="of:=IF([.S5]=&quot;&quot;;&quot;&quot;;COM.MICROSOFT.CONCAT(TEXT([.S$1]*100+101*([.$B5]-1); &quot;000&quot;);&quot;:&quot;;TEXT([.S5];&quot;0.000&quot;);&quot; &quot;))">
            <text:p/>
          </table:table-cell>
          <table:table-cell table:style-name="ce26" table:formula="of:=IF([.T5]=&quot;&quot;;&quot;&quot;;COM.MICROSOFT.CONCAT(TEXT([.T$1]*100+101*([.$B5]-1); &quot;000&quot;);&quot;:&quot;;TEXT([.T5];&quot;0.000&quot;);&quot; &quot;))">
            <text:p/>
          </table:table-cell>
          <table:table-cell table:style-name="ce26" table:formula="of:=IF([.U5]=&quot;&quot;;&quot;&quot;;COM.MICROSOFT.CONCAT(TEXT([.U$1]*100+101*([.$B5]-1); &quot;000&quot;);&quot;:&quot;;TEXT([.U5];&quot;0.000&quot;);&quot; &quot;))">
            <text:p/>
          </table:table-cell>
          <table:table-cell table:style-name="ce26" table:formula="of:=IF([.V5]=&quot;&quot;;&quot;&quot;;COM.MICROSOFT.CONCAT(TEXT([.V$1]*100+101*([.$B5]-1); &quot;000&quot;);&quot;:&quot;;TEXT([.V5];&quot;0.000&quot;);&quot; &quot;))">
            <text:p/>
          </table:table-cell>
          <table:table-cell table:style-name="ce26" table:formula="of:=IF([.W5]=&quot;&quot;;&quot;&quot;;COM.MICROSOFT.CONCAT(TEXT([.W$1]*100+101*([.$B5]-1); &quot;000&quot;);&quot;:&quot;;TEXT([.W5];&quot;0.000&quot;);&quot; &quot;))">
            <text:p/>
          </table:table-cell>
          <table:table-cell table:style-name="ce26" table:formula="of:=IF([.X5]=&quot;&quot;;&quot;&quot;;COM.MICROSOFT.CONCAT(TEXT([.X$1]*100+101*([.$B5]-1); &quot;000&quot;);&quot;:&quot;;TEXT([.X5];&quot;0.000&quot;);&quot; &quot;))" office:value-type="string" office:string-value="101:0.300 " calcext:value-type="string">
            <text:p>101:0.300 </text:p>
          </table:table-cell>
          <table:table-cell table:style-name="ce28"/>
          <table:table-cell table:style-name="ce29" table:formula="of:=COM.MICROSOFT.CONCAT([.X36];[.W36];[.V36];[.U36];[.T36];[.S36];[.R36];[.Q36];[.P36];[.O36];[.N36];[.M36];[.L36];[.K36];[.J36];[.I36];[.H36];[.G36];[.F36];[.E36];[.D36];)" office:value-type="string" office:string-value="101:0.300 131:0.350 141:0.631 151:0.731 161:1.244 171:1.228 186:1.012 191:1.019 196:1.258 201:1.463 " calcext:value-type="string">
            <text:p>101:0.300 131:0.350 141:0.631 151:0.731 161:1.244 171:1.228 186:1.012 191:1.019 196:1.258 201:1.463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string" calcext:value-type="string">
            <text:p>traction</text:p>
          </table:table-cell>
          <table:table-cell table:style-name="ce26" table:formula="of:=IF([.D6]=&quot;&quot;;&quot;&quot;;COM.MICROSOFT.CONCAT(TEXT([.D$1]*100+101*([.$B6]-1); &quot;000&quot;);&quot;:&quot;;TEXT([.D6];&quot;0.000&quot;);&quot; &quot;))" office:value-type="string" office:string-value="201:1.463 " calcext:value-type="string">
            <text:p>201:1.463 </text:p>
          </table:table-cell>
          <table:table-cell table:style-name="ce26" table:formula="of:=IF([.E6]=&quot;&quot;;&quot;&quot;;COM.MICROSOFT.CONCAT(TEXT([.E$1]*100+101*([.$B6]-1); &quot;000&quot;);&quot;:&quot;;TEXT([.E6];&quot;0.000&quot;);&quot; &quot;))" office:value-type="string" office:string-value="196:2.156 " calcext:value-type="string">
            <text:p>196:2.156 </text:p>
          </table:table-cell>
          <table:table-cell table:style-name="ce26" table:formula="of:=IF([.F6]=&quot;&quot;;&quot;&quot;;COM.MICROSOFT.CONCAT(TEXT([.F$1]*100+101*([.$B6]-1); &quot;000&quot;);&quot;:&quot;;TEXT([.F6];&quot;0.000&quot;);&quot; &quot;))" office:value-type="string" office:string-value="191:0.950 " calcext:value-type="string">
            <text:p>191:0.950 </text:p>
          </table:table-cell>
          <table:table-cell table:style-name="ce26" table:formula="of:=IF([.G6]=&quot;&quot;;&quot;&quot;;COM.MICROSOFT.CONCAT(TEXT([.G$1]*100+101*([.$B6]-1); &quot;000&quot;);&quot;:&quot;;TEXT([.G6];&quot;0.000&quot;);&quot; &quot;))">
            <text:p/>
          </table:table-cell>
          <table:table-cell table:style-name="ce26" table:formula="of:=IF([.H6]=&quot;&quot;;&quot;&quot;;COM.MICROSOFT.CONCAT(TEXT([.H$1]*100+101*([.$B6]-1); &quot;000&quot;);&quot;:&quot;;TEXT([.H6];&quot;0.000&quot;);&quot; &quot;))" office:value-type="string" office:string-value="181:0.966 " calcext:value-type="string">
            <text:p>181:0.966 </text:p>
          </table:table-cell>
          <table:table-cell table:style-name="ce26" table:formula="of:=IF([.I6]=&quot;&quot;;&quot;&quot;;COM.MICROSOFT.CONCAT(TEXT([.I$1]*100+101*([.$B6]-1); &quot;000&quot;);&quot;:&quot;;TEXT([.I6];&quot;0.000&quot;);&quot; &quot;))">
            <text:p/>
          </table:table-cell>
          <table:table-cell table:style-name="ce26" table:formula="of:=IF([.J6]=&quot;&quot;;&quot;&quot;;COM.MICROSOFT.CONCAT(TEXT([.J$1]*100+101*([.$B6]-1); &quot;000&quot;);&quot;:&quot;;TEXT([.J6];&quot;0.000&quot;);&quot; &quot;))" office:value-type="string" office:string-value="171:0.916 " calcext:value-type="string">
            <text:p>171:0.916 </text:p>
          </table:table-cell>
          <table:table-cell table:style-name="ce26" table:formula="of:=IF([.K6]=&quot;&quot;;&quot;&quot;;COM.MICROSOFT.CONCAT(TEXT([.K$1]*100+101*([.$B6]-1); &quot;000&quot;);&quot;:&quot;;TEXT([.K6];&quot;0.000&quot;);&quot; &quot;))">
            <text:p/>
          </table:table-cell>
          <table:table-cell table:style-name="ce26" table:formula="of:=IF([.L6]=&quot;&quot;;&quot;&quot;;COM.MICROSOFT.CONCAT(TEXT([.L$1]*100+101*([.$B6]-1); &quot;000&quot;);&quot;:&quot;;TEXT([.L6];&quot;0.000&quot;);&quot; &quot;))" office:value-type="string" office:string-value="161:0.716 " calcext:value-type="string">
            <text:p>161:0.716 </text:p>
          </table:table-cell>
          <table:table-cell table:style-name="ce26" table:formula="of:=IF([.M6]=&quot;&quot;;&quot;&quot;;COM.MICROSOFT.CONCAT(TEXT([.M$1]*100+101*([.$B6]-1); &quot;000&quot;);&quot;:&quot;;TEXT([.M6];&quot;0.000&quot;);&quot; &quot;))">
            <text:p/>
          </table:table-cell>
          <table:table-cell table:style-name="ce26" table:formula="of:=IF([.N6]=&quot;&quot;;&quot;&quot;;COM.MICROSOFT.CONCAT(TEXT([.N$1]*100+101*([.$B6]-1); &quot;000&quot;);&quot;:&quot;;TEXT([.N6];&quot;0.000&quot;);&quot; &quot;))" office:value-type="string" office:string-value="151:0.500 " calcext:value-type="string">
            <text:p>151:0.500 </text:p>
          </table:table-cell>
          <table:table-cell table:style-name="ce26" table:formula="of:=IF([.O6]=&quot;&quot;;&quot;&quot;;COM.MICROSOFT.CONCAT(TEXT([.O$1]*100+101*([.$B6]-1); &quot;000&quot;);&quot;:&quot;;TEXT([.O6];&quot;0.000&quot;);&quot; &quot;))">
            <text:p/>
          </table:table-cell>
          <table:table-cell table:style-name="ce26" table:formula="of:=IF([.P6]=&quot;&quot;;&quot;&quot;;COM.MICROSOFT.CONCAT(TEXT([.P$1]*100+101*([.$B6]-1); &quot;000&quot;);&quot;:&quot;;TEXT([.P6];&quot;0.000&quot;);&quot; &quot;))" office:value-type="string" office:string-value="141:0.400 " calcext:value-type="string">
            <text:p>141:0.400 </text:p>
          </table:table-cell>
          <table:table-cell table:style-name="ce26" table:formula="of:=IF([.Q6]=&quot;&quot;;&quot;&quot;;COM.MICROSOFT.CONCAT(TEXT([.Q$1]*100+101*([.$B6]-1); &quot;000&quot;);&quot;:&quot;;TEXT([.Q6];&quot;0.000&quot;);&quot; &quot;))">
            <text:p/>
          </table:table-cell>
          <table:table-cell table:style-name="ce26" table:formula="of:=IF([.R6]=&quot;&quot;;&quot;&quot;;COM.MICROSOFT.CONCAT(TEXT([.R$1]*100+101*([.$B6]-1); &quot;000&quot;);&quot;:&quot;;TEXT([.R6];&quot;0.000&quot;);&quot; &quot;))" office:value-type="string" office:string-value="131:0.300 " calcext:value-type="string">
            <text:p>131:0.300 </text:p>
          </table:table-cell>
          <table:table-cell table:style-name="ce26" table:formula="of:=IF([.S6]=&quot;&quot;;&quot;&quot;;COM.MICROSOFT.CONCAT(TEXT([.S$1]*100+101*([.$B6]-1); &quot;000&quot;);&quot;:&quot;;TEXT([.S6];&quot;0.000&quot;);&quot; &quot;))">
            <text:p/>
          </table:table-cell>
          <table:table-cell table:style-name="ce26" table:formula="of:=IF([.T6]=&quot;&quot;;&quot;&quot;;COM.MICROSOFT.CONCAT(TEXT([.T$1]*100+101*([.$B6]-1); &quot;000&quot;);&quot;:&quot;;TEXT([.T6];&quot;0.000&quot;);&quot; &quot;))">
            <text:p/>
          </table:table-cell>
          <table:table-cell table:style-name="ce26" table:formula="of:=IF([.U6]=&quot;&quot;;&quot;&quot;;COM.MICROSOFT.CONCAT(TEXT([.U$1]*100+101*([.$B6]-1); &quot;000&quot;);&quot;:&quot;;TEXT([.U6];&quot;0.000&quot;);&quot; &quot;))">
            <text:p/>
          </table:table-cell>
          <table:table-cell table:style-name="ce26" table:formula="of:=IF([.V6]=&quot;&quot;;&quot;&quot;;COM.MICROSOFT.CONCAT(TEXT([.V$1]*100+101*([.$B6]-1); &quot;000&quot;);&quot;:&quot;;TEXT([.V6];&quot;0.000&quot;);&quot; &quot;))">
            <text:p/>
          </table:table-cell>
          <table:table-cell table:style-name="ce26" table:formula="of:=IF([.W6]=&quot;&quot;;&quot;&quot;;COM.MICROSOFT.CONCAT(TEXT([.W$1]*100+101*([.$B6]-1); &quot;000&quot;);&quot;:&quot;;TEXT([.W6];&quot;0.000&quot;);&quot; &quot;))">
            <text:p/>
          </table:table-cell>
          <table:table-cell table:style-name="ce26" table:formula="of:=IF([.X6]=&quot;&quot;;&quot;&quot;;COM.MICROSOFT.CONCAT(TEXT([.X$1]*100+101*([.$B6]-1); &quot;000&quot;);&quot;:&quot;;TEXT([.X6];&quot;0.000&quot;);&quot; &quot;))" office:value-type="string" office:string-value="101:0.200 " calcext:value-type="string">
            <text:p>101:0.200 </text:p>
          </table:table-cell>
          <table:table-cell table:style-name="ce28"/>
          <table:table-cell table:style-name="ce29" table:formula="of:=COM.MICROSOFT.CONCAT([.X37];[.W37];[.V37];[.U37];[.T37];[.S37];[.R37];[.Q37];[.P37];[.O37];[.N37];[.M37];[.L37];[.K37];[.J37];[.I37];[.H37];[.G37];[.F37];[.E37];[.D37];)" office:value-type="string" office:string-value="101:0.200 131:0.300 141:0.400 151:0.500 161:0.716 171:0.916 181:0.966 191:0.950 196:2.156 201:1.463 " calcext:value-type="string">
            <text:p>101:0.200 131:0.300 141:0.400 151:0.500 161:0.716 171:0.916 181:0.966 191:0.950 196:2.156 201:1.463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string" calcext:value-type="string">
            <text:p>topspeed</text:p>
          </table:table-cell>
          <table:table-cell table:style-name="ce26" table:formula="of:=IF([.D7]=&quot;&quot;;&quot;&quot;;COM.MICROSOFT.CONCAT(TEXT([.D$1]*100+101*([.$B7]-1); &quot;000&quot;);&quot;:&quot;;TEXT([.D7];&quot;0.000&quot;);&quot; &quot;))" office:value-type="string" office:string-value="201:1.463 " calcext:value-type="string">
            <text:p>201:1.463 </text:p>
          </table:table-cell>
          <table:table-cell table:style-name="ce26" table:formula="of:=IF([.E7]=&quot;&quot;;&quot;&quot;;COM.MICROSOFT.CONCAT(TEXT([.E$1]*100+101*([.$B7]-1); &quot;000&quot;);&quot;:&quot;;TEXT([.E7];&quot;0.000&quot;);&quot; &quot;))">
            <text:p/>
          </table:table-cell>
          <table:table-cell table:style-name="ce26" table:formula="of:=IF([.F7]=&quot;&quot;;&quot;&quot;;COM.MICROSOFT.CONCAT(TEXT([.F$1]*100+101*([.$B7]-1); &quot;000&quot;);&quot;:&quot;;TEXT([.F7];&quot;0.000&quot;);&quot; &quot;))" office:value-type="string" office:string-value="191:1.247 " calcext:value-type="string">
            <text:p>191:1.247 </text:p>
          </table:table-cell>
          <table:table-cell table:style-name="ce26" table:formula="of:=IF([.G7]=&quot;&quot;;&quot;&quot;;COM.MICROSOFT.CONCAT(TEXT([.G$1]*100+101*([.$B7]-1); &quot;000&quot;);&quot;:&quot;;TEXT([.G7];&quot;0.000&quot;);&quot; &quot;))">
            <text:p/>
          </table:table-cell>
          <table:table-cell table:style-name="ce26" table:formula="of:=IF([.H7]=&quot;&quot;;&quot;&quot;;COM.MICROSOFT.CONCAT(TEXT([.H$1]*100+101*([.$B7]-1); &quot;000&quot;);&quot;:&quot;;TEXT([.H7];&quot;0.000&quot;);&quot; &quot;))" office:value-type="string" office:string-value="181:0.896 " calcext:value-type="string">
            <text:p>181:0.896 </text:p>
          </table:table-cell>
          <table:table-cell table:style-name="ce26" table:formula="of:=IF([.I7]=&quot;&quot;;&quot;&quot;;COM.MICROSOFT.CONCAT(TEXT([.I$1]*100+101*([.$B7]-1); &quot;000&quot;);&quot;:&quot;;TEXT([.I7];&quot;0.000&quot;);&quot; &quot;))">
            <text:p/>
          </table:table-cell>
          <table:table-cell table:style-name="ce26" table:formula="of:=IF([.J7]=&quot;&quot;;&quot;&quot;;COM.MICROSOFT.CONCAT(TEXT([.J$1]*100+101*([.$B7]-1); &quot;000&quot;);&quot;:&quot;;TEXT([.J7];&quot;0.000&quot;);&quot; &quot;))">
            <text:p/>
          </table:table-cell>
          <table:table-cell table:style-name="ce26" table:formula="of:=IF([.K7]=&quot;&quot;;&quot;&quot;;COM.MICROSOFT.CONCAT(TEXT([.K$1]*100+101*([.$B7]-1); &quot;000&quot;);&quot;:&quot;;TEXT([.K7];&quot;0.000&quot;);&quot; &quot;))">
            <text:p/>
          </table:table-cell>
          <table:table-cell table:style-name="ce26" table:formula="of:=IF([.L7]=&quot;&quot;;&quot;&quot;;COM.MICROSOFT.CONCAT(TEXT([.L$1]*100+101*([.$B7]-1); &quot;000&quot;);&quot;:&quot;;TEXT([.L7];&quot;0.000&quot;);&quot; &quot;))" office:value-type="string" office:string-value="161:0.816 " calcext:value-type="string">
            <text:p>161:0.816 </text:p>
          </table:table-cell>
          <table:table-cell table:style-name="ce26" table:formula="of:=IF([.M7]=&quot;&quot;;&quot;&quot;;COM.MICROSOFT.CONCAT(TEXT([.M$1]*100+101*([.$B7]-1); &quot;000&quot;);&quot;:&quot;;TEXT([.M7];&quot;0.000&quot;);&quot; &quot;))">
            <text:p/>
          </table:table-cell>
          <table:table-cell table:style-name="ce26" table:formula="of:=IF([.N7]=&quot;&quot;;&quot;&quot;;COM.MICROSOFT.CONCAT(TEXT([.N$1]*100+101*([.$B7]-1); &quot;000&quot;);&quot;:&quot;;TEXT([.N7];&quot;0.000&quot;);&quot; &quot;))" office:value-type="string" office:string-value="151:0.384 " calcext:value-type="string">
            <text:p>151:0.384 </text:p>
          </table:table-cell>
          <table:table-cell table:style-name="ce26" table:formula="of:=IF([.O7]=&quot;&quot;;&quot;&quot;;COM.MICROSOFT.CONCAT(TEXT([.O$1]*100+101*([.$B7]-1); &quot;000&quot;);&quot;:&quot;;TEXT([.O7];&quot;0.000&quot;);&quot; &quot;))">
            <text:p/>
          </table:table-cell>
          <table:table-cell table:style-name="ce26" table:formula="of:=IF([.P7]=&quot;&quot;;&quot;&quot;;COM.MICROSOFT.CONCAT(TEXT([.P$1]*100+101*([.$B7]-1); &quot;000&quot;);&quot;:&quot;;TEXT([.P7];&quot;0.000&quot;);&quot; &quot;))">
            <text:p/>
          </table:table-cell>
          <table:table-cell table:style-name="ce26" table:formula="of:=IF([.Q7]=&quot;&quot;;&quot;&quot;;COM.MICROSOFT.CONCAT(TEXT([.Q$1]*100+101*([.$B7]-1); &quot;000&quot;);&quot;:&quot;;TEXT([.Q7];&quot;0.000&quot;);&quot; &quot;))">
            <text:p/>
          </table:table-cell>
          <table:table-cell table:style-name="ce26" table:formula="of:=IF([.R7]=&quot;&quot;;&quot;&quot;;COM.MICROSOFT.CONCAT(TEXT([.R$1]*100+101*([.$B7]-1); &quot;000&quot;);&quot;:&quot;;TEXT([.R7];&quot;0.000&quot;);&quot; &quot;))">
            <text:p/>
          </table:table-cell>
          <table:table-cell table:style-name="ce26" table:formula="of:=IF([.S7]=&quot;&quot;;&quot;&quot;;COM.MICROSOFT.CONCAT(TEXT([.S$1]*100+101*([.$B7]-1); &quot;000&quot;);&quot;:&quot;;TEXT([.S7];&quot;0.000&quot;);&quot; &quot;))">
            <text:p/>
          </table:table-cell>
          <table:table-cell table:style-name="ce26" table:formula="of:=IF([.T7]=&quot;&quot;;&quot;&quot;;COM.MICROSOFT.CONCAT(TEXT([.T$1]*100+101*([.$B7]-1); &quot;000&quot;);&quot;:&quot;;TEXT([.T7];&quot;0.000&quot;);&quot; &quot;))">
            <text:p/>
          </table:table-cell>
          <table:table-cell table:style-name="ce26" table:formula="of:=IF([.U7]=&quot;&quot;;&quot;&quot;;COM.MICROSOFT.CONCAT(TEXT([.U$1]*100+101*([.$B7]-1); &quot;000&quot;);&quot;:&quot;;TEXT([.U7];&quot;0.000&quot;);&quot; &quot;))">
            <text:p/>
          </table:table-cell>
          <table:table-cell table:style-name="ce26" table:formula="of:=IF([.V7]=&quot;&quot;;&quot;&quot;;COM.MICROSOFT.CONCAT(TEXT([.V$1]*100+101*([.$B7]-1); &quot;000&quot;);&quot;:&quot;;TEXT([.V7];&quot;0.000&quot;);&quot; &quot;))">
            <text:p/>
          </table:table-cell>
          <table:table-cell table:style-name="ce26" table:formula="of:=IF([.W7]=&quot;&quot;;&quot;&quot;;COM.MICROSOFT.CONCAT(TEXT([.W$1]*100+101*([.$B7]-1); &quot;000&quot;);&quot;:&quot;;TEXT([.W7];&quot;0.000&quot;);&quot; &quot;))">
            <text:p/>
          </table:table-cell>
          <table:table-cell table:style-name="ce26" table:formula="of:=IF([.X7]=&quot;&quot;;&quot;&quot;;COM.MICROSOFT.CONCAT(TEXT([.X$1]*100+101*([.$B7]-1); &quot;000&quot;);&quot;:&quot;;TEXT([.X7];&quot;0.000&quot;);&quot; &quot;))" office:value-type="string" office:string-value="101:0.269 " calcext:value-type="string">
            <text:p>101:0.269 </text:p>
          </table:table-cell>
          <table:table-cell table:style-name="ce28"/>
          <table:table-cell table:style-name="ce29" table:formula="of:=COM.MICROSOFT.CONCAT([.X38];[.W38];[.V38];[.U38];[.T38];[.S38];[.R38];[.Q38];[.P38];[.O38];[.N38];[.M38];[.L38];[.K38];[.J38];[.I38];[.H38];[.G38];[.F38];[.E38];[.D38];)" office:value-type="string" office:string-value="101:0.269 151:0.384 161:0.816 181:0.896 191:1.247 201:1.463 " calcext:value-type="string">
            <text:p>101:0.269 151:0.384 161:0.816 181:0.896 191:1.247 201:1.463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3" office:value-type="string" calcext:value-type="string">
            <text:p>turning</text:p>
          </table:table-cell>
          <table:table-cell table:style-name="ce26" table:formula="of:=IF([.D8]=&quot;&quot;;&quot;&quot;;COM.MICROSOFT.CONCAT(TEXT([.D$1]*100+101*([.$B8]-1); &quot;000&quot;);&quot;:&quot;;TEXT([.D8];&quot;0.000&quot;);&quot; &quot;))" office:value-type="string" office:string-value="302:1.350 " calcext:value-type="string">
            <text:p>302:1.350 </text:p>
          </table:table-cell>
          <table:table-cell table:style-name="ce26" table:formula="of:=IF([.E8]=&quot;&quot;;&quot;&quot;;COM.MICROSOFT.CONCAT(TEXT([.E$1]*100+101*([.$B8]-1); &quot;000&quot;);&quot;:&quot;;TEXT([.E8];&quot;0.000&quot;);&quot; &quot;))" office:value-type="string" office:string-value="297:1.190 " calcext:value-type="string">
            <text:p>297:1.190 </text:p>
          </table:table-cell>
          <table:table-cell table:style-name="ce26" table:formula="of:=IF([.F8]=&quot;&quot;;&quot;&quot;;COM.MICROSOFT.CONCAT(TEXT([.F$1]*100+101*([.$B8]-1); &quot;000&quot;);&quot;:&quot;;TEXT([.F8];&quot;0.000&quot;);&quot; &quot;))" office:value-type="string" office:string-value="292:1.003 " calcext:value-type="string">
            <text:p>292:1.003 </text:p>
          </table:table-cell>
          <table:table-cell table:style-name="ce26" table:formula="of:=IF([.G8]=&quot;&quot;;&quot;&quot;;COM.MICROSOFT.CONCAT(TEXT([.G$1]*100+101*([.$B8]-1); &quot;000&quot;);&quot;:&quot;;TEXT([.G8];&quot;0.000&quot;);&quot; &quot;))" office:value-type="string" office:string-value="287:0.973 " calcext:value-type="string">
            <text:p>287:0.973 </text:p>
          </table:table-cell>
          <table:table-cell table:style-name="ce26" table:formula="of:=IF([.H8]=&quot;&quot;;&quot;&quot;;COM.MICROSOFT.CONCAT(TEXT([.H$1]*100+101*([.$B8]-1); &quot;000&quot;);&quot;:&quot;;TEXT([.H8];&quot;0.000&quot;);&quot; &quot;))">
            <text:p/>
          </table:table-cell>
          <table:table-cell table:style-name="ce26" table:formula="of:=IF([.I8]=&quot;&quot;;&quot;&quot;;COM.MICROSOFT.CONCAT(TEXT([.I$1]*100+101*([.$B8]-1); &quot;000&quot;);&quot;:&quot;;TEXT([.I8];&quot;0.000&quot;);&quot; &quot;))">
            <text:p/>
          </table:table-cell>
          <table:table-cell table:style-name="ce26" table:formula="of:=IF([.J8]=&quot;&quot;;&quot;&quot;;COM.MICROSOFT.CONCAT(TEXT([.J$1]*100+101*([.$B8]-1); &quot;000&quot;);&quot;:&quot;;TEXT([.J8];&quot;0.000&quot;);&quot; &quot;))" office:value-type="string" office:string-value="272:1.088 " calcext:value-type="string">
            <text:p>272:1.088 </text:p>
          </table:table-cell>
          <table:table-cell table:style-name="ce26" table:formula="of:=IF([.K8]=&quot;&quot;;&quot;&quot;;COM.MICROSOFT.CONCAT(TEXT([.K$1]*100+101*([.$B8]-1); &quot;000&quot;);&quot;:&quot;;TEXT([.K8];&quot;0.000&quot;);&quot; &quot;))">
            <text:p/>
          </table:table-cell>
          <table:table-cell table:style-name="ce26" table:formula="of:=IF([.L8]=&quot;&quot;;&quot;&quot;;COM.MICROSOFT.CONCAT(TEXT([.L$1]*100+101*([.$B8]-1); &quot;000&quot;);&quot;:&quot;;TEXT([.L8];&quot;0.000&quot;);&quot; &quot;))" office:value-type="string" office:string-value="262:1.075 " calcext:value-type="string">
            <text:p>262:1.075 </text:p>
          </table:table-cell>
          <table:table-cell table:style-name="ce26" table:formula="of:=IF([.M8]=&quot;&quot;;&quot;&quot;;COM.MICROSOFT.CONCAT(TEXT([.M$1]*100+101*([.$B8]-1); &quot;000&quot;);&quot;:&quot;;TEXT([.M8];&quot;0.000&quot;);&quot; &quot;))">
            <text:p/>
          </table:table-cell>
          <table:table-cell table:style-name="ce26" table:formula="of:=IF([.N8]=&quot;&quot;;&quot;&quot;;COM.MICROSOFT.CONCAT(TEXT([.N$1]*100+101*([.$B8]-1); &quot;000&quot;);&quot;:&quot;;TEXT([.N8];&quot;0.000&quot;);&quot; &quot;))" office:value-type="string" office:string-value="252:0.675 " calcext:value-type="string">
            <text:p>252:0.675 </text:p>
          </table:table-cell>
          <table:table-cell table:style-name="ce26" table:formula="of:=IF([.O8]=&quot;&quot;;&quot;&quot;;COM.MICROSOFT.CONCAT(TEXT([.O$1]*100+101*([.$B8]-1); &quot;000&quot;);&quot;:&quot;;TEXT([.O8];&quot;0.000&quot;);&quot; &quot;))">
            <text:p/>
          </table:table-cell>
          <table:table-cell table:style-name="ce26" table:formula="of:=IF([.P8]=&quot;&quot;;&quot;&quot;;COM.MICROSOFT.CONCAT(TEXT([.P$1]*100+101*([.$B8]-1); &quot;000&quot;);&quot;:&quot;;TEXT([.P8];&quot;0.000&quot;);&quot; &quot;))" office:value-type="string" office:string-value="242:0.575 " calcext:value-type="string">
            <text:p>242:0.575 </text:p>
          </table:table-cell>
          <table:table-cell table:style-name="ce26" table:formula="of:=IF([.Q8]=&quot;&quot;;&quot;&quot;;COM.MICROSOFT.CONCAT(TEXT([.Q$1]*100+101*([.$B8]-1); &quot;000&quot;);&quot;:&quot;;TEXT([.Q8];&quot;0.000&quot;);&quot; &quot;))">
            <text:p/>
          </table:table-cell>
          <table:table-cell table:style-name="ce26" table:formula="of:=IF([.R8]=&quot;&quot;;&quot;&quot;;COM.MICROSOFT.CONCAT(TEXT([.R$1]*100+101*([.$B8]-1); &quot;000&quot;);&quot;:&quot;;TEXT([.R8];&quot;0.000&quot;);&quot; &quot;))" office:value-type="string" office:string-value="232:0.350 " calcext:value-type="string">
            <text:p>232:0.350 </text:p>
          </table:table-cell>
          <table:table-cell table:style-name="ce26" table:formula="of:=IF([.S8]=&quot;&quot;;&quot;&quot;;COM.MICROSOFT.CONCAT(TEXT([.S$1]*100+101*([.$B8]-1); &quot;000&quot;);&quot;:&quot;;TEXT([.S8];&quot;0.000&quot;);&quot; &quot;))">
            <text:p/>
          </table:table-cell>
          <table:table-cell table:style-name="ce26" table:formula="of:=IF([.T8]=&quot;&quot;;&quot;&quot;;COM.MICROSOFT.CONCAT(TEXT([.T$1]*100+101*([.$B8]-1); &quot;000&quot;);&quot;:&quot;;TEXT([.T8];&quot;0.000&quot;);&quot; &quot;))">
            <text:p/>
          </table:table-cell>
          <table:table-cell table:style-name="ce26" table:formula="of:=IF([.U8]=&quot;&quot;;&quot;&quot;;COM.MICROSOFT.CONCAT(TEXT([.U$1]*100+101*([.$B8]-1); &quot;000&quot;);&quot;:&quot;;TEXT([.U8];&quot;0.000&quot;);&quot; &quot;))">
            <text:p/>
          </table:table-cell>
          <table:table-cell table:style-name="ce26" table:formula="of:=IF([.V8]=&quot;&quot;;&quot;&quot;;COM.MICROSOFT.CONCAT(TEXT([.V$1]*100+101*([.$B8]-1); &quot;000&quot;);&quot;:&quot;;TEXT([.V8];&quot;0.000&quot;);&quot; &quot;))">
            <text:p/>
          </table:table-cell>
          <table:table-cell table:style-name="ce26" table:formula="of:=IF([.W8]=&quot;&quot;;&quot;&quot;;COM.MICROSOFT.CONCAT(TEXT([.W$1]*100+101*([.$B8]-1); &quot;000&quot;);&quot;:&quot;;TEXT([.W8];&quot;0.000&quot;);&quot; &quot;))">
            <text:p/>
          </table:table-cell>
          <table:table-cell table:style-name="ce26" table:formula="of:=IF([.X8]=&quot;&quot;;&quot;&quot;;COM.MICROSOFT.CONCAT(TEXT([.X$1]*100+101*([.$B8]-1); &quot;000&quot;);&quot;:&quot;;TEXT([.X8];&quot;0.000&quot;);&quot; &quot;))" office:value-type="string" office:string-value="202:0.300 " calcext:value-type="string">
            <text:p>202:0.300 </text:p>
          </table:table-cell>
          <table:table-cell table:style-name="ce28"/>
          <table:table-cell table:style-name="ce29" table:formula="of:=COM.MICROSOFT.CONCAT([.X39];[.W39];[.V39];[.U39];[.T39];[.S39];[.R39];[.Q39];[.P39];[.O39];[.N39];[.M39];[.L39];[.K39];[.J39];[.I39];[.H39];[.G39];[.F39];[.E39];[.D39];)" office:value-type="string" office:string-value="202:0.300 232:0.350 242:0.575 252:0.675 262:1.075 272:1.088 287:0.973 292:1.003 297:1.190 302:1.350 " calcext:value-type="string">
            <text:p>202:0.300 232:0.350 242:0.575 252:0.675 262:1.075 272:1.088 287:0.973 292:1.003 297:1.190 302:1.35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3" office:value-type="string" calcext:value-type="string">
            <text:p>traction</text:p>
          </table:table-cell>
          <table:table-cell table:style-name="ce26" table:formula="of:=IF([.D9]=&quot;&quot;;&quot;&quot;;COM.MICROSOFT.CONCAT(TEXT([.D$1]*100+101*([.$B9]-1); &quot;000&quot;);&quot;:&quot;;TEXT([.D9];&quot;0.000&quot;);&quot; &quot;))" office:value-type="string" office:string-value="302:1.350 " calcext:value-type="string">
            <text:p>302:1.350 </text:p>
          </table:table-cell>
          <table:table-cell table:style-name="ce26" table:formula="of:=IF([.E9]=&quot;&quot;;&quot;&quot;;COM.MICROSOFT.CONCAT(TEXT([.E$1]*100+101*([.$B9]-1); &quot;000&quot;);&quot;:&quot;;TEXT([.E9];&quot;0.000&quot;);&quot; &quot;))" office:value-type="string" office:string-value="297:1.875 " calcext:value-type="string">
            <text:p>297:1.875 </text:p>
          </table:table-cell>
          <table:table-cell table:style-name="ce26" table:formula="of:=IF([.F9]=&quot;&quot;;&quot;&quot;;COM.MICROSOFT.CONCAT(TEXT([.F$1]*100+101*([.$B9]-1); &quot;000&quot;);&quot;:&quot;;TEXT([.F9];&quot;0.000&quot;);&quot; &quot;))" office:value-type="string" office:string-value="292:0.950 " calcext:value-type="string">
            <text:p>292:0.950 </text:p>
          </table:table-cell>
          <table:table-cell table:style-name="ce26" table:formula="of:=IF([.G9]=&quot;&quot;;&quot;&quot;;COM.MICROSOFT.CONCAT(TEXT([.G$1]*100+101*([.$B9]-1); &quot;000&quot;);&quot;:&quot;;TEXT([.G9];&quot;0.000&quot;);&quot; &quot;))">
            <text:p/>
          </table:table-cell>
          <table:table-cell table:style-name="ce26" table:formula="of:=IF([.H9]=&quot;&quot;;&quot;&quot;;COM.MICROSOFT.CONCAT(TEXT([.H$1]*100+101*([.$B9]-1); &quot;000&quot;);&quot;:&quot;;TEXT([.H9];&quot;0.000&quot;);&quot; &quot;))" office:value-type="string" office:string-value="282:0.938 " calcext:value-type="string">
            <text:p>282:0.938 </text:p>
          </table:table-cell>
          <table:table-cell table:style-name="ce26" table:formula="of:=IF([.I9]=&quot;&quot;;&quot;&quot;;COM.MICROSOFT.CONCAT(TEXT([.I$1]*100+101*([.$B9]-1); &quot;000&quot;);&quot;:&quot;;TEXT([.I9];&quot;0.000&quot;);&quot; &quot;))">
            <text:p/>
          </table:table-cell>
          <table:table-cell table:style-name="ce26" table:formula="of:=IF([.J9]=&quot;&quot;;&quot;&quot;;COM.MICROSOFT.CONCAT(TEXT([.J$1]*100+101*([.$B9]-1); &quot;000&quot;);&quot;:&quot;;TEXT([.J9];&quot;0.000&quot;);&quot; &quot;))" office:value-type="string" office:string-value="272:0.888 " calcext:value-type="string">
            <text:p>272:0.888 </text:p>
          </table:table-cell>
          <table:table-cell table:style-name="ce26" table:formula="of:=IF([.K9]=&quot;&quot;;&quot;&quot;;COM.MICROSOFT.CONCAT(TEXT([.K$1]*100+101*([.$B9]-1); &quot;000&quot;);&quot;:&quot;;TEXT([.K9];&quot;0.000&quot;);&quot; &quot;))">
            <text:p/>
          </table:table-cell>
          <table:table-cell table:style-name="ce26" table:formula="of:=IF([.L9]=&quot;&quot;;&quot;&quot;;COM.MICROSOFT.CONCAT(TEXT([.L$1]*100+101*([.$B9]-1); &quot;000&quot;);&quot;:&quot;;TEXT([.L9];&quot;0.000&quot;);&quot; &quot;))" office:value-type="string" office:string-value="262:0.688 " calcext:value-type="string">
            <text:p>262:0.688 </text:p>
          </table:table-cell>
          <table:table-cell table:style-name="ce26" table:formula="of:=IF([.M9]=&quot;&quot;;&quot;&quot;;COM.MICROSOFT.CONCAT(TEXT([.M$1]*100+101*([.$B9]-1); &quot;000&quot;);&quot;:&quot;;TEXT([.M9];&quot;0.000&quot;);&quot; &quot;))">
            <text:p/>
          </table:table-cell>
          <table:table-cell table:style-name="ce26" table:formula="of:=IF([.N9]=&quot;&quot;;&quot;&quot;;COM.MICROSOFT.CONCAT(TEXT([.N$1]*100+101*([.$B9]-1); &quot;000&quot;);&quot;:&quot;;TEXT([.N9];&quot;0.000&quot;);&quot; &quot;))" office:value-type="string" office:string-value="252:0.500 " calcext:value-type="string">
            <text:p>252:0.500 </text:p>
          </table:table-cell>
          <table:table-cell table:style-name="ce26" table:formula="of:=IF([.O9]=&quot;&quot;;&quot;&quot;;COM.MICROSOFT.CONCAT(TEXT([.O$1]*100+101*([.$B9]-1); &quot;000&quot;);&quot;:&quot;;TEXT([.O9];&quot;0.000&quot;);&quot; &quot;))">
            <text:p/>
          </table:table-cell>
          <table:table-cell table:style-name="ce26" table:formula="of:=IF([.P9]=&quot;&quot;;&quot;&quot;;COM.MICROSOFT.CONCAT(TEXT([.P$1]*100+101*([.$B9]-1); &quot;000&quot;);&quot;:&quot;;TEXT([.P9];&quot;0.000&quot;);&quot; &quot;))" office:value-type="string" office:string-value="242:0.400 " calcext:value-type="string">
            <text:p>242:0.400 </text:p>
          </table:table-cell>
          <table:table-cell table:style-name="ce26" table:formula="of:=IF([.Q9]=&quot;&quot;;&quot;&quot;;COM.MICROSOFT.CONCAT(TEXT([.Q$1]*100+101*([.$B9]-1); &quot;000&quot;);&quot;:&quot;;TEXT([.Q9];&quot;0.000&quot;);&quot; &quot;))">
            <text:p/>
          </table:table-cell>
          <table:table-cell table:style-name="ce26" table:formula="of:=IF([.R9]=&quot;&quot;;&quot;&quot;;COM.MICROSOFT.CONCAT(TEXT([.R$1]*100+101*([.$B9]-1); &quot;000&quot;);&quot;:&quot;;TEXT([.R9];&quot;0.000&quot;);&quot; &quot;))" office:value-type="string" office:string-value="232:0.300 " calcext:value-type="string">
            <text:p>232:0.300 </text:p>
          </table:table-cell>
          <table:table-cell table:style-name="ce26" table:formula="of:=IF([.S9]=&quot;&quot;;&quot;&quot;;COM.MICROSOFT.CONCAT(TEXT([.S$1]*100+101*([.$B9]-1); &quot;000&quot;);&quot;:&quot;;TEXT([.S9];&quot;0.000&quot;);&quot; &quot;))">
            <text:p/>
          </table:table-cell>
          <table:table-cell table:style-name="ce26" table:formula="of:=IF([.T9]=&quot;&quot;;&quot;&quot;;COM.MICROSOFT.CONCAT(TEXT([.T$1]*100+101*([.$B9]-1); &quot;000&quot;);&quot;:&quot;;TEXT([.T9];&quot;0.000&quot;);&quot; &quot;))">
            <text:p/>
          </table:table-cell>
          <table:table-cell table:style-name="ce26" table:formula="of:=IF([.U9]=&quot;&quot;;&quot;&quot;;COM.MICROSOFT.CONCAT(TEXT([.U$1]*100+101*([.$B9]-1); &quot;000&quot;);&quot;:&quot;;TEXT([.U9];&quot;0.000&quot;);&quot; &quot;))">
            <text:p/>
          </table:table-cell>
          <table:table-cell table:style-name="ce26" table:formula="of:=IF([.V9]=&quot;&quot;;&quot;&quot;;COM.MICROSOFT.CONCAT(TEXT([.V$1]*100+101*([.$B9]-1); &quot;000&quot;);&quot;:&quot;;TEXT([.V9];&quot;0.000&quot;);&quot; &quot;))">
            <text:p/>
          </table:table-cell>
          <table:table-cell table:style-name="ce26" table:formula="of:=IF([.W9]=&quot;&quot;;&quot;&quot;;COM.MICROSOFT.CONCAT(TEXT([.W$1]*100+101*([.$B9]-1); &quot;000&quot;);&quot;:&quot;;TEXT([.W9];&quot;0.000&quot;);&quot; &quot;))">
            <text:p/>
          </table:table-cell>
          <table:table-cell table:style-name="ce26" table:formula="of:=IF([.X9]=&quot;&quot;;&quot;&quot;;COM.MICROSOFT.CONCAT(TEXT([.X$1]*100+101*([.$B9]-1); &quot;000&quot;);&quot;:&quot;;TEXT([.X9];&quot;0.000&quot;);&quot; &quot;))" office:value-type="string" office:string-value="202:0.200 " calcext:value-type="string">
            <text:p>202:0.200 </text:p>
          </table:table-cell>
          <table:table-cell table:style-name="ce28"/>
          <table:table-cell table:style-name="ce29" table:formula="of:=COM.MICROSOFT.CONCAT([.X40];[.W40];[.V40];[.U40];[.T40];[.S40];[.R40];[.Q40];[.P40];[.O40];[.N40];[.M40];[.L40];[.K40];[.J40];[.I40];[.H40];[.G40];[.F40];[.E40];[.D40];)" office:value-type="string" office:string-value="202:0.200 232:0.300 242:0.400 252:0.500 262:0.688 272:0.888 282:0.938 292:0.950 297:1.875 302:1.350 " calcext:value-type="string">
            <text:p>202:0.200 232:0.300 242:0.400 252:0.500 262:0.688 272:0.888 282:0.938 292:0.950 297:1.875 302:1.35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3" office:value-type="string" calcext:value-type="string">
            <text:p>topspeed</text:p>
          </table:table-cell>
          <table:table-cell table:style-name="ce26" table:formula="of:=IF([.D10]=&quot;&quot;;&quot;&quot;;COM.MICROSOFT.CONCAT(TEXT([.D$1]*100+101*([.$B10]-1); &quot;000&quot;);&quot;:&quot;;TEXT([.D10];&quot;0.000&quot;);&quot; &quot;))" office:value-type="string" office:string-value="302:1.350 " calcext:value-type="string">
            <text:p>302:1.350 </text:p>
          </table:table-cell>
          <table:table-cell table:style-name="ce26" table:formula="of:=IF([.E10]=&quot;&quot;;&quot;&quot;;COM.MICROSOFT.CONCAT(TEXT([.E$1]*100+101*([.$B10]-1); &quot;000&quot;);&quot;:&quot;;TEXT([.E10];&quot;0.000&quot;);&quot; &quot;))">
            <text:p/>
          </table:table-cell>
          <table:table-cell table:style-name="ce26" table:formula="of:=IF([.F10]=&quot;&quot;;&quot;&quot;;COM.MICROSOFT.CONCAT(TEXT([.F$1]*100+101*([.$B10]-1); &quot;000&quot;);&quot;:&quot;;TEXT([.F10];&quot;0.000&quot;);&quot; &quot;))" office:value-type="string" office:string-value="292:1.163 " calcext:value-type="string">
            <text:p>292:1.163 </text:p>
          </table:table-cell>
          <table:table-cell table:style-name="ce26" table:formula="of:=IF([.G10]=&quot;&quot;;&quot;&quot;;COM.MICROSOFT.CONCAT(TEXT([.G$1]*100+101*([.$B10]-1); &quot;000&quot;);&quot;:&quot;;TEXT([.G10];&quot;0.000&quot;);&quot; &quot;))">
            <text:p/>
          </table:table-cell>
          <table:table-cell table:style-name="ce26" table:formula="of:=IF([.H10]=&quot;&quot;;&quot;&quot;;COM.MICROSOFT.CONCAT(TEXT([.H$1]*100+101*([.$B10]-1); &quot;000&quot;);&quot;:&quot;;TEXT([.H10];&quot;0.000&quot;);&quot; &quot;))" office:value-type="string" office:string-value="282:0.885 " calcext:value-type="string">
            <text:p>282:0.885 </text:p>
          </table:table-cell>
          <table:table-cell table:style-name="ce26" table:formula="of:=IF([.I10]=&quot;&quot;;&quot;&quot;;COM.MICROSOFT.CONCAT(TEXT([.I$1]*100+101*([.$B10]-1); &quot;000&quot;);&quot;:&quot;;TEXT([.I10];&quot;0.000&quot;);&quot; &quot;))">
            <text:p/>
          </table:table-cell>
          <table:table-cell table:style-name="ce26" table:formula="of:=IF([.J10]=&quot;&quot;;&quot;&quot;;COM.MICROSOFT.CONCAT(TEXT([.J$1]*100+101*([.$B10]-1); &quot;000&quot;);&quot;:&quot;;TEXT([.J10];&quot;0.000&quot;);&quot; &quot;))">
            <text:p/>
          </table:table-cell>
          <table:table-cell table:style-name="ce26" table:formula="of:=IF([.K10]=&quot;&quot;;&quot;&quot;;COM.MICROSOFT.CONCAT(TEXT([.K$1]*100+101*([.$B10]-1); &quot;000&quot;);&quot;:&quot;;TEXT([.K10];&quot;0.000&quot;);&quot; &quot;))">
            <text:p/>
          </table:table-cell>
          <table:table-cell table:style-name="ce26" table:formula="of:=IF([.L10]=&quot;&quot;;&quot;&quot;;COM.MICROSOFT.CONCAT(TEXT([.L$1]*100+101*([.$B10]-1); &quot;000&quot;);&quot;:&quot;;TEXT([.L10];&quot;0.000&quot;);&quot; &quot;))" office:value-type="string" office:string-value="262:0.788 " calcext:value-type="string">
            <text:p>262:0.788 </text:p>
          </table:table-cell>
          <table:table-cell table:style-name="ce26" table:formula="of:=IF([.M10]=&quot;&quot;;&quot;&quot;;COM.MICROSOFT.CONCAT(TEXT([.M$1]*100+101*([.$B10]-1); &quot;000&quot;);&quot;:&quot;;TEXT([.M10];&quot;0.000&quot;);&quot; &quot;))">
            <text:p/>
          </table:table-cell>
          <table:table-cell table:style-name="ce26" table:formula="of:=IF([.N10]=&quot;&quot;;&quot;&quot;;COM.MICROSOFT.CONCAT(TEXT([.N$1]*100+101*([.$B10]-1); &quot;000&quot;);&quot;:&quot;;TEXT([.N10];&quot;0.000&quot;);&quot; &quot;))" office:value-type="string" office:string-value="252:0.413 " calcext:value-type="string">
            <text:p>252:0.413 </text:p>
          </table:table-cell>
          <table:table-cell table:style-name="ce26" table:formula="of:=IF([.O10]=&quot;&quot;;&quot;&quot;;COM.MICROSOFT.CONCAT(TEXT([.O$1]*100+101*([.$B10]-1); &quot;000&quot;);&quot;:&quot;;TEXT([.O10];&quot;0.000&quot;);&quot; &quot;))">
            <text:p/>
          </table:table-cell>
          <table:table-cell table:style-name="ce26" table:formula="of:=IF([.P10]=&quot;&quot;;&quot;&quot;;COM.MICROSOFT.CONCAT(TEXT([.P$1]*100+101*([.$B10]-1); &quot;000&quot;);&quot;:&quot;;TEXT([.P10];&quot;0.000&quot;);&quot; &quot;))">
            <text:p/>
          </table:table-cell>
          <table:table-cell table:style-name="ce26" table:formula="of:=IF([.Q10]=&quot;&quot;;&quot;&quot;;COM.MICROSOFT.CONCAT(TEXT([.Q$1]*100+101*([.$B10]-1); &quot;000&quot;);&quot;:&quot;;TEXT([.Q10];&quot;0.000&quot;);&quot; &quot;))">
            <text:p/>
          </table:table-cell>
          <table:table-cell table:style-name="ce26" table:formula="of:=IF([.R10]=&quot;&quot;;&quot;&quot;;COM.MICROSOFT.CONCAT(TEXT([.R$1]*100+101*([.$B10]-1); &quot;000&quot;);&quot;:&quot;;TEXT([.R10];&quot;0.000&quot;);&quot; &quot;))">
            <text:p/>
          </table:table-cell>
          <table:table-cell table:style-name="ce26" table:formula="of:=IF([.S10]=&quot;&quot;;&quot;&quot;;COM.MICROSOFT.CONCAT(TEXT([.S$1]*100+101*([.$B10]-1); &quot;000&quot;);&quot;:&quot;;TEXT([.S10];&quot;0.000&quot;);&quot; &quot;))">
            <text:p/>
          </table:table-cell>
          <table:table-cell table:style-name="ce26" table:formula="of:=IF([.T10]=&quot;&quot;;&quot;&quot;;COM.MICROSOFT.CONCAT(TEXT([.T$1]*100+101*([.$B10]-1); &quot;000&quot;);&quot;:&quot;;TEXT([.T10];&quot;0.000&quot;);&quot; &quot;))">
            <text:p/>
          </table:table-cell>
          <table:table-cell table:style-name="ce26" table:formula="of:=IF([.U10]=&quot;&quot;;&quot;&quot;;COM.MICROSOFT.CONCAT(TEXT([.U$1]*100+101*([.$B10]-1); &quot;000&quot;);&quot;:&quot;;TEXT([.U10];&quot;0.000&quot;);&quot; &quot;))">
            <text:p/>
          </table:table-cell>
          <table:table-cell table:style-name="ce26" table:formula="of:=IF([.V10]=&quot;&quot;;&quot;&quot;;COM.MICROSOFT.CONCAT(TEXT([.V$1]*100+101*([.$B10]-1); &quot;000&quot;);&quot;:&quot;;TEXT([.V10];&quot;0.000&quot;);&quot; &quot;))">
            <text:p/>
          </table:table-cell>
          <table:table-cell table:style-name="ce26" table:formula="of:=IF([.W10]=&quot;&quot;;&quot;&quot;;COM.MICROSOFT.CONCAT(TEXT([.W$1]*100+101*([.$B10]-1); &quot;000&quot;);&quot;:&quot;;TEXT([.W10];&quot;0.000&quot;);&quot; &quot;))">
            <text:p/>
          </table:table-cell>
          <table:table-cell table:style-name="ce26" table:formula="of:=IF([.X10]=&quot;&quot;;&quot;&quot;;COM.MICROSOFT.CONCAT(TEXT([.X$1]*100+101*([.$B10]-1); &quot;000&quot;);&quot;:&quot;;TEXT([.X10];&quot;0.000&quot;);&quot; &quot;))" office:value-type="string" office:string-value="202:0.325 " calcext:value-type="string">
            <text:p>202:0.325 </text:p>
          </table:table-cell>
          <table:table-cell table:style-name="ce28"/>
          <table:table-cell table:style-name="ce29" table:formula="of:=COM.MICROSOFT.CONCAT([.X41];[.W41];[.V41];[.U41];[.T41];[.S41];[.R41];[.Q41];[.P41];[.O41];[.N41];[.M41];[.L41];[.K41];[.J41];[.I41];[.H41];[.G41];[.F41];[.E41];[.D41];)" office:value-type="string" office:string-value="202:0.325 252:0.413 262:0.788 282:0.885 292:1.163 302:1.350 " calcext:value-type="string">
            <text:p>202:0.325 252:0.413 262:0.788 282:0.885 292:1.163 302:1.35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3" office:value-type="string" calcext:value-type="string">
            <text:p>turning</text:p>
          </table:table-cell>
          <table:table-cell table:style-name="ce26" table:formula="of:=IF([.D11]=&quot;&quot;;&quot;&quot;;COM.MICROSOFT.CONCAT(TEXT([.D$1]*100+101*([.$B11]-1); &quot;000&quot;);&quot;:&quot;;TEXT([.D11];&quot;0.000&quot;);&quot; &quot;))" office:value-type="string" office:string-value="403:1.200 " calcext:value-type="string">
            <text:p>403:1.200 </text:p>
          </table:table-cell>
          <table:table-cell table:style-name="ce26" table:formula="of:=IF([.E11]=&quot;&quot;;&quot;&quot;;COM.MICROSOFT.CONCAT(TEXT([.E$1]*100+101*([.$B11]-1); &quot;000&quot;);&quot;:&quot;;TEXT([.E11];&quot;0.000&quot;);&quot; &quot;))" office:value-type="string" office:string-value="398:1.100 " calcext:value-type="string">
            <text:p>398:1.100 </text:p>
          </table:table-cell>
          <table:table-cell table:style-name="ce26" table:formula="of:=IF([.F11]=&quot;&quot;;&quot;&quot;;COM.MICROSOFT.CONCAT(TEXT([.F$1]*100+101*([.$B11]-1); &quot;000&quot;);&quot;:&quot;;TEXT([.F11];&quot;0.000&quot;);&quot; &quot;))" office:value-type="string" office:string-value="393:0.980 " calcext:value-type="string">
            <text:p>393:0.980 </text:p>
          </table:table-cell>
          <table:table-cell table:style-name="ce26" table:formula="of:=IF([.G11]=&quot;&quot;;&quot;&quot;;COM.MICROSOFT.CONCAT(TEXT([.G$1]*100+101*([.$B11]-1); &quot;000&quot;);&quot;:&quot;;TEXT([.G11];&quot;0.000&quot;);&quot; &quot;))" office:value-type="string" office:string-value="388:0.920 " calcext:value-type="string">
            <text:p>388:0.920 </text:p>
          </table:table-cell>
          <table:table-cell table:style-name="ce26" table:formula="of:=IF([.H11]=&quot;&quot;;&quot;&quot;;COM.MICROSOFT.CONCAT(TEXT([.H$1]*100+101*([.$B11]-1); &quot;000&quot;);&quot;:&quot;;TEXT([.H11];&quot;0.000&quot;);&quot; &quot;))">
            <text:p/>
          </table:table-cell>
          <table:table-cell table:style-name="ce26" table:formula="of:=IF([.I11]=&quot;&quot;;&quot;&quot;;COM.MICROSOFT.CONCAT(TEXT([.I$1]*100+101*([.$B11]-1); &quot;000&quot;);&quot;:&quot;;TEXT([.I11];&quot;0.000&quot;);&quot; &quot;))">
            <text:p/>
          </table:table-cell>
          <table:table-cell table:style-name="ce26" table:formula="of:=IF([.J11]=&quot;&quot;;&quot;&quot;;COM.MICROSOFT.CONCAT(TEXT([.J$1]*100+101*([.$B11]-1); &quot;000&quot;);&quot;:&quot;;TEXT([.J11];&quot;0.000&quot;);&quot; &quot;))" office:value-type="string" office:string-value="373:0.900 " calcext:value-type="string">
            <text:p>373:0.900 </text:p>
          </table:table-cell>
          <table:table-cell table:style-name="ce26" table:formula="of:=IF([.K11]=&quot;&quot;;&quot;&quot;;COM.MICROSOFT.CONCAT(TEXT([.K$1]*100+101*([.$B11]-1); &quot;000&quot;);&quot;:&quot;;TEXT([.K11];&quot;0.000&quot;);&quot; &quot;))">
            <text:p/>
          </table:table-cell>
          <table:table-cell table:style-name="ce26" table:formula="of:=IF([.L11]=&quot;&quot;;&quot;&quot;;COM.MICROSOFT.CONCAT(TEXT([.L$1]*100+101*([.$B11]-1); &quot;000&quot;);&quot;:&quot;;TEXT([.L11];&quot;0.000&quot;);&quot; &quot;))" office:value-type="string" office:string-value="363:0.850 " calcext:value-type="string">
            <text:p>363:0.850 </text:p>
          </table:table-cell>
          <table:table-cell table:style-name="ce26" table:formula="of:=IF([.M11]=&quot;&quot;;&quot;&quot;;COM.MICROSOFT.CONCAT(TEXT([.M$1]*100+101*([.$B11]-1); &quot;000&quot;);&quot;:&quot;;TEXT([.M11];&quot;0.000&quot;);&quot; &quot;))">
            <text:p/>
          </table:table-cell>
          <table:table-cell table:style-name="ce26" table:formula="of:=IF([.N11]=&quot;&quot;;&quot;&quot;;COM.MICROSOFT.CONCAT(TEXT([.N$1]*100+101*([.$B11]-1); &quot;000&quot;);&quot;:&quot;;TEXT([.N11];&quot;0.000&quot;);&quot; &quot;))" office:value-type="string" office:string-value="353:0.600 " calcext:value-type="string">
            <text:p>353:0.600 </text:p>
          </table:table-cell>
          <table:table-cell table:style-name="ce26" table:formula="of:=IF([.O11]=&quot;&quot;;&quot;&quot;;COM.MICROSOFT.CONCAT(TEXT([.O$1]*100+101*([.$B11]-1); &quot;000&quot;);&quot;:&quot;;TEXT([.O11];&quot;0.000&quot;);&quot; &quot;))">
            <text:p/>
          </table:table-cell>
          <table:table-cell table:style-name="ce26" table:formula="of:=IF([.P11]=&quot;&quot;;&quot;&quot;;COM.MICROSOFT.CONCAT(TEXT([.P$1]*100+101*([.$B11]-1); &quot;000&quot;);&quot;:&quot;;TEXT([.P11];&quot;0.000&quot;);&quot; &quot;))" office:value-type="string" office:string-value="343:0.500 " calcext:value-type="string">
            <text:p>343:0.500 </text:p>
          </table:table-cell>
          <table:table-cell table:style-name="ce26" table:formula="of:=IF([.Q11]=&quot;&quot;;&quot;&quot;;COM.MICROSOFT.CONCAT(TEXT([.Q$1]*100+101*([.$B11]-1); &quot;000&quot;);&quot;:&quot;;TEXT([.Q11];&quot;0.000&quot;);&quot; &quot;))">
            <text:p/>
          </table:table-cell>
          <table:table-cell table:style-name="ce26" table:formula="of:=IF([.R11]=&quot;&quot;;&quot;&quot;;COM.MICROSOFT.CONCAT(TEXT([.R$1]*100+101*([.$B11]-1); &quot;000&quot;);&quot;:&quot;;TEXT([.R11];&quot;0.000&quot;);&quot; &quot;))" office:value-type="string" office:string-value="333:0.350 " calcext:value-type="string">
            <text:p>333:0.350 </text:p>
          </table:table-cell>
          <table:table-cell table:style-name="ce26" table:formula="of:=IF([.S11]=&quot;&quot;;&quot;&quot;;COM.MICROSOFT.CONCAT(TEXT([.S$1]*100+101*([.$B11]-1); &quot;000&quot;);&quot;:&quot;;TEXT([.S11];&quot;0.000&quot;);&quot; &quot;))">
            <text:p/>
          </table:table-cell>
          <table:table-cell table:style-name="ce26" table:formula="of:=IF([.T11]=&quot;&quot;;&quot;&quot;;COM.MICROSOFT.CONCAT(TEXT([.T$1]*100+101*([.$B11]-1); &quot;000&quot;);&quot;:&quot;;TEXT([.T11];&quot;0.000&quot;);&quot; &quot;))">
            <text:p/>
          </table:table-cell>
          <table:table-cell table:style-name="ce26" table:formula="of:=IF([.U11]=&quot;&quot;;&quot;&quot;;COM.MICROSOFT.CONCAT(TEXT([.U$1]*100+101*([.$B11]-1); &quot;000&quot;);&quot;:&quot;;TEXT([.U11];&quot;0.000&quot;);&quot; &quot;))">
            <text:p/>
          </table:table-cell>
          <table:table-cell table:style-name="ce26" table:formula="of:=IF([.V11]=&quot;&quot;;&quot;&quot;;COM.MICROSOFT.CONCAT(TEXT([.V$1]*100+101*([.$B11]-1); &quot;000&quot;);&quot;:&quot;;TEXT([.V11];&quot;0.000&quot;);&quot; &quot;))">
            <text:p/>
          </table:table-cell>
          <table:table-cell table:style-name="ce26" table:formula="of:=IF([.W11]=&quot;&quot;;&quot;&quot;;COM.MICROSOFT.CONCAT(TEXT([.W$1]*100+101*([.$B11]-1); &quot;000&quot;);&quot;:&quot;;TEXT([.W11];&quot;0.000&quot;);&quot; &quot;))">
            <text:p/>
          </table:table-cell>
          <table:table-cell table:style-name="ce26" table:formula="of:=IF([.X11]=&quot;&quot;;&quot;&quot;;COM.MICROSOFT.CONCAT(TEXT([.X$1]*100+101*([.$B11]-1); &quot;000&quot;);&quot;:&quot;;TEXT([.X11];&quot;0.000&quot;);&quot; &quot;))" office:value-type="string" office:string-value="303:0.300 " calcext:value-type="string">
            <text:p>303:0.300 </text:p>
          </table:table-cell>
          <table:table-cell table:style-name="ce28"/>
          <table:table-cell table:style-name="ce29" table:formula="of:=COM.MICROSOFT.CONCAT([.X42];[.W42];[.V42];[.U42];[.T42];[.S42];[.R42];[.Q42];[.P42];[.O42];[.N42];[.M42];[.L42];[.K42];[.J42];[.I42];[.H42];[.G42];[.F42];[.E42];[.D42];)" office:value-type="string" office:string-value="303:0.300 333:0.350 343:0.500 353:0.600 363:0.850 373:0.900 388:0.920 393:0.980 398:1.100 403:1.200 " calcext:value-type="string">
            <text:p>303:0.300 333:0.350 343:0.500 353:0.600 363:0.850 373:0.900 388:0.920 393:0.980 398:1.100 403:1.200 </text:p>
          </table:table-cell>
          <table:table-cell table:style-name="ce28" office:value-type="string" calcext:value-type="string">
            <text:p><text:s text:c="2"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3" office:value-type="string" calcext:value-type="string">
            <text:p>traction</text:p>
          </table:table-cell>
          <table:table-cell table:style-name="ce26" table:formula="of:=IF([.D12]=&quot;&quot;;&quot;&quot;;COM.MICROSOFT.CONCAT(TEXT([.D$1]*100+101*([.$B12]-1); &quot;000&quot;);&quot;:&quot;;TEXT([.D12];&quot;0.000&quot;);&quot; &quot;))" office:value-type="string" office:string-value="403:1.200 " calcext:value-type="string">
            <text:p>403:1.200 </text:p>
          </table:table-cell>
          <table:table-cell table:style-name="ce26" table:formula="of:=IF([.E12]=&quot;&quot;;&quot;&quot;;COM.MICROSOFT.CONCAT(TEXT([.E$1]*100+101*([.$B12]-1); &quot;000&quot;);&quot;:&quot;;TEXT([.E12];&quot;0.000&quot;);&quot; &quot;))" office:value-type="string" office:string-value="398:1.500 " calcext:value-type="string">
            <text:p>398:1.500 </text:p>
          </table:table-cell>
          <table:table-cell table:style-name="ce26" table:formula="of:=IF([.F12]=&quot;&quot;;&quot;&quot;;COM.MICROSOFT.CONCAT(TEXT([.F$1]*100+101*([.$B12]-1); &quot;000&quot;);&quot;:&quot;;TEXT([.F12];&quot;0.000&quot;);&quot; &quot;))" office:value-type="string" office:string-value="393:0.950 " calcext:value-type="string">
            <text:p>393:0.950 </text:p>
          </table:table-cell>
          <table:table-cell table:style-name="ce26" table:formula="of:=IF([.G12]=&quot;&quot;;&quot;&quot;;COM.MICROSOFT.CONCAT(TEXT([.G$1]*100+101*([.$B12]-1); &quot;000&quot;);&quot;:&quot;;TEXT([.G12];&quot;0.000&quot;);&quot; &quot;))">
            <text:p/>
          </table:table-cell>
          <table:table-cell table:style-name="ce26" table:formula="of:=IF([.H12]=&quot;&quot;;&quot;&quot;;COM.MICROSOFT.CONCAT(TEXT([.H$1]*100+101*([.$B12]-1); &quot;000&quot;);&quot;:&quot;;TEXT([.H12];&quot;0.000&quot;);&quot; &quot;))" office:value-type="string" office:string-value="383:0.900 " calcext:value-type="string">
            <text:p>383:0.900 </text:p>
          </table:table-cell>
          <table:table-cell table:style-name="ce26" table:formula="of:=IF([.I12]=&quot;&quot;;&quot;&quot;;COM.MICROSOFT.CONCAT(TEXT([.I$1]*100+101*([.$B12]-1); &quot;000&quot;);&quot;:&quot;;TEXT([.I12];&quot;0.000&quot;);&quot; &quot;))">
            <text:p/>
          </table:table-cell>
          <table:table-cell table:style-name="ce26" table:formula="of:=IF([.J12]=&quot;&quot;;&quot;&quot;;COM.MICROSOFT.CONCAT(TEXT([.J$1]*100+101*([.$B12]-1); &quot;000&quot;);&quot;:&quot;;TEXT([.J12];&quot;0.000&quot;);&quot; &quot;))" office:value-type="string" office:string-value="373:0.850 " calcext:value-type="string">
            <text:p>373:0.850 </text:p>
          </table:table-cell>
          <table:table-cell table:style-name="ce26" table:formula="of:=IF([.K12]=&quot;&quot;;&quot;&quot;;COM.MICROSOFT.CONCAT(TEXT([.K$1]*100+101*([.$B12]-1); &quot;000&quot;);&quot;:&quot;;TEXT([.K12];&quot;0.000&quot;);&quot; &quot;))">
            <text:p/>
          </table:table-cell>
          <table:table-cell table:style-name="ce26" table:formula="of:=IF([.L12]=&quot;&quot;;&quot;&quot;;COM.MICROSOFT.CONCAT(TEXT([.L$1]*100+101*([.$B12]-1); &quot;000&quot;);&quot;:&quot;;TEXT([.L12];&quot;0.000&quot;);&quot; &quot;))" office:value-type="string" office:string-value="363:0.650 " calcext:value-type="string">
            <text:p>363:0.650 </text:p>
          </table:table-cell>
          <table:table-cell table:style-name="ce26" table:formula="of:=IF([.M12]=&quot;&quot;;&quot;&quot;;COM.MICROSOFT.CONCAT(TEXT([.M$1]*100+101*([.$B12]-1); &quot;000&quot;);&quot;:&quot;;TEXT([.M12];&quot;0.000&quot;);&quot; &quot;))">
            <text:p/>
          </table:table-cell>
          <table:table-cell table:style-name="ce26" table:formula="of:=IF([.N12]=&quot;&quot;;&quot;&quot;;COM.MICROSOFT.CONCAT(TEXT([.N$1]*100+101*([.$B12]-1); &quot;000&quot;);&quot;:&quot;;TEXT([.N12];&quot;0.000&quot;);&quot; &quot;))" office:value-type="string" office:string-value="353:0.500 " calcext:value-type="string">
            <text:p>353:0.500 </text:p>
          </table:table-cell>
          <table:table-cell table:style-name="ce26" table:formula="of:=IF([.O12]=&quot;&quot;;&quot;&quot;;COM.MICROSOFT.CONCAT(TEXT([.O$1]*100+101*([.$B12]-1); &quot;000&quot;);&quot;:&quot;;TEXT([.O12];&quot;0.000&quot;);&quot; &quot;))">
            <text:p/>
          </table:table-cell>
          <table:table-cell table:style-name="ce26" table:formula="of:=IF([.P12]=&quot;&quot;;&quot;&quot;;COM.MICROSOFT.CONCAT(TEXT([.P$1]*100+101*([.$B12]-1); &quot;000&quot;);&quot;:&quot;;TEXT([.P12];&quot;0.000&quot;);&quot; &quot;))" office:value-type="string" office:string-value="343:0.400 " calcext:value-type="string">
            <text:p>343:0.400 </text:p>
          </table:table-cell>
          <table:table-cell table:style-name="ce26" table:formula="of:=IF([.Q12]=&quot;&quot;;&quot;&quot;;COM.MICROSOFT.CONCAT(TEXT([.Q$1]*100+101*([.$B12]-1); &quot;000&quot;);&quot;:&quot;;TEXT([.Q12];&quot;0.000&quot;);&quot; &quot;))">
            <text:p/>
          </table:table-cell>
          <table:table-cell table:style-name="ce26" table:formula="of:=IF([.R12]=&quot;&quot;;&quot;&quot;;COM.MICROSOFT.CONCAT(TEXT([.R$1]*100+101*([.$B12]-1); &quot;000&quot;);&quot;:&quot;;TEXT([.R12];&quot;0.000&quot;);&quot; &quot;))" office:value-type="string" office:string-value="333:0.300 " calcext:value-type="string">
            <text:p>333:0.300 </text:p>
          </table:table-cell>
          <table:table-cell table:style-name="ce26" table:formula="of:=IF([.S12]=&quot;&quot;;&quot;&quot;;COM.MICROSOFT.CONCAT(TEXT([.S$1]*100+101*([.$B12]-1); &quot;000&quot;);&quot;:&quot;;TEXT([.S12];&quot;0.000&quot;);&quot; &quot;))">
            <text:p/>
          </table:table-cell>
          <table:table-cell table:style-name="ce26" table:formula="of:=IF([.T12]=&quot;&quot;;&quot;&quot;;COM.MICROSOFT.CONCAT(TEXT([.T$1]*100+101*([.$B12]-1); &quot;000&quot;);&quot;:&quot;;TEXT([.T12];&quot;0.000&quot;);&quot; &quot;))">
            <text:p/>
          </table:table-cell>
          <table:table-cell table:style-name="ce26" table:formula="of:=IF([.U12]=&quot;&quot;;&quot;&quot;;COM.MICROSOFT.CONCAT(TEXT([.U$1]*100+101*([.$B12]-1); &quot;000&quot;);&quot;:&quot;;TEXT([.U12];&quot;0.000&quot;);&quot; &quot;))">
            <text:p/>
          </table:table-cell>
          <table:table-cell table:style-name="ce26" table:formula="of:=IF([.V12]=&quot;&quot;;&quot;&quot;;COM.MICROSOFT.CONCAT(TEXT([.V$1]*100+101*([.$B12]-1); &quot;000&quot;);&quot;:&quot;;TEXT([.V12];&quot;0.000&quot;);&quot; &quot;))">
            <text:p/>
          </table:table-cell>
          <table:table-cell table:style-name="ce26" table:formula="of:=IF([.W12]=&quot;&quot;;&quot;&quot;;COM.MICROSOFT.CONCAT(TEXT([.W$1]*100+101*([.$B12]-1); &quot;000&quot;);&quot;:&quot;;TEXT([.W12];&quot;0.000&quot;);&quot; &quot;))">
            <text:p/>
          </table:table-cell>
          <table:table-cell table:style-name="ce26" table:formula="of:=IF([.X12]=&quot;&quot;;&quot;&quot;;COM.MICROSOFT.CONCAT(TEXT([.X$1]*100+101*([.$B12]-1); &quot;000&quot;);&quot;:&quot;;TEXT([.X12];&quot;0.000&quot;);&quot; &quot;))" office:value-type="string" office:string-value="303:0.200 " calcext:value-type="string">
            <text:p>303:0.200 </text:p>
          </table:table-cell>
          <table:table-cell table:style-name="ce28"/>
          <table:table-cell table:style-name="ce29" table:formula="of:=COM.MICROSOFT.CONCAT([.X43];[.W43];[.V43];[.U43];[.T43];[.S43];[.R43];[.Q43];[.P43];[.O43];[.N43];[.M43];[.L43];[.K43];[.J43];[.I43];[.H43];[.G43];[.F43];[.E43];[.D43];)" office:value-type="string" office:string-value="303:0.200 333:0.300 343:0.400 353:0.500 363:0.650 373:0.850 383:0.900 393:0.950 398:1.500 403:1.200 " calcext:value-type="string">
            <text:p>303:0.200 333:0.300 343:0.400 353:0.500 363:0.650 373:0.850 383:0.900 393:0.950 398:1.500 403:1.20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3" office:value-type="string" calcext:value-type="string">
            <text:p>topspeed</text:p>
          </table:table-cell>
          <table:table-cell table:style-name="ce26" table:formula="of:=IF([.D13]=&quot;&quot;;&quot;&quot;;COM.MICROSOFT.CONCAT(TEXT([.D$1]*100+101*([.$B13]-1); &quot;000&quot;);&quot;:&quot;;TEXT([.D13];&quot;0.000&quot;);&quot; &quot;))" office:value-type="string" office:string-value="403:1.200 " calcext:value-type="string">
            <text:p>403:1.200 </text:p>
          </table:table-cell>
          <table:table-cell table:style-name="ce26" table:formula="of:=IF([.E13]=&quot;&quot;;&quot;&quot;;COM.MICROSOFT.CONCAT(TEXT([.E$1]*100+101*([.$B13]-1); &quot;000&quot;);&quot;:&quot;;TEXT([.E13];&quot;0.000&quot;);&quot; &quot;))">
            <text:p/>
          </table:table-cell>
          <table:table-cell table:style-name="ce26" table:formula="of:=IF([.F13]=&quot;&quot;;&quot;&quot;;COM.MICROSOFT.CONCAT(TEXT([.F$1]*100+101*([.$B13]-1); &quot;000&quot;);&quot;:&quot;;TEXT([.F13];&quot;0.000&quot;);&quot; &quot;))" office:value-type="string" office:string-value="393:1.050 " calcext:value-type="string">
            <text:p>393:1.050 </text:p>
          </table:table-cell>
          <table:table-cell table:style-name="ce26" table:formula="of:=IF([.G13]=&quot;&quot;;&quot;&quot;;COM.MICROSOFT.CONCAT(TEXT([.G$1]*100+101*([.$B13]-1); &quot;000&quot;);&quot;:&quot;;TEXT([.G13];&quot;0.000&quot;);&quot; &quot;))">
            <text:p/>
          </table:table-cell>
          <table:table-cell table:style-name="ce26" table:formula="of:=IF([.H13]=&quot;&quot;;&quot;&quot;;COM.MICROSOFT.CONCAT(TEXT([.H$1]*100+101*([.$B13]-1); &quot;000&quot;);&quot;:&quot;;TEXT([.H13];&quot;0.000&quot;);&quot; &quot;))" office:value-type="string" office:string-value="383:0.870 " calcext:value-type="string">
            <text:p>383:0.870 </text:p>
          </table:table-cell>
          <table:table-cell table:style-name="ce26" table:formula="of:=IF([.I13]=&quot;&quot;;&quot;&quot;;COM.MICROSOFT.CONCAT(TEXT([.I$1]*100+101*([.$B13]-1); &quot;000&quot;);&quot;:&quot;;TEXT([.I13];&quot;0.000&quot;);&quot; &quot;))">
            <text:p/>
          </table:table-cell>
          <table:table-cell table:style-name="ce26" table:formula="of:=IF([.J13]=&quot;&quot;;&quot;&quot;;COM.MICROSOFT.CONCAT(TEXT([.J$1]*100+101*([.$B13]-1); &quot;000&quot;);&quot;:&quot;;TEXT([.J13];&quot;0.000&quot;);&quot; &quot;))">
            <text:p/>
          </table:table-cell>
          <table:table-cell table:style-name="ce26" table:formula="of:=IF([.K13]=&quot;&quot;;&quot;&quot;;COM.MICROSOFT.CONCAT(TEXT([.K$1]*100+101*([.$B13]-1); &quot;000&quot;);&quot;:&quot;;TEXT([.K13];&quot;0.000&quot;);&quot; &quot;))">
            <text:p/>
          </table:table-cell>
          <table:table-cell table:style-name="ce26" table:formula="of:=IF([.L13]=&quot;&quot;;&quot;&quot;;COM.MICROSOFT.CONCAT(TEXT([.L$1]*100+101*([.$B13]-1); &quot;000&quot;);&quot;:&quot;;TEXT([.L13];&quot;0.000&quot;);&quot; &quot;))" office:value-type="string" office:string-value="363:0.750 " calcext:value-type="string">
            <text:p>363:0.750 </text:p>
          </table:table-cell>
          <table:table-cell table:style-name="ce26" table:formula="of:=IF([.M13]=&quot;&quot;;&quot;&quot;;COM.MICROSOFT.CONCAT(TEXT([.M$1]*100+101*([.$B13]-1); &quot;000&quot;);&quot;:&quot;;TEXT([.M13];&quot;0.000&quot;);&quot; &quot;))">
            <text:p/>
          </table:table-cell>
          <table:table-cell table:style-name="ce26" table:formula="of:=IF([.N13]=&quot;&quot;;&quot;&quot;;COM.MICROSOFT.CONCAT(TEXT([.N$1]*100+101*([.$B13]-1); &quot;000&quot;);&quot;:&quot;;TEXT([.N13];&quot;0.000&quot;);&quot; &quot;))" office:value-type="string" office:string-value="353:0.450 " calcext:value-type="string">
            <text:p>353:0.450 </text:p>
          </table:table-cell>
          <table:table-cell table:style-name="ce26" table:formula="of:=IF([.O13]=&quot;&quot;;&quot;&quot;;COM.MICROSOFT.CONCAT(TEXT([.O$1]*100+101*([.$B13]-1); &quot;000&quot;);&quot;:&quot;;TEXT([.O13];&quot;0.000&quot;);&quot; &quot;))">
            <text:p/>
          </table:table-cell>
          <table:table-cell table:style-name="ce26" table:formula="of:=IF([.P13]=&quot;&quot;;&quot;&quot;;COM.MICROSOFT.CONCAT(TEXT([.P$1]*100+101*([.$B13]-1); &quot;000&quot;);&quot;:&quot;;TEXT([.P13];&quot;0.000&quot;);&quot; &quot;))">
            <text:p/>
          </table:table-cell>
          <table:table-cell table:style-name="ce26" table:formula="of:=IF([.Q13]=&quot;&quot;;&quot;&quot;;COM.MICROSOFT.CONCAT(TEXT([.Q$1]*100+101*([.$B13]-1); &quot;000&quot;);&quot;:&quot;;TEXT([.Q13];&quot;0.000&quot;);&quot; &quot;))">
            <text:p/>
          </table:table-cell>
          <table:table-cell table:style-name="ce26" table:formula="of:=IF([.R13]=&quot;&quot;;&quot;&quot;;COM.MICROSOFT.CONCAT(TEXT([.R$1]*100+101*([.$B13]-1); &quot;000&quot;);&quot;:&quot;;TEXT([.R13];&quot;0.000&quot;);&quot; &quot;))">
            <text:p/>
          </table:table-cell>
          <table:table-cell table:style-name="ce26" table:formula="of:=IF([.S13]=&quot;&quot;;&quot;&quot;;COM.MICROSOFT.CONCAT(TEXT([.S$1]*100+101*([.$B13]-1); &quot;000&quot;);&quot;:&quot;;TEXT([.S13];&quot;0.000&quot;);&quot; &quot;))">
            <text:p/>
          </table:table-cell>
          <table:table-cell table:style-name="ce26" table:formula="of:=IF([.T13]=&quot;&quot;;&quot;&quot;;COM.MICROSOFT.CONCAT(TEXT([.T$1]*100+101*([.$B13]-1); &quot;000&quot;);&quot;:&quot;;TEXT([.T13];&quot;0.000&quot;);&quot; &quot;))">
            <text:p/>
          </table:table-cell>
          <table:table-cell table:style-name="ce26" table:formula="of:=IF([.U13]=&quot;&quot;;&quot;&quot;;COM.MICROSOFT.CONCAT(TEXT([.U$1]*100+101*([.$B13]-1); &quot;000&quot;);&quot;:&quot;;TEXT([.U13];&quot;0.000&quot;);&quot; &quot;))">
            <text:p/>
          </table:table-cell>
          <table:table-cell table:style-name="ce26" table:formula="of:=IF([.V13]=&quot;&quot;;&quot;&quot;;COM.MICROSOFT.CONCAT(TEXT([.V$1]*100+101*([.$B13]-1); &quot;000&quot;);&quot;:&quot;;TEXT([.V13];&quot;0.000&quot;);&quot; &quot;))">
            <text:p/>
          </table:table-cell>
          <table:table-cell table:style-name="ce26" table:formula="of:=IF([.W13]=&quot;&quot;;&quot;&quot;;COM.MICROSOFT.CONCAT(TEXT([.W$1]*100+101*([.$B13]-1); &quot;000&quot;);&quot;:&quot;;TEXT([.W13];&quot;0.000&quot;);&quot; &quot;))">
            <text:p/>
          </table:table-cell>
          <table:table-cell table:style-name="ce26" table:formula="of:=IF([.X13]=&quot;&quot;;&quot;&quot;;COM.MICROSOFT.CONCAT(TEXT([.X$1]*100+101*([.$B13]-1); &quot;000&quot;);&quot;:&quot;;TEXT([.X13];&quot;0.000&quot;);&quot; &quot;))" office:value-type="string" office:string-value="303:0.400 " calcext:value-type="string">
            <text:p>303:0.400 </text:p>
          </table:table-cell>
          <table:table-cell table:style-name="ce28"/>
          <table:table-cell table:style-name="ce29" table:formula="of:=COM.MICROSOFT.CONCAT([.X44];[.W44];[.V44];[.U44];[.T44];[.S44];[.R44];[.Q44];[.P44];[.O44];[.N44];[.M44];[.L44];[.K44];[.J44];[.I44];[.H44];[.G44];[.F44];[.E44];[.D44];)" office:value-type="string" office:string-value="303:0.400 353:0.450 363:0.750 383:0.870 393:1.050 403:1.200 " calcext:value-type="string">
            <text:p>303:0.400 353:0.450 363:0.750 383:0.870 393:1.050 403:1.20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3" office:value-type="string" calcext:value-type="string">
            <text:p>turning</text:p>
          </table:table-cell>
          <table:table-cell table:style-name="ce26" table:formula="of:=IF([.D14]=&quot;&quot;;&quot;&quot;;COM.MICROSOFT.CONCAT(TEXT([.D$1]*100+101*([.$B14]-1); &quot;000&quot;);&quot;:&quot;;TEXT([.D14];&quot;0.000&quot;);&quot; &quot;))" office:value-type="string" office:string-value="504:1.000 " calcext:value-type="string">
            <text:p>504:1.000 </text:p>
          </table:table-cell>
          <table:table-cell table:style-name="ce26" table:formula="of:=IF([.E14]=&quot;&quot;;&quot;&quot;;COM.MICROSOFT.CONCAT(TEXT([.E$1]*100+101*([.$B14]-1); &quot;000&quot;);&quot;:&quot;;TEXT([.E14];&quot;0.000&quot;);&quot; &quot;))" office:value-type="string" office:string-value="499:0.980 " calcext:value-type="string">
            <text:p>499:0.980 </text:p>
          </table:table-cell>
          <table:table-cell table:style-name="ce26" table:formula="of:=IF([.F14]=&quot;&quot;;&quot;&quot;;COM.MICROSOFT.CONCAT(TEXT([.F$1]*100+101*([.$B14]-1); &quot;000&quot;);&quot;:&quot;;TEXT([.F14];&quot;0.000&quot;);&quot; &quot;))" office:value-type="string" office:string-value="494:0.950 " calcext:value-type="string">
            <text:p>494:0.950 </text:p>
          </table:table-cell>
          <table:table-cell table:style-name="ce26" table:formula="of:=IF([.G14]=&quot;&quot;;&quot;&quot;;COM.MICROSOFT.CONCAT(TEXT([.G$1]*100+101*([.$B14]-1); &quot;000&quot;);&quot;:&quot;;TEXT([.G14];&quot;0.000&quot;);&quot; &quot;))" office:value-type="string" office:string-value="489:0.850 " calcext:value-type="string">
            <text:p>489:0.850 </text:p>
          </table:table-cell>
          <table:table-cell table:style-name="ce26" table:formula="of:=IF([.H14]=&quot;&quot;;&quot;&quot;;COM.MICROSOFT.CONCAT(TEXT([.H$1]*100+101*([.$B14]-1); &quot;000&quot;);&quot;:&quot;;TEXT([.H14];&quot;0.000&quot;);&quot; &quot;))">
            <text:p/>
          </table:table-cell>
          <table:table-cell table:style-name="ce26" table:formula="of:=IF([.I14]=&quot;&quot;;&quot;&quot;;COM.MICROSOFT.CONCAT(TEXT([.I$1]*100+101*([.$B14]-1); &quot;000&quot;);&quot;:&quot;;TEXT([.I14];&quot;0.000&quot;);&quot; &quot;))">
            <text:p/>
          </table:table-cell>
          <table:table-cell table:style-name="ce26" table:formula="of:=IF([.J14]=&quot;&quot;;&quot;&quot;;COM.MICROSOFT.CONCAT(TEXT([.J$1]*100+101*([.$B14]-1); &quot;000&quot;);&quot;:&quot;;TEXT([.J14];&quot;0.000&quot;);&quot; &quot;))" office:value-type="string" office:string-value="474:0.650 " calcext:value-type="string">
            <text:p>474:0.650 </text:p>
          </table:table-cell>
          <table:table-cell table:style-name="ce26" table:formula="of:=IF([.K14]=&quot;&quot;;&quot;&quot;;COM.MICROSOFT.CONCAT(TEXT([.K$1]*100+101*([.$B14]-1); &quot;000&quot;);&quot;:&quot;;TEXT([.K14];&quot;0.000&quot;);&quot; &quot;))">
            <text:p/>
          </table:table-cell>
          <table:table-cell table:style-name="ce26" table:formula="of:=IF([.L14]=&quot;&quot;;&quot;&quot;;COM.MICROSOFT.CONCAT(TEXT([.L$1]*100+101*([.$B14]-1); &quot;000&quot;);&quot;:&quot;;TEXT([.L14];&quot;0.000&quot;);&quot; &quot;))" office:value-type="string" office:string-value="464:0.550 " calcext:value-type="string">
            <text:p>464:0.550 </text:p>
          </table:table-cell>
          <table:table-cell table:style-name="ce26" table:formula="of:=IF([.M14]=&quot;&quot;;&quot;&quot;;COM.MICROSOFT.CONCAT(TEXT([.M$1]*100+101*([.$B14]-1); &quot;000&quot;);&quot;:&quot;;TEXT([.M14];&quot;0.000&quot;);&quot; &quot;))">
            <text:p/>
          </table:table-cell>
          <table:table-cell table:style-name="ce26" table:formula="of:=IF([.N14]=&quot;&quot;;&quot;&quot;;COM.MICROSOFT.CONCAT(TEXT([.N$1]*100+101*([.$B14]-1); &quot;000&quot;);&quot;:&quot;;TEXT([.N14];&quot;0.000&quot;);&quot; &quot;))" office:value-type="string" office:string-value="454:0.500 " calcext:value-type="string">
            <text:p>454:0.500 </text:p>
          </table:table-cell>
          <table:table-cell table:style-name="ce26" table:formula="of:=IF([.O14]=&quot;&quot;;&quot;&quot;;COM.MICROSOFT.CONCAT(TEXT([.O$1]*100+101*([.$B14]-1); &quot;000&quot;);&quot;:&quot;;TEXT([.O14];&quot;0.000&quot;);&quot; &quot;))">
            <text:p/>
          </table:table-cell>
          <table:table-cell table:style-name="ce26" table:formula="of:=IF([.P14]=&quot;&quot;;&quot;&quot;;COM.MICROSOFT.CONCAT(TEXT([.P$1]*100+101*([.$B14]-1); &quot;000&quot;);&quot;:&quot;;TEXT([.P14];&quot;0.000&quot;);&quot; &quot;))" office:value-type="string" office:string-value="444:0.400 " calcext:value-type="string">
            <text:p>444:0.400 </text:p>
          </table:table-cell>
          <table:table-cell table:style-name="ce26" table:formula="of:=IF([.Q14]=&quot;&quot;;&quot;&quot;;COM.MICROSOFT.CONCAT(TEXT([.Q$1]*100+101*([.$B14]-1); &quot;000&quot;);&quot;:&quot;;TEXT([.Q14];&quot;0.000&quot;);&quot; &quot;))">
            <text:p/>
          </table:table-cell>
          <table:table-cell table:style-name="ce26" table:formula="of:=IF([.R14]=&quot;&quot;;&quot;&quot;;COM.MICROSOFT.CONCAT(TEXT([.R$1]*100+101*([.$B14]-1); &quot;000&quot;);&quot;:&quot;;TEXT([.R14];&quot;0.000&quot;);&quot; &quot;))" office:value-type="string" office:string-value="434:0.350 " calcext:value-type="string">
            <text:p>434:0.350 </text:p>
          </table:table-cell>
          <table:table-cell table:style-name="ce26" table:formula="of:=IF([.S14]=&quot;&quot;;&quot;&quot;;COM.MICROSOFT.CONCAT(TEXT([.S$1]*100+101*([.$B14]-1); &quot;000&quot;);&quot;:&quot;;TEXT([.S14];&quot;0.000&quot;);&quot; &quot;))">
            <text:p/>
          </table:table-cell>
          <table:table-cell table:style-name="ce26" table:formula="of:=IF([.T14]=&quot;&quot;;&quot;&quot;;COM.MICROSOFT.CONCAT(TEXT([.T$1]*100+101*([.$B14]-1); &quot;000&quot;);&quot;:&quot;;TEXT([.T14];&quot;0.000&quot;);&quot; &quot;))">
            <text:p/>
          </table:table-cell>
          <table:table-cell table:style-name="ce26" table:formula="of:=IF([.U14]=&quot;&quot;;&quot;&quot;;COM.MICROSOFT.CONCAT(TEXT([.U$1]*100+101*([.$B14]-1); &quot;000&quot;);&quot;:&quot;;TEXT([.U14];&quot;0.000&quot;);&quot; &quot;))">
            <text:p/>
          </table:table-cell>
          <table:table-cell table:style-name="ce26" table:formula="of:=IF([.V14]=&quot;&quot;;&quot;&quot;;COM.MICROSOFT.CONCAT(TEXT([.V$1]*100+101*([.$B14]-1); &quot;000&quot;);&quot;:&quot;;TEXT([.V14];&quot;0.000&quot;);&quot; &quot;))">
            <text:p/>
          </table:table-cell>
          <table:table-cell table:style-name="ce26" table:formula="of:=IF([.W14]=&quot;&quot;;&quot;&quot;;COM.MICROSOFT.CONCAT(TEXT([.W$1]*100+101*([.$B14]-1); &quot;000&quot;);&quot;:&quot;;TEXT([.W14];&quot;0.000&quot;);&quot; &quot;))">
            <text:p/>
          </table:table-cell>
          <table:table-cell table:style-name="ce26" table:formula="of:=IF([.X14]=&quot;&quot;;&quot;&quot;;COM.MICROSOFT.CONCAT(TEXT([.X$1]*100+101*([.$B14]-1); &quot;000&quot;);&quot;:&quot;;TEXT([.X14];&quot;0.000&quot;);&quot; &quot;))" office:value-type="string" office:string-value="404:0.300 " calcext:value-type="string">
            <text:p>404:0.300 </text:p>
          </table:table-cell>
          <table:table-cell table:style-name="ce28"/>
          <table:table-cell table:style-name="ce29" table:formula="of:=COM.MICROSOFT.CONCAT([.X45];[.W45];[.V45];[.U45];[.T45];[.S45];[.R45];[.Q45];[.P45];[.O45];[.N45];[.M45];[.L45];[.K45];[.J45];[.I45];[.H45];[.G45];[.F45];[.E45];[.D45];)" office:value-type="string" office:string-value="404:0.300 434:0.350 444:0.400 454:0.500 464:0.550 474:0.650 489:0.850 494:0.950 499:0.980 504:1.000 " calcext:value-type="string">
            <text:p>404:0.300 434:0.350 444:0.400 454:0.500 464:0.550 474:0.650 489:0.850 494:0.950 499:0.980 504:1.00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3" office:value-type="string" calcext:value-type="string">
            <text:p>traction</text:p>
          </table:table-cell>
          <table:table-cell table:style-name="ce26" table:formula="of:=IF([.D15]=&quot;&quot;;&quot;&quot;;COM.MICROSOFT.CONCAT(TEXT([.D$1]*100+101*([.$B15]-1); &quot;000&quot;);&quot;:&quot;;TEXT([.D15];&quot;0.000&quot;);&quot; &quot;))" office:value-type="string" office:string-value="504:1.000 " calcext:value-type="string">
            <text:p>504:1.000 </text:p>
          </table:table-cell>
          <table:table-cell table:style-name="ce26" table:formula="of:=IF([.E15]=&quot;&quot;;&quot;&quot;;COM.MICROSOFT.CONCAT(TEXT([.E$1]*100+101*([.$B15]-1); &quot;000&quot;);&quot;:&quot;;TEXT([.E15];&quot;0.000&quot;);&quot; &quot;))" office:value-type="string" office:string-value="499:1.000 " calcext:value-type="string">
            <text:p>499:1.000 </text:p>
          </table:table-cell>
          <table:table-cell table:style-name="ce26" table:formula="of:=IF([.F15]=&quot;&quot;;&quot;&quot;;COM.MICROSOFT.CONCAT(TEXT([.F$1]*100+101*([.$B15]-1); &quot;000&quot;);&quot;:&quot;;TEXT([.F15];&quot;0.000&quot;);&quot; &quot;))" office:value-type="string" office:string-value="494:0.950 " calcext:value-type="string">
            <text:p>494:0.950 </text:p>
          </table:table-cell>
          <table:table-cell table:style-name="ce26" table:formula="of:=IF([.G15]=&quot;&quot;;&quot;&quot;;COM.MICROSOFT.CONCAT(TEXT([.G$1]*100+101*([.$B15]-1); &quot;000&quot;);&quot;:&quot;;TEXT([.G15];&quot;0.000&quot;);&quot; &quot;))">
            <text:p/>
          </table:table-cell>
          <table:table-cell table:style-name="ce26" table:formula="of:=IF([.H15]=&quot;&quot;;&quot;&quot;;COM.MICROSOFT.CONCAT(TEXT([.H$1]*100+101*([.$B15]-1); &quot;000&quot;);&quot;:&quot;;TEXT([.H15];&quot;0.000&quot;);&quot; &quot;))" office:value-type="string" office:string-value="484:0.850 " calcext:value-type="string">
            <text:p>484:0.850 </text:p>
          </table:table-cell>
          <table:table-cell table:style-name="ce26" table:formula="of:=IF([.I15]=&quot;&quot;;&quot;&quot;;COM.MICROSOFT.CONCAT(TEXT([.I$1]*100+101*([.$B15]-1); &quot;000&quot;);&quot;:&quot;;TEXT([.I15];&quot;0.000&quot;);&quot; &quot;))">
            <text:p/>
          </table:table-cell>
          <table:table-cell table:style-name="ce26" table:formula="of:=IF([.J15]=&quot;&quot;;&quot;&quot;;COM.MICROSOFT.CONCAT(TEXT([.J$1]*100+101*([.$B15]-1); &quot;000&quot;);&quot;:&quot;;TEXT([.J15];&quot;0.000&quot;);&quot; &quot;))" office:value-type="string" office:string-value="474:0.800 " calcext:value-type="string">
            <text:p>474:0.800 </text:p>
          </table:table-cell>
          <table:table-cell table:style-name="ce26" table:formula="of:=IF([.K15]=&quot;&quot;;&quot;&quot;;COM.MICROSOFT.CONCAT(TEXT([.K$1]*100+101*([.$B15]-1); &quot;000&quot;);&quot;:&quot;;TEXT([.K15];&quot;0.000&quot;);&quot; &quot;))">
            <text:p/>
          </table:table-cell>
          <table:table-cell table:style-name="ce26" table:formula="of:=IF([.L15]=&quot;&quot;;&quot;&quot;;COM.MICROSOFT.CONCAT(TEXT([.L$1]*100+101*([.$B15]-1); &quot;000&quot;);&quot;:&quot;;TEXT([.L15];&quot;0.000&quot;);&quot; &quot;))" office:value-type="string" office:string-value="464:0.600 " calcext:value-type="string">
            <text:p>464:0.600 </text:p>
          </table:table-cell>
          <table:table-cell table:style-name="ce26" table:formula="of:=IF([.M15]=&quot;&quot;;&quot;&quot;;COM.MICROSOFT.CONCAT(TEXT([.M$1]*100+101*([.$B15]-1); &quot;000&quot;);&quot;:&quot;;TEXT([.M15];&quot;0.000&quot;);&quot; &quot;))">
            <text:p/>
          </table:table-cell>
          <table:table-cell table:style-name="ce26" table:formula="of:=IF([.N15]=&quot;&quot;;&quot;&quot;;COM.MICROSOFT.CONCAT(TEXT([.N$1]*100+101*([.$B15]-1); &quot;000&quot;);&quot;:&quot;;TEXT([.N15];&quot;0.000&quot;);&quot; &quot;))" office:value-type="string" office:string-value="454:0.500 " calcext:value-type="string">
            <text:p>454:0.500 </text:p>
          </table:table-cell>
          <table:table-cell table:style-name="ce26" table:formula="of:=IF([.O15]=&quot;&quot;;&quot;&quot;;COM.MICROSOFT.CONCAT(TEXT([.O$1]*100+101*([.$B15]-1); &quot;000&quot;);&quot;:&quot;;TEXT([.O15];&quot;0.000&quot;);&quot; &quot;))">
            <text:p/>
          </table:table-cell>
          <table:table-cell table:style-name="ce26" table:formula="of:=IF([.P15]=&quot;&quot;;&quot;&quot;;COM.MICROSOFT.CONCAT(TEXT([.P$1]*100+101*([.$B15]-1); &quot;000&quot;);&quot;:&quot;;TEXT([.P15];&quot;0.000&quot;);&quot; &quot;))" office:value-type="string" office:string-value="444:0.400 " calcext:value-type="string">
            <text:p>444:0.400 </text:p>
          </table:table-cell>
          <table:table-cell table:style-name="ce26" table:formula="of:=IF([.Q15]=&quot;&quot;;&quot;&quot;;COM.MICROSOFT.CONCAT(TEXT([.Q$1]*100+101*([.$B15]-1); &quot;000&quot;);&quot;:&quot;;TEXT([.Q15];&quot;0.000&quot;);&quot; &quot;))">
            <text:p/>
          </table:table-cell>
          <table:table-cell table:style-name="ce26" table:formula="of:=IF([.R15]=&quot;&quot;;&quot;&quot;;COM.MICROSOFT.CONCAT(TEXT([.R$1]*100+101*([.$B15]-1); &quot;000&quot;);&quot;:&quot;;TEXT([.R15];&quot;0.000&quot;);&quot; &quot;))" office:value-type="string" office:string-value="434:0.300 " calcext:value-type="string">
            <text:p>434:0.300 </text:p>
          </table:table-cell>
          <table:table-cell table:style-name="ce26" table:formula="of:=IF([.S15]=&quot;&quot;;&quot;&quot;;COM.MICROSOFT.CONCAT(TEXT([.S$1]*100+101*([.$B15]-1); &quot;000&quot;);&quot;:&quot;;TEXT([.S15];&quot;0.000&quot;);&quot; &quot;))">
            <text:p/>
          </table:table-cell>
          <table:table-cell table:style-name="ce26" table:formula="of:=IF([.T15]=&quot;&quot;;&quot;&quot;;COM.MICROSOFT.CONCAT(TEXT([.T$1]*100+101*([.$B15]-1); &quot;000&quot;);&quot;:&quot;;TEXT([.T15];&quot;0.000&quot;);&quot; &quot;))">
            <text:p/>
          </table:table-cell>
          <table:table-cell table:style-name="ce26" table:formula="of:=IF([.U15]=&quot;&quot;;&quot;&quot;;COM.MICROSOFT.CONCAT(TEXT([.U$1]*100+101*([.$B15]-1); &quot;000&quot;);&quot;:&quot;;TEXT([.U15];&quot;0.000&quot;);&quot; &quot;))">
            <text:p/>
          </table:table-cell>
          <table:table-cell table:style-name="ce26" table:formula="of:=IF([.V15]=&quot;&quot;;&quot;&quot;;COM.MICROSOFT.CONCAT(TEXT([.V$1]*100+101*([.$B15]-1); &quot;000&quot;);&quot;:&quot;;TEXT([.V15];&quot;0.000&quot;);&quot; &quot;))">
            <text:p/>
          </table:table-cell>
          <table:table-cell table:style-name="ce26" table:formula="of:=IF([.W15]=&quot;&quot;;&quot;&quot;;COM.MICROSOFT.CONCAT(TEXT([.W$1]*100+101*([.$B15]-1); &quot;000&quot;);&quot;:&quot;;TEXT([.W15];&quot;0.000&quot;);&quot; &quot;))">
            <text:p/>
          </table:table-cell>
          <table:table-cell table:style-name="ce26" table:formula="of:=IF([.X15]=&quot;&quot;;&quot;&quot;;COM.MICROSOFT.CONCAT(TEXT([.X$1]*100+101*([.$B15]-1); &quot;000&quot;);&quot;:&quot;;TEXT([.X15];&quot;0.000&quot;);&quot; &quot;))" office:value-type="string" office:string-value="404:0.200 " calcext:value-type="string">
            <text:p>404:0.200 </text:p>
          </table:table-cell>
          <table:table-cell table:style-name="ce28"/>
          <table:table-cell table:style-name="ce29" table:formula="of:=COM.MICROSOFT.CONCAT([.X46];[.W46];[.V46];[.U46];[.T46];[.S46];[.R46];[.Q46];[.P46];[.O46];[.N46];[.M46];[.L46];[.K46];[.J46];[.I46];[.H46];[.G46];[.F46];[.E46];[.D46];)" office:value-type="string" office:string-value="404:0.200 434:0.300 444:0.400 454:0.500 464:0.600 474:0.800 484:0.850 494:0.950 499:1.000 504:1.000 " calcext:value-type="string">
            <text:p>404:0.200 434:0.300 444:0.400 454:0.500 464:0.600 474:0.800 484:0.850 494:0.950 499:1.000 504:1.00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3" office:value-type="string" calcext:value-type="string">
            <text:p>topspeed</text:p>
          </table:table-cell>
          <table:table-cell table:style-name="ce26" table:formula="of:=IF([.D16]=&quot;&quot;;&quot;&quot;;COM.MICROSOFT.CONCAT(TEXT([.D$1]*100+101*([.$B16]-1); &quot;000&quot;);&quot;:&quot;;TEXT([.D16];&quot;0.000&quot;);&quot; &quot;))" office:value-type="string" office:string-value="504:1.000 " calcext:value-type="string">
            <text:p>504:1.000 </text:p>
          </table:table-cell>
          <table:table-cell table:style-name="ce26" table:formula="of:=IF([.E16]=&quot;&quot;;&quot;&quot;;COM.MICROSOFT.CONCAT(TEXT([.E$1]*100+101*([.$B16]-1); &quot;000&quot;);&quot;:&quot;;TEXT([.E16];&quot;0.000&quot;);&quot; &quot;))">
            <text:p/>
          </table:table-cell>
          <table:table-cell table:style-name="ce26" table:formula="of:=IF([.F16]=&quot;&quot;;&quot;&quot;;COM.MICROSOFT.CONCAT(TEXT([.F$1]*100+101*([.$B16]-1); &quot;000&quot;);&quot;:&quot;;TEXT([.F16];&quot;0.000&quot;);&quot; &quot;))" office:value-type="string" office:string-value="494:0.900 " calcext:value-type="string">
            <text:p>494:0.900 </text:p>
          </table:table-cell>
          <table:table-cell table:style-name="ce26" table:formula="of:=IF([.G16]=&quot;&quot;;&quot;&quot;;COM.MICROSOFT.CONCAT(TEXT([.G$1]*100+101*([.$B16]-1); &quot;000&quot;);&quot;:&quot;;TEXT([.G16];&quot;0.000&quot;);&quot; &quot;))">
            <text:p/>
          </table:table-cell>
          <table:table-cell table:style-name="ce26" table:formula="of:=IF([.H16]=&quot;&quot;;&quot;&quot;;COM.MICROSOFT.CONCAT(TEXT([.H$1]*100+101*([.$B16]-1); &quot;000&quot;);&quot;:&quot;;TEXT([.H16];&quot;0.000&quot;);&quot; &quot;))" office:value-type="string" office:string-value="484:0.850 " calcext:value-type="string">
            <text:p>484:0.850 </text:p>
          </table:table-cell>
          <table:table-cell table:style-name="ce26" table:formula="of:=IF([.I16]=&quot;&quot;;&quot;&quot;;COM.MICROSOFT.CONCAT(TEXT([.I$1]*100+101*([.$B16]-1); &quot;000&quot;);&quot;:&quot;;TEXT([.I16];&quot;0.000&quot;);&quot; &quot;))">
            <text:p/>
          </table:table-cell>
          <table:table-cell table:style-name="ce26" table:formula="of:=IF([.J16]=&quot;&quot;;&quot;&quot;;COM.MICROSOFT.CONCAT(TEXT([.J$1]*100+101*([.$B16]-1); &quot;000&quot;);&quot;:&quot;;TEXT([.J16];&quot;0.000&quot;);&quot; &quot;))">
            <text:p/>
          </table:table-cell>
          <table:table-cell table:style-name="ce26" table:formula="of:=IF([.K16]=&quot;&quot;;&quot;&quot;;COM.MICROSOFT.CONCAT(TEXT([.K$1]*100+101*([.$B16]-1); &quot;000&quot;);&quot;:&quot;;TEXT([.K16];&quot;0.000&quot;);&quot; &quot;))">
            <text:p/>
          </table:table-cell>
          <table:table-cell table:style-name="ce26" table:formula="of:=IF([.L16]=&quot;&quot;;&quot;&quot;;COM.MICROSOFT.CONCAT(TEXT([.L$1]*100+101*([.$B16]-1); &quot;000&quot;);&quot;:&quot;;TEXT([.L16];&quot;0.000&quot;);&quot; &quot;))" office:value-type="string" office:string-value="464:0.700 " calcext:value-type="string">
            <text:p>464:0.700 </text:p>
          </table:table-cell>
          <table:table-cell table:style-name="ce26" table:formula="of:=IF([.M16]=&quot;&quot;;&quot;&quot;;COM.MICROSOFT.CONCAT(TEXT([.M$1]*100+101*([.$B16]-1); &quot;000&quot;);&quot;:&quot;;TEXT([.M16];&quot;0.000&quot;);&quot; &quot;))">
            <text:p/>
          </table:table-cell>
          <table:table-cell table:style-name="ce26" table:formula="of:=IF([.N16]=&quot;&quot;;&quot;&quot;;COM.MICROSOFT.CONCAT(TEXT([.N$1]*100+101*([.$B16]-1); &quot;000&quot;);&quot;:&quot;;TEXT([.N16];&quot;0.000&quot;);&quot; &quot;))" office:value-type="string" office:string-value="454:0.500 " calcext:value-type="string">
            <text:p>454:0.500 </text:p>
          </table:table-cell>
          <table:table-cell table:style-name="ce26" table:formula="of:=IF([.O16]=&quot;&quot;;&quot;&quot;;COM.MICROSOFT.CONCAT(TEXT([.O$1]*100+101*([.$B16]-1); &quot;000&quot;);&quot;:&quot;;TEXT([.O16];&quot;0.000&quot;);&quot; &quot;))">
            <text:p/>
          </table:table-cell>
          <table:table-cell table:style-name="ce26" table:formula="of:=IF([.P16]=&quot;&quot;;&quot;&quot;;COM.MICROSOFT.CONCAT(TEXT([.P$1]*100+101*([.$B16]-1); &quot;000&quot;);&quot;:&quot;;TEXT([.P16];&quot;0.000&quot;);&quot; &quot;))">
            <text:p/>
          </table:table-cell>
          <table:table-cell table:style-name="ce26" table:formula="of:=IF([.Q16]=&quot;&quot;;&quot;&quot;;COM.MICROSOFT.CONCAT(TEXT([.Q$1]*100+101*([.$B16]-1); &quot;000&quot;);&quot;:&quot;;TEXT([.Q16];&quot;0.000&quot;);&quot; &quot;))">
            <text:p/>
          </table:table-cell>
          <table:table-cell table:style-name="ce26" table:formula="of:=IF([.R16]=&quot;&quot;;&quot;&quot;;COM.MICROSOFT.CONCAT(TEXT([.R$1]*100+101*([.$B16]-1); &quot;000&quot;);&quot;:&quot;;TEXT([.R16];&quot;0.000&quot;);&quot; &quot;))">
            <text:p/>
          </table:table-cell>
          <table:table-cell table:style-name="ce26" table:formula="of:=IF([.S16]=&quot;&quot;;&quot;&quot;;COM.MICROSOFT.CONCAT(TEXT([.S$1]*100+101*([.$B16]-1); &quot;000&quot;);&quot;:&quot;;TEXT([.S16];&quot;0.000&quot;);&quot; &quot;))">
            <text:p/>
          </table:table-cell>
          <table:table-cell table:style-name="ce26" table:formula="of:=IF([.T16]=&quot;&quot;;&quot;&quot;;COM.MICROSOFT.CONCAT(TEXT([.T$1]*100+101*([.$B16]-1); &quot;000&quot;);&quot;:&quot;;TEXT([.T16];&quot;0.000&quot;);&quot; &quot;))">
            <text:p/>
          </table:table-cell>
          <table:table-cell table:style-name="ce26" table:formula="of:=IF([.U16]=&quot;&quot;;&quot;&quot;;COM.MICROSOFT.CONCAT(TEXT([.U$1]*100+101*([.$B16]-1); &quot;000&quot;);&quot;:&quot;;TEXT([.U16];&quot;0.000&quot;);&quot; &quot;))">
            <text:p/>
          </table:table-cell>
          <table:table-cell table:style-name="ce26" table:formula="of:=IF([.V16]=&quot;&quot;;&quot;&quot;;COM.MICROSOFT.CONCAT(TEXT([.V$1]*100+101*([.$B16]-1); &quot;000&quot;);&quot;:&quot;;TEXT([.V16];&quot;0.000&quot;);&quot; &quot;))">
            <text:p/>
          </table:table-cell>
          <table:table-cell table:style-name="ce26" table:formula="of:=IF([.W16]=&quot;&quot;;&quot;&quot;;COM.MICROSOFT.CONCAT(TEXT([.W$1]*100+101*([.$B16]-1); &quot;000&quot;);&quot;:&quot;;TEXT([.W16];&quot;0.000&quot;);&quot; &quot;))">
            <text:p/>
          </table:table-cell>
          <table:table-cell table:style-name="ce26" table:formula="of:=IF([.X16]=&quot;&quot;;&quot;&quot;;COM.MICROSOFT.CONCAT(TEXT([.X$1]*100+101*([.$B16]-1); &quot;000&quot;);&quot;:&quot;;TEXT([.X16];&quot;0.000&quot;);&quot; &quot;))" office:value-type="string" office:string-value="404:0.500 " calcext:value-type="string">
            <text:p>404:0.500 </text:p>
          </table:table-cell>
          <table:table-cell table:style-name="ce28"/>
          <table:table-cell table:style-name="ce29" table:formula="of:=COM.MICROSOFT.CONCAT([.X47];[.W47];[.V47];[.U47];[.T47];[.S47];[.R47];[.Q47];[.P47];[.O47];[.N47];[.M47];[.L47];[.K47];[.J47];[.I47];[.H47];[.G47];[.F47];[.E47];[.D47];)" office:value-type="string" office:string-value="404:0.500 454:0.500 464:0.700 484:0.850 494:0.900 504:1.000 " calcext:value-type="string">
            <text:p>404:0.500 454:0.500 464:0.700 484:0.850 494:0.900 504:1.00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/>
          <table:table-cell table:style-name="ce13" office:value-type="string" calcext:value-type="string">
            <text:p>turning</text:p>
          </table:table-cell>
          <table:table-cell table:style-name="ce26" table:formula="of:=IF([.D17]=&quot;&quot;;&quot;&quot;;COM.MICROSOFT.CONCAT(TEXT([.D$1]*100+101*([.$B17]-1); &quot;000&quot;);&quot;:&quot;;TEXT([.D17];&quot;0.000&quot;);&quot; &quot;))" office:value-type="string" office:string-value="605:0.850 " calcext:value-type="string">
            <text:p>605:0.850 </text:p>
          </table:table-cell>
          <table:table-cell table:style-name="ce26" table:formula="of:=IF([.E17]=&quot;&quot;;&quot;&quot;;COM.MICROSOFT.CONCAT(TEXT([.E$1]*100+101*([.$B17]-1); &quot;000&quot;);&quot;:&quot;;TEXT([.E17];&quot;0.000&quot;);&quot; &quot;))" office:value-type="string" office:string-value="600:0.930 " calcext:value-type="string">
            <text:p>600:0.930 </text:p>
          </table:table-cell>
          <table:table-cell table:style-name="ce26" table:formula="of:=IF([.F17]=&quot;&quot;;&quot;&quot;;COM.MICROSOFT.CONCAT(TEXT([.F$1]*100+101*([.$B17]-1); &quot;000&quot;);&quot;:&quot;;TEXT([.F17];&quot;0.000&quot;);&quot; &quot;))" office:value-type="string" office:string-value="595:0.830 " calcext:value-type="string">
            <text:p>595:0.830 </text:p>
          </table:table-cell>
          <table:table-cell table:style-name="ce26" table:formula="of:=IF([.G17]=&quot;&quot;;&quot;&quot;;COM.MICROSOFT.CONCAT(TEXT([.G$1]*100+101*([.$B17]-1); &quot;000&quot;);&quot;:&quot;;TEXT([.G17];&quot;0.000&quot;);&quot; &quot;))" office:value-type="string" office:string-value="590:0.780 " calcext:value-type="string">
            <text:p>590:0.780 </text:p>
          </table:table-cell>
          <table:table-cell table:style-name="ce26" table:formula="of:=IF([.H17]=&quot;&quot;;&quot;&quot;;COM.MICROSOFT.CONCAT(TEXT([.H$1]*100+101*([.$B17]-1); &quot;000&quot;);&quot;:&quot;;TEXT([.H17];&quot;0.000&quot;);&quot; &quot;))">
            <text:p/>
          </table:table-cell>
          <table:table-cell table:style-name="ce26" table:formula="of:=IF([.I17]=&quot;&quot;;&quot;&quot;;COM.MICROSOFT.CONCAT(TEXT([.I$1]*100+101*([.$B17]-1); &quot;000&quot;);&quot;:&quot;;TEXT([.I17];&quot;0.000&quot;);&quot; &quot;))">
            <text:p/>
          </table:table-cell>
          <table:table-cell table:style-name="ce26" table:formula="of:=IF([.J17]=&quot;&quot;;&quot;&quot;;COM.MICROSOFT.CONCAT(TEXT([.J$1]*100+101*([.$B17]-1); &quot;000&quot;);&quot;:&quot;;TEXT([.J17];&quot;0.000&quot;);&quot; &quot;))" office:value-type="string" office:string-value="575:0.600 " calcext:value-type="string">
            <text:p>575:0.600 </text:p>
          </table:table-cell>
          <table:table-cell table:style-name="ce26" table:formula="of:=IF([.K17]=&quot;&quot;;&quot;&quot;;COM.MICROSOFT.CONCAT(TEXT([.K$1]*100+101*([.$B17]-1); &quot;000&quot;);&quot;:&quot;;TEXT([.K17];&quot;0.000&quot;);&quot; &quot;))">
            <text:p/>
          </table:table-cell>
          <table:table-cell table:style-name="ce26" table:formula="of:=IF([.L17]=&quot;&quot;;&quot;&quot;;COM.MICROSOFT.CONCAT(TEXT([.L$1]*100+101*([.$B17]-1); &quot;000&quot;);&quot;:&quot;;TEXT([.L17];&quot;0.000&quot;);&quot; &quot;))" office:value-type="string" office:string-value="565:0.500 " calcext:value-type="string">
            <text:p>565:0.500 </text:p>
          </table:table-cell>
          <table:table-cell table:style-name="ce26" table:formula="of:=IF([.M17]=&quot;&quot;;&quot;&quot;;COM.MICROSOFT.CONCAT(TEXT([.M$1]*100+101*([.$B17]-1); &quot;000&quot;);&quot;:&quot;;TEXT([.M17];&quot;0.000&quot;);&quot; &quot;))">
            <text:p/>
          </table:table-cell>
          <table:table-cell table:style-name="ce26" table:formula="of:=IF([.N17]=&quot;&quot;;&quot;&quot;;COM.MICROSOFT.CONCAT(TEXT([.N$1]*100+101*([.$B17]-1); &quot;000&quot;);&quot;:&quot;;TEXT([.N17];&quot;0.000&quot;);&quot; &quot;))" office:value-type="string" office:string-value="555:0.450 " calcext:value-type="string">
            <text:p>555:0.450 </text:p>
          </table:table-cell>
          <table:table-cell table:style-name="ce26" table:formula="of:=IF([.O17]=&quot;&quot;;&quot;&quot;;COM.MICROSOFT.CONCAT(TEXT([.O$1]*100+101*([.$B17]-1); &quot;000&quot;);&quot;:&quot;;TEXT([.O17];&quot;0.000&quot;);&quot; &quot;))">
            <text:p/>
          </table:table-cell>
          <table:table-cell table:style-name="ce26" table:formula="of:=IF([.P17]=&quot;&quot;;&quot;&quot;;COM.MICROSOFT.CONCAT(TEXT([.P$1]*100+101*([.$B17]-1); &quot;000&quot;);&quot;:&quot;;TEXT([.P17];&quot;0.000&quot;);&quot; &quot;))" office:value-type="string" office:string-value="545:0.400 " calcext:value-type="string">
            <text:p>545:0.400 </text:p>
          </table:table-cell>
          <table:table-cell table:style-name="ce26" table:formula="of:=IF([.Q17]=&quot;&quot;;&quot;&quot;;COM.MICROSOFT.CONCAT(TEXT([.Q$1]*100+101*([.$B17]-1); &quot;000&quot;);&quot;:&quot;;TEXT([.Q17];&quot;0.000&quot;);&quot; &quot;))">
            <text:p/>
          </table:table-cell>
          <table:table-cell table:style-name="ce26" table:formula="of:=IF([.R17]=&quot;&quot;;&quot;&quot;;COM.MICROSOFT.CONCAT(TEXT([.R$1]*100+101*([.$B17]-1); &quot;000&quot;);&quot;:&quot;;TEXT([.R17];&quot;0.000&quot;);&quot; &quot;))" office:value-type="string" office:string-value="535:0.350 " calcext:value-type="string">
            <text:p>535:0.350 </text:p>
          </table:table-cell>
          <table:table-cell table:style-name="ce26" table:formula="of:=IF([.S17]=&quot;&quot;;&quot;&quot;;COM.MICROSOFT.CONCAT(TEXT([.S$1]*100+101*([.$B17]-1); &quot;000&quot;);&quot;:&quot;;TEXT([.S17];&quot;0.000&quot;);&quot; &quot;))">
            <text:p/>
          </table:table-cell>
          <table:table-cell table:style-name="ce26" table:formula="of:=IF([.T17]=&quot;&quot;;&quot;&quot;;COM.MICROSOFT.CONCAT(TEXT([.T$1]*100+101*([.$B17]-1); &quot;000&quot;);&quot;:&quot;;TEXT([.T17];&quot;0.000&quot;);&quot; &quot;))">
            <text:p/>
          </table:table-cell>
          <table:table-cell table:style-name="ce26" table:formula="of:=IF([.U17]=&quot;&quot;;&quot;&quot;;COM.MICROSOFT.CONCAT(TEXT([.U$1]*100+101*([.$B17]-1); &quot;000&quot;);&quot;:&quot;;TEXT([.U17];&quot;0.000&quot;);&quot; &quot;))">
            <text:p/>
          </table:table-cell>
          <table:table-cell table:style-name="ce26" table:formula="of:=IF([.V17]=&quot;&quot;;&quot;&quot;;COM.MICROSOFT.CONCAT(TEXT([.V$1]*100+101*([.$B17]-1); &quot;000&quot;);&quot;:&quot;;TEXT([.V17];&quot;0.000&quot;);&quot; &quot;))">
            <text:p/>
          </table:table-cell>
          <table:table-cell table:style-name="ce26" table:formula="of:=IF([.W17]=&quot;&quot;;&quot;&quot;;COM.MICROSOFT.CONCAT(TEXT([.W$1]*100+101*([.$B17]-1); &quot;000&quot;);&quot;:&quot;;TEXT([.W17];&quot;0.000&quot;);&quot; &quot;))">
            <text:p/>
          </table:table-cell>
          <table:table-cell table:style-name="ce26" table:formula="of:=IF([.X17]=&quot;&quot;;&quot;&quot;;COM.MICROSOFT.CONCAT(TEXT([.X$1]*100+101*([.$B17]-1); &quot;000&quot;);&quot;:&quot;;TEXT([.X17];&quot;0.000&quot;);&quot; &quot;))" office:value-type="string" office:string-value="505:0.300 " calcext:value-type="string">
            <text:p>505:0.300 </text:p>
          </table:table-cell>
          <table:table-cell table:style-name="ce28"/>
          <table:table-cell table:style-name="ce29" table:formula="of:=COM.MICROSOFT.CONCAT([.X48];[.W48];[.V48];[.U48];[.T48];[.S48];[.R48];[.Q48];[.P48];[.O48];[.N48];[.M48];[.L48];[.K48];[.J48];[.I48];[.H48];[.G48];[.F48];[.E48];[.D48];)" office:value-type="string" office:string-value="505:0.300 535:0.350 545:0.400 555:0.450 565:0.500 575:0.600 590:0.780 595:0.830 600:0.930 605:0.850 " calcext:value-type="string">
            <text:p>505:0.300 535:0.350 545:0.400 555:0.450 565:0.500 575:0.600 590:0.780 595:0.830 600:0.930 605:0.85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/>
          <table:table-cell table:style-name="ce13" office:value-type="string" calcext:value-type="string">
            <text:p>traction</text:p>
          </table:table-cell>
          <table:table-cell table:style-name="ce26" table:formula="of:=IF([.D18]=&quot;&quot;;&quot;&quot;;COM.MICROSOFT.CONCAT(TEXT([.D$1]*100+101*([.$B18]-1); &quot;000&quot;);&quot;:&quot;;TEXT([.D18];&quot;0.000&quot;);&quot; &quot;))" office:value-type="string" office:string-value="605:0.850 " calcext:value-type="string">
            <text:p>605:0.850 </text:p>
          </table:table-cell>
          <table:table-cell table:style-name="ce26" table:formula="of:=IF([.E18]=&quot;&quot;;&quot;&quot;;COM.MICROSOFT.CONCAT(TEXT([.E$1]*100+101*([.$B18]-1); &quot;000&quot;);&quot;:&quot;;TEXT([.E18];&quot;0.000&quot;);&quot; &quot;))" office:value-type="string" office:string-value="600:0.900 " calcext:value-type="string">
            <text:p>600:0.900 </text:p>
          </table:table-cell>
          <table:table-cell table:style-name="ce26" table:formula="of:=IF([.F18]=&quot;&quot;;&quot;&quot;;COM.MICROSOFT.CONCAT(TEXT([.F$1]*100+101*([.$B18]-1); &quot;000&quot;);&quot;:&quot;;TEXT([.F18];&quot;0.000&quot;);&quot; &quot;))" office:value-type="string" office:string-value="595:0.800 " calcext:value-type="string">
            <text:p>595:0.800 </text:p>
          </table:table-cell>
          <table:table-cell table:style-name="ce26" table:formula="of:=IF([.G18]=&quot;&quot;;&quot;&quot;;COM.MICROSOFT.CONCAT(TEXT([.G$1]*100+101*([.$B18]-1); &quot;000&quot;);&quot;:&quot;;TEXT([.G18];&quot;0.000&quot;);&quot; &quot;))">
            <text:p/>
          </table:table-cell>
          <table:table-cell table:style-name="ce26" table:formula="of:=IF([.H18]=&quot;&quot;;&quot;&quot;;COM.MICROSOFT.CONCAT(TEXT([.H$1]*100+101*([.$B18]-1); &quot;000&quot;);&quot;:&quot;;TEXT([.H18];&quot;0.000&quot;);&quot; &quot;))" office:value-type="string" office:string-value="585:0.800 " calcext:value-type="string">
            <text:p>585:0.800 </text:p>
          </table:table-cell>
          <table:table-cell table:style-name="ce26" table:formula="of:=IF([.I18]=&quot;&quot;;&quot;&quot;;COM.MICROSOFT.CONCAT(TEXT([.I$1]*100+101*([.$B18]-1); &quot;000&quot;);&quot;:&quot;;TEXT([.I18];&quot;0.000&quot;);&quot; &quot;))">
            <text:p/>
          </table:table-cell>
          <table:table-cell table:style-name="ce26" table:formula="of:=IF([.J18]=&quot;&quot;;&quot;&quot;;COM.MICROSOFT.CONCAT(TEXT([.J$1]*100+101*([.$B18]-1); &quot;000&quot;);&quot;:&quot;;TEXT([.J18];&quot;0.000&quot;);&quot; &quot;))" office:value-type="string" office:string-value="575:0.750 " calcext:value-type="string">
            <text:p>575:0.750 </text:p>
          </table:table-cell>
          <table:table-cell table:style-name="ce26" table:formula="of:=IF([.K18]=&quot;&quot;;&quot;&quot;;COM.MICROSOFT.CONCAT(TEXT([.K$1]*100+101*([.$B18]-1); &quot;000&quot;);&quot;:&quot;;TEXT([.K18];&quot;0.000&quot;);&quot; &quot;))">
            <text:p/>
          </table:table-cell>
          <table:table-cell table:style-name="ce26" table:formula="of:=IF([.L18]=&quot;&quot;;&quot;&quot;;COM.MICROSOFT.CONCAT(TEXT([.L$1]*100+101*([.$B18]-1); &quot;000&quot;);&quot;:&quot;;TEXT([.L18];&quot;0.000&quot;);&quot; &quot;))" office:value-type="string" office:string-value="565:0.670 " calcext:value-type="string">
            <text:p>565:0.670 </text:p>
          </table:table-cell>
          <table:table-cell table:style-name="ce26" table:formula="of:=IF([.M18]=&quot;&quot;;&quot;&quot;;COM.MICROSOFT.CONCAT(TEXT([.M$1]*100+101*([.$B18]-1); &quot;000&quot;);&quot;:&quot;;TEXT([.M18];&quot;0.000&quot;);&quot; &quot;))">
            <text:p/>
          </table:table-cell>
          <table:table-cell table:style-name="ce26" table:formula="of:=IF([.N18]=&quot;&quot;;&quot;&quot;;COM.MICROSOFT.CONCAT(TEXT([.N$1]*100+101*([.$B18]-1); &quot;000&quot;);&quot;:&quot;;TEXT([.N18];&quot;0.000&quot;);&quot; &quot;))" office:value-type="string" office:string-value="555:0.530 " calcext:value-type="string">
            <text:p>555:0.530 </text:p>
          </table:table-cell>
          <table:table-cell table:style-name="ce26" table:formula="of:=IF([.O18]=&quot;&quot;;&quot;&quot;;COM.MICROSOFT.CONCAT(TEXT([.O$1]*100+101*([.$B18]-1); &quot;000&quot;);&quot;:&quot;;TEXT([.O18];&quot;0.000&quot;);&quot; &quot;))">
            <text:p/>
          </table:table-cell>
          <table:table-cell table:style-name="ce26" table:formula="of:=IF([.P18]=&quot;&quot;;&quot;&quot;;COM.MICROSOFT.CONCAT(TEXT([.P$1]*100+101*([.$B18]-1); &quot;000&quot;);&quot;:&quot;;TEXT([.P18];&quot;0.000&quot;);&quot; &quot;))" office:value-type="string" office:string-value="545:0.400 " calcext:value-type="string">
            <text:p>545:0.400 </text:p>
          </table:table-cell>
          <table:table-cell table:style-name="ce26" table:formula="of:=IF([.Q18]=&quot;&quot;;&quot;&quot;;COM.MICROSOFT.CONCAT(TEXT([.Q$1]*100+101*([.$B18]-1); &quot;000&quot;);&quot;:&quot;;TEXT([.Q18];&quot;0.000&quot;);&quot; &quot;))">
            <text:p/>
          </table:table-cell>
          <table:table-cell table:style-name="ce26" table:formula="of:=IF([.R18]=&quot;&quot;;&quot;&quot;;COM.MICROSOFT.CONCAT(TEXT([.R$1]*100+101*([.$B18]-1); &quot;000&quot;);&quot;:&quot;;TEXT([.R18];&quot;0.000&quot;);&quot; &quot;))" office:value-type="string" office:string-value="535:0.350 " calcext:value-type="string">
            <text:p>535:0.350 </text:p>
          </table:table-cell>
          <table:table-cell table:style-name="ce26" table:formula="of:=IF([.S18]=&quot;&quot;;&quot;&quot;;COM.MICROSOFT.CONCAT(TEXT([.S$1]*100+101*([.$B18]-1); &quot;000&quot;);&quot;:&quot;;TEXT([.S18];&quot;0.000&quot;);&quot; &quot;))">
            <text:p/>
          </table:table-cell>
          <table:table-cell table:style-name="ce26" table:formula="of:=IF([.T18]=&quot;&quot;;&quot;&quot;;COM.MICROSOFT.CONCAT(TEXT([.T$1]*100+101*([.$B18]-1); &quot;000&quot;);&quot;:&quot;;TEXT([.T18];&quot;0.000&quot;);&quot; &quot;))">
            <text:p/>
          </table:table-cell>
          <table:table-cell table:style-name="ce26" table:formula="of:=IF([.U18]=&quot;&quot;;&quot;&quot;;COM.MICROSOFT.CONCAT(TEXT([.U$1]*100+101*([.$B18]-1); &quot;000&quot;);&quot;:&quot;;TEXT([.U18];&quot;0.000&quot;);&quot; &quot;))">
            <text:p/>
          </table:table-cell>
          <table:table-cell table:style-name="ce26" table:formula="of:=IF([.V18]=&quot;&quot;;&quot;&quot;;COM.MICROSOFT.CONCAT(TEXT([.V$1]*100+101*([.$B18]-1); &quot;000&quot;);&quot;:&quot;;TEXT([.V18];&quot;0.000&quot;);&quot; &quot;))">
            <text:p/>
          </table:table-cell>
          <table:table-cell table:style-name="ce26" table:formula="of:=IF([.W18]=&quot;&quot;;&quot;&quot;;COM.MICROSOFT.CONCAT(TEXT([.W$1]*100+101*([.$B18]-1); &quot;000&quot;);&quot;:&quot;;TEXT([.W18];&quot;0.000&quot;);&quot; &quot;))">
            <text:p/>
          </table:table-cell>
          <table:table-cell table:style-name="ce26" table:formula="of:=IF([.X18]=&quot;&quot;;&quot;&quot;;COM.MICROSOFT.CONCAT(TEXT([.X$1]*100+101*([.$B18]-1); &quot;000&quot;);&quot;:&quot;;TEXT([.X18];&quot;0.000&quot;);&quot; &quot;))" office:value-type="string" office:string-value="505:0.200 " calcext:value-type="string">
            <text:p>505:0.200 </text:p>
          </table:table-cell>
          <table:table-cell table:style-name="ce28"/>
          <table:table-cell table:style-name="ce29" table:formula="of:=COM.MICROSOFT.CONCAT([.X49];[.W49];[.V49];[.U49];[.T49];[.S49];[.R49];[.Q49];[.P49];[.O49];[.N49];[.M49];[.L49];[.K49];[.J49];[.I49];[.H49];[.G49];[.F49];[.E49];[.D49];)" office:value-type="string" office:string-value="505:0.200 535:0.350 545:0.400 555:0.530 565:0.670 575:0.750 585:0.800 595:0.800 600:0.900 605:0.850 " calcext:value-type="string">
            <text:p>505:0.200 535:0.350 545:0.400 555:0.530 565:0.670 575:0.750 585:0.800 595:0.800 600:0.900 605:0.85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/>
          <table:table-cell table:style-name="ce13" office:value-type="string" calcext:value-type="string">
            <text:p>topspeed</text:p>
          </table:table-cell>
          <table:table-cell table:style-name="ce26" table:formula="of:=IF([.D19]=&quot;&quot;;&quot;&quot;;COM.MICROSOFT.CONCAT(TEXT([.D$1]*100+101*([.$B19]-1); &quot;000&quot;);&quot;:&quot;;TEXT([.D19];&quot;0.000&quot;);&quot; &quot;))" office:value-type="string" office:string-value="605:0.800 " calcext:value-type="string">
            <text:p>605:0.800 </text:p>
          </table:table-cell>
          <table:table-cell table:style-name="ce26" table:formula="of:=IF([.E19]=&quot;&quot;;&quot;&quot;;COM.MICROSOFT.CONCAT(TEXT([.E$1]*100+101*([.$B19]-1); &quot;000&quot;);&quot;:&quot;;TEXT([.E19];&quot;0.000&quot;);&quot; &quot;))">
            <text:p/>
          </table:table-cell>
          <table:table-cell table:style-name="ce26" table:formula="of:=IF([.F19]=&quot;&quot;;&quot;&quot;;COM.MICROSOFT.CONCAT(TEXT([.F$1]*100+101*([.$B19]-1); &quot;000&quot;);&quot;:&quot;;TEXT([.F19];&quot;0.000&quot;);&quot; &quot;))" office:value-type="string" office:string-value="595:0.800 " calcext:value-type="string">
            <text:p>595:0.800 </text:p>
          </table:table-cell>
          <table:table-cell table:style-name="ce26" table:formula="of:=IF([.G19]=&quot;&quot;;&quot;&quot;;COM.MICROSOFT.CONCAT(TEXT([.G$1]*100+101*([.$B19]-1); &quot;000&quot;);&quot;:&quot;;TEXT([.G19];&quot;0.000&quot;);&quot; &quot;))">
            <text:p/>
          </table:table-cell>
          <table:table-cell table:style-name="ce26" table:formula="of:=IF([.H19]=&quot;&quot;;&quot;&quot;;COM.MICROSOFT.CONCAT(TEXT([.H$1]*100+101*([.$B19]-1); &quot;000&quot;);&quot;:&quot;;TEXT([.H19];&quot;0.000&quot;);&quot; &quot;))" office:value-type="string" office:string-value="585:0.750 " calcext:value-type="string">
            <text:p>585:0.750 </text:p>
          </table:table-cell>
          <table:table-cell table:style-name="ce26" table:formula="of:=IF([.I19]=&quot;&quot;;&quot;&quot;;COM.MICROSOFT.CONCAT(TEXT([.I$1]*100+101*([.$B19]-1); &quot;000&quot;);&quot;:&quot;;TEXT([.I19];&quot;0.000&quot;);&quot; &quot;))">
            <text:p/>
          </table:table-cell>
          <table:table-cell table:style-name="ce26" table:formula="of:=IF([.J19]=&quot;&quot;;&quot;&quot;;COM.MICROSOFT.CONCAT(TEXT([.J$1]*100+101*([.$B19]-1); &quot;000&quot;);&quot;:&quot;;TEXT([.J19];&quot;0.000&quot;);&quot; &quot;))">
            <text:p/>
          </table:table-cell>
          <table:table-cell table:style-name="ce26" table:formula="of:=IF([.K19]=&quot;&quot;;&quot;&quot;;COM.MICROSOFT.CONCAT(TEXT([.K$1]*100+101*([.$B19]-1); &quot;000&quot;);&quot;:&quot;;TEXT([.K19];&quot;0.000&quot;);&quot; &quot;))">
            <text:p/>
          </table:table-cell>
          <table:table-cell table:style-name="ce26" table:formula="of:=IF([.L19]=&quot;&quot;;&quot;&quot;;COM.MICROSOFT.CONCAT(TEXT([.L$1]*100+101*([.$B19]-1); &quot;000&quot;);&quot;:&quot;;TEXT([.L19];&quot;0.000&quot;);&quot; &quot;))" office:value-type="string" office:string-value="565:0.650 " calcext:value-type="string">
            <text:p>565:0.650 </text:p>
          </table:table-cell>
          <table:table-cell table:style-name="ce26" table:formula="of:=IF([.M19]=&quot;&quot;;&quot;&quot;;COM.MICROSOFT.CONCAT(TEXT([.M$1]*100+101*([.$B19]-1); &quot;000&quot;);&quot;:&quot;;TEXT([.M19];&quot;0.000&quot;);&quot; &quot;))">
            <text:p/>
          </table:table-cell>
          <table:table-cell table:style-name="ce26" table:formula="of:=IF([.N19]=&quot;&quot;;&quot;&quot;;COM.MICROSOFT.CONCAT(TEXT([.N$1]*100+101*([.$B19]-1); &quot;000&quot;);&quot;:&quot;;TEXT([.N19];&quot;0.000&quot;);&quot; &quot;))" office:value-type="string" office:string-value="555:0.600 " calcext:value-type="string">
            <text:p>555:0.600 </text:p>
          </table:table-cell>
          <table:table-cell table:style-name="ce26" table:formula="of:=IF([.O19]=&quot;&quot;;&quot;&quot;;COM.MICROSOFT.CONCAT(TEXT([.O$1]*100+101*([.$B19]-1); &quot;000&quot;);&quot;:&quot;;TEXT([.O19];&quot;0.000&quot;);&quot; &quot;))">
            <text:p/>
          </table:table-cell>
          <table:table-cell table:style-name="ce26" table:formula="of:=IF([.P19]=&quot;&quot;;&quot;&quot;;COM.MICROSOFT.CONCAT(TEXT([.P$1]*100+101*([.$B19]-1); &quot;000&quot;);&quot;:&quot;;TEXT([.P19];&quot;0.000&quot;);&quot; &quot;))">
            <text:p/>
          </table:table-cell>
          <table:table-cell table:style-name="ce26" table:formula="of:=IF([.Q19]=&quot;&quot;;&quot;&quot;;COM.MICROSOFT.CONCAT(TEXT([.Q$1]*100+101*([.$B19]-1); &quot;000&quot;);&quot;:&quot;;TEXT([.Q19];&quot;0.000&quot;);&quot; &quot;))">
            <text:p/>
          </table:table-cell>
          <table:table-cell table:style-name="ce26" table:formula="of:=IF([.R19]=&quot;&quot;;&quot;&quot;;COM.MICROSOFT.CONCAT(TEXT([.R$1]*100+101*([.$B19]-1); &quot;000&quot;);&quot;:&quot;;TEXT([.R19];&quot;0.000&quot;);&quot; &quot;))">
            <text:p/>
          </table:table-cell>
          <table:table-cell table:style-name="ce26" table:formula="of:=IF([.S19]=&quot;&quot;;&quot;&quot;;COM.MICROSOFT.CONCAT(TEXT([.S$1]*100+101*([.$B19]-1); &quot;000&quot;);&quot;:&quot;;TEXT([.S19];&quot;0.000&quot;);&quot; &quot;))">
            <text:p/>
          </table:table-cell>
          <table:table-cell table:style-name="ce26" table:formula="of:=IF([.T19]=&quot;&quot;;&quot;&quot;;COM.MICROSOFT.CONCAT(TEXT([.T$1]*100+101*([.$B19]-1); &quot;000&quot;);&quot;:&quot;;TEXT([.T19];&quot;0.000&quot;);&quot; &quot;))">
            <text:p/>
          </table:table-cell>
          <table:table-cell table:style-name="ce26" table:formula="of:=IF([.U19]=&quot;&quot;;&quot;&quot;;COM.MICROSOFT.CONCAT(TEXT([.U$1]*100+101*([.$B19]-1); &quot;000&quot;);&quot;:&quot;;TEXT([.U19];&quot;0.000&quot;);&quot; &quot;))">
            <text:p/>
          </table:table-cell>
          <table:table-cell table:style-name="ce26" table:formula="of:=IF([.V19]=&quot;&quot;;&quot;&quot;;COM.MICROSOFT.CONCAT(TEXT([.V$1]*100+101*([.$B19]-1); &quot;000&quot;);&quot;:&quot;;TEXT([.V19];&quot;0.000&quot;);&quot; &quot;))">
            <text:p/>
          </table:table-cell>
          <table:table-cell table:style-name="ce26" table:formula="of:=IF([.W19]=&quot;&quot;;&quot;&quot;;COM.MICROSOFT.CONCAT(TEXT([.W$1]*100+101*([.$B19]-1); &quot;000&quot;);&quot;:&quot;;TEXT([.W19];&quot;0.000&quot;);&quot; &quot;))">
            <text:p/>
          </table:table-cell>
          <table:table-cell table:style-name="ce26" table:formula="of:=IF([.X19]=&quot;&quot;;&quot;&quot;;COM.MICROSOFT.CONCAT(TEXT([.X$1]*100+101*([.$B19]-1); &quot;000&quot;);&quot;:&quot;;TEXT([.X19];&quot;0.000&quot;);&quot; &quot;))" office:value-type="string" office:string-value="505:0.400 " calcext:value-type="string">
            <text:p>505:0.400 </text:p>
          </table:table-cell>
          <table:table-cell table:style-name="ce28"/>
          <table:table-cell table:style-name="ce29" table:formula="of:=COM.MICROSOFT.CONCAT([.X50];[.W50];[.V50];[.U50];[.T50];[.S50];[.R50];[.Q50];[.P50];[.O50];[.N50];[.M50];[.L50];[.K50];[.J50];[.I50];[.H50];[.G50];[.F50];[.E50];[.D50];)" office:value-type="string" office:string-value="505:0.400 555:0.600 565:0.650 585:0.750 595:0.800 605:0.800 " calcext:value-type="string">
            <text:p>505:0.400 555:0.600 565:0.650 585:0.750 595:0.800 605:0.80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/>
          <table:table-cell table:style-name="ce13" office:value-type="string" calcext:value-type="string">
            <text:p>turning</text:p>
          </table:table-cell>
          <table:table-cell table:style-name="ce26" table:formula="of:=IF([.D20]=&quot;&quot;;&quot;&quot;;COM.MICROSOFT.CONCAT(TEXT([.D$1]*100+101*([.$B20]-1); &quot;000&quot;);&quot;:&quot;;TEXT([.D20];&quot;0.000&quot;);&quot; &quot;))" office:value-type="string" office:string-value="706:0.737 " calcext:value-type="string">
            <text:p>706:0.737 </text:p>
          </table:table-cell>
          <table:table-cell table:style-name="ce26" table:formula="of:=IF([.E20]=&quot;&quot;;&quot;&quot;;COM.MICROSOFT.CONCAT(TEXT([.E$1]*100+101*([.$B20]-1); &quot;000&quot;);&quot;:&quot;;TEXT([.E20];&quot;0.000&quot;);&quot; &quot;))" office:value-type="string" office:string-value="701:0.893 " calcext:value-type="string">
            <text:p>701:0.893 </text:p>
          </table:table-cell>
          <table:table-cell table:style-name="ce26" table:formula="of:=IF([.F20]=&quot;&quot;;&quot;&quot;;COM.MICROSOFT.CONCAT(TEXT([.F$1]*100+101*([.$B20]-1); &quot;000&quot;);&quot;:&quot;;TEXT([.F20];&quot;0.000&quot;);&quot; &quot;))" office:value-type="string" office:string-value="696:0.740 " calcext:value-type="string">
            <text:p>696:0.740 </text:p>
          </table:table-cell>
          <table:table-cell table:style-name="ce26" table:formula="of:=IF([.G20]=&quot;&quot;;&quot;&quot;;COM.MICROSOFT.CONCAT(TEXT([.G$1]*100+101*([.$B20]-1); &quot;000&quot;);&quot;:&quot;;TEXT([.G20];&quot;0.000&quot;);&quot; &quot;))" office:value-type="string" office:string-value="691:0.728 " calcext:value-type="string">
            <text:p>691:0.728 </text:p>
          </table:table-cell>
          <table:table-cell table:style-name="ce26" table:formula="of:=IF([.H20]=&quot;&quot;;&quot;&quot;;COM.MICROSOFT.CONCAT(TEXT([.H$1]*100+101*([.$B20]-1); &quot;000&quot;);&quot;:&quot;;TEXT([.H20];&quot;0.000&quot;);&quot; &quot;))">
            <text:p/>
          </table:table-cell>
          <table:table-cell table:style-name="ce26" table:formula="of:=IF([.I20]=&quot;&quot;;&quot;&quot;;COM.MICROSOFT.CONCAT(TEXT([.I$1]*100+101*([.$B20]-1); &quot;000&quot;);&quot;:&quot;;TEXT([.I20];&quot;0.000&quot;);&quot; &quot;))">
            <text:p/>
          </table:table-cell>
          <table:table-cell table:style-name="ce26" table:formula="of:=IF([.J20]=&quot;&quot;;&quot;&quot;;COM.MICROSOFT.CONCAT(TEXT([.J$1]*100+101*([.$B20]-1); &quot;000&quot;);&quot;:&quot;;TEXT([.J20];&quot;0.000&quot;);&quot; &quot;))" office:value-type="string" office:string-value="676:0.563 " calcext:value-type="string">
            <text:p>676:0.563 </text:p>
          </table:table-cell>
          <table:table-cell table:style-name="ce26" table:formula="of:=IF([.K20]=&quot;&quot;;&quot;&quot;;COM.MICROSOFT.CONCAT(TEXT([.K$1]*100+101*([.$B20]-1); &quot;000&quot;);&quot;:&quot;;TEXT([.K20];&quot;0.000&quot;);&quot; &quot;))">
            <text:p/>
          </table:table-cell>
          <table:table-cell table:style-name="ce26" table:formula="of:=IF([.L20]=&quot;&quot;;&quot;&quot;;COM.MICROSOFT.CONCAT(TEXT([.L$1]*100+101*([.$B20]-1); &quot;000&quot;);&quot;:&quot;;TEXT([.L20];&quot;0.000&quot;);&quot; &quot;))" office:value-type="string" office:string-value="666:0.462 " calcext:value-type="string">
            <text:p>666:0.462 </text:p>
          </table:table-cell>
          <table:table-cell table:style-name="ce26" table:formula="of:=IF([.M20]=&quot;&quot;;&quot;&quot;;COM.MICROSOFT.CONCAT(TEXT([.M$1]*100+101*([.$B20]-1); &quot;000&quot;);&quot;:&quot;;TEXT([.M20];&quot;0.000&quot;);&quot; &quot;))">
            <text:p/>
          </table:table-cell>
          <table:table-cell table:style-name="ce26" table:formula="of:=IF([.N20]=&quot;&quot;;&quot;&quot;;COM.MICROSOFT.CONCAT(TEXT([.N$1]*100+101*([.$B20]-1); &quot;000&quot;);&quot;:&quot;;TEXT([.N20];&quot;0.000&quot;);&quot; &quot;))" office:value-type="string" office:string-value="656:0.413 " calcext:value-type="string">
            <text:p>656:0.413 </text:p>
          </table:table-cell>
          <table:table-cell table:style-name="ce26" table:formula="of:=IF([.O20]=&quot;&quot;;&quot;&quot;;COM.MICROSOFT.CONCAT(TEXT([.O$1]*100+101*([.$B20]-1); &quot;000&quot;);&quot;:&quot;;TEXT([.O20];&quot;0.000&quot;);&quot; &quot;))">
            <text:p/>
          </table:table-cell>
          <table:table-cell table:style-name="ce26" table:formula="of:=IF([.P20]=&quot;&quot;;&quot;&quot;;COM.MICROSOFT.CONCAT(TEXT([.P$1]*100+101*([.$B20]-1); &quot;000&quot;);&quot;:&quot;;TEXT([.P20];&quot;0.000&quot;);&quot; &quot;))" office:value-type="string" office:string-value="646:0.400 " calcext:value-type="string">
            <text:p>646:0.400 </text:p>
          </table:table-cell>
          <table:table-cell table:style-name="ce26" table:formula="of:=IF([.Q20]=&quot;&quot;;&quot;&quot;;COM.MICROSOFT.CONCAT(TEXT([.Q$1]*100+101*([.$B20]-1); &quot;000&quot;);&quot;:&quot;;TEXT([.Q20];&quot;0.000&quot;);&quot; &quot;))">
            <text:p/>
          </table:table-cell>
          <table:table-cell table:style-name="ce26" table:formula="of:=IF([.R20]=&quot;&quot;;&quot;&quot;;COM.MICROSOFT.CONCAT(TEXT([.R$1]*100+101*([.$B20]-1); &quot;000&quot;);&quot;:&quot;;TEXT([.R20];&quot;0.000&quot;);&quot; &quot;))" office:value-type="string" office:string-value="636:0.350 " calcext:value-type="string">
            <text:p>636:0.350 </text:p>
          </table:table-cell>
          <table:table-cell table:style-name="ce26" table:formula="of:=IF([.S20]=&quot;&quot;;&quot;&quot;;COM.MICROSOFT.CONCAT(TEXT([.S$1]*100+101*([.$B20]-1); &quot;000&quot;);&quot;:&quot;;TEXT([.S20];&quot;0.000&quot;);&quot; &quot;))">
            <text:p/>
          </table:table-cell>
          <table:table-cell table:style-name="ce26" table:formula="of:=IF([.T20]=&quot;&quot;;&quot;&quot;;COM.MICROSOFT.CONCAT(TEXT([.T$1]*100+101*([.$B20]-1); &quot;000&quot;);&quot;:&quot;;TEXT([.T20];&quot;0.000&quot;);&quot; &quot;))">
            <text:p/>
          </table:table-cell>
          <table:table-cell table:style-name="ce26" table:formula="of:=IF([.U20]=&quot;&quot;;&quot;&quot;;COM.MICROSOFT.CONCAT(TEXT([.U$1]*100+101*([.$B20]-1); &quot;000&quot;);&quot;:&quot;;TEXT([.U20];&quot;0.000&quot;);&quot; &quot;))">
            <text:p/>
          </table:table-cell>
          <table:table-cell table:style-name="ce26" table:formula="of:=IF([.V20]=&quot;&quot;;&quot;&quot;;COM.MICROSOFT.CONCAT(TEXT([.V$1]*100+101*([.$B20]-1); &quot;000&quot;);&quot;:&quot;;TEXT([.V20];&quot;0.000&quot;);&quot; &quot;))">
            <text:p/>
          </table:table-cell>
          <table:table-cell table:style-name="ce26" table:formula="of:=IF([.W20]=&quot;&quot;;&quot;&quot;;COM.MICROSOFT.CONCAT(TEXT([.W$1]*100+101*([.$B20]-1); &quot;000&quot;);&quot;:&quot;;TEXT([.W20];&quot;0.000&quot;);&quot; &quot;))">
            <text:p/>
          </table:table-cell>
          <table:table-cell table:style-name="ce26" table:formula="of:=IF([.X20]=&quot;&quot;;&quot;&quot;;COM.MICROSOFT.CONCAT(TEXT([.X$1]*100+101*([.$B20]-1); &quot;000&quot;);&quot;:&quot;;TEXT([.X20];&quot;0.000&quot;);&quot; &quot;))" office:value-type="string" office:string-value="606:0.300 " calcext:value-type="string">
            <text:p>606:0.300 </text:p>
          </table:table-cell>
          <table:table-cell table:style-name="ce28"/>
          <table:table-cell table:style-name="ce29" table:formula="of:=COM.MICROSOFT.CONCAT([.X51];[.W51];[.V51];[.U51];[.T51];[.S51];[.R51];[.Q51];[.P51];[.O51];[.N51];[.M51];[.L51];[.K51];[.J51];[.I51];[.H51];[.G51];[.F51];[.E51];[.D51];)" office:value-type="string" office:string-value="606:0.300 636:0.350 646:0.400 656:0.413 666:0.462 676:0.563 691:0.728 696:0.740 701:0.893 706:0.737 " calcext:value-type="string">
            <text:p>606:0.300 636:0.350 646:0.400 656:0.413 666:0.462 676:0.563 691:0.728 696:0.740 701:0.893 706:0.737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/>
          <table:table-cell table:style-name="ce13" office:value-type="string" calcext:value-type="string">
            <text:p>traction</text:p>
          </table:table-cell>
          <table:table-cell table:style-name="ce26" table:formula="of:=IF([.D21]=&quot;&quot;;&quot;&quot;;COM.MICROSOFT.CONCAT(TEXT([.D$1]*100+101*([.$B21]-1); &quot;000&quot;);&quot;:&quot;;TEXT([.D21];&quot;0.000&quot;);&quot; &quot;))" office:value-type="string" office:string-value="706:0.737 " calcext:value-type="string">
            <text:p>706:0.737 </text:p>
          </table:table-cell>
          <table:table-cell table:style-name="ce26" table:formula="of:=IF([.E21]=&quot;&quot;;&quot;&quot;;COM.MICROSOFT.CONCAT(TEXT([.E$1]*100+101*([.$B21]-1); &quot;000&quot;);&quot;:&quot;;TEXT([.E21];&quot;0.000&quot;);&quot; &quot;))" office:value-type="string" office:string-value="701:0.825 " calcext:value-type="string">
            <text:p>701:0.825 </text:p>
          </table:table-cell>
          <table:table-cell table:style-name="ce26" table:formula="of:=IF([.F21]=&quot;&quot;;&quot;&quot;;COM.MICROSOFT.CONCAT(TEXT([.F$1]*100+101*([.$B21]-1); &quot;000&quot;);&quot;:&quot;;TEXT([.F21];&quot;0.000&quot;);&quot; &quot;))" office:value-type="string" office:string-value="696:0.688 " calcext:value-type="string">
            <text:p>696:0.688 </text:p>
          </table:table-cell>
          <table:table-cell table:style-name="ce26" table:formula="of:=IF([.G21]=&quot;&quot;;&quot;&quot;;COM.MICROSOFT.CONCAT(TEXT([.G$1]*100+101*([.$B21]-1); &quot;000&quot;);&quot;:&quot;;TEXT([.G21];&quot;0.000&quot;);&quot; &quot;))">
            <text:p/>
          </table:table-cell>
          <table:table-cell table:style-name="ce26" table:formula="of:=IF([.H21]=&quot;&quot;;&quot;&quot;;COM.MICROSOFT.CONCAT(TEXT([.H$1]*100+101*([.$B21]-1); &quot;000&quot;);&quot;:&quot;;TEXT([.H21];&quot;0.000&quot;);&quot; &quot;))" office:value-type="string" office:string-value="686:0.763 " calcext:value-type="string">
            <text:p>686:0.763 </text:p>
          </table:table-cell>
          <table:table-cell table:style-name="ce26" table:formula="of:=IF([.I21]=&quot;&quot;;&quot;&quot;;COM.MICROSOFT.CONCAT(TEXT([.I$1]*100+101*([.$B21]-1); &quot;000&quot;);&quot;:&quot;;TEXT([.I21];&quot;0.000&quot;);&quot; &quot;))">
            <text:p/>
          </table:table-cell>
          <table:table-cell table:style-name="ce26" table:formula="of:=IF([.J21]=&quot;&quot;;&quot;&quot;;COM.MICROSOFT.CONCAT(TEXT([.J$1]*100+101*([.$B21]-1); &quot;000&quot;);&quot;:&quot;;TEXT([.J21];&quot;0.000&quot;);&quot; &quot;))" office:value-type="string" office:string-value="676:0.712 " calcext:value-type="string">
            <text:p>676:0.712 </text:p>
          </table:table-cell>
          <table:table-cell table:style-name="ce26" table:formula="of:=IF([.K21]=&quot;&quot;;&quot;&quot;;COM.MICROSOFT.CONCAT(TEXT([.K$1]*100+101*([.$B21]-1); &quot;000&quot;);&quot;:&quot;;TEXT([.K21];&quot;0.000&quot;);&quot; &quot;))">
            <text:p/>
          </table:table-cell>
          <table:table-cell table:style-name="ce26" table:formula="of:=IF([.L21]=&quot;&quot;;&quot;&quot;;COM.MICROSOFT.CONCAT(TEXT([.L$1]*100+101*([.$B21]-1); &quot;000&quot;);&quot;:&quot;;TEXT([.L21];&quot;0.000&quot;);&quot; &quot;))" office:value-type="string" office:string-value="666:0.723 " calcext:value-type="string">
            <text:p>666:0.723 </text:p>
          </table:table-cell>
          <table:table-cell table:style-name="ce26" table:formula="of:=IF([.M21]=&quot;&quot;;&quot;&quot;;COM.MICROSOFT.CONCAT(TEXT([.M$1]*100+101*([.$B21]-1); &quot;000&quot;);&quot;:&quot;;TEXT([.M21];&quot;0.000&quot;);&quot; &quot;))">
            <text:p/>
          </table:table-cell>
          <table:table-cell table:style-name="ce26" table:formula="of:=IF([.N21]=&quot;&quot;;&quot;&quot;;COM.MICROSOFT.CONCAT(TEXT([.N$1]*100+101*([.$B21]-1); &quot;000&quot;);&quot;:&quot;;TEXT([.N21];&quot;0.000&quot;);&quot; &quot;))" office:value-type="string" office:string-value="656:0.553 " calcext:value-type="string">
            <text:p>656:0.553 </text:p>
          </table:table-cell>
          <table:table-cell table:style-name="ce26" table:formula="of:=IF([.O21]=&quot;&quot;;&quot;&quot;;COM.MICROSOFT.CONCAT(TEXT([.O$1]*100+101*([.$B21]-1); &quot;000&quot;);&quot;:&quot;;TEXT([.O21];&quot;0.000&quot;);&quot; &quot;))">
            <text:p/>
          </table:table-cell>
          <table:table-cell table:style-name="ce26" table:formula="of:=IF([.P21]=&quot;&quot;;&quot;&quot;;COM.MICROSOFT.CONCAT(TEXT([.P$1]*100+101*([.$B21]-1); &quot;000&quot;);&quot;:&quot;;TEXT([.P21];&quot;0.000&quot;);&quot; &quot;))" office:value-type="string" office:string-value="646:0.400 " calcext:value-type="string">
            <text:p>646:0.400 </text:p>
          </table:table-cell>
          <table:table-cell table:style-name="ce26" table:formula="of:=IF([.Q21]=&quot;&quot;;&quot;&quot;;COM.MICROSOFT.CONCAT(TEXT([.Q$1]*100+101*([.$B21]-1); &quot;000&quot;);&quot;:&quot;;TEXT([.Q21];&quot;0.000&quot;);&quot; &quot;))">
            <text:p/>
          </table:table-cell>
          <table:table-cell table:style-name="ce26" table:formula="of:=IF([.R21]=&quot;&quot;;&quot;&quot;;COM.MICROSOFT.CONCAT(TEXT([.R$1]*100+101*([.$B21]-1); &quot;000&quot;);&quot;:&quot;;TEXT([.R21];&quot;0.000&quot;);&quot; &quot;))" office:value-type="string" office:string-value="636:0.387 " calcext:value-type="string">
            <text:p>636:0.387 </text:p>
          </table:table-cell>
          <table:table-cell table:style-name="ce26" table:formula="of:=IF([.S21]=&quot;&quot;;&quot;&quot;;COM.MICROSOFT.CONCAT(TEXT([.S$1]*100+101*([.$B21]-1); &quot;000&quot;);&quot;:&quot;;TEXT([.S21];&quot;0.000&quot;);&quot; &quot;))">
            <text:p/>
          </table:table-cell>
          <table:table-cell table:style-name="ce26" table:formula="of:=IF([.T21]=&quot;&quot;;&quot;&quot;;COM.MICROSOFT.CONCAT(TEXT([.T$1]*100+101*([.$B21]-1); &quot;000&quot;);&quot;:&quot;;TEXT([.T21];&quot;0.000&quot;);&quot; &quot;))">
            <text:p/>
          </table:table-cell>
          <table:table-cell table:style-name="ce26" table:formula="of:=IF([.U21]=&quot;&quot;;&quot;&quot;;COM.MICROSOFT.CONCAT(TEXT([.U$1]*100+101*([.$B21]-1); &quot;000&quot;);&quot;:&quot;;TEXT([.U21];&quot;0.000&quot;);&quot; &quot;))">
            <text:p/>
          </table:table-cell>
          <table:table-cell table:style-name="ce26" table:formula="of:=IF([.V21]=&quot;&quot;;&quot;&quot;;COM.MICROSOFT.CONCAT(TEXT([.V$1]*100+101*([.$B21]-1); &quot;000&quot;);&quot;:&quot;;TEXT([.V21];&quot;0.000&quot;);&quot; &quot;))">
            <text:p/>
          </table:table-cell>
          <table:table-cell table:style-name="ce26" table:formula="of:=IF([.W21]=&quot;&quot;;&quot;&quot;;COM.MICROSOFT.CONCAT(TEXT([.W$1]*100+101*([.$B21]-1); &quot;000&quot;);&quot;:&quot;;TEXT([.W21];&quot;0.000&quot;);&quot; &quot;))">
            <text:p/>
          </table:table-cell>
          <table:table-cell table:style-name="ce26" table:formula="of:=IF([.X21]=&quot;&quot;;&quot;&quot;;COM.MICROSOFT.CONCAT(TEXT([.X$1]*100+101*([.$B21]-1); &quot;000&quot;);&quot;:&quot;;TEXT([.X21];&quot;0.000&quot;);&quot; &quot;))" office:value-type="string" office:string-value="606:0.200 " calcext:value-type="string">
            <text:p>606:0.200 </text:p>
          </table:table-cell>
          <table:table-cell table:style-name="ce28"/>
          <table:table-cell table:style-name="ce29" table:formula="of:=COM.MICROSOFT.CONCAT([.X52];[.W52];[.V52];[.U52];[.T52];[.S52];[.R52];[.Q52];[.P52];[.O52];[.N52];[.M52];[.L52];[.K52];[.J52];[.I52];[.H52];[.G52];[.F52];[.E52];[.D52];)" office:value-type="string" office:string-value="606:0.200 636:0.387 646:0.400 656:0.553 666:0.723 676:0.712 686:0.763 696:0.688 701:0.825 706:0.737 " calcext:value-type="string">
            <text:p>606:0.200 636:0.387 646:0.400 656:0.553 666:0.723 676:0.712 686:0.763 696:0.688 701:0.825 706:0.737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/>
          <table:table-cell table:style-name="ce13" office:value-type="string" calcext:value-type="string">
            <text:p>topspeed</text:p>
          </table:table-cell>
          <table:table-cell table:style-name="ce26" table:formula="of:=IF([.D22]=&quot;&quot;;&quot;&quot;;COM.MICROSOFT.CONCAT(TEXT([.D$1]*100+101*([.$B22]-1); &quot;000&quot;);&quot;:&quot;;TEXT([.D22];&quot;0.000&quot;);&quot; &quot;))" office:value-type="string" office:string-value="706:0.650 " calcext:value-type="string">
            <text:p>706:0.650 </text:p>
          </table:table-cell>
          <table:table-cell table:style-name="ce26" table:formula="of:=IF([.E22]=&quot;&quot;;&quot;&quot;;COM.MICROSOFT.CONCAT(TEXT([.E$1]*100+101*([.$B22]-1); &quot;000&quot;);&quot;:&quot;;TEXT([.E22];&quot;0.000&quot;);&quot; &quot;))">
            <text:p/>
          </table:table-cell>
          <table:table-cell table:style-name="ce26" table:formula="of:=IF([.F22]=&quot;&quot;;&quot;&quot;;COM.MICROSOFT.CONCAT(TEXT([.F$1]*100+101*([.$B22]-1); &quot;000&quot;);&quot;:&quot;;TEXT([.F22];&quot;0.000&quot;);&quot; &quot;))" office:value-type="string" office:string-value="696:0.725 " calcext:value-type="string">
            <text:p>696:0.725 </text:p>
          </table:table-cell>
          <table:table-cell table:style-name="ce26" table:formula="of:=IF([.G22]=&quot;&quot;;&quot;&quot;;COM.MICROSOFT.CONCAT(TEXT([.G$1]*100+101*([.$B22]-1); &quot;000&quot;);&quot;:&quot;;TEXT([.G22];&quot;0.000&quot;);&quot; &quot;))">
            <text:p/>
          </table:table-cell>
          <table:table-cell table:style-name="ce26" table:formula="of:=IF([.H22]=&quot;&quot;;&quot;&quot;;COM.MICROSOFT.CONCAT(TEXT([.H$1]*100+101*([.$B22]-1); &quot;000&quot;);&quot;:&quot;;TEXT([.H22];&quot;0.000&quot;);&quot; &quot;))" office:value-type="string" office:string-value="686:0.675 " calcext:value-type="string">
            <text:p>686:0.675 </text:p>
          </table:table-cell>
          <table:table-cell table:style-name="ce26" table:formula="of:=IF([.I22]=&quot;&quot;;&quot;&quot;;COM.MICROSOFT.CONCAT(TEXT([.I$1]*100+101*([.$B22]-1); &quot;000&quot;);&quot;:&quot;;TEXT([.I22];&quot;0.000&quot;);&quot; &quot;))">
            <text:p/>
          </table:table-cell>
          <table:table-cell table:style-name="ce26" table:formula="of:=IF([.J22]=&quot;&quot;;&quot;&quot;;COM.MICROSOFT.CONCAT(TEXT([.J$1]*100+101*([.$B22]-1); &quot;000&quot;);&quot;:&quot;;TEXT([.J22];&quot;0.000&quot;);&quot; &quot;))">
            <text:p/>
          </table:table-cell>
          <table:table-cell table:style-name="ce26" table:formula="of:=IF([.K22]=&quot;&quot;;&quot;&quot;;COM.MICROSOFT.CONCAT(TEXT([.K$1]*100+101*([.$B22]-1); &quot;000&quot;);&quot;:&quot;;TEXT([.K22];&quot;0.000&quot;);&quot; &quot;))">
            <text:p/>
          </table:table-cell>
          <table:table-cell table:style-name="ce26" table:formula="of:=IF([.L22]=&quot;&quot;;&quot;&quot;;COM.MICROSOFT.CONCAT(TEXT([.L$1]*100+101*([.$B22]-1); &quot;000&quot;);&quot;:&quot;;TEXT([.L22];&quot;0.000&quot;);&quot; &quot;))" office:value-type="string" office:string-value="666:0.613 " calcext:value-type="string">
            <text:p>666:0.613 </text:p>
          </table:table-cell>
          <table:table-cell table:style-name="ce26" table:formula="of:=IF([.M22]=&quot;&quot;;&quot;&quot;;COM.MICROSOFT.CONCAT(TEXT([.M$1]*100+101*([.$B22]-1); &quot;000&quot;);&quot;:&quot;;TEXT([.M22];&quot;0.000&quot;);&quot; &quot;))">
            <text:p/>
          </table:table-cell>
          <table:table-cell table:style-name="ce26" table:formula="of:=IF([.N22]=&quot;&quot;;&quot;&quot;;COM.MICROSOFT.CONCAT(TEXT([.N$1]*100+101*([.$B22]-1); &quot;000&quot;);&quot;:&quot;;TEXT([.N22];&quot;0.000&quot;);&quot; &quot;))" office:value-type="string" office:string-value="656:0.675 " calcext:value-type="string">
            <text:p>656:0.675 </text:p>
          </table:table-cell>
          <table:table-cell table:style-name="ce26" table:formula="of:=IF([.O22]=&quot;&quot;;&quot;&quot;;COM.MICROSOFT.CONCAT(TEXT([.O$1]*100+101*([.$B22]-1); &quot;000&quot;);&quot;:&quot;;TEXT([.O22];&quot;0.000&quot;);&quot; &quot;))">
            <text:p/>
          </table:table-cell>
          <table:table-cell table:style-name="ce26" table:formula="of:=IF([.P22]=&quot;&quot;;&quot;&quot;;COM.MICROSOFT.CONCAT(TEXT([.P$1]*100+101*([.$B22]-1); &quot;000&quot;);&quot;:&quot;;TEXT([.P22];&quot;0.000&quot;);&quot; &quot;))">
            <text:p/>
          </table:table-cell>
          <table:table-cell table:style-name="ce26" table:formula="of:=IF([.Q22]=&quot;&quot;;&quot;&quot;;COM.MICROSOFT.CONCAT(TEXT([.Q$1]*100+101*([.$B22]-1); &quot;000&quot;);&quot;:&quot;;TEXT([.Q22];&quot;0.000&quot;);&quot; &quot;))">
            <text:p/>
          </table:table-cell>
          <table:table-cell table:style-name="ce26" table:formula="of:=IF([.R22]=&quot;&quot;;&quot;&quot;;COM.MICROSOFT.CONCAT(TEXT([.R$1]*100+101*([.$B22]-1); &quot;000&quot;);&quot;:&quot;;TEXT([.R22];&quot;0.000&quot;);&quot; &quot;))">
            <text:p/>
          </table:table-cell>
          <table:table-cell table:style-name="ce26" table:formula="of:=IF([.S22]=&quot;&quot;;&quot;&quot;;COM.MICROSOFT.CONCAT(TEXT([.S$1]*100+101*([.$B22]-1); &quot;000&quot;);&quot;:&quot;;TEXT([.S22];&quot;0.000&quot;);&quot; &quot;))">
            <text:p/>
          </table:table-cell>
          <table:table-cell table:style-name="ce26" table:formula="of:=IF([.T22]=&quot;&quot;;&quot;&quot;;COM.MICROSOFT.CONCAT(TEXT([.T$1]*100+101*([.$B22]-1); &quot;000&quot;);&quot;:&quot;;TEXT([.T22];&quot;0.000&quot;);&quot; &quot;))">
            <text:p/>
          </table:table-cell>
          <table:table-cell table:style-name="ce26" table:formula="of:=IF([.U22]=&quot;&quot;;&quot;&quot;;COM.MICROSOFT.CONCAT(TEXT([.U$1]*100+101*([.$B22]-1); &quot;000&quot;);&quot;:&quot;;TEXT([.U22];&quot;0.000&quot;);&quot; &quot;))">
            <text:p/>
          </table:table-cell>
          <table:table-cell table:style-name="ce26" table:formula="of:=IF([.V22]=&quot;&quot;;&quot;&quot;;COM.MICROSOFT.CONCAT(TEXT([.V$1]*100+101*([.$B22]-1); &quot;000&quot;);&quot;:&quot;;TEXT([.V22];&quot;0.000&quot;);&quot; &quot;))">
            <text:p/>
          </table:table-cell>
          <table:table-cell table:style-name="ce26" table:formula="of:=IF([.W22]=&quot;&quot;;&quot;&quot;;COM.MICROSOFT.CONCAT(TEXT([.W$1]*100+101*([.$B22]-1); &quot;000&quot;);&quot;:&quot;;TEXT([.W22];&quot;0.000&quot;);&quot; &quot;))">
            <text:p/>
          </table:table-cell>
          <table:table-cell table:style-name="ce26" table:formula="of:=IF([.X22]=&quot;&quot;;&quot;&quot;;COM.MICROSOFT.CONCAT(TEXT([.X$1]*100+101*([.$B22]-1); &quot;000&quot;);&quot;:&quot;;TEXT([.X22];&quot;0.000&quot;);&quot; &quot;))" office:value-type="string" office:string-value="606:0.325 " calcext:value-type="string">
            <text:p>606:0.325 </text:p>
          </table:table-cell>
          <table:table-cell table:style-name="ce28"/>
          <table:table-cell table:style-name="ce29" table:formula="of:=COM.MICROSOFT.CONCAT([.X53];[.W53];[.V53];[.U53];[.T53];[.S53];[.R53];[.Q53];[.P53];[.O53];[.N53];[.M53];[.L53];[.K53];[.J53];[.I53];[.H53];[.G53];[.F53];[.E53];[.D53];)" office:value-type="string" office:string-value="606:0.325 656:0.675 666:0.613 686:0.675 696:0.725 706:0.650 " calcext:value-type="string">
            <text:p>606:0.325 656:0.675 666:0.613 686:0.675 696:0.725 706:0.65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style-name="ce12"/>
          <table:table-cell table:style-name="ce13" office:value-type="string" calcext:value-type="string">
            <text:p>turning</text:p>
          </table:table-cell>
          <table:table-cell table:style-name="ce26" table:formula="of:=IF([.D23]=&quot;&quot;;&quot;&quot;;COM.MICROSOFT.CONCAT(TEXT([.D$1]*100+101*([.$B23]-1); &quot;000&quot;);&quot;:&quot;;TEXT([.D23];&quot;0.000&quot;);&quot; &quot;))" office:value-type="string" office:string-value="807:1.294 " calcext:value-type="string">
            <text:p>807:1.294 </text:p>
          </table:table-cell>
          <table:table-cell table:style-name="ce26" table:formula="of:=IF([.E23]=&quot;&quot;;&quot;&quot;;COM.MICROSOFT.CONCAT(TEXT([.E$1]*100+101*([.$B23]-1); &quot;000&quot;);&quot;:&quot;;TEXT([.E23];&quot;0.000&quot;);&quot; &quot;))" office:value-type="string" office:string-value="802:0.970 " calcext:value-type="string">
            <text:p>802:0.970 </text:p>
          </table:table-cell>
          <table:table-cell table:style-name="ce26" table:formula="of:=IF([.F23]=&quot;&quot;;&quot;&quot;;COM.MICROSOFT.CONCAT(TEXT([.F$1]*100+101*([.$B23]-1); &quot;000&quot;);&quot;:&quot;;TEXT([.F23];&quot;0.000&quot;);&quot; &quot;))" office:value-type="string" office:string-value="797:0.878 " calcext:value-type="string">
            <text:p>797:0.878 </text:p>
          </table:table-cell>
          <table:table-cell table:style-name="ce26" table:formula="of:=IF([.G23]=&quot;&quot;;&quot;&quot;;COM.MICROSOFT.CONCAT(TEXT([.G$1]*100+101*([.$B23]-1); &quot;000&quot;);&quot;:&quot;;TEXT([.G23];&quot;0.000&quot;);&quot; &quot;))" office:value-type="string" office:string-value="792:0.933 " calcext:value-type="string">
            <text:p>792:0.933 </text:p>
          </table:table-cell>
          <table:table-cell table:style-name="ce26" table:formula="of:=IF([.H23]=&quot;&quot;;&quot;&quot;;COM.MICROSOFT.CONCAT(TEXT([.H$1]*100+101*([.$B23]-1); &quot;000&quot;);&quot;:&quot;;TEXT([.H23];&quot;0.000&quot;);&quot; &quot;))">
            <text:p/>
          </table:table-cell>
          <table:table-cell table:style-name="ce26" table:formula="of:=IF([.I23]=&quot;&quot;;&quot;&quot;;COM.MICROSOFT.CONCAT(TEXT([.I$1]*100+101*([.$B23]-1); &quot;000&quot;);&quot;:&quot;;TEXT([.I23];&quot;0.000&quot;);&quot; &quot;))">
            <text:p/>
          </table:table-cell>
          <table:table-cell table:style-name="ce26" table:formula="of:=IF([.J23]=&quot;&quot;;&quot;&quot;;COM.MICROSOFT.CONCAT(TEXT([.J$1]*100+101*([.$B23]-1); &quot;000&quot;);&quot;:&quot;;TEXT([.J23];&quot;0.000&quot;);&quot; &quot;))" office:value-type="string" office:string-value="777:0.663 " calcext:value-type="string">
            <text:p>777:0.663 </text:p>
          </table:table-cell>
          <table:table-cell table:style-name="ce26" table:formula="of:=IF([.K23]=&quot;&quot;;&quot;&quot;;COM.MICROSOFT.CONCAT(TEXT([.K$1]*100+101*([.$B23]-1); &quot;000&quot;);&quot;:&quot;;TEXT([.K23];&quot;0.000&quot;);&quot; &quot;))">
            <text:p/>
          </table:table-cell>
          <table:table-cell table:style-name="ce26" table:formula="of:=IF([.L23]=&quot;&quot;;&quot;&quot;;COM.MICROSOFT.CONCAT(TEXT([.L$1]*100+101*([.$B23]-1); &quot;000&quot;);&quot;:&quot;;TEXT([.L23];&quot;0.000&quot;);&quot; &quot;))" office:value-type="string" office:string-value="767:0.568 " calcext:value-type="string">
            <text:p>767:0.568 </text:p>
          </table:table-cell>
          <table:table-cell table:style-name="ce26" table:formula="of:=IF([.M23]=&quot;&quot;;&quot;&quot;;COM.MICROSOFT.CONCAT(TEXT([.M$1]*100+101*([.$B23]-1); &quot;000&quot;);&quot;:&quot;;TEXT([.M23];&quot;0.000&quot;);&quot; &quot;))">
            <text:p/>
          </table:table-cell>
          <table:table-cell table:style-name="ce26" table:formula="of:=IF([.N23]=&quot;&quot;;&quot;&quot;;COM.MICROSOFT.CONCAT(TEXT([.N$1]*100+101*([.$B23]-1); &quot;000&quot;);&quot;:&quot;;TEXT([.N23];&quot;0.000&quot;);&quot; &quot;))" office:value-type="string" office:string-value="757:0.419 " calcext:value-type="string">
            <text:p>757:0.419 </text:p>
          </table:table-cell>
          <table:table-cell table:style-name="ce26" table:formula="of:=IF([.O23]=&quot;&quot;;&quot;&quot;;COM.MICROSOFT.CONCAT(TEXT([.O$1]*100+101*([.$B23]-1); &quot;000&quot;);&quot;:&quot;;TEXT([.O23];&quot;0.000&quot;);&quot; &quot;))">
            <text:p/>
          </table:table-cell>
          <table:table-cell table:style-name="ce26" table:formula="of:=IF([.P23]=&quot;&quot;;&quot;&quot;;COM.MICROSOFT.CONCAT(TEXT([.P$1]*100+101*([.$B23]-1); &quot;000&quot;);&quot;:&quot;;TEXT([.P23];&quot;0.000&quot;);&quot; &quot;))" office:value-type="string" office:string-value="747:0.424 " calcext:value-type="string">
            <text:p>747:0.424 </text:p>
          </table:table-cell>
          <table:table-cell table:style-name="ce26" table:formula="of:=IF([.Q23]=&quot;&quot;;&quot;&quot;;COM.MICROSOFT.CONCAT(TEXT([.Q$1]*100+101*([.$B23]-1); &quot;000&quot;);&quot;:&quot;;TEXT([.Q23];&quot;0.000&quot;);&quot; &quot;))">
            <text:p/>
          </table:table-cell>
          <table:table-cell table:style-name="ce26" table:formula="of:=IF([.R23]=&quot;&quot;;&quot;&quot;;COM.MICROSOFT.CONCAT(TEXT([.R$1]*100+101*([.$B23]-1); &quot;000&quot;);&quot;:&quot;;TEXT([.R23];&quot;0.000&quot;);&quot; &quot;))" office:value-type="string" office:string-value="737:0.350 " calcext:value-type="string">
            <text:p>737:0.350 </text:p>
          </table:table-cell>
          <table:table-cell table:style-name="ce26" table:formula="of:=IF([.S23]=&quot;&quot;;&quot;&quot;;COM.MICROSOFT.CONCAT(TEXT([.S$1]*100+101*([.$B23]-1); &quot;000&quot;);&quot;:&quot;;TEXT([.S23];&quot;0.000&quot;);&quot; &quot;))">
            <text:p/>
          </table:table-cell>
          <table:table-cell table:style-name="ce26" table:formula="of:=IF([.T23]=&quot;&quot;;&quot;&quot;;COM.MICROSOFT.CONCAT(TEXT([.T$1]*100+101*([.$B23]-1); &quot;000&quot;);&quot;:&quot;;TEXT([.T23];&quot;0.000&quot;);&quot; &quot;))">
            <text:p/>
          </table:table-cell>
          <table:table-cell table:style-name="ce26" table:formula="of:=IF([.U23]=&quot;&quot;;&quot;&quot;;COM.MICROSOFT.CONCAT(TEXT([.U$1]*100+101*([.$B23]-1); &quot;000&quot;);&quot;:&quot;;TEXT([.U23];&quot;0.000&quot;);&quot; &quot;))">
            <text:p/>
          </table:table-cell>
          <table:table-cell table:style-name="ce26" table:formula="of:=IF([.V23]=&quot;&quot;;&quot;&quot;;COM.MICROSOFT.CONCAT(TEXT([.V$1]*100+101*([.$B23]-1); &quot;000&quot;);&quot;:&quot;;TEXT([.V23];&quot;0.000&quot;);&quot; &quot;))">
            <text:p/>
          </table:table-cell>
          <table:table-cell table:style-name="ce26" table:formula="of:=IF([.W23]=&quot;&quot;;&quot;&quot;;COM.MICROSOFT.CONCAT(TEXT([.W$1]*100+101*([.$B23]-1); &quot;000&quot;);&quot;:&quot;;TEXT([.W23];&quot;0.000&quot;);&quot; &quot;))">
            <text:p/>
          </table:table-cell>
          <table:table-cell table:style-name="ce26" table:formula="of:=IF([.X23]=&quot;&quot;;&quot;&quot;;COM.MICROSOFT.CONCAT(TEXT([.X$1]*100+101*([.$B23]-1); &quot;000&quot;);&quot;:&quot;;TEXT([.X23];&quot;0.000&quot;);&quot; &quot;))" office:value-type="string" office:string-value="707:0.300 " calcext:value-type="string">
            <text:p>707:0.300 </text:p>
          </table:table-cell>
          <table:table-cell table:style-name="ce28"/>
          <table:table-cell table:style-name="ce29" table:formula="of:=COM.MICROSOFT.CONCAT([.X54];[.W54];[.V54];[.U54];[.T54];[.S54];[.R54];[.Q54];[.P54];[.O54];[.N54];[.M54];[.L54];[.K54];[.J54];[.I54];[.H54];[.G54];[.F54];[.E54];[.D54];)" office:value-type="string" office:string-value="707:0.300 737:0.350 747:0.424 757:0.419 767:0.568 777:0.663 792:0.933 797:0.878 802:0.970 807:1.294 " calcext:value-type="string">
            <text:p>707:0.300 737:0.350 747:0.424 757:0.419 767:0.568 777:0.663 792:0.933 797:0.878 802:0.970 807:1.294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style-name="ce12"/>
          <table:table-cell table:style-name="ce13" office:value-type="string" calcext:value-type="string">
            <text:p>traction</text:p>
          </table:table-cell>
          <table:table-cell table:style-name="ce26" table:formula="of:=IF([.D24]=&quot;&quot;;&quot;&quot;;COM.MICROSOFT.CONCAT(TEXT([.D$1]*100+101*([.$B24]-1); &quot;000&quot;);&quot;:&quot;;TEXT([.D24];&quot;0.000&quot;);&quot; &quot;))" office:value-type="string" office:string-value="807:0.935 " calcext:value-type="string">
            <text:p>807:0.935 </text:p>
          </table:table-cell>
          <table:table-cell table:style-name="ce26" table:formula="of:=IF([.E24]=&quot;&quot;;&quot;&quot;;COM.MICROSOFT.CONCAT(TEXT([.E$1]*100+101*([.$B24]-1); &quot;000&quot;);&quot;:&quot;;TEXT([.E24];&quot;0.000&quot;);&quot; &quot;))" office:value-type="string" office:string-value="802:1.085 " calcext:value-type="string">
            <text:p>802:1.085 </text:p>
          </table:table-cell>
          <table:table-cell table:style-name="ce26" table:formula="of:=IF([.F24]=&quot;&quot;;&quot;&quot;;COM.MICROSOFT.CONCAT(TEXT([.F$1]*100+101*([.$B24]-1); &quot;000&quot;);&quot;:&quot;;TEXT([.F24];&quot;0.000&quot;);&quot; &quot;))" office:value-type="string" office:string-value="797:0.722 " calcext:value-type="string">
            <text:p>797:0.722 </text:p>
          </table:table-cell>
          <table:table-cell table:style-name="ce26" table:formula="of:=IF([.G24]=&quot;&quot;;&quot;&quot;;COM.MICROSOFT.CONCAT(TEXT([.G$1]*100+101*([.$B24]-1); &quot;000&quot;);&quot;:&quot;;TEXT([.G24];&quot;0.000&quot;);&quot; &quot;))">
            <text:p/>
          </table:table-cell>
          <table:table-cell table:style-name="ce26" table:formula="of:=IF([.H24]=&quot;&quot;;&quot;&quot;;COM.MICROSOFT.CONCAT(TEXT([.H$1]*100+101*([.$B24]-1); &quot;000&quot;);&quot;:&quot;;TEXT([.H24];&quot;0.000&quot;);&quot; &quot;))" office:value-type="string" office:string-value="787:0.867 " calcext:value-type="string">
            <text:p>787:0.867 </text:p>
          </table:table-cell>
          <table:table-cell table:style-name="ce26" table:formula="of:=IF([.I24]=&quot;&quot;;&quot;&quot;;COM.MICROSOFT.CONCAT(TEXT([.I$1]*100+101*([.$B24]-1); &quot;000&quot;);&quot;:&quot;;TEXT([.I24];&quot;0.000&quot;);&quot; &quot;))">
            <text:p/>
          </table:table-cell>
          <table:table-cell table:style-name="ce26" table:formula="of:=IF([.J24]=&quot;&quot;;&quot;&quot;;COM.MICROSOFT.CONCAT(TEXT([.J$1]*100+101*([.$B24]-1); &quot;000&quot;);&quot;:&quot;;TEXT([.J24];&quot;0.000&quot;);&quot; &quot;))" office:value-type="string" office:string-value="777:0.857 " calcext:value-type="string">
            <text:p>777:0.857 </text:p>
          </table:table-cell>
          <table:table-cell table:style-name="ce26" table:formula="of:=IF([.K24]=&quot;&quot;;&quot;&quot;;COM.MICROSOFT.CONCAT(TEXT([.K$1]*100+101*([.$B24]-1); &quot;000&quot;);&quot;:&quot;;TEXT([.K24];&quot;0.000&quot;);&quot; &quot;))">
            <text:p/>
          </table:table-cell>
          <table:table-cell table:style-name="ce26" table:formula="of:=IF([.L24]=&quot;&quot;;&quot;&quot;;COM.MICROSOFT.CONCAT(TEXT([.L$1]*100+101*([.$B24]-1); &quot;000&quot;);&quot;:&quot;;TEXT([.L24];&quot;0.000&quot;);&quot; &quot;))" office:value-type="string" office:string-value="767:0.703 " calcext:value-type="string">
            <text:p>767:0.703 </text:p>
          </table:table-cell>
          <table:table-cell table:style-name="ce26" table:formula="of:=IF([.M24]=&quot;&quot;;&quot;&quot;;COM.MICROSOFT.CONCAT(TEXT([.M$1]*100+101*([.$B24]-1); &quot;000&quot;);&quot;:&quot;;TEXT([.M24];&quot;0.000&quot;);&quot; &quot;))">
            <text:p/>
          </table:table-cell>
          <table:table-cell table:style-name="ce26" table:formula="of:=IF([.N24]=&quot;&quot;;&quot;&quot;;COM.MICROSOFT.CONCAT(TEXT([.N$1]*100+101*([.$B24]-1); &quot;000&quot;);&quot;:&quot;;TEXT([.N24];&quot;0.000&quot;);&quot; &quot;))" office:value-type="string" office:string-value="757:0.515 " calcext:value-type="string">
            <text:p>757:0.515 </text:p>
          </table:table-cell>
          <table:table-cell table:style-name="ce26" table:formula="of:=IF([.O24]=&quot;&quot;;&quot;&quot;;COM.MICROSOFT.CONCAT(TEXT([.O$1]*100+101*([.$B24]-1); &quot;000&quot;);&quot;:&quot;;TEXT([.O24];&quot;0.000&quot;);&quot; &quot;))">
            <text:p/>
          </table:table-cell>
          <table:table-cell table:style-name="ce26" table:formula="of:=IF([.P24]=&quot;&quot;;&quot;&quot;;COM.MICROSOFT.CONCAT(TEXT([.P$1]*100+101*([.$B24]-1); &quot;000&quot;);&quot;:&quot;;TEXT([.P24];&quot;0.000&quot;);&quot; &quot;))" office:value-type="string" office:string-value="747:0.400 " calcext:value-type="string">
            <text:p>747:0.400 </text:p>
          </table:table-cell>
          <table:table-cell table:style-name="ce26" table:formula="of:=IF([.Q24]=&quot;&quot;;&quot;&quot;;COM.MICROSOFT.CONCAT(TEXT([.Q$1]*100+101*([.$B24]-1); &quot;000&quot;);&quot;:&quot;;TEXT([.Q24];&quot;0.000&quot;);&quot; &quot;))">
            <text:p/>
          </table:table-cell>
          <table:table-cell table:style-name="ce26" table:formula="of:=IF([.R24]=&quot;&quot;;&quot;&quot;;COM.MICROSOFT.CONCAT(TEXT([.R$1]*100+101*([.$B24]-1); &quot;000&quot;);&quot;:&quot;;TEXT([.R24];&quot;0.000&quot;);&quot; &quot;))" office:value-type="string" office:string-value="737:0.314 " calcext:value-type="string">
            <text:p>737:0.314 </text:p>
          </table:table-cell>
          <table:table-cell table:style-name="ce26" table:formula="of:=IF([.S24]=&quot;&quot;;&quot;&quot;;COM.MICROSOFT.CONCAT(TEXT([.S$1]*100+101*([.$B24]-1); &quot;000&quot;);&quot;:&quot;;TEXT([.S24];&quot;0.000&quot;);&quot; &quot;))">
            <text:p/>
          </table:table-cell>
          <table:table-cell table:style-name="ce26" table:formula="of:=IF([.T24]=&quot;&quot;;&quot;&quot;;COM.MICROSOFT.CONCAT(TEXT([.T$1]*100+101*([.$B24]-1); &quot;000&quot;);&quot;:&quot;;TEXT([.T24];&quot;0.000&quot;);&quot; &quot;))">
            <text:p/>
          </table:table-cell>
          <table:table-cell table:style-name="ce26" table:formula="of:=IF([.U24]=&quot;&quot;;&quot;&quot;;COM.MICROSOFT.CONCAT(TEXT([.U$1]*100+101*([.$B24]-1); &quot;000&quot;);&quot;:&quot;;TEXT([.U24];&quot;0.000&quot;);&quot; &quot;))">
            <text:p/>
          </table:table-cell>
          <table:table-cell table:style-name="ce26" table:formula="of:=IF([.V24]=&quot;&quot;;&quot;&quot;;COM.MICROSOFT.CONCAT(TEXT([.V$1]*100+101*([.$B24]-1); &quot;000&quot;);&quot;:&quot;;TEXT([.V24];&quot;0.000&quot;);&quot; &quot;))">
            <text:p/>
          </table:table-cell>
          <table:table-cell table:style-name="ce26" table:formula="of:=IF([.W24]=&quot;&quot;;&quot;&quot;;COM.MICROSOFT.CONCAT(TEXT([.W$1]*100+101*([.$B24]-1); &quot;000&quot;);&quot;:&quot;;TEXT([.W24];&quot;0.000&quot;);&quot; &quot;))">
            <text:p/>
          </table:table-cell>
          <table:table-cell table:style-name="ce26" table:formula="of:=IF([.X24]=&quot;&quot;;&quot;&quot;;COM.MICROSOFT.CONCAT(TEXT([.X$1]*100+101*([.$B24]-1); &quot;000&quot;);&quot;:&quot;;TEXT([.X24];&quot;0.000&quot;);&quot; &quot;))" office:value-type="string" office:string-value="707:0.200 " calcext:value-type="string">
            <text:p>707:0.200 </text:p>
          </table:table-cell>
          <table:table-cell table:style-name="ce28"/>
          <table:table-cell table:style-name="ce29" table:formula="of:=COM.MICROSOFT.CONCAT([.X55];[.W55];[.V55];[.U55];[.T55];[.S55];[.R55];[.Q55];[.P55];[.O55];[.N55];[.M55];[.L55];[.K55];[.J55];[.I55];[.H55];[.G55];[.F55];[.E55];[.D55];)" office:value-type="string" office:string-value="707:0.200 737:0.314 747:0.400 757:0.515 767:0.703 777:0.857 787:0.867 797:0.722 802:1.085 807:0.935 " calcext:value-type="string">
            <text:p>707:0.200 737:0.314 747:0.400 757:0.515 767:0.703 777:0.857 787:0.867 797:0.722 802:1.085 807:0.935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style-name="ce12"/>
          <table:table-cell table:style-name="ce13" office:value-type="string" calcext:value-type="string">
            <text:p>topspeed</text:p>
          </table:table-cell>
          <table:table-cell table:style-name="ce26" table:formula="of:=IF([.D25]=&quot;&quot;;&quot;&quot;;COM.MICROSOFT.CONCAT(TEXT([.D$1]*100+101*([.$B25]-1); &quot;000&quot;);&quot;:&quot;;TEXT([.D25];&quot;0.000&quot;);&quot; &quot;))" office:value-type="string" office:string-value="807:0.705 " calcext:value-type="string">
            <text:p>807:0.705 </text:p>
          </table:table-cell>
          <table:table-cell table:style-name="ce26" table:formula="of:=IF([.E25]=&quot;&quot;;&quot;&quot;;COM.MICROSOFT.CONCAT(TEXT([.E$1]*100+101*([.$B25]-1); &quot;000&quot;);&quot;:&quot;;TEXT([.E25];&quot;0.000&quot;);&quot; &quot;))">
            <text:p/>
          </table:table-cell>
          <table:table-cell table:style-name="ce26" table:formula="of:=IF([.F25]=&quot;&quot;;&quot;&quot;;COM.MICROSOFT.CONCAT(TEXT([.F$1]*100+101*([.$B25]-1); &quot;000&quot;);&quot;:&quot;;TEXT([.F25];&quot;0.000&quot;);&quot; &quot;))" office:value-type="string" office:string-value="797:1.092 " calcext:value-type="string">
            <text:p>797:1.092 </text:p>
          </table:table-cell>
          <table:table-cell table:style-name="ce26" table:formula="of:=IF([.G25]=&quot;&quot;;&quot;&quot;;COM.MICROSOFT.CONCAT(TEXT([.G$1]*100+101*([.$B25]-1); &quot;000&quot;);&quot;:&quot;;TEXT([.G25];&quot;0.000&quot;);&quot; &quot;))">
            <text:p/>
          </table:table-cell>
          <table:table-cell table:style-name="ce26" table:formula="of:=IF([.H25]=&quot;&quot;;&quot;&quot;;COM.MICROSOFT.CONCAT(TEXT([.H$1]*100+101*([.$B25]-1); &quot;000&quot;);&quot;:&quot;;TEXT([.H25];&quot;0.000&quot;);&quot; &quot;))" office:value-type="string" office:string-value="787:0.849 " calcext:value-type="string">
            <text:p>787:0.849 </text:p>
          </table:table-cell>
          <table:table-cell table:style-name="ce26" table:formula="of:=IF([.I25]=&quot;&quot;;&quot;&quot;;COM.MICROSOFT.CONCAT(TEXT([.I$1]*100+101*([.$B25]-1); &quot;000&quot;);&quot;:&quot;;TEXT([.I25];&quot;0.000&quot;);&quot; &quot;))">
            <text:p/>
          </table:table-cell>
          <table:table-cell table:style-name="ce26" table:formula="of:=IF([.J25]=&quot;&quot;;&quot;&quot;;COM.MICROSOFT.CONCAT(TEXT([.J$1]*100+101*([.$B25]-1); &quot;000&quot;);&quot;:&quot;;TEXT([.J25];&quot;0.000&quot;);&quot; &quot;))">
            <text:p/>
          </table:table-cell>
          <table:table-cell table:style-name="ce26" table:formula="of:=IF([.K25]=&quot;&quot;;&quot;&quot;;COM.MICROSOFT.CONCAT(TEXT([.K$1]*100+101*([.$B25]-1); &quot;000&quot;);&quot;:&quot;;TEXT([.K25];&quot;0.000&quot;);&quot; &quot;))">
            <text:p/>
          </table:table-cell>
          <table:table-cell table:style-name="ce26" table:formula="of:=IF([.L25]=&quot;&quot;;&quot;&quot;;COM.MICROSOFT.CONCAT(TEXT([.L$1]*100+101*([.$B25]-1); &quot;000&quot;);&quot;:&quot;;TEXT([.L25];&quot;0.000&quot;);&quot; &quot;))" office:value-type="string" office:string-value="767:0.721 " calcext:value-type="string">
            <text:p>767:0.721 </text:p>
          </table:table-cell>
          <table:table-cell table:style-name="ce26" table:formula="of:=IF([.M25]=&quot;&quot;;&quot;&quot;;COM.MICROSOFT.CONCAT(TEXT([.M$1]*100+101*([.$B25]-1); &quot;000&quot;);&quot;:&quot;;TEXT([.M25];&quot;0.000&quot;);&quot; &quot;))">
            <text:p/>
          </table:table-cell>
          <table:table-cell table:style-name="ce26" table:formula="of:=IF([.N25]=&quot;&quot;;&quot;&quot;;COM.MICROSOFT.CONCAT(TEXT([.N$1]*100+101*([.$B25]-1); &quot;000&quot;);&quot;:&quot;;TEXT([.N25];&quot;0.000&quot;);&quot; &quot;))" office:value-type="string" office:string-value="757:0.534 " calcext:value-type="string">
            <text:p>757:0.534 </text:p>
          </table:table-cell>
          <table:table-cell table:style-name="ce26" table:formula="of:=IF([.O25]=&quot;&quot;;&quot;&quot;;COM.MICROSOFT.CONCAT(TEXT([.O$1]*100+101*([.$B25]-1); &quot;000&quot;);&quot;:&quot;;TEXT([.O25];&quot;0.000&quot;);&quot; &quot;))">
            <text:p/>
          </table:table-cell>
          <table:table-cell table:style-name="ce26" table:formula="of:=IF([.P25]=&quot;&quot;;&quot;&quot;;COM.MICROSOFT.CONCAT(TEXT([.P$1]*100+101*([.$B25]-1); &quot;000&quot;);&quot;:&quot;;TEXT([.P25];&quot;0.000&quot;);&quot; &quot;))">
            <text:p/>
          </table:table-cell>
          <table:table-cell table:style-name="ce26" table:formula="of:=IF([.Q25]=&quot;&quot;;&quot;&quot;;COM.MICROSOFT.CONCAT(TEXT([.Q$1]*100+101*([.$B25]-1); &quot;000&quot;);&quot;:&quot;;TEXT([.Q25];&quot;0.000&quot;);&quot; &quot;))">
            <text:p/>
          </table:table-cell>
          <table:table-cell table:style-name="ce26" table:formula="of:=IF([.R25]=&quot;&quot;;&quot;&quot;;COM.MICROSOFT.CONCAT(TEXT([.R$1]*100+101*([.$B25]-1); &quot;000&quot;);&quot;:&quot;;TEXT([.R25];&quot;0.000&quot;);&quot; &quot;))">
            <text:p/>
          </table:table-cell>
          <table:table-cell table:style-name="ce26" table:formula="of:=IF([.S25]=&quot;&quot;;&quot;&quot;;COM.MICROSOFT.CONCAT(TEXT([.S$1]*100+101*([.$B25]-1); &quot;000&quot;);&quot;:&quot;;TEXT([.S25];&quot;0.000&quot;);&quot; &quot;))">
            <text:p/>
          </table:table-cell>
          <table:table-cell table:style-name="ce26" table:formula="of:=IF([.T25]=&quot;&quot;;&quot;&quot;;COM.MICROSOFT.CONCAT(TEXT([.T$1]*100+101*([.$B25]-1); &quot;000&quot;);&quot;:&quot;;TEXT([.T25];&quot;0.000&quot;);&quot; &quot;))">
            <text:p/>
          </table:table-cell>
          <table:table-cell table:style-name="ce26" table:formula="of:=IF([.U25]=&quot;&quot;;&quot;&quot;;COM.MICROSOFT.CONCAT(TEXT([.U$1]*100+101*([.$B25]-1); &quot;000&quot;);&quot;:&quot;;TEXT([.U25];&quot;0.000&quot;);&quot; &quot;))">
            <text:p/>
          </table:table-cell>
          <table:table-cell table:style-name="ce26" table:formula="of:=IF([.V25]=&quot;&quot;;&quot;&quot;;COM.MICROSOFT.CONCAT(TEXT([.V$1]*100+101*([.$B25]-1); &quot;000&quot;);&quot;:&quot;;TEXT([.V25];&quot;0.000&quot;);&quot; &quot;))">
            <text:p/>
          </table:table-cell>
          <table:table-cell table:style-name="ce26" table:formula="of:=IF([.W25]=&quot;&quot;;&quot;&quot;;COM.MICROSOFT.CONCAT(TEXT([.W$1]*100+101*([.$B25]-1); &quot;000&quot;);&quot;:&quot;;TEXT([.W25];&quot;0.000&quot;);&quot; &quot;))">
            <text:p/>
          </table:table-cell>
          <table:table-cell table:style-name="ce26" table:formula="of:=IF([.X25]=&quot;&quot;;&quot;&quot;;COM.MICROSOFT.CONCAT(TEXT([.X$1]*100+101*([.$B25]-1); &quot;000&quot;);&quot;:&quot;;TEXT([.X25];&quot;0.000&quot;);&quot; &quot;))" office:value-type="string" office:string-value="707:0.325 " calcext:value-type="string">
            <text:p>707:0.325 </text:p>
          </table:table-cell>
          <table:table-cell table:style-name="ce28"/>
          <table:table-cell table:style-name="ce29" table:formula="of:=COM.MICROSOFT.CONCAT([.X56];[.W56];[.V56];[.U56];[.T56];[.S56];[.R56];[.Q56];[.P56];[.O56];[.N56];[.M56];[.L56];[.K56];[.J56];[.I56];[.H56];[.G56];[.F56];[.E56];[.D56];)" office:value-type="string" office:string-value="707:0.325 757:0.534 767:0.721 787:0.849 797:1.092 807:0.705 " calcext:value-type="string">
            <text:p>707:0.325 757:0.534 767:0.721 787:0.849 797:1.092 807:0.705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/>
          <table:table-cell table:style-name="ce13" office:value-type="string" calcext:value-type="string">
            <text:p>turning</text:p>
          </table:table-cell>
          <table:table-cell table:style-name="ce26" table:formula="of:=IF([.D26]=&quot;&quot;;&quot;&quot;;COM.MICROSOFT.CONCAT(TEXT([.D$1]*100+101*([.$B26]-1); &quot;000&quot;);&quot;:&quot;;TEXT([.D26];&quot;0.000&quot;);&quot; &quot;))" office:value-type="string" office:string-value="908:1.264 " calcext:value-type="string">
            <text:p>908:1.264 </text:p>
          </table:table-cell>
          <table:table-cell table:style-name="ce26" table:formula="of:=IF([.E26]=&quot;&quot;;&quot;&quot;;COM.MICROSOFT.CONCAT(TEXT([.E$1]*100+101*([.$B26]-1); &quot;000&quot;);&quot;:&quot;;TEXT([.E26];&quot;0.000&quot;);&quot; &quot;))" office:value-type="string" office:string-value="903:1.017 " calcext:value-type="string">
            <text:p>903:1.017 </text:p>
          </table:table-cell>
          <table:table-cell table:style-name="ce26" table:formula="of:=IF([.F26]=&quot;&quot;;&quot;&quot;;COM.MICROSOFT.CONCAT(TEXT([.F$1]*100+101*([.$B26]-1); &quot;000&quot;);&quot;:&quot;;TEXT([.F26];&quot;0.000&quot;);&quot; &quot;))" office:value-type="string" office:string-value="898:0.949 " calcext:value-type="string">
            <text:p>898:0.949 </text:p>
          </table:table-cell>
          <table:table-cell table:style-name="ce26" table:formula="of:=IF([.G26]=&quot;&quot;;&quot;&quot;;COM.MICROSOFT.CONCAT(TEXT([.G$1]*100+101*([.$B26]-1); &quot;000&quot;);&quot;:&quot;;TEXT([.G26];&quot;0.000&quot;);&quot; &quot;))" office:value-type="string" office:string-value="893:0.923 " calcext:value-type="string">
            <text:p>893:0.923 </text:p>
          </table:table-cell>
          <table:table-cell table:style-name="ce26" table:formula="of:=IF([.H26]=&quot;&quot;;&quot;&quot;;COM.MICROSOFT.CONCAT(TEXT([.H$1]*100+101*([.$B26]-1); &quot;000&quot;);&quot;:&quot;;TEXT([.H26];&quot;0.000&quot;);&quot; &quot;))">
            <text:p/>
          </table:table-cell>
          <table:table-cell table:style-name="ce26" table:formula="of:=IF([.I26]=&quot;&quot;;&quot;&quot;;COM.MICROSOFT.CONCAT(TEXT([.I$1]*100+101*([.$B26]-1); &quot;000&quot;);&quot;:&quot;;TEXT([.I26];&quot;0.000&quot;);&quot; &quot;))">
            <text:p/>
          </table:table-cell>
          <table:table-cell table:style-name="ce26" table:formula="of:=IF([.J26]=&quot;&quot;;&quot;&quot;;COM.MICROSOFT.CONCAT(TEXT([.J$1]*100+101*([.$B26]-1); &quot;000&quot;);&quot;:&quot;;TEXT([.J26];&quot;0.000&quot;);&quot; &quot;))" office:value-type="string" office:string-value="878:0.791 " calcext:value-type="string">
            <text:p>878:0.791 </text:p>
          </table:table-cell>
          <table:table-cell table:style-name="ce26" table:formula="of:=IF([.K26]=&quot;&quot;;&quot;&quot;;COM.MICROSOFT.CONCAT(TEXT([.K$1]*100+101*([.$B26]-1); &quot;000&quot;);&quot;:&quot;;TEXT([.K26];&quot;0.000&quot;);&quot; &quot;))">
            <text:p/>
          </table:table-cell>
          <table:table-cell table:style-name="ce26" table:formula="of:=IF([.L26]=&quot;&quot;;&quot;&quot;;COM.MICROSOFT.CONCAT(TEXT([.L$1]*100+101*([.$B26]-1); &quot;000&quot;);&quot;:&quot;;TEXT([.L26];&quot;0.000&quot;);&quot; &quot;))" office:value-type="string" office:string-value="868:0.804 " calcext:value-type="string">
            <text:p>868:0.804 </text:p>
          </table:table-cell>
          <table:table-cell table:style-name="ce26" table:formula="of:=IF([.M26]=&quot;&quot;;&quot;&quot;;COM.MICROSOFT.CONCAT(TEXT([.M$1]*100+101*([.$B26]-1); &quot;000&quot;);&quot;:&quot;;TEXT([.M26];&quot;0.000&quot;);&quot; &quot;))">
            <text:p/>
          </table:table-cell>
          <table:table-cell table:style-name="ce26" table:formula="of:=IF([.N26]=&quot;&quot;;&quot;&quot;;COM.MICROSOFT.CONCAT(TEXT([.N$1]*100+101*([.$B26]-1); &quot;000&quot;);&quot;:&quot;;TEXT([.N26];&quot;0.000&quot;);&quot; &quot;))" office:value-type="string" office:string-value="858:0.480 " calcext:value-type="string">
            <text:p>858:0.480 </text:p>
          </table:table-cell>
          <table:table-cell table:style-name="ce26" table:formula="of:=IF([.O26]=&quot;&quot;;&quot;&quot;;COM.MICROSOFT.CONCAT(TEXT([.O$1]*100+101*([.$B26]-1); &quot;000&quot;);&quot;:&quot;;TEXT([.O26];&quot;0.000&quot;);&quot; &quot;))">
            <text:p/>
          </table:table-cell>
          <table:table-cell table:style-name="ce26" table:formula="of:=IF([.P26]=&quot;&quot;;&quot;&quot;;COM.MICROSOFT.CONCAT(TEXT([.P$1]*100+101*([.$B26]-1); &quot;000&quot;);&quot;:&quot;;TEXT([.P26];&quot;0.000&quot;);&quot; &quot;))" office:value-type="string" office:string-value="848:0.432 " calcext:value-type="string">
            <text:p>848:0.432 </text:p>
          </table:table-cell>
          <table:table-cell table:style-name="ce26" table:formula="of:=IF([.Q26]=&quot;&quot;;&quot;&quot;;COM.MICROSOFT.CONCAT(TEXT([.Q$1]*100+101*([.$B26]-1); &quot;000&quot;);&quot;:&quot;;TEXT([.Q26];&quot;0.000&quot;);&quot; &quot;))">
            <text:p/>
          </table:table-cell>
          <table:table-cell table:style-name="ce26" table:formula="of:=IF([.R26]=&quot;&quot;;&quot;&quot;;COM.MICROSOFT.CONCAT(TEXT([.R$1]*100+101*([.$B26]-1); &quot;000&quot;);&quot;:&quot;;TEXT([.R26];&quot;0.000&quot;);&quot; &quot;))" office:value-type="string" office:string-value="838:0.350 " calcext:value-type="string">
            <text:p>838:0.350 </text:p>
          </table:table-cell>
          <table:table-cell table:style-name="ce26" table:formula="of:=IF([.S26]=&quot;&quot;;&quot;&quot;;COM.MICROSOFT.CONCAT(TEXT([.S$1]*100+101*([.$B26]-1); &quot;000&quot;);&quot;:&quot;;TEXT([.S26];&quot;0.000&quot;);&quot; &quot;))">
            <text:p/>
          </table:table-cell>
          <table:table-cell table:style-name="ce26" table:formula="of:=IF([.T26]=&quot;&quot;;&quot;&quot;;COM.MICROSOFT.CONCAT(TEXT([.T$1]*100+101*([.$B26]-1); &quot;000&quot;);&quot;:&quot;;TEXT([.T26];&quot;0.000&quot;);&quot; &quot;))">
            <text:p/>
          </table:table-cell>
          <table:table-cell table:style-name="ce26" table:formula="of:=IF([.U26]=&quot;&quot;;&quot;&quot;;COM.MICROSOFT.CONCAT(TEXT([.U$1]*100+101*([.$B26]-1); &quot;000&quot;);&quot;:&quot;;TEXT([.U26];&quot;0.000&quot;);&quot; &quot;))">
            <text:p/>
          </table:table-cell>
          <table:table-cell table:style-name="ce26" table:formula="of:=IF([.V26]=&quot;&quot;;&quot;&quot;;COM.MICROSOFT.CONCAT(TEXT([.V$1]*100+101*([.$B26]-1); &quot;000&quot;);&quot;:&quot;;TEXT([.V26];&quot;0.000&quot;);&quot; &quot;))">
            <text:p/>
          </table:table-cell>
          <table:table-cell table:style-name="ce26" table:formula="of:=IF([.W26]=&quot;&quot;;&quot;&quot;;COM.MICROSOFT.CONCAT(TEXT([.W$1]*100+101*([.$B26]-1); &quot;000&quot;);&quot;:&quot;;TEXT([.W26];&quot;0.000&quot;);&quot; &quot;))">
            <text:p/>
          </table:table-cell>
          <table:table-cell table:style-name="ce26" table:formula="of:=IF([.X26]=&quot;&quot;;&quot;&quot;;COM.MICROSOFT.CONCAT(TEXT([.X$1]*100+101*([.$B26]-1); &quot;000&quot;);&quot;:&quot;;TEXT([.X26];&quot;0.000&quot;);&quot; &quot;))" office:value-type="string" office:string-value="808:0.300 " calcext:value-type="string">
            <text:p>808:0.300 </text:p>
          </table:table-cell>
          <table:table-cell table:style-name="ce28"/>
          <table:table-cell table:style-name="ce29" table:formula="of:=COM.MICROSOFT.CONCAT([.X57];[.W57];[.V57];[.U57];[.T57];[.S57];[.R57];[.Q57];[.P57];[.O57];[.N57];[.M57];[.L57];[.K57];[.J57];[.I57];[.H57];[.G57];[.F57];[.E57];[.D57];)" office:value-type="string" office:string-value="808:0.300 838:0.350 848:0.432 858:0.480 868:0.804 878:0.791 893:0.923 898:0.949 903:1.017 908:1.264 " calcext:value-type="string">
            <text:p>808:0.300 838:0.350 848:0.432 858:0.480 868:0.804 878:0.791 893:0.923 898:0.949 903:1.017 908:1.264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/>
          <table:table-cell table:style-name="ce13" office:value-type="string" calcext:value-type="string">
            <text:p>traction</text:p>
          </table:table-cell>
          <table:table-cell table:style-name="ce26" table:formula="of:=IF([.D27]=&quot;&quot;;&quot;&quot;;COM.MICROSOFT.CONCAT(TEXT([.D$1]*100+101*([.$B27]-1); &quot;000&quot;);&quot;:&quot;;TEXT([.D27];&quot;0.000&quot;);&quot; &quot;))" office:value-type="string" office:string-value="908:0.978 " calcext:value-type="string">
            <text:p>908:0.978 </text:p>
          </table:table-cell>
          <table:table-cell table:style-name="ce26" table:formula="of:=IF([.E27]=&quot;&quot;;&quot;&quot;;COM.MICROSOFT.CONCAT(TEXT([.E$1]*100+101*([.$B27]-1); &quot;000&quot;);&quot;:&quot;;TEXT([.E27];&quot;0.000&quot;);&quot; &quot;))" office:value-type="string" office:string-value="903:1.325 " calcext:value-type="string">
            <text:p>903:1.325 </text:p>
          </table:table-cell>
          <table:table-cell table:style-name="ce26" table:formula="of:=IF([.F27]=&quot;&quot;;&quot;&quot;;COM.MICROSOFT.CONCAT(TEXT([.F$1]*100+101*([.$B27]-1); &quot;000&quot;);&quot;:&quot;;TEXT([.F27];&quot;0.000&quot;);&quot; &quot;))" office:value-type="string" office:string-value="898:0.810 " calcext:value-type="string">
            <text:p>898:0.810 </text:p>
          </table:table-cell>
          <table:table-cell table:style-name="ce26" table:formula="of:=IF([.G27]=&quot;&quot;;&quot;&quot;;COM.MICROSOFT.CONCAT(TEXT([.G$1]*100+101*([.$B27]-1); &quot;000&quot;);&quot;:&quot;;TEXT([.G27];&quot;0.000&quot;);&quot; &quot;))">
            <text:p/>
          </table:table-cell>
          <table:table-cell table:style-name="ce26" table:formula="of:=IF([.H27]=&quot;&quot;;&quot;&quot;;COM.MICROSOFT.CONCAT(TEXT([.H$1]*100+101*([.$B27]-1); &quot;000&quot;);&quot;:&quot;;TEXT([.H27];&quot;0.000&quot;);&quot; &quot;))" office:value-type="string" office:string-value="888:0.874 " calcext:value-type="string">
            <text:p>888:0.874 </text:p>
          </table:table-cell>
          <table:table-cell table:style-name="ce26" table:formula="of:=IF([.I27]=&quot;&quot;;&quot;&quot;;COM.MICROSOFT.CONCAT(TEXT([.I$1]*100+101*([.$B27]-1); &quot;000&quot;);&quot;:&quot;;TEXT([.I27];&quot;0.000&quot;);&quot; &quot;))">
            <text:p/>
          </table:table-cell>
          <table:table-cell table:style-name="ce26" table:formula="of:=IF([.J27]=&quot;&quot;;&quot;&quot;;COM.MICROSOFT.CONCAT(TEXT([.J$1]*100+101*([.$B27]-1); &quot;000&quot;);&quot;:&quot;;TEXT([.J27];&quot;0.000&quot;);&quot; &quot;))" office:value-type="string" office:string-value="878:0.855 " calcext:value-type="string">
            <text:p>878:0.855 </text:p>
          </table:table-cell>
          <table:table-cell table:style-name="ce26" table:formula="of:=IF([.K27]=&quot;&quot;;&quot;&quot;;COM.MICROSOFT.CONCAT(TEXT([.K$1]*100+101*([.$B27]-1); &quot;000&quot;);&quot;:&quot;;TEXT([.K27];&quot;0.000&quot;);&quot; &quot;))">
            <text:p/>
          </table:table-cell>
          <table:table-cell table:style-name="ce26" table:formula="of:=IF([.L27]=&quot;&quot;;&quot;&quot;;COM.MICROSOFT.CONCAT(TEXT([.L$1]*100+101*([.$B27]-1); &quot;000&quot;);&quot;:&quot;;TEXT([.L27];&quot;0.000&quot;);&quot; &quot;))" office:value-type="string" office:string-value="868:0.690 " calcext:value-type="string">
            <text:p>868:0.690 </text:p>
          </table:table-cell>
          <table:table-cell table:style-name="ce26" table:formula="of:=IF([.M27]=&quot;&quot;;&quot;&quot;;COM.MICROSOFT.CONCAT(TEXT([.M$1]*100+101*([.$B27]-1); &quot;000&quot;);&quot;:&quot;;TEXT([.M27];&quot;0.000&quot;);&quot; &quot;))">
            <text:p/>
          </table:table-cell>
          <table:table-cell table:style-name="ce26" table:formula="of:=IF([.N27]=&quot;&quot;;&quot;&quot;;COM.MICROSOFT.CONCAT(TEXT([.N$1]*100+101*([.$B27]-1); &quot;000&quot;);&quot;:&quot;;TEXT([.N27];&quot;0.000&quot;);&quot; &quot;))" office:value-type="string" office:string-value="858:0.514 " calcext:value-type="string">
            <text:p>858:0.514 </text:p>
          </table:table-cell>
          <table:table-cell table:style-name="ce26" table:formula="of:=IF([.O27]=&quot;&quot;;&quot;&quot;;COM.MICROSOFT.CONCAT(TEXT([.O$1]*100+101*([.$B27]-1); &quot;000&quot;);&quot;:&quot;;TEXT([.O27];&quot;0.000&quot;);&quot; &quot;))">
            <text:p/>
          </table:table-cell>
          <table:table-cell table:style-name="ce26" table:formula="of:=IF([.P27]=&quot;&quot;;&quot;&quot;;COM.MICROSOFT.CONCAT(TEXT([.P$1]*100+101*([.$B27]-1); &quot;000&quot;);&quot;:&quot;;TEXT([.P27];&quot;0.000&quot;);&quot; &quot;))" office:value-type="string" office:string-value="848:0.400 " calcext:value-type="string">
            <text:p>848:0.400 </text:p>
          </table:table-cell>
          <table:table-cell table:style-name="ce26" table:formula="of:=IF([.Q27]=&quot;&quot;;&quot;&quot;;COM.MICROSOFT.CONCAT(TEXT([.Q$1]*100+101*([.$B27]-1); &quot;000&quot;);&quot;:&quot;;TEXT([.Q27];&quot;0.000&quot;);&quot; &quot;))">
            <text:p/>
          </table:table-cell>
          <table:table-cell table:style-name="ce26" table:formula="of:=IF([.R27]=&quot;&quot;;&quot;&quot;;COM.MICROSOFT.CONCAT(TEXT([.R$1]*100+101*([.$B27]-1); &quot;000&quot;);&quot;:&quot;;TEXT([.R27];&quot;0.000&quot;);&quot; &quot;))" office:value-type="string" office:string-value="838:0.303 " calcext:value-type="string">
            <text:p>838:0.303 </text:p>
          </table:table-cell>
          <table:table-cell table:style-name="ce26" table:formula="of:=IF([.S27]=&quot;&quot;;&quot;&quot;;COM.MICROSOFT.CONCAT(TEXT([.S$1]*100+101*([.$B27]-1); &quot;000&quot;);&quot;:&quot;;TEXT([.S27];&quot;0.000&quot;);&quot; &quot;))">
            <text:p/>
          </table:table-cell>
          <table:table-cell table:style-name="ce26" table:formula="of:=IF([.T27]=&quot;&quot;;&quot;&quot;;COM.MICROSOFT.CONCAT(TEXT([.T$1]*100+101*([.$B27]-1); &quot;000&quot;);&quot;:&quot;;TEXT([.T27];&quot;0.000&quot;);&quot; &quot;))">
            <text:p/>
          </table:table-cell>
          <table:table-cell table:style-name="ce26" table:formula="of:=IF([.U27]=&quot;&quot;;&quot;&quot;;COM.MICROSOFT.CONCAT(TEXT([.U$1]*100+101*([.$B27]-1); &quot;000&quot;);&quot;:&quot;;TEXT([.U27];&quot;0.000&quot;);&quot; &quot;))">
            <text:p/>
          </table:table-cell>
          <table:table-cell table:style-name="ce26" table:formula="of:=IF([.V27]=&quot;&quot;;&quot;&quot;;COM.MICROSOFT.CONCAT(TEXT([.V$1]*100+101*([.$B27]-1); &quot;000&quot;);&quot;:&quot;;TEXT([.V27];&quot;0.000&quot;);&quot; &quot;))">
            <text:p/>
          </table:table-cell>
          <table:table-cell table:style-name="ce26" table:formula="of:=IF([.W27]=&quot;&quot;;&quot;&quot;;COM.MICROSOFT.CONCAT(TEXT([.W$1]*100+101*([.$B27]-1); &quot;000&quot;);&quot;:&quot;;TEXT([.W27];&quot;0.000&quot;);&quot; &quot;))">
            <text:p/>
          </table:table-cell>
          <table:table-cell table:style-name="ce26" table:formula="of:=IF([.X27]=&quot;&quot;;&quot;&quot;;COM.MICROSOFT.CONCAT(TEXT([.X$1]*100+101*([.$B27]-1); &quot;000&quot;);&quot;:&quot;;TEXT([.X27];&quot;0.000&quot;);&quot; &quot;))" office:value-type="string" office:string-value="808:0.200 " calcext:value-type="string">
            <text:p>808:0.200 </text:p>
          </table:table-cell>
          <table:table-cell table:style-name="ce28"/>
          <table:table-cell table:style-name="ce29" table:formula="of:=COM.MICROSOFT.CONCAT([.X58];[.W58];[.V58];[.U58];[.T58];[.S58];[.R58];[.Q58];[.P58];[.O58];[.N58];[.M58];[.L58];[.K58];[.J58];[.I58];[.H58];[.G58];[.F58];[.E58];[.D58];)" office:value-type="string" office:string-value="808:0.200 838:0.303 848:0.400 858:0.514 868:0.690 878:0.855 888:0.874 898:0.810 903:1.325 908:0.978 " calcext:value-type="string">
            <text:p>808:0.200 838:0.303 848:0.400 858:0.514 868:0.690 878:0.855 888:0.874 898:0.810 903:1.325 908:0.978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/>
          <table:table-cell table:style-name="ce13" office:value-type="string" calcext:value-type="string">
            <text:p>topspeed</text:p>
          </table:table-cell>
          <table:table-cell table:style-name="ce26" table:formula="of:=IF([.D28]=&quot;&quot;;&quot;&quot;;COM.MICROSOFT.CONCAT(TEXT([.D$1]*100+101*([.$B28]-1); &quot;000&quot;);&quot;:&quot;;TEXT([.D28];&quot;0.000&quot;);&quot; &quot;))" office:value-type="string" office:string-value="908:0.800 " calcext:value-type="string">
            <text:p>908:0.800 </text:p>
          </table:table-cell>
          <table:table-cell table:style-name="ce26" table:formula="of:=IF([.E28]=&quot;&quot;;&quot;&quot;;COM.MICROSOFT.CONCAT(TEXT([.E$1]*100+101*([.$B28]-1); &quot;000&quot;);&quot;:&quot;;TEXT([.E28];&quot;0.000&quot;);&quot; &quot;))">
            <text:p/>
          </table:table-cell>
          <table:table-cell table:style-name="ce26" table:formula="of:=IF([.F28]=&quot;&quot;;&quot;&quot;;COM.MICROSOFT.CONCAT(TEXT([.F$1]*100+101*([.$B28]-1); &quot;000&quot;);&quot;:&quot;;TEXT([.F28];&quot;0.000&quot;);&quot; &quot;))" office:value-type="string" office:string-value="898:1.073 " calcext:value-type="string">
            <text:p>898:1.073 </text:p>
          </table:table-cell>
          <table:table-cell table:style-name="ce26" table:formula="of:=IF([.G28]=&quot;&quot;;&quot;&quot;;COM.MICROSOFT.CONCAT(TEXT([.G$1]*100+101*([.$B28]-1); &quot;000&quot;);&quot;:&quot;;TEXT([.G28];&quot;0.000&quot;);&quot; &quot;))">
            <text:p/>
          </table:table-cell>
          <table:table-cell table:style-name="ce26" table:formula="of:=IF([.H28]=&quot;&quot;;&quot;&quot;;COM.MICROSOFT.CONCAT(TEXT([.H$1]*100+101*([.$B28]-1); &quot;000&quot;);&quot;:&quot;;TEXT([.H28];&quot;0.000&quot;);&quot; &quot;))" office:value-type="string" office:string-value="888:0.853 " calcext:value-type="string">
            <text:p>888:0.853 </text:p>
          </table:table-cell>
          <table:table-cell table:style-name="ce26" table:formula="of:=IF([.I28]=&quot;&quot;;&quot;&quot;;COM.MICROSOFT.CONCAT(TEXT([.I$1]*100+101*([.$B28]-1); &quot;000&quot;);&quot;:&quot;;TEXT([.I28];&quot;0.000&quot;);&quot; &quot;))">
            <text:p/>
          </table:table-cell>
          <table:table-cell table:style-name="ce26" table:formula="of:=IF([.J28]=&quot;&quot;;&quot;&quot;;COM.MICROSOFT.CONCAT(TEXT([.J$1]*100+101*([.$B28]-1); &quot;000&quot;);&quot;:&quot;;TEXT([.J28];&quot;0.000&quot;);&quot; &quot;))">
            <text:p/>
          </table:table-cell>
          <table:table-cell table:style-name="ce26" table:formula="of:=IF([.K28]=&quot;&quot;;&quot;&quot;;COM.MICROSOFT.CONCAT(TEXT([.K$1]*100+101*([.$B28]-1); &quot;000&quot;);&quot;:&quot;;TEXT([.K28];&quot;0.000&quot;);&quot; &quot;))">
            <text:p/>
          </table:table-cell>
          <table:table-cell table:style-name="ce26" table:formula="of:=IF([.L28]=&quot;&quot;;&quot;&quot;;COM.MICROSOFT.CONCAT(TEXT([.L$1]*100+101*([.$B28]-1); &quot;000&quot;);&quot;:&quot;;TEXT([.L28];&quot;0.000&quot;);&quot; &quot;))" office:value-type="string" office:string-value="868:0.726 " calcext:value-type="string">
            <text:p>868:0.726 </text:p>
          </table:table-cell>
          <table:table-cell table:style-name="ce26" table:formula="of:=IF([.M28]=&quot;&quot;;&quot;&quot;;COM.MICROSOFT.CONCAT(TEXT([.M$1]*100+101*([.$B28]-1); &quot;000&quot;);&quot;:&quot;;TEXT([.M28];&quot;0.000&quot;);&quot; &quot;))">
            <text:p/>
          </table:table-cell>
          <table:table-cell table:style-name="ce26" table:formula="of:=IF([.N28]=&quot;&quot;;&quot;&quot;;COM.MICROSOFT.CONCAT(TEXT([.N$1]*100+101*([.$B28]-1); &quot;000&quot;);&quot;:&quot;;TEXT([.N28];&quot;0.000&quot;);&quot; &quot;))" office:value-type="string" office:string-value="858:0.525 " calcext:value-type="string">
            <text:p>858:0.525 </text:p>
          </table:table-cell>
          <table:table-cell table:style-name="ce26" table:formula="of:=IF([.O28]=&quot;&quot;;&quot;&quot;;COM.MICROSOFT.CONCAT(TEXT([.O$1]*100+101*([.$B28]-1); &quot;000&quot;);&quot;:&quot;;TEXT([.O28];&quot;0.000&quot;);&quot; &quot;))">
            <text:p/>
          </table:table-cell>
          <table:table-cell table:style-name="ce26" table:formula="of:=IF([.P28]=&quot;&quot;;&quot;&quot;;COM.MICROSOFT.CONCAT(TEXT([.P$1]*100+101*([.$B28]-1); &quot;000&quot;);&quot;:&quot;;TEXT([.P28];&quot;0.000&quot;);&quot; &quot;))">
            <text:p/>
          </table:table-cell>
          <table:table-cell table:style-name="ce26" table:formula="of:=IF([.Q28]=&quot;&quot;;&quot;&quot;;COM.MICROSOFT.CONCAT(TEXT([.Q$1]*100+101*([.$B28]-1); &quot;000&quot;);&quot;:&quot;;TEXT([.Q28];&quot;0.000&quot;);&quot; &quot;))">
            <text:p/>
          </table:table-cell>
          <table:table-cell table:style-name="ce26" table:formula="of:=IF([.R28]=&quot;&quot;;&quot;&quot;;COM.MICROSOFT.CONCAT(TEXT([.R$1]*100+101*([.$B28]-1); &quot;000&quot;);&quot;:&quot;;TEXT([.R28];&quot;0.000&quot;);&quot; &quot;))">
            <text:p/>
          </table:table-cell>
          <table:table-cell table:style-name="ce26" table:formula="of:=IF([.S28]=&quot;&quot;;&quot;&quot;;COM.MICROSOFT.CONCAT(TEXT([.S$1]*100+101*([.$B28]-1); &quot;000&quot;);&quot;:&quot;;TEXT([.S28];&quot;0.000&quot;);&quot; &quot;))">
            <text:p/>
          </table:table-cell>
          <table:table-cell table:style-name="ce26" table:formula="of:=IF([.T28]=&quot;&quot;;&quot;&quot;;COM.MICROSOFT.CONCAT(TEXT([.T$1]*100+101*([.$B28]-1); &quot;000&quot;);&quot;:&quot;;TEXT([.T28];&quot;0.000&quot;);&quot; &quot;))">
            <text:p/>
          </table:table-cell>
          <table:table-cell table:style-name="ce26" table:formula="of:=IF([.U28]=&quot;&quot;;&quot;&quot;;COM.MICROSOFT.CONCAT(TEXT([.U$1]*100+101*([.$B28]-1); &quot;000&quot;);&quot;:&quot;;TEXT([.U28];&quot;0.000&quot;);&quot; &quot;))">
            <text:p/>
          </table:table-cell>
          <table:table-cell table:style-name="ce26" table:formula="of:=IF([.V28]=&quot;&quot;;&quot;&quot;;COM.MICROSOFT.CONCAT(TEXT([.V$1]*100+101*([.$B28]-1); &quot;000&quot;);&quot;:&quot;;TEXT([.V28];&quot;0.000&quot;);&quot; &quot;))">
            <text:p/>
          </table:table-cell>
          <table:table-cell table:style-name="ce26" table:formula="of:=IF([.W28]=&quot;&quot;;&quot;&quot;;COM.MICROSOFT.CONCAT(TEXT([.W$1]*100+101*([.$B28]-1); &quot;000&quot;);&quot;:&quot;;TEXT([.W28];&quot;0.000&quot;);&quot; &quot;))">
            <text:p/>
          </table:table-cell>
          <table:table-cell table:style-name="ce26" table:formula="of:=IF([.X28]=&quot;&quot;;&quot;&quot;;COM.MICROSOFT.CONCAT(TEXT([.X$1]*100+101*([.$B28]-1); &quot;000&quot;);&quot;:&quot;;TEXT([.X28];&quot;0.000&quot;);&quot; &quot;))" office:value-type="string" office:string-value="808:0.386 " calcext:value-type="string">
            <text:p>808:0.386 </text:p>
          </table:table-cell>
          <table:table-cell table:style-name="ce28"/>
          <table:table-cell table:style-name="ce29" table:formula="of:=COM.MICROSOFT.CONCAT([.X59];[.W59];[.V59];[.U59];[.T59];[.S59];[.R59];[.Q59];[.P59];[.O59];[.N59];[.M59];[.L59];[.K59];[.J59];[.I59];[.H59];[.G59];[.F59];[.E59];[.D59];)" office:value-type="string" office:string-value="808:0.386 858:0.525 868:0.726 888:0.853 898:1.073 908:0.800 " calcext:value-type="string">
            <text:p>808:0.386 858:0.525 868:0.726 888:0.853 898:1.073 908:0.80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/>
          <table:table-cell table:style-name="ce13" office:value-type="string" calcext:value-type="string">
            <text:p>turning</text:p>
          </table:table-cell>
          <table:table-cell table:style-name="ce26" table:formula="of:=IF([.D29]=&quot;&quot;;&quot;&quot;;COM.MICROSOFT.CONCAT(TEXT([.D$1]*100+101*([.$B29]-1); &quot;000&quot;);&quot;:&quot;;TEXT([.D29];&quot;0.000&quot;);&quot; &quot;))" office:value-type="string" office:string-value="1009:1.200 " calcext:value-type="string">
            <text:p>1009:1.200 </text:p>
          </table:table-cell>
          <table:table-cell table:style-name="ce26" table:formula="of:=IF([.E29]=&quot;&quot;;&quot;&quot;;COM.MICROSOFT.CONCAT(TEXT([.E$1]*100+101*([.$B29]-1); &quot;000&quot;);&quot;:&quot;;TEXT([.E29];&quot;0.000&quot;);&quot; &quot;))" office:value-type="string" office:string-value="1004:0.981 " calcext:value-type="string">
            <text:p>1004:0.981 </text:p>
          </table:table-cell>
          <table:table-cell table:style-name="ce26" table:formula="of:=IF([.F29]=&quot;&quot;;&quot;&quot;;COM.MICROSOFT.CONCAT(TEXT([.F$1]*100+101*([.$B29]-1); &quot;000&quot;);&quot;:&quot;;TEXT([.F29];&quot;0.000&quot;);&quot; &quot;))" office:value-type="string" office:string-value="999:0.950 " calcext:value-type="string">
            <text:p>999:0.950 </text:p>
          </table:table-cell>
          <table:table-cell table:style-name="ce26" table:formula="of:=IF([.G29]=&quot;&quot;;&quot;&quot;;COM.MICROSOFT.CONCAT(TEXT([.G$1]*100+101*([.$B29]-1); &quot;000&quot;);&quot;:&quot;;TEXT([.G29];&quot;0.000&quot;);&quot; &quot;))" office:value-type="string" office:string-value="994:0.907 " calcext:value-type="string">
            <text:p>994:0.907 </text:p>
          </table:table-cell>
          <table:table-cell table:style-name="ce26" table:formula="of:=IF([.H29]=&quot;&quot;;&quot;&quot;;COM.MICROSOFT.CONCAT(TEXT([.H$1]*100+101*([.$B29]-1); &quot;000&quot;);&quot;:&quot;;TEXT([.H29];&quot;0.000&quot;);&quot; &quot;))">
            <text:p/>
          </table:table-cell>
          <table:table-cell table:style-name="ce26" table:formula="of:=IF([.I29]=&quot;&quot;;&quot;&quot;;COM.MICROSOFT.CONCAT(TEXT([.I$1]*100+101*([.$B29]-1); &quot;000&quot;);&quot;:&quot;;TEXT([.I29];&quot;0.000&quot;);&quot; &quot;))">
            <text:p/>
          </table:table-cell>
          <table:table-cell table:style-name="ce26" table:formula="of:=IF([.J29]=&quot;&quot;;&quot;&quot;;COM.MICROSOFT.CONCAT(TEXT([.J$1]*100+101*([.$B29]-1); &quot;000&quot;);&quot;:&quot;;TEXT([.J29];&quot;0.000&quot;);&quot; &quot;))" office:value-type="string" office:string-value="979:0.781 " calcext:value-type="string">
            <text:p>979:0.781 </text:p>
          </table:table-cell>
          <table:table-cell table:style-name="ce26" table:formula="of:=IF([.K29]=&quot;&quot;;&quot;&quot;;COM.MICROSOFT.CONCAT(TEXT([.K$1]*100+101*([.$B29]-1); &quot;000&quot;);&quot;:&quot;;TEXT([.K29];&quot;0.000&quot;);&quot; &quot;))">
            <text:p/>
          </table:table-cell>
          <table:table-cell table:style-name="ce26" table:formula="of:=IF([.L29]=&quot;&quot;;&quot;&quot;;COM.MICROSOFT.CONCAT(TEXT([.L$1]*100+101*([.$B29]-1); &quot;000&quot;);&quot;:&quot;;TEXT([.L29];&quot;0.000&quot;);&quot; &quot;))" office:value-type="string" office:string-value="969:0.713 " calcext:value-type="string">
            <text:p>969:0.713 </text:p>
          </table:table-cell>
          <table:table-cell table:style-name="ce26" table:formula="of:=IF([.M29]=&quot;&quot;;&quot;&quot;;COM.MICROSOFT.CONCAT(TEXT([.M$1]*100+101*([.$B29]-1); &quot;000&quot;);&quot;:&quot;;TEXT([.M29];&quot;0.000&quot;);&quot; &quot;))">
            <text:p/>
          </table:table-cell>
          <table:table-cell table:style-name="ce26" table:formula="of:=IF([.N29]=&quot;&quot;;&quot;&quot;;COM.MICROSOFT.CONCAT(TEXT([.N$1]*100+101*([.$B29]-1); &quot;000&quot;);&quot;:&quot;;TEXT([.N29];&quot;0.000&quot;);&quot; &quot;))" office:value-type="string" office:string-value="959:0.497 " calcext:value-type="string">
            <text:p>959:0.497 </text:p>
          </table:table-cell>
          <table:table-cell table:style-name="ce26" table:formula="of:=IF([.O29]=&quot;&quot;;&quot;&quot;;COM.MICROSOFT.CONCAT(TEXT([.O$1]*100+101*([.$B29]-1); &quot;000&quot;);&quot;:&quot;;TEXT([.O29];&quot;0.000&quot;);&quot; &quot;))">
            <text:p/>
          </table:table-cell>
          <table:table-cell table:style-name="ce26" table:formula="of:=IF([.P29]=&quot;&quot;;&quot;&quot;;COM.MICROSOFT.CONCAT(TEXT([.P$1]*100+101*([.$B29]-1); &quot;000&quot;);&quot;:&quot;;TEXT([.P29];&quot;0.000&quot;);&quot; &quot;))" office:value-type="string" office:string-value="949:0.419 " calcext:value-type="string">
            <text:p>949:0.419 </text:p>
          </table:table-cell>
          <table:table-cell table:style-name="ce26" table:formula="of:=IF([.Q29]=&quot;&quot;;&quot;&quot;;COM.MICROSOFT.CONCAT(TEXT([.Q$1]*100+101*([.$B29]-1); &quot;000&quot;);&quot;:&quot;;TEXT([.Q29];&quot;0.000&quot;);&quot; &quot;))">
            <text:p/>
          </table:table-cell>
          <table:table-cell table:style-name="ce26" table:formula="of:=IF([.R29]=&quot;&quot;;&quot;&quot;;COM.MICROSOFT.CONCAT(TEXT([.R$1]*100+101*([.$B29]-1); &quot;000&quot;);&quot;:&quot;;TEXT([.R29];&quot;0.000&quot;);&quot; &quot;))" office:value-type="string" office:string-value="939:0.350 " calcext:value-type="string">
            <text:p>939:0.350 </text:p>
          </table:table-cell>
          <table:table-cell table:style-name="ce26" table:formula="of:=IF([.S29]=&quot;&quot;;&quot;&quot;;COM.MICROSOFT.CONCAT(TEXT([.S$1]*100+101*([.$B29]-1); &quot;000&quot;);&quot;:&quot;;TEXT([.S29];&quot;0.000&quot;);&quot; &quot;))">
            <text:p/>
          </table:table-cell>
          <table:table-cell table:style-name="ce26" table:formula="of:=IF([.T29]=&quot;&quot;;&quot;&quot;;COM.MICROSOFT.CONCAT(TEXT([.T$1]*100+101*([.$B29]-1); &quot;000&quot;);&quot;:&quot;;TEXT([.T29];&quot;0.000&quot;);&quot; &quot;))">
            <text:p/>
          </table:table-cell>
          <table:table-cell table:style-name="ce26" table:formula="of:=IF([.U29]=&quot;&quot;;&quot;&quot;;COM.MICROSOFT.CONCAT(TEXT([.U$1]*100+101*([.$B29]-1); &quot;000&quot;);&quot;:&quot;;TEXT([.U29];&quot;0.000&quot;);&quot; &quot;))">
            <text:p/>
          </table:table-cell>
          <table:table-cell table:style-name="ce26" table:formula="of:=IF([.V29]=&quot;&quot;;&quot;&quot;;COM.MICROSOFT.CONCAT(TEXT([.V$1]*100+101*([.$B29]-1); &quot;000&quot;);&quot;:&quot;;TEXT([.V29];&quot;0.000&quot;);&quot; &quot;))">
            <text:p/>
          </table:table-cell>
          <table:table-cell table:style-name="ce26" table:formula="of:=IF([.W29]=&quot;&quot;;&quot;&quot;;COM.MICROSOFT.CONCAT(TEXT([.W$1]*100+101*([.$B29]-1); &quot;000&quot;);&quot;:&quot;;TEXT([.W29];&quot;0.000&quot;);&quot; &quot;))">
            <text:p/>
          </table:table-cell>
          <table:table-cell table:style-name="ce26" table:formula="of:=IF([.X29]=&quot;&quot;;&quot;&quot;;COM.MICROSOFT.CONCAT(TEXT([.X$1]*100+101*([.$B29]-1); &quot;000&quot;);&quot;:&quot;;TEXT([.X29];&quot;0.000&quot;);&quot; &quot;))" office:value-type="string" office:string-value="909:0.300 " calcext:value-type="string">
            <text:p>909:0.300 </text:p>
          </table:table-cell>
          <table:table-cell table:style-name="ce28"/>
          <table:table-cell table:style-name="ce29" table:formula="of:=COM.MICROSOFT.CONCAT([.X60];[.W60];[.V60];[.U60];[.T60];[.S60];[.R60];[.Q60];[.P60];[.O60];[.N60];[.M60];[.L60];[.K60];[.J60];[.I60];[.H60];[.G60];[.F60];[.E60];[.D60];)" office:value-type="string" office:string-value="909:0.300 939:0.350 949:0.419 959:0.497 969:0.713 979:0.781 994:0.907 999:0.950 1004:0.981 1009:1.200 " calcext:value-type="string">
            <text:p>909:0.300 939:0.350 949:0.419 959:0.497 969:0.713 979:0.781 994:0.907 999:0.950 1004:0.981 1009:1.20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/>
          <table:table-cell table:style-name="ce13" office:value-type="string" calcext:value-type="string">
            <text:p>traction</text:p>
          </table:table-cell>
          <table:table-cell table:style-name="ce26" table:formula="of:=IF([.D30]=&quot;&quot;;&quot;&quot;;COM.MICROSOFT.CONCAT(TEXT([.D$1]*100+101*([.$B30]-1); &quot;000&quot;);&quot;:&quot;;TEXT([.D30];&quot;0.000&quot;);&quot; &quot;))" office:value-type="string" office:string-value="1009:0.986 " calcext:value-type="string">
            <text:p>1009:0.986 </text:p>
          </table:table-cell>
          <table:table-cell table:style-name="ce26" table:formula="of:=IF([.E30]=&quot;&quot;;&quot;&quot;;COM.MICROSOFT.CONCAT(TEXT([.E$1]*100+101*([.$B30]-1); &quot;000&quot;);&quot;:&quot;;TEXT([.E30];&quot;0.000&quot;);&quot; &quot;))" office:value-type="string" office:string-value="1004:1.095 " calcext:value-type="string">
            <text:p>1004:1.095 </text:p>
          </table:table-cell>
          <table:table-cell table:style-name="ce26" table:formula="of:=IF([.F30]=&quot;&quot;;&quot;&quot;;COM.MICROSOFT.CONCAT(TEXT([.F$1]*100+101*([.$B30]-1); &quot;000&quot;);&quot;:&quot;;TEXT([.F30];&quot;0.000&quot;);&quot; &quot;))" office:value-type="string" office:string-value="999:0.848 " calcext:value-type="string">
            <text:p>999:0.848 </text:p>
          </table:table-cell>
          <table:table-cell table:style-name="ce26" table:formula="of:=IF([.G30]=&quot;&quot;;&quot;&quot;;COM.MICROSOFT.CONCAT(TEXT([.G$1]*100+101*([.$B30]-1); &quot;000&quot;);&quot;:&quot;;TEXT([.G30];&quot;0.000&quot;);&quot; &quot;))">
            <text:p/>
          </table:table-cell>
          <table:table-cell table:style-name="ce26" table:formula="of:=IF([.H30]=&quot;&quot;;&quot;&quot;;COM.MICROSOFT.CONCAT(TEXT([.H$1]*100+101*([.$B30]-1); &quot;000&quot;);&quot;:&quot;;TEXT([.H30];&quot;0.000&quot;);&quot; &quot;))" office:value-type="string" office:string-value="989:0.871 " calcext:value-type="string">
            <text:p>989:0.871 </text:p>
          </table:table-cell>
          <table:table-cell table:style-name="ce26" table:formula="of:=IF([.I30]=&quot;&quot;;&quot;&quot;;COM.MICROSOFT.CONCAT(TEXT([.I$1]*100+101*([.$B30]-1); &quot;000&quot;);&quot;:&quot;;TEXT([.I30];&quot;0.000&quot;);&quot; &quot;))">
            <text:p/>
          </table:table-cell>
          <table:table-cell table:style-name="ce26" table:formula="of:=IF([.J30]=&quot;&quot;;&quot;&quot;;COM.MICROSOFT.CONCAT(TEXT([.J$1]*100+101*([.$B30]-1); &quot;000&quot;);&quot;:&quot;;TEXT([.J30];&quot;0.000&quot;);&quot; &quot;))" office:value-type="string" office:string-value="979:0.804 " calcext:value-type="string">
            <text:p>979:0.804 </text:p>
          </table:table-cell>
          <table:table-cell table:style-name="ce26" table:formula="of:=IF([.K30]=&quot;&quot;;&quot;&quot;;COM.MICROSOFT.CONCAT(TEXT([.K$1]*100+101*([.$B30]-1); &quot;000&quot;);&quot;:&quot;;TEXT([.K30];&quot;0.000&quot;);&quot; &quot;))">
            <text:p/>
          </table:table-cell>
          <table:table-cell table:style-name="ce26" table:formula="of:=IF([.L30]=&quot;&quot;;&quot;&quot;;COM.MICROSOFT.CONCAT(TEXT([.L$1]*100+101*([.$B30]-1); &quot;000&quot;);&quot;:&quot;;TEXT([.L30];&quot;0.000&quot;);&quot; &quot;))" office:value-type="string" office:string-value="969:0.650 " calcext:value-type="string">
            <text:p>969:0.650 </text:p>
          </table:table-cell>
          <table:table-cell table:style-name="ce26" table:formula="of:=IF([.M30]=&quot;&quot;;&quot;&quot;;COM.MICROSOFT.CONCAT(TEXT([.M$1]*100+101*([.$B30]-1); &quot;000&quot;);&quot;:&quot;;TEXT([.M30];&quot;0.000&quot;);&quot; &quot;))">
            <text:p/>
          </table:table-cell>
          <table:table-cell table:style-name="ce26" table:formula="of:=IF([.N30]=&quot;&quot;;&quot;&quot;;COM.MICROSOFT.CONCAT(TEXT([.N$1]*100+101*([.$B30]-1); &quot;000&quot;);&quot;:&quot;;TEXT([.N30];&quot;0.000&quot;);&quot; &quot;))" office:value-type="string" office:string-value="959:0.504 " calcext:value-type="string">
            <text:p>959:0.504 </text:p>
          </table:table-cell>
          <table:table-cell table:style-name="ce26" table:formula="of:=IF([.O30]=&quot;&quot;;&quot;&quot;;COM.MICROSOFT.CONCAT(TEXT([.O$1]*100+101*([.$B30]-1); &quot;000&quot;);&quot;:&quot;;TEXT([.O30];&quot;0.000&quot;);&quot; &quot;))">
            <text:p/>
          </table:table-cell>
          <table:table-cell table:style-name="ce26" table:formula="of:=IF([.P30]=&quot;&quot;;&quot;&quot;;COM.MICROSOFT.CONCAT(TEXT([.P$1]*100+101*([.$B30]-1); &quot;000&quot;);&quot;:&quot;;TEXT([.P30];&quot;0.000&quot;);&quot; &quot;))" office:value-type="string" office:string-value="949:0.400 " calcext:value-type="string">
            <text:p>949:0.400 </text:p>
          </table:table-cell>
          <table:table-cell table:style-name="ce26" table:formula="of:=IF([.Q30]=&quot;&quot;;&quot;&quot;;COM.MICROSOFT.CONCAT(TEXT([.Q$1]*100+101*([.$B30]-1); &quot;000&quot;);&quot;:&quot;;TEXT([.Q30];&quot;0.000&quot;);&quot; &quot;))">
            <text:p/>
          </table:table-cell>
          <table:table-cell table:style-name="ce26" table:formula="of:=IF([.R30]=&quot;&quot;;&quot;&quot;;COM.MICROSOFT.CONCAT(TEXT([.R$1]*100+101*([.$B30]-1); &quot;000&quot;);&quot;:&quot;;TEXT([.R30];&quot;0.000&quot;);&quot; &quot;))" office:value-type="string" office:string-value="939:0.301 " calcext:value-type="string">
            <text:p>939:0.301 </text:p>
          </table:table-cell>
          <table:table-cell table:style-name="ce26" table:formula="of:=IF([.S30]=&quot;&quot;;&quot;&quot;;COM.MICROSOFT.CONCAT(TEXT([.S$1]*100+101*([.$B30]-1); &quot;000&quot;);&quot;:&quot;;TEXT([.S30];&quot;0.000&quot;);&quot; &quot;))">
            <text:p/>
          </table:table-cell>
          <table:table-cell table:style-name="ce26" table:formula="of:=IF([.T30]=&quot;&quot;;&quot;&quot;;COM.MICROSOFT.CONCAT(TEXT([.T$1]*100+101*([.$B30]-1); &quot;000&quot;);&quot;:&quot;;TEXT([.T30];&quot;0.000&quot;);&quot; &quot;))">
            <text:p/>
          </table:table-cell>
          <table:table-cell table:style-name="ce26" table:formula="of:=IF([.U30]=&quot;&quot;;&quot;&quot;;COM.MICROSOFT.CONCAT(TEXT([.U$1]*100+101*([.$B30]-1); &quot;000&quot;);&quot;:&quot;;TEXT([.U30];&quot;0.000&quot;);&quot; &quot;))">
            <text:p/>
          </table:table-cell>
          <table:table-cell table:style-name="ce26" table:formula="of:=IF([.V30]=&quot;&quot;;&quot;&quot;;COM.MICROSOFT.CONCAT(TEXT([.V$1]*100+101*([.$B30]-1); &quot;000&quot;);&quot;:&quot;;TEXT([.V30];&quot;0.000&quot;);&quot; &quot;))">
            <text:p/>
          </table:table-cell>
          <table:table-cell table:style-name="ce26" table:formula="of:=IF([.W30]=&quot;&quot;;&quot;&quot;;COM.MICROSOFT.CONCAT(TEXT([.W$1]*100+101*([.$B30]-1); &quot;000&quot;);&quot;:&quot;;TEXT([.W30];&quot;0.000&quot;);&quot; &quot;))">
            <text:p/>
          </table:table-cell>
          <table:table-cell table:style-name="ce26" table:formula="of:=IF([.X30]=&quot;&quot;;&quot;&quot;;COM.MICROSOFT.CONCAT(TEXT([.X$1]*100+101*([.$B30]-1); &quot;000&quot;);&quot;:&quot;;TEXT([.X30];&quot;0.000&quot;);&quot; &quot;))" office:value-type="string" office:string-value="909:0.200 " calcext:value-type="string">
            <text:p>909:0.200 </text:p>
          </table:table-cell>
          <table:table-cell table:style-name="ce28"/>
          <table:table-cell table:style-name="ce29" table:formula="of:=COM.MICROSOFT.CONCAT([.X61];[.W61];[.V61];[.U61];[.T61];[.S61];[.R61];[.Q61];[.P61];[.O61];[.N61];[.M61];[.L61];[.K61];[.J61];[.I61];[.H61];[.G61];[.F61];[.E61];[.D61];)" office:value-type="string" office:string-value="909:0.200 939:0.301 949:0.400 959:0.504 969:0.650 979:0.804 989:0.871 999:0.848 1004:1.095 1009:0.986 " calcext:value-type="string">
            <text:p>909:0.200 939:0.301 949:0.400 959:0.504 969:0.650 979:0.804 989:0.871 999:0.848 1004:1.095 1009:0.986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/>
          <table:table-cell table:style-name="ce13" office:value-type="string" calcext:value-type="string">
            <text:p>topspeed</text:p>
          </table:table-cell>
          <table:table-cell table:style-name="ce26" table:formula="of:=IF([.D31]=&quot;&quot;;&quot;&quot;;COM.MICROSOFT.CONCAT(TEXT([.D$1]*100+101*([.$B31]-1); &quot;000&quot;);&quot;:&quot;;TEXT([.D31];&quot;0.000&quot;);&quot; &quot;))" office:value-type="string" office:string-value="1009:0.880 " calcext:value-type="string">
            <text:p>1009:0.880 </text:p>
          </table:table-cell>
          <table:table-cell table:style-name="ce26" table:formula="of:=IF([.E31]=&quot;&quot;;&quot;&quot;;COM.MICROSOFT.CONCAT(TEXT([.E$1]*100+101*([.$B31]-1); &quot;000&quot;);&quot;:&quot;;TEXT([.E31];&quot;0.000&quot;);&quot; &quot;))">
            <text:p/>
          </table:table-cell>
          <table:table-cell table:style-name="ce26" table:formula="of:=IF([.F31]=&quot;&quot;;&quot;&quot;;COM.MICROSOFT.CONCAT(TEXT([.F$1]*100+101*([.$B31]-1); &quot;000&quot;);&quot;:&quot;;TEXT([.F31];&quot;0.000&quot;);&quot; &quot;))" office:value-type="string" office:string-value="999:0.951 " calcext:value-type="string">
            <text:p>999:0.951 </text:p>
          </table:table-cell>
          <table:table-cell table:style-name="ce26" table:formula="of:=IF([.G31]=&quot;&quot;;&quot;&quot;;COM.MICROSOFT.CONCAT(TEXT([.G$1]*100+101*([.$B31]-1); &quot;000&quot;);&quot;:&quot;;TEXT([.G31];&quot;0.000&quot;);&quot; &quot;))">
            <text:p/>
          </table:table-cell>
          <table:table-cell table:style-name="ce26" table:formula="of:=IF([.H31]=&quot;&quot;;&quot;&quot;;COM.MICROSOFT.CONCAT(TEXT([.H$1]*100+101*([.$B31]-1); &quot;000&quot;);&quot;:&quot;;TEXT([.H31];&quot;0.000&quot;);&quot; &quot;))" office:value-type="string" office:string-value="989:0.852 " calcext:value-type="string">
            <text:p>989:0.852 </text:p>
          </table:table-cell>
          <table:table-cell table:style-name="ce26" table:formula="of:=IF([.I31]=&quot;&quot;;&quot;&quot;;COM.MICROSOFT.CONCAT(TEXT([.I$1]*100+101*([.$B31]-1); &quot;000&quot;);&quot;:&quot;;TEXT([.I31];&quot;0.000&quot;);&quot; &quot;))">
            <text:p/>
          </table:table-cell>
          <table:table-cell table:style-name="ce26" table:formula="of:=IF([.J31]=&quot;&quot;;&quot;&quot;;COM.MICROSOFT.CONCAT(TEXT([.J$1]*100+101*([.$B31]-1); &quot;000&quot;);&quot;:&quot;;TEXT([.J31];&quot;0.000&quot;);&quot; &quot;))">
            <text:p/>
          </table:table-cell>
          <table:table-cell table:style-name="ce26" table:formula="of:=IF([.K31]=&quot;&quot;;&quot;&quot;;COM.MICROSOFT.CONCAT(TEXT([.K$1]*100+101*([.$B31]-1); &quot;000&quot;);&quot;:&quot;;TEXT([.K31];&quot;0.000&quot;);&quot; &quot;))">
            <text:p/>
          </table:table-cell>
          <table:table-cell table:style-name="ce26" table:formula="of:=IF([.L31]=&quot;&quot;;&quot;&quot;;COM.MICROSOFT.CONCAT(TEXT([.L$1]*100+101*([.$B31]-1); &quot;000&quot;);&quot;:&quot;;TEXT([.L31];&quot;0.000&quot;);&quot; &quot;))" office:value-type="string" office:string-value="969:0.704 " calcext:value-type="string">
            <text:p>969:0.704 </text:p>
          </table:table-cell>
          <table:table-cell table:style-name="ce26" table:formula="of:=IF([.M31]=&quot;&quot;;&quot;&quot;;COM.MICROSOFT.CONCAT(TEXT([.M$1]*100+101*([.$B31]-1); &quot;000&quot;);&quot;:&quot;;TEXT([.M31];&quot;0.000&quot;);&quot; &quot;))">
            <text:p/>
          </table:table-cell>
          <table:table-cell table:style-name="ce26" table:formula="of:=IF([.N31]=&quot;&quot;;&quot;&quot;;COM.MICROSOFT.CONCAT(TEXT([.N$1]*100+101*([.$B31]-1); &quot;000&quot;);&quot;:&quot;;TEXT([.N31];&quot;0.000&quot;);&quot; &quot;))" office:value-type="string" office:string-value="959:0.507 " calcext:value-type="string">
            <text:p>959:0.507 </text:p>
          </table:table-cell>
          <table:table-cell table:style-name="ce26" table:formula="of:=IF([.O31]=&quot;&quot;;&quot;&quot;;COM.MICROSOFT.CONCAT(TEXT([.O$1]*100+101*([.$B31]-1); &quot;000&quot;);&quot;:&quot;;TEXT([.O31];&quot;0.000&quot;);&quot; &quot;))">
            <text:p/>
          </table:table-cell>
          <table:table-cell table:style-name="ce26" table:formula="of:=IF([.P31]=&quot;&quot;;&quot;&quot;;COM.MICROSOFT.CONCAT(TEXT([.P$1]*100+101*([.$B31]-1); &quot;000&quot;);&quot;:&quot;;TEXT([.P31];&quot;0.000&quot;);&quot; &quot;))">
            <text:p/>
          </table:table-cell>
          <table:table-cell table:style-name="ce26" table:formula="of:=IF([.Q31]=&quot;&quot;;&quot;&quot;;COM.MICROSOFT.CONCAT(TEXT([.Q$1]*100+101*([.$B31]-1); &quot;000&quot;);&quot;:&quot;;TEXT([.Q31];&quot;0.000&quot;);&quot; &quot;))">
            <text:p/>
          </table:table-cell>
          <table:table-cell table:style-name="ce26" table:formula="of:=IF([.R31]=&quot;&quot;;&quot;&quot;;COM.MICROSOFT.CONCAT(TEXT([.R$1]*100+101*([.$B31]-1); &quot;000&quot;);&quot;:&quot;;TEXT([.R31];&quot;0.000&quot;);&quot; &quot;))">
            <text:p/>
          </table:table-cell>
          <table:table-cell table:style-name="ce26" table:formula="of:=IF([.S31]=&quot;&quot;;&quot;&quot;;COM.MICROSOFT.CONCAT(TEXT([.S$1]*100+101*([.$B31]-1); &quot;000&quot;);&quot;:&quot;;TEXT([.S31];&quot;0.000&quot;);&quot; &quot;))">
            <text:p/>
          </table:table-cell>
          <table:table-cell table:style-name="ce26" table:formula="of:=IF([.T31]=&quot;&quot;;&quot;&quot;;COM.MICROSOFT.CONCAT(TEXT([.T$1]*100+101*([.$B31]-1); &quot;000&quot;);&quot;:&quot;;TEXT([.T31];&quot;0.000&quot;);&quot; &quot;))">
            <text:p/>
          </table:table-cell>
          <table:table-cell table:style-name="ce26" table:formula="of:=IF([.U31]=&quot;&quot;;&quot;&quot;;COM.MICROSOFT.CONCAT(TEXT([.U$1]*100+101*([.$B31]-1); &quot;000&quot;);&quot;:&quot;;TEXT([.U31];&quot;0.000&quot;);&quot; &quot;))">
            <text:p/>
          </table:table-cell>
          <table:table-cell table:style-name="ce26" table:formula="of:=IF([.V31]=&quot;&quot;;&quot;&quot;;COM.MICROSOFT.CONCAT(TEXT([.V$1]*100+101*([.$B31]-1); &quot;000&quot;);&quot;:&quot;;TEXT([.V31];&quot;0.000&quot;);&quot; &quot;))">
            <text:p/>
          </table:table-cell>
          <table:table-cell table:style-name="ce26" table:formula="of:=IF([.W31]=&quot;&quot;;&quot;&quot;;COM.MICROSOFT.CONCAT(TEXT([.W$1]*100+101*([.$B31]-1); &quot;000&quot;);&quot;:&quot;;TEXT([.W31];&quot;0.000&quot;);&quot; &quot;))">
            <text:p/>
          </table:table-cell>
          <table:table-cell table:style-name="ce26" table:formula="of:=IF([.X31]=&quot;&quot;;&quot;&quot;;COM.MICROSOFT.CONCAT(TEXT([.X$1]*100+101*([.$B31]-1); &quot;000&quot;);&quot;:&quot;;TEXT([.X31];&quot;0.000&quot;);&quot; &quot;))" office:value-type="string" office:string-value="909:0.453 " calcext:value-type="string">
            <text:p>909:0.453 </text:p>
          </table:table-cell>
          <table:table-cell table:style-name="ce28"/>
          <table:table-cell table:style-name="ce29" table:formula="of:=COM.MICROSOFT.CONCAT([.X62];[.W62];[.V62];[.U62];[.T62];[.S62];[.R62];[.Q62];[.P62];[.O62];[.N62];[.M62];[.L62];[.K62];[.J62];[.I62];[.H62];[.G62];[.F62];[.E62];[.D62];)" office:value-type="string" office:string-value="909:0.453 959:0.507 969:0.704 989:0.852 999:0.951 1009:0.880 " calcext:value-type="string">
            <text:p>909:0.453 959:0.507 969:0.704 989:0.852 999:0.951 1009:0.88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Default"/>
          <table:table-cell table:number-columns-repeated="16383"/>
        </table:table-row>
        <table:table-row table:style-name="ro1">
          <table:table-cell table:number-columns-repeated="2"/>
          <table:table-cell table:style-name="ce13" office:value-type="string" calcext:value-type="string">
            <text:p>turning</text:p>
          </table:table-cell>
          <table:table-cell table:style-name="ce27" table:formula="of:=COM.MICROSOFT.CONCAT([.Z33];[.Z36];[.Z39];[.Z42];[.Z45];[.Z48];[.Z51];[.Z54];[.Z57];[.Z60];[.Z63])" office:value-type="string" office:string-value="000:0.300 030:0.350 040:0.673 050:0.773 060:1.370 070:1.334 085:1.041 090:1.032 095:1.308 100:1.547 101:0.300 131:0.350 141:0.631 151:0.731 161:1.244 171:1.228 186:1.012 191:1.019 196:1.258 201:1.463 202:0.300 232:0.350 242:0.575 252:0.675 262:1.075 272:1.088 287:0.973 292:1.003 297:1.190 302:1.350 303:0.300 333:0.350 343:0.500 353:0.600 363:0.850 373:0.900 388:0.920 393:0.980 398:1.100 403:1.200 404:0.300 434:0.350 444:0.400 454:0.500 464:0.550 474:0.650 489:0.850 494:0.950 499:0.980 504:1.000 505:0.300 535:0.350 545:0.400 555:0.450 565:0.500 575:0.600 590:0.780 595:0.830 600:0.930 605:0.850 606:0.300 636:0.350 646:0.400 656:0.413 666:0.462 676:0.563 691:0.728 696:0.740 701:0.893 706:0.737 707:0.300 737:0.350 747:0.424 757:0.419 767:0.568 777:0.663 792:0.933 797:0.878 802:0.970 807:1.294 808:0.300 838:0.350 848:0.432 858:0.480 868:0.804 878:0.791 893:0.923 898:0.949 903:1.017 908:1.264 909:0.300 939:0.350 949:0.419 959:0.497 969:0.713 979:0.781 994:0.907 999:0.950 1004:0.981 1009:1.200 " calcext:value-type="string">
            <text:p>000:0.300 030:0.350 040:0.673 050:0.773 060:1.370 070:1.334 085:1.041 090:1.032 095:1.308 100:1.547 101:0.300 131:0.350 141:0.631 151:0.731 161:1.244 171:1.228 186:1.012 191:1.019 196:1.258 201:1.463 202:0.300 232:0.350 242:0.575 252:0.675 262:1.075 272:1.088 287:0.973 292:1.003 297:1.190 302:1.350 303:0.300 333:0.350 343:0.500 353:0.600 363:0.850 373:0.900 388:0.920 393:0.980 398:1.100 403:1.200 404:0.300 434:0.350 444:0.400 454:0.500 464:0.550 474:0.650 489:0.850 494:0.950 499:0.980 504:1.000 505:0.300 535:0.350 545:0.400 555:0.450 565:0.500 575:0.600 590:0.780 595:0.830 600:0.930 605:0.850 606:0.300 636:0.350 646:0.400 656:0.413 666:0.462 676:0.563 691:0.728 696:0.740 701:0.893 706:0.737 707:0.300 737:0.350 747:0.424 757:0.419 767:0.568 777:0.663 792:0.933 797:0.878 802:0.970 807:1.294 808:0.300 838:0.350 848:0.432 858:0.480 868:0.804 878:0.791 893:0.923 898:0.949 903:1.017 908:1.264 909:0.300 939:0.350 949:0.419 959:0.497 969:0.713 979:0.781 994:0.907 999:0.950 1004:0.981 1009:1.200 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3" office:value-type="string" calcext:value-type="string">
            <text:p>traction</text:p>
          </table:table-cell>
          <table:table-cell table:style-name="ce27" table:formula="of:=COM.MICROSOFT.CONCAT([.Z34];[.Z37];[.Z40];[.Z43];[.Z46];[.Z49];[.Z52];[.Z55];[.Z58];[.Z61];[.Z64])" office:value-type="string" office:string-value="000:0.200 030:0.300 040:0.400 050:0.500 060:0.737 070:0.937 080:0.987 090:0.950 095:2.367 100:1.547 101:0.200 131:0.300 141:0.400 151:0.500 161:0.716 171:0.916 181:0.966 191:0.950 196:2.156 201:1.463 202:0.200 232:0.300 242:0.400 252:0.500 262:0.688 272:0.888 282:0.938 292:0.950 297:1.875 302:1.350 303:0.200 333:0.300 343:0.400 353:0.500 363:0.650 373:0.850 383:0.900 393:0.950 398:1.500 403:1.200 404:0.200 434:0.300 444:0.400 454:0.500 464:0.600 474:0.800 484:0.850 494:0.950 499:1.000 504:1.000 505:0.200 535:0.350 545:0.400 555:0.530 565:0.670 575:0.750 585:0.800 595:0.800 600:0.900 605:0.850 606:0.200 636:0.387 646:0.400 656:0.553 666:0.723 676:0.712 686:0.763 696:0.688 701:0.825 706:0.737 707:0.200 737:0.314 747:0.400 757:0.515 767:0.703 777:0.857 787:0.867 797:0.722 802:1.085 807:0.935 808:0.200 838:0.303 848:0.400 858:0.514 868:0.690 878:0.855 888:0.874 898:0.810 903:1.325 908:0.978 909:0.200 939:0.301 949:0.400 959:0.504 969:0.650 979:0.804 989:0.871 999:0.848 1004:1.095 1009:0.986 " calcext:value-type="string">
            <text:p>000:0.200 030:0.300 040:0.400 050:0.500 060:0.737 070:0.937 080:0.987 090:0.950 095:2.367 100:1.547 101:0.200 131:0.300 141:0.400 151:0.500 161:0.716 171:0.916 181:0.966 191:0.950 196:2.156 201:1.463 202:0.200 232:0.300 242:0.400 252:0.500 262:0.688 272:0.888 282:0.938 292:0.950 297:1.875 302:1.350 303:0.200 333:0.300 343:0.400 353:0.500 363:0.650 373:0.850 383:0.900 393:0.950 398:1.500 403:1.200 404:0.200 434:0.300 444:0.400 454:0.500 464:0.600 474:0.800 484:0.850 494:0.950 499:1.000 504:1.000 505:0.200 535:0.350 545:0.400 555:0.530 565:0.670 575:0.750 585:0.800 595:0.800 600:0.900 605:0.850 606:0.200 636:0.387 646:0.400 656:0.553 666:0.723 676:0.712 686:0.763 696:0.688 701:0.825 706:0.737 707:0.200 737:0.314 747:0.400 757:0.515 767:0.703 777:0.857 787:0.867 797:0.722 802:1.085 807:0.935 808:0.200 838:0.303 848:0.400 858:0.514 868:0.690 878:0.855 888:0.874 898:0.810 903:1.325 908:0.978 909:0.200 939:0.301 949:0.400 959:0.504 969:0.650 979:0.804 989:0.871 999:0.848 1004:1.095 1009:0.986 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3" office:value-type="string" calcext:value-type="string">
            <text:p>topspeed</text:p>
          </table:table-cell>
          <table:table-cell table:style-name="ce27" table:formula="of:=COM.MICROSOFT.CONCAT([.Z35];[.Z38];[.Z41];[.Z44];[.Z47];[.Z50];[.Z53];[.Z56];[.Z59];[.Z62];[.Z65])" office:value-type="string" office:string-value="000:0.227 050:0.363 060:0.837 080:0.905 090:1.310 100:1.547 101:0.269 151:0.384 161:0.816 181:0.896 191:1.247 201:1.463 202:0.325 252:0.413 262:0.788 282:0.885 292:1.163 302:1.350 303:0.400 353:0.450 363:0.750 383:0.870 393:1.050 403:1.200 404:0.500 454:0.500 464:0.700 484:0.850 494:0.900 504:1.000 505:0.400 555:0.600 565:0.650 585:0.750 595:0.800 605:0.800 606:0.325 656:0.675 666:0.613 686:0.675 696:0.725 706:0.650 707:0.325 757:0.534 767:0.721 787:0.849 797:1.092 807:0.705 808:0.386 858:0.525 868:0.726 888:0.853 898:1.073 908:0.800 909:0.453 959:0.507 969:0.704 989:0.852 999:0.951 1009:0.880 " calcext:value-type="string">
            <text:p>000:0.227 050:0.363 060:0.837 080:0.905 090:1.310 100:1.547 101:0.269 151:0.384 161:0.816 181:0.896 191:1.247 201:1.463 202:0.325 252:0.413 262:0.788 282:0.885 292:1.163 302:1.350 303:0.400 353:0.450 363:0.750 383:0.870 393:1.050 403:1.200 404:0.500 454:0.500 464:0.700 484:0.850 494:0.900 504:1.000 505:0.400 555:0.600 565:0.650 585:0.750 595:0.800 605:0.800 606:0.325 656:0.675 666:0.613 686:0.675 696:0.725 706:0.650 707:0.325 757:0.534 767:0.721 787:0.849 797:1.092 807:0.705 808:0.386 858:0.525 868:0.726 888:0.853 898:1.073 908:0.800 909:0.453 959:0.507 969:0.704 989:0.852 999:0.951 1009:0.880 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57" office:value-type="string" calcext:value-type="string" table:number-columns-spanned="9" table:number-rows-spanned="9">
            <text:p>The interpolation arrays in column D can be copy-pasted into the response curves of the kart_characteristics.xml file. However, <text:s/>keep in mind that there are more relevant per-compound values that don’t need to be automatically generated, like the degradation transfer, calculation modes. Make sure to check all are still reasonable after editing the response curves</text:p>
          </table:table-cell>
          <table:covered-table-cell table:number-columns-repeated="8"/>
          <table:table-cell table:number-columns-repeated="16372"/>
        </table:table-row>
        <table:table-row table:style-name="ro1">
          <table:table-cell table:number-columns-repeated="3"/>
          <table:covered-table-cell table:number-columns-repeated="9"/>
          <table:table-cell table:number-columns-repeated="16372"/>
        </table:table-row>
        <table:table-row table:style-name="ro1">
          <table:table-cell table:number-columns-repeated="3"/>
          <table:covered-table-cell table:number-columns-repeated="9"/>
          <table:table-cell table:number-columns-repeated="16372"/>
        </table:table-row>
        <table:table-row table:style-name="ro1">
          <table:table-cell table:number-columns-repeated="3"/>
          <table:covered-table-cell table:number-columns-repeated="9"/>
          <table:table-cell table:number-columns-repeated="16372"/>
        </table:table-row>
        <table:table-row table:style-name="ro1">
          <table:table-cell table:number-columns-repeated="3"/>
          <table:covered-table-cell table:number-columns-repeated="9"/>
          <table:table-cell table:number-columns-repeated="16372"/>
        </table:table-row>
        <table:table-row table:style-name="ro1">
          <table:table-cell table:number-columns-repeated="3"/>
          <table:covered-table-cell table:number-columns-repeated="9"/>
          <table:table-cell table:number-columns-repeated="16372"/>
        </table:table-row>
        <table:table-row table:style-name="ro1">
          <table:table-cell table:number-columns-repeated="3"/>
          <table:covered-table-cell table:number-columns-repeated="9"/>
          <table:table-cell table:number-columns-repeated="16372"/>
        </table:table-row>
        <table:table-row table:style-name="ro1">
          <table:table-cell table:number-columns-repeated="3"/>
          <table:covered-table-cell table:number-columns-repeated="9"/>
          <table:table-cell table:number-columns-repeated="16372"/>
        </table:table-row>
        <table:table-row table:style-name="ro1">
          <table:table-cell table:number-columns-repeated="3"/>
          <table:covered-table-cell table:number-columns-repeated="9"/>
          <table:table-cell table:number-columns-repeated="16372"/>
        </table:table-row>
        <table:table-row table:style-name="ro1" table:number-rows-repeated="104850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ackup" table:style-name="ta1">
        <office:forms form:automatic-focus="false" form:apply-design-mode="false"/>
        <table:table-column table:style-name="co1" table:default-cell-style-name="Default"/>
        <table:table-column table:style-name="co4" table:default-cell-style-name="ce5"/>
        <table:table-column table:style-name="co5" table:default-cell-style-name="ce5"/>
        <table:table-column table:style-name="co4" table:default-cell-style-name="ce5"/>
        <table:table-column table:style-name="co6" table:number-columns-repeated="5" table:default-cell-style-name="ce18"/>
        <table:table-column table:style-name="co1" table:default-cell-style-name="ce18"/>
        <table:table-column table:style-name="co6" table:default-cell-style-name="ce18"/>
        <table:table-column table:style-name="co1" table:default-cell-style-name="ce18"/>
        <table:table-column table:style-name="co6" table:default-cell-style-name="ce18"/>
        <table:table-column table:style-name="co1" table:default-cell-style-name="ce18"/>
        <table:table-column table:style-name="co6" table:default-cell-style-name="ce18"/>
        <table:table-column table:style-name="co1" table:default-cell-style-name="ce18"/>
        <table:table-column table:style-name="co6" table:default-cell-style-name="ce18"/>
        <table:table-column table:style-name="co1" table:default-cell-style-name="ce18"/>
        <table:table-column table:style-name="co6" table:default-cell-style-name="ce18"/>
        <table:table-column table:style-name="co1" table:number-columns-repeated="5" table:default-cell-style-name="ce18"/>
        <table:table-column table:style-name="co6" table:default-cell-style-name="ce18"/>
        <table:table-row table:style-name="ro1">
          <table:table-cell office:value-type="string" calcext:value-type="string">
            <text:p>Original compounds before the auto generation tool was created</text:p>
          </table:table-cell>
          <table:table-cell table:style-name="Default" table:number-columns-repeated="24"/>
        </table:table-row>
        <table:table-row table:style-name="ro1">
          <table:table-cell/>
          <table:table-cell office:value-type="string" calcext:value-type="string">
            <text:p>SO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rning</text:p>
          </table:table-cell>
          <table:table-cell office:value-type="float" office:value="1.2" calcext:value-type="float">
            <text:p>1.20</text:p>
          </table:table-cell>
          <table:table-cell office:value-type="float" office:value="1.1" calcext:value-type="float">
            <text:p>1.10</text:p>
          </table:table-cell>
          <table:table-cell office:value-type="float" office:value="0.98" calcext:value-type="float">
            <text:p>0.98</text:p>
          </table:table-cell>
          <table:table-cell office:value-type="float" office:value="0.92" calcext:value-type="float">
            <text:p>0.92</text:p>
          </table:table-cell>
          <table:table-cell table:number-columns-repeated="2"/>
          <table:table-cell office:value-type="float" office:value="0.9" calcext:value-type="float">
            <text:p>0.90</text:p>
          </table:table-cell>
          <table:table-cell/>
          <table:table-cell office:value-type="float" office:value="0.85" calcext:value-type="float">
            <text:p>0.85</text:p>
          </table:table-cell>
          <table:table-cell/>
          <table:table-cell office:value-type="float" office:value="0.6" calcext:value-type="float">
            <text:p>0.60</text:p>
          </table:table-cell>
          <table:table-cell/>
          <table:table-cell office:value-type="float" office:value="0.5" calcext:value-type="float">
            <text:p>0.50</text:p>
          </table:table-cell>
          <table:table-cell/>
          <table:table-cell office:value-type="float" office:value="0.35" calcext:value-type="float">
            <text:p>0.35</text:p>
          </table:table-cell>
          <table:table-cell table:number-columns-repeated="5"/>
          <table:table-cell office:value-type="float" office:value="0.3" calcext:value-type="float">
            <text:p>0.30</text:p>
          </table:table-cell>
        </table:table-row>
        <table:table-row table:style-name="ro1">
          <table:table-cell/>
          <table:table-cell office:value-type="string" calcext:value-type="string">
            <text:p>SO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ction</text:p>
          </table:table-cell>
          <table:table-cell office:value-type="float" office:value="1.2" calcext:value-type="float">
            <text:p>1.20</text:p>
          </table:table-cell>
          <table:table-cell office:value-type="float" office:value="1.5" calcext:value-type="float">
            <text:p>1.50</text:p>
          </table:table-cell>
          <table:table-cell office:value-type="float" office:value="0.95" calcext:value-type="float">
            <text:p>0.95</text:p>
          </table:table-cell>
          <table:table-cell/>
          <table:table-cell office:value-type="float" office:value="0.9" calcext:value-type="float">
            <text:p>0.90</text:p>
          </table:table-cell>
          <table:table-cell/>
          <table:table-cell office:value-type="float" office:value="0.85" calcext:value-type="float">
            <text:p>0.85</text:p>
          </table:table-cell>
          <table:table-cell/>
          <table:table-cell office:value-type="float" office:value="0.65" calcext:value-type="float">
            <text:p>0.65</text:p>
          </table:table-cell>
          <table:table-cell/>
          <table:table-cell office:value-type="float" office:value="0.5" calcext:value-type="float">
            <text:p>0.50</text:p>
          </table:table-cell>
          <table:table-cell/>
          <table:table-cell office:value-type="float" office:value="0.4" calcext:value-type="float">
            <text:p>0.40</text:p>
          </table:table-cell>
          <table:table-cell/>
          <table:table-cell office:value-type="float" office:value="0.3" calcext:value-type="float">
            <text:p>0.30</text:p>
          </table:table-cell>
          <table:table-cell table:number-columns-repeated="5"/>
          <table:table-cell office:value-type="float" office:value="0.2" calcext:value-type="float">
            <text:p>0.20</text:p>
          </table:table-cell>
        </table:table-row>
        <table:table-row table:style-name="ro1">
          <table:table-cell/>
          <table:table-cell office:value-type="string" calcext:value-type="string">
            <text:p>SO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pspeed</text:p>
          </table:table-cell>
          <table:table-cell office:value-type="float" office:value="1.2" calcext:value-type="float">
            <text:p>1.20</text:p>
          </table:table-cell>
          <table:table-cell/>
          <table:table-cell office:value-type="float" office:value="1.05" calcext:value-type="float">
            <text:p>1.05</text:p>
          </table:table-cell>
          <table:table-cell/>
          <table:table-cell office:value-type="float" office:value="0.87" calcext:value-type="float">
            <text:p>0.87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/>
          <table:table-cell office:value-type="float" office:value="0.45" calcext:value-type="float">
            <text:p>0.45</text:p>
          </table:table-cell>
          <table:table-cell table:number-columns-repeated="9"/>
          <table:table-cell office:value-type="float" office:value="0.4" calcext:value-type="float">
            <text:p>0.40</text:p>
          </table:table-cell>
        </table:table-row>
        <table:table-row table:style-name="ro1">
          <table:table-cell/>
          <table:table-cell table:style-name="ce6" office:value-type="string" calcext:value-type="string">
            <text:p>MEDIUM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turning</text:p>
          </table:table-cell>
          <table:table-cell table:style-name="ce19" office:value-type="float" office:value="1" calcext:value-type="float">
            <text:p>1.00</text:p>
          </table:table-cell>
          <table:table-cell table:style-name="ce19" office:value-type="float" office:value="0.98" calcext:value-type="float">
            <text:p>0.98</text:p>
          </table:table-cell>
          <table:table-cell table:style-name="ce19" office:value-type="float" office:value="0.95" calcext:value-type="float">
            <text:p>0.95</text:p>
          </table:table-cell>
          <table:table-cell table:style-name="ce19" office:value-type="float" office:value="0.85" calcext:value-type="float">
            <text:p>0.85</text:p>
          </table:table-cell>
          <table:table-cell table:style-name="ce19" table:number-columns-repeated="2"/>
          <table:table-cell table:style-name="ce19" office:value-type="float" office:value="0.65" calcext:value-type="float">
            <text:p>0.65</text:p>
          </table:table-cell>
          <table:table-cell table:style-name="ce19"/>
          <table:table-cell table:style-name="ce19" office:value-type="float" office:value="0.55" calcext:value-type="float">
            <text:p>0.55</text:p>
          </table:table-cell>
          <table:table-cell table:style-name="ce19"/>
          <table:table-cell table:style-name="ce19" office:value-type="float" office:value="0.5" calcext:value-type="float">
            <text:p>0.50</text:p>
          </table:table-cell>
          <table:table-cell table:style-name="ce19"/>
          <table:table-cell table:style-name="ce19" office:value-type="float" office:value="0.4" calcext:value-type="float">
            <text:p>0.40</text:p>
          </table:table-cell>
          <table:table-cell table:style-name="ce19"/>
          <table:table-cell table:style-name="ce19" office:value-type="float" office:value="0.35" calcext:value-type="float">
            <text:p>0.35</text:p>
          </table:table-cell>
          <table:table-cell table:style-name="ce19" table:number-columns-repeated="5"/>
          <table:table-cell table:style-name="ce19" office:value-type="float" office:value="0.3" calcext:value-type="float">
            <text:p>0.30</text:p>
          </table:table-cell>
        </table:table-row>
        <table:table-row table:style-name="ro1">
          <table:table-cell/>
          <table:table-cell table:style-name="ce6" office:value-type="string" calcext:value-type="string">
            <text:p>MEDIUM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traction</text:p>
          </table:table-cell>
          <table:table-cell table:number-columns-repeated="2" table:style-name="ce19" office:value-type="float" office:value="1" calcext:value-type="float">
            <text:p>1.00</text:p>
          </table:table-cell>
          <table:table-cell table:style-name="ce19" office:value-type="float" office:value="0.95" calcext:value-type="float">
            <text:p>0.95</text:p>
          </table:table-cell>
          <table:table-cell table:style-name="ce19"/>
          <table:table-cell table:style-name="ce19" office:value-type="float" office:value="0.85" calcext:value-type="float">
            <text:p>0.85</text:p>
          </table:table-cell>
          <table:table-cell table:style-name="ce19"/>
          <table:table-cell table:style-name="ce19" office:value-type="float" office:value="0.8" calcext:value-type="float">
            <text:p>0.80</text:p>
          </table:table-cell>
          <table:table-cell table:style-name="ce19"/>
          <table:table-cell table:style-name="ce19" office:value-type="float" office:value="0.6" calcext:value-type="float">
            <text:p>0.60</text:p>
          </table:table-cell>
          <table:table-cell table:style-name="ce19"/>
          <table:table-cell table:style-name="ce19" office:value-type="float" office:value="0.5" calcext:value-type="float">
            <text:p>0.50</text:p>
          </table:table-cell>
          <table:table-cell table:style-name="ce19"/>
          <table:table-cell table:style-name="ce19" office:value-type="float" office:value="0.4" calcext:value-type="float">
            <text:p>0.40</text:p>
          </table:table-cell>
          <table:table-cell table:style-name="ce19"/>
          <table:table-cell table:style-name="ce19" office:value-type="float" office:value="0.3" calcext:value-type="float">
            <text:p>0.30</text:p>
          </table:table-cell>
          <table:table-cell table:style-name="ce19" table:number-columns-repeated="5"/>
          <table:table-cell table:style-name="ce19" office:value-type="float" office:value="0.2" calcext:value-type="float">
            <text:p>0.20</text:p>
          </table:table-cell>
        </table:table-row>
        <table:table-row table:style-name="ro1">
          <table:table-cell/>
          <table:table-cell table:style-name="ce6" office:value-type="string" calcext:value-type="string">
            <text:p>MEDIUM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topspeed</text:p>
          </table:table-cell>
          <table:table-cell table:style-name="ce19" office:value-type="float" office:value="1" calcext:value-type="float">
            <text:p>1.00</text:p>
          </table:table-cell>
          <table:table-cell table:style-name="ce19"/>
          <table:table-cell table:style-name="ce19" office:value-type="float" office:value="0.9" calcext:value-type="float">
            <text:p>0.90</text:p>
          </table:table-cell>
          <table:table-cell table:style-name="ce19"/>
          <table:table-cell table:style-name="ce19" office:value-type="float" office:value="0.85" calcext:value-type="float">
            <text:p>0.85</text:p>
          </table:table-cell>
          <table:table-cell table:style-name="ce19" table:number-columns-repeated="3"/>
          <table:table-cell table:style-name="ce19" office:value-type="float" office:value="0.7" calcext:value-type="float">
            <text:p>0.70</text:p>
          </table:table-cell>
          <table:table-cell table:style-name="ce19"/>
          <table:table-cell table:style-name="ce19" office:value-type="float" office:value="0.5" calcext:value-type="float">
            <text:p>0.50</text:p>
          </table:table-cell>
          <table:table-cell table:style-name="ce19" table:number-columns-repeated="9"/>
          <table:table-cell table:style-name="ce19" office:value-type="float" office:value="0.5" calcext:value-type="float">
            <text:p>0.50</text:p>
          </table:table-cell>
        </table:table-row>
        <table:table-row table:style-name="ro1">
          <table:table-cell/>
          <table:table-cell table:style-name="ce7" office:value-type="string" calcext:value-type="string">
            <text:p>HARD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turning</text:p>
          </table:table-cell>
          <table:table-cell table:style-name="ce20" office:value-type="float" office:value="0.85" calcext:value-type="float">
            <text:p>0.85</text:p>
          </table:table-cell>
          <table:table-cell table:style-name="ce20" office:value-type="float" office:value="0.93" calcext:value-type="float">
            <text:p>0.93</text:p>
          </table:table-cell>
          <table:table-cell table:style-name="ce20" office:value-type="float" office:value="0.83" calcext:value-type="float">
            <text:p>0.83</text:p>
          </table:table-cell>
          <table:table-cell table:style-name="ce20" office:value-type="float" office:value="0.78" calcext:value-type="float">
            <text:p>0.78</text:p>
          </table:table-cell>
          <table:table-cell table:style-name="ce20" table:number-columns-repeated="2"/>
          <table:table-cell table:style-name="ce20" office:value-type="float" office:value="0.6" calcext:value-type="float">
            <text:p>0.60</text:p>
          </table:table-cell>
          <table:table-cell table:style-name="ce20"/>
          <table:table-cell table:style-name="ce20" office:value-type="float" office:value="0.5" calcext:value-type="float">
            <text:p>0.50</text:p>
          </table:table-cell>
          <table:table-cell table:style-name="ce20"/>
          <table:table-cell table:style-name="ce20" office:value-type="float" office:value="0.45" calcext:value-type="float">
            <text:p>0.45</text:p>
          </table:table-cell>
          <table:table-cell table:style-name="ce20"/>
          <table:table-cell table:style-name="ce20" office:value-type="float" office:value="0.4" calcext:value-type="float">
            <text:p>0.40</text:p>
          </table:table-cell>
          <table:table-cell table:style-name="ce20"/>
          <table:table-cell table:style-name="ce20" office:value-type="float" office:value="0.35" calcext:value-type="float">
            <text:p>0.35</text:p>
          </table:table-cell>
          <table:table-cell table:style-name="ce20" table:number-columns-repeated="5"/>
          <table:table-cell table:style-name="ce20" office:value-type="float" office:value="0.3" calcext:value-type="float">
            <text:p>0.30</text:p>
          </table:table-cell>
        </table:table-row>
        <table:table-row table:style-name="ro1">
          <table:table-cell/>
          <table:table-cell table:style-name="ce7" office:value-type="string" calcext:value-type="string">
            <text:p>HARD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traction</text:p>
          </table:table-cell>
          <table:table-cell table:style-name="ce20" office:value-type="float" office:value="0.85" calcext:value-type="float">
            <text:p>0.85</text:p>
          </table:table-cell>
          <table:table-cell table:style-name="ce20" office:value-type="float" office:value="0.9" calcext:value-type="float">
            <text:p>0.90</text:p>
          </table:table-cell>
          <table:table-cell table:style-name="ce20" office:value-type="float" office:value="0.8" calcext:value-type="float">
            <text:p>0.80</text:p>
          </table:table-cell>
          <table:table-cell table:style-name="ce20"/>
          <table:table-cell table:style-name="ce20" office:value-type="float" office:value="0.8" calcext:value-type="float">
            <text:p>0.80</text:p>
          </table:table-cell>
          <table:table-cell table:style-name="ce20"/>
          <table:table-cell table:style-name="ce20" office:value-type="float" office:value="0.75" calcext:value-type="float">
            <text:p>0.75</text:p>
          </table:table-cell>
          <table:table-cell table:style-name="ce20"/>
          <table:table-cell table:style-name="ce20" office:value-type="float" office:value="0.67" calcext:value-type="float">
            <text:p>0.67</text:p>
          </table:table-cell>
          <table:table-cell table:style-name="ce20"/>
          <table:table-cell table:style-name="ce20" office:value-type="float" office:value="0.53" calcext:value-type="float">
            <text:p>0.53</text:p>
          </table:table-cell>
          <table:table-cell table:style-name="ce20"/>
          <table:table-cell table:style-name="ce20" office:value-type="float" office:value="0.4" calcext:value-type="float">
            <text:p>0.40</text:p>
          </table:table-cell>
          <table:table-cell table:style-name="ce20"/>
          <table:table-cell table:style-name="ce20" office:value-type="float" office:value="0.35" calcext:value-type="float">
            <text:p>0.35</text:p>
          </table:table-cell>
          <table:table-cell table:style-name="ce20" table:number-columns-repeated="5"/>
          <table:table-cell table:style-name="ce20" office:value-type="float" office:value="0.2" calcext:value-type="float">
            <text:p>0.20</text:p>
          </table:table-cell>
        </table:table-row>
        <table:table-row table:style-name="ro1">
          <table:table-cell/>
          <table:table-cell table:style-name="ce7" office:value-type="string" calcext:value-type="string">
            <text:p>HARD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topspeed</text:p>
          </table:table-cell>
          <table:table-cell table:style-name="ce20" office:value-type="float" office:value="0.8" calcext:value-type="float">
            <text:p>0.80</text:p>
          </table:table-cell>
          <table:table-cell table:style-name="ce20"/>
          <table:table-cell table:style-name="ce20" office:value-type="float" office:value="0.8" calcext:value-type="float">
            <text:p>0.80</text:p>
          </table:table-cell>
          <table:table-cell table:style-name="ce20"/>
          <table:table-cell table:style-name="ce20" office:value-type="float" office:value="0.75" calcext:value-type="float">
            <text:p>0.75</text:p>
          </table:table-cell>
          <table:table-cell table:style-name="ce20" table:number-columns-repeated="3"/>
          <table:table-cell table:style-name="ce20" office:value-type="float" office:value="0.65" calcext:value-type="float">
            <text:p>0.65</text:p>
          </table:table-cell>
          <table:table-cell table:style-name="ce20"/>
          <table:table-cell table:style-name="ce20" office:value-type="float" office:value="0.6" calcext:value-type="float">
            <text:p>0.60</text:p>
          </table:table-cell>
          <table:table-cell table:style-name="ce20" table:number-columns-repeated="9"/>
          <table:table-cell table:style-name="ce20" office:value-type="float" office:value="0.4" calcext:value-type="float">
            <text:p>0.40</text:p>
          </table:table-cell>
        </table:table-row>
      </table:table>
      <table:named-expressions/>
      <table:database-ranges>
        <table:database-range table:name="__Anonymous_Sheet_DB__0" table:target-range-address="MAIN.A2:MAIN.X2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0T15:37:53.495832664</meta:creation-date>
    <dc:date>2024-09-20T15:55:34.112929374</dc:date>
    <meta:editing-duration>PT1H27M19S</meta:editing-duration>
    <meta:editing-cycles>15</meta:editing-cycles>
    <meta:generator>LibreOffice/7.4.7.2$Linux_X86_64 LibreOffice_project/40$Build-2</meta:generator>
    <meta:document-statistic meta:table-count="2" meta:cell-count="1503" meta:object-count="0"/>
  </office:meta>
</office:document-meta>
</file>